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TablePreview147.svm" manifest:media-type=""/>
  <manifest:file-entry manifest:full-path="Pictures/TablePreview146.svm" manifest:media-type=""/>
  <manifest:file-entry manifest:full-path="Pictures/TablePreview145.svm" manifest:media-type=""/>
  <manifest:file-entry manifest:full-path="Pictures/TablePreview144.svm" manifest:media-type=""/>
  <manifest:file-entry manifest:full-path="Pictures/TablePreview143.svm" manifest:media-type=""/>
  <manifest:file-entry manifest:full-path="Pictures/TablePreview142.svm" manifest:media-type=""/>
  <manifest:file-entry manifest:full-path="Pictures/TablePreview141.svm" manifest:media-type=""/>
  <manifest:file-entry manifest:full-path="Pictures/TablePreview140.svm" manifest:media-type=""/>
  <manifest:file-entry manifest:full-path="Pictures/TablePreview137.svm" manifest:media-type=""/>
  <manifest:file-entry manifest:full-path="Pictures/TablePreview136.svm" manifest:media-type=""/>
  <manifest:file-entry manifest:full-path="Pictures/TablePreview135.svm" manifest:media-type=""/>
  <manifest:file-entry manifest:full-path="Pictures/TablePreview134.svm" manifest:media-type=""/>
  <manifest:file-entry manifest:full-path="Pictures/TablePreview133.svm" manifest:media-type=""/>
  <manifest:file-entry manifest:full-path="Pictures/TablePreview132.svm" manifest:media-type=""/>
  <manifest:file-entry manifest:full-path="Pictures/TablePreview131.svm" manifest:media-type=""/>
  <manifest:file-entry manifest:full-path="Pictures/TablePreview130.svm" manifest:media-type=""/>
  <manifest:file-entry manifest:full-path="Pictures/TablePreview127.svm" manifest:media-type=""/>
  <manifest:file-entry manifest:full-path="Pictures/TablePreview126.svm" manifest:media-type=""/>
  <manifest:file-entry manifest:full-path="Pictures/TablePreview125.svm" manifest:media-type=""/>
  <manifest:file-entry manifest:full-path="Pictures/TablePreview124.svm" manifest:media-type=""/>
  <manifest:file-entry manifest:full-path="Pictures/TablePreview123.svm" manifest:media-type=""/>
  <manifest:file-entry manifest:full-path="Pictures/TablePreview122.svm" manifest:media-type=""/>
  <manifest:file-entry manifest:full-path="Pictures/TablePreview121.svm" manifest:media-type=""/>
  <manifest:file-entry manifest:full-path="Pictures/TablePreview120.svm" manifest:media-type=""/>
  <manifest:file-entry manifest:full-path="Pictures/TablePreview111.svm" manifest:media-type=""/>
  <manifest:file-entry manifest:full-path="Pictures/TablePreview110.svm" manifest:media-type=""/>
  <manifest:file-entry manifest:full-path="Pictures/TablePreview101.svm" manifest:media-type=""/>
  <manifest:file-entry manifest:full-path="Pictures/TablePreview100.svm" manifest:media-type=""/>
  <manifest:file-entry manifest:full-path="Pictures/TablePreview97.svm" manifest:media-type=""/>
  <manifest:file-entry manifest:full-path="Pictures/TablePreview96.svm" manifest:media-type=""/>
  <manifest:file-entry manifest:full-path="Pictures/TablePreview45.svm" manifest:media-type=""/>
  <manifest:file-entry manifest:full-path="Pictures/TablePreview139.svm" manifest:media-type=""/>
  <manifest:file-entry manifest:full-path="Pictures/TablePreview81.svm" manifest:media-type=""/>
  <manifest:file-entry manifest:full-path="Pictures/TablePreview44.svm" manifest:media-type=""/>
  <manifest:file-entry manifest:full-path="Pictures/TablePreview138.svm" manifest:media-type=""/>
  <manifest:file-entry manifest:full-path="Pictures/TablePreview80.svm" manifest:media-type=""/>
  <manifest:file-entry manifest:full-path="Pictures/TablePreview43.svm" manifest:media-type=""/>
  <manifest:file-entry manifest:full-path="Pictures/TablePreview42.svm" manifest:media-type=""/>
  <manifest:file-entry manifest:full-path="Pictures/TablePreview99.svm" manifest:media-type=""/>
  <manifest:file-entry manifest:full-path="Pictures/TablePreview41.svm" manifest:media-type=""/>
  <manifest:file-entry manifest:full-path="Pictures/TablePreview98.svm" manifest:media-type=""/>
  <manifest:file-entry manifest:full-path="Pictures/TablePreview40.svm" manifest:media-type=""/>
  <manifest:file-entry manifest:full-path="Pictures/TablePreview32.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75.svm" manifest:media-type=""/>
  <manifest:file-entry manifest:full-path="Pictures/TablePreview7.svm" manifest:media-type=""/>
  <manifest:file-entry manifest:full-path="Pictures/TablePreview10.svm" manifest:media-type=""/>
  <manifest:file-entry manifest:full-path="Pictures/TablePreview69.svm" manifest:media-type=""/>
  <manifest:file-entry manifest:full-path="Pictures/TablePreview19.svm" manifest:media-type=""/>
  <manifest:file-entry manifest:full-path="Pictures/TablePreview74.svm" manifest:media-type=""/>
  <manifest:file-entry manifest:full-path="Pictures/TablePreview6.svm" manifest:media-type=""/>
  <manifest:file-entry manifest:full-path="Pictures/TablePreview68.svm" manifest:media-type=""/>
  <manifest:file-entry manifest:full-path="Pictures/TablePreview18.svm" manifest:media-type=""/>
  <manifest:file-entry manifest:full-path="Pictures/TablePreview73.svm" manifest:media-type=""/>
  <manifest:file-entry manifest:full-path="Pictures/TablePreview5.svm" manifest:media-type=""/>
  <manifest:file-entry manifest:full-path="Pictures/TablePreview119.svm" manifest:media-type=""/>
  <manifest:file-entry manifest:full-path="Pictures/TablePreview67.svm" manifest:media-type=""/>
  <manifest:file-entry manifest:full-path="Pictures/TablePreview17.svm" manifest:media-type=""/>
  <manifest:file-entry manifest:full-path="Pictures/TablePreview36.svm" manifest:media-type=""/>
  <manifest:file-entry manifest:full-path="Pictures/TablePreview72.svm" manifest:media-type=""/>
  <manifest:file-entry manifest:full-path="Pictures/TablePreview4.svm" manifest:media-type=""/>
  <manifest:file-entry manifest:full-path="Pictures/TablePreview118.svm" manifest:media-type=""/>
  <manifest:file-entry manifest:full-path="Pictures/TablePreview66.svm" manifest:media-type=""/>
  <manifest:file-entry manifest:full-path="Pictures/TablePreview16.svm" manifest:media-type=""/>
  <manifest:file-entry manifest:full-path="Pictures/TablePreview76.svm" manifest:media-type=""/>
  <manifest:file-entry manifest:full-path="Pictures/TablePreview33.svm" manifest:media-type=""/>
  <manifest:file-entry manifest:full-path="Pictures/TablePreview37.svm" manifest:media-type=""/>
  <manifest:file-entry manifest:full-path="Pictures/TablePreview1.svm" manifest:media-type=""/>
  <manifest:file-entry manifest:full-path="Pictures/TablePreview115.svm" manifest:media-type=""/>
  <manifest:file-entry manifest:full-path="Pictures/TablePreview63.svm" manifest:media-type=""/>
  <manifest:file-entry manifest:full-path="Pictures/TablePreview13.svm" manifest:media-type=""/>
  <manifest:file-entry manifest:full-path="Pictures/TablePreview34.svm" manifest:media-type=""/>
  <manifest:file-entry manifest:full-path="Pictures/TablePreview128.svm" manifest:media-type=""/>
  <manifest:file-entry manifest:full-path="Pictures/TablePreview70.svm" manifest:media-type=""/>
  <manifest:file-entry manifest:full-path="Pictures/TablePreview38.svm" manifest:media-type=""/>
  <manifest:file-entry manifest:full-path="Pictures/TablePreview2.svm" manifest:media-type=""/>
  <manifest:file-entry manifest:full-path="Pictures/TablePreview116.svm" manifest:media-type=""/>
  <manifest:file-entry manifest:full-path="Pictures/TablePreview64.svm" manifest:media-type=""/>
  <manifest:file-entry manifest:full-path="Pictures/TablePreview14.svm" manifest:media-type=""/>
  <manifest:file-entry manifest:full-path="Pictures/TablePreview35.svm" manifest:media-type=""/>
  <manifest:file-entry manifest:full-path="Pictures/TablePreview129.svm" manifest:media-type=""/>
  <manifest:file-entry manifest:full-path="Pictures/TablePreview71.svm" manifest:media-type=""/>
  <manifest:file-entry manifest:full-path="Pictures/TablePreview39.svm" manifest:media-type=""/>
  <manifest:file-entry manifest:full-path="Pictures/TablePreview3.svm" manifest:media-type=""/>
  <manifest:file-entry manifest:full-path="Pictures/TablePreview117.svm" manifest:media-type=""/>
  <manifest:file-entry manifest:full-path="Pictures/TablePreview65.svm" manifest:media-type=""/>
  <manifest:file-entry manifest:full-path="Pictures/TablePreview15.svm" manifest:media-type=""/>
  <manifest:file-entry manifest:full-path="Pictures/TablePreview11.svm" manifest:media-type=""/>
  <manifest:file-entry manifest:full-path="Pictures/1000000000000CEC000009B16D3849F3A43CBBBC.png" manifest:media-type="image/png"/>
  <manifest:file-entry manifest:full-path="Pictures/TablePreview8.svm" manifest:media-type=""/>
  <manifest:file-entry manifest:full-path="Pictures/TablePreview12.svm" manifest:media-type=""/>
  <manifest:file-entry manifest:full-path="Pictures/TablePreview9.svm" manifest:media-type=""/>
  <manifest:file-entry manifest:full-path="Pictures/TablePreview46.svm" manifest:media-type=""/>
  <manifest:file-entry manifest:full-path="Pictures/TablePreview82.svm" manifest:media-type=""/>
  <manifest:file-entry manifest:full-path="Pictures/TablePreview47.svm" manifest:media-type=""/>
  <manifest:file-entry manifest:full-path="Pictures/TablePreview83.svm" manifest:media-type=""/>
  <manifest:file-entry manifest:full-path="Pictures/TablePreview48.svm" manifest:media-type=""/>
  <manifest:file-entry manifest:full-path="Pictures/TablePreview84.svm" manifest:media-type=""/>
  <manifest:file-entry manifest:full-path="Pictures/TablePreview49.svm" manifest:media-type=""/>
  <manifest:file-entry manifest:full-path="Pictures/TablePreview85.svm" manifest:media-type=""/>
  <manifest:file-entry manifest:full-path="Pictures/TablePreview102.svm" manifest:media-type=""/>
  <manifest:file-entry manifest:full-path="Pictures/TablePreview50.svm" manifest:media-type=""/>
  <manifest:file-entry manifest:full-path="Pictures/TablePreview103.svm" manifest:media-type=""/>
  <manifest:file-entry manifest:full-path="Pictures/TablePreview51.svm" manifest:media-type=""/>
  <manifest:file-entry manifest:full-path="Pictures/TablePreview104.svm" manifest:media-type=""/>
  <manifest:file-entry manifest:full-path="Pictures/TablePreview52.svm" manifest:media-type=""/>
  <manifest:file-entry manifest:full-path="Pictures/TablePreview105.svm" manifest:media-type=""/>
  <manifest:file-entry manifest:full-path="Pictures/TablePreview53.svm" manifest:media-type=""/>
  <manifest:file-entry manifest:full-path="Pictures/TablePreview106.svm" manifest:media-type=""/>
  <manifest:file-entry manifest:full-path="Pictures/TablePreview54.svm" manifest:media-type=""/>
  <manifest:file-entry manifest:full-path="Pictures/TablePreview148.svm" manifest:media-type=""/>
  <manifest:file-entry manifest:full-path="Pictures/TablePreview90.svm" manifest:media-type=""/>
  <manifest:file-entry manifest:full-path="Pictures/TablePreview107.svm" manifest:media-type=""/>
  <manifest:file-entry manifest:full-path="Pictures/TablePreview55.svm" manifest:media-type=""/>
  <manifest:file-entry manifest:full-path="Pictures/TablePreview149.svm" manifest:media-type=""/>
  <manifest:file-entry manifest:full-path="Pictures/TablePreview91.svm" manifest:media-type=""/>
  <manifest:file-entry manifest:full-path="Pictures/TablePreview108.svm" manifest:media-type=""/>
  <manifest:file-entry manifest:full-path="Pictures/TablePreview56.svm" manifest:media-type=""/>
  <manifest:file-entry manifest:full-path="Pictures/TablePreview92.svm" manifest:media-type=""/>
  <manifest:file-entry manifest:full-path="Pictures/TablePreview109.svm" manifest:media-type=""/>
  <manifest:file-entry manifest:full-path="Pictures/TablePreview57.svm" manifest:media-type=""/>
  <manifest:file-entry manifest:full-path="Pictures/TablePreview93.svm" manifest:media-type=""/>
  <manifest:file-entry manifest:full-path="Pictures/TablePreview58.svm" manifest:media-type=""/>
  <manifest:file-entry manifest:full-path="Pictures/TablePreview94.svm" manifest:media-type=""/>
  <manifest:file-entry manifest:full-path="Pictures/TablePreview59.svm" manifest:media-type=""/>
  <manifest:file-entry manifest:full-path="Pictures/TablePreview95.svm" manifest:media-type=""/>
  <manifest:file-entry manifest:full-path="Pictures/TablePreview112.svm" manifest:media-type=""/>
  <manifest:file-entry manifest:full-path="Pictures/TablePreview60.svm" manifest:media-type=""/>
  <manifest:file-entry manifest:full-path="Pictures/TablePreview113.svm" manifest:media-type=""/>
  <manifest:file-entry manifest:full-path="Pictures/TablePreview61.svm" manifest:media-type=""/>
  <manifest:file-entry manifest:full-path="Pictures/TablePreview114.svm" manifest:media-type=""/>
  <manifest:file-entry manifest:full-path="Pictures/TablePreview62.svm" manifest:media-type=""/>
  <manifest:file-entry manifest:full-path="Pictures/TablePreview77.svm" manifest:media-type=""/>
  <manifest:file-entry manifest:full-path="Pictures/TablePreview20.svm" manifest:media-type=""/>
  <manifest:file-entry manifest:full-path="Pictures/TablePreview78.svm" manifest:media-type=""/>
  <manifest:file-entry manifest:full-path="Pictures/TablePreview21.svm" manifest:media-type=""/>
  <manifest:file-entry manifest:full-path="Pictures/TablePreview79.svm" manifest:media-type=""/>
  <manifest:file-entry manifest:full-path="Pictures/TablePreview86.svm" manifest:media-type=""/>
  <manifest:file-entry manifest:full-path="Pictures/TablePreview87.svm" manifest:media-type=""/>
  <manifest:file-entry manifest:full-path="Pictures/TablePreview30.svm" manifest:media-type=""/>
  <manifest:file-entry manifest:full-path="Pictures/TablePreview88.svm" manifest:media-type=""/>
  <manifest:file-entry manifest:full-path="Pictures/TablePreview31.svm" manifest:media-type=""/>
  <manifest:file-entry manifest:full-path="Pictures/TablePreview89.svm" manifest:media-type=""/>
  <manifest:file-entry manifest:full-path="settings.xml" manifest:media-type="text/xml"/>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5" svg:font-family="'Liberation Mono', 'Courier New', 'Nimbus Mono L', 'DejaVu Sans Mono', Courier" style:font-pitch="fixed"/>
    <style:font-face style:name="Liberation Mono3" svg:font-family="'Liberation Mono'" style:font-family-generic="modern" style:font-pitch="fixed"/>
    <style:font-face style:name="Liberation Mono1" svg:font-family="'Liberation Mono', 'Courier New', 'Nimbus Mono L', 'DejaVu Sans Mono', Courier" style:font-family-generic="modern" style:font-pitch="fixed"/>
    <style:font-face style:name="Arial2" svg:font-family="Arial" style:font-pitch="variable"/>
    <style:font-face style:name="Liberation Mono4" svg:font-family="'Liberation Mono', 'Courier New', 'Nimbus Mono L', 'DejaVu Sans Mono', Courier" style:font-pitch="variable"/>
    <style:font-face style:name="Arial1" svg:font-family="Arial" style:font-family-generic="modern" style:font-pitch="variable"/>
    <style:font-face style:name="Liberation Mono2" svg:font-family="'Liberation Mono'"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4c4c4c" draw:fill-image-width="0cm" draw:fill-image-height="0cm"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0.488cm"/>
    </style:style>
    <style:style style:name="gr3" style:family="graphic" style:parent-style-name="standard">
      <style:graphic-properties svg:stroke-color="#000000" draw:fill-color="#ffff99" draw:textarea-horizontal-align="justify" draw:textarea-vertical-align="middle" draw:auto-grow-height="false" fo:min-height="1.835cm" fo:min-width="8.177cm" fo:wrap-option="no-wrap"/>
    </style:style>
    <style:style style:name="gr4" style:family="graphic" style:parent-style-name="standard">
      <style:graphic-properties svg:stroke-color="#000000" draw:fill-color="#ffff99" draw:textarea-horizontal-align="justify" draw:textarea-vertical-align="middle" draw:auto-grow-height="false" fo:min-height="2.116cm" fo:min-width="8.177cm" fo:wrap-option="no-wrap"/>
    </style:style>
    <style:style style:name="gr5" style:family="graphic" style:parent-style-name="Object_20_with_20_no_20_fill_20_and_20_no_20_line">
      <style:graphic-properties draw:textarea-vertical-align="middle" draw:ole-draw-aspect="1" style:protect="size"/>
    </style:style>
    <style:style style:name="gr6" style:family="graphic" style:parent-style-name="standard">
      <style:graphic-properties svg:stroke-color="#000000" draw:fill-color="#ffff99" draw:textarea-horizontal-align="justify" draw:textarea-vertical-align="middle" draw:auto-grow-height="false" fo:min-height="1.835cm" fo:min-width="8.398cm" fo:wrap-option="no-wrap"/>
    </style:style>
    <style:style style:name="gr7" style:family="graphic" style:parent-style-name="Default_5f_13">
      <style:graphic-properties draw:stroke="none" draw:fill="none" fo:min-height="10.488cm"/>
    </style:style>
    <style:style style:name="gr8" style:family="graphic" style:parent-style-name="Default_5f_13">
      <style:graphic-properties svg:stroke-color="#000000" draw:fill="solid" draw:fill-color="#ffffcc" draw:textarea-horizontal-align="justify" draw:textarea-vertical-align="top" draw:auto-grow-height="false" fo:min-height="8.151cm" fo:min-width="7.43cm"/>
    </style:style>
    <style:style style:name="gr9" style:family="graphic" style:parent-style-name="standard">
      <style:graphic-properties draw:fill="solid" draw:fill-color="#23ff23" draw:textarea-horizontal-align="justify" draw:textarea-vertical-align="middle" draw:auto-grow-height="false" fo:min-height="0.152cm" fo:min-width="1.288cm"/>
    </style:style>
    <style:style style:name="gr10" style:family="graphic" style:parent-style-name="objectwithoutfill">
      <style:graphic-properties svg:stroke-width="0.152cm" svg:stroke-color="#00ff00" draw:marker-start-width="0.427cm" draw:marker-end-width="0.427cm" draw:fill="none" draw:fill-color="#ccffff" draw:textarea-vertical-align="middle" fo:padding-top="0.2cm" fo:padding-bottom="0.2cm" fo:padding-left="0.325cm" fo:padding-right="0.325cm"/>
    </style:style>
    <style:style style:name="gr11" style:family="graphic" style:parent-style-name="standard">
      <style:graphic-properties draw:textarea-horizontal-align="justify" draw:textarea-vertical-align="middle" draw:auto-grow-height="false" fo:min-height="0.522cm" fo:min-width="0.093cm"/>
    </style:style>
    <style:style style:name="gr12" style:family="graphic" style:parent-style-name="standard">
      <style:graphic-properties svg:stroke-color="#000000" draw:fill-color="#ff6600" draw:textarea-horizontal-align="justify" draw:textarea-vertical-align="middle" draw:auto-grow-height="false" fo:min-height="0.522cm" fo:min-width="0.093cm"/>
    </style:style>
    <style:style style:name="gr13" style:family="graphic" style:parent-style-name="standard">
      <style:graphic-properties draw:stroke="none" svg:stroke-width="0.1cm" svg:stroke-color="#000000" draw:fill="none" draw:fill-color="#ffffff" draw:auto-grow-height="true" draw:auto-grow-width="false" fo:max-height="0cm" fo:min-height="0.556cm" fo:padding-top="0.175cm" fo:padding-bottom="0.175cm" fo:padding-left="0.3cm" fo:padding-right="0.3cm"/>
    </style:style>
    <style:style style:name="gr14" style:family="graphic" style:parent-style-name="Default_5f_12">
      <style:graphic-properties draw:fill="solid" draw:fill-color="#23ff23" draw:textarea-horizontal-align="justify" draw:textarea-vertical-align="middle" draw:auto-grow-height="false" fo:min-height="0.152cm" fo:min-width="1.288cm"/>
    </style:style>
    <style:style style:name="gr15" style:family="graphic" style:parent-style-name="Default_5f_13">
      <style:graphic-properties svg:stroke-color="#000000" draw:fill="solid" draw:fill-color="#ffffcc" draw:textarea-horizontal-align="justify" draw:textarea-vertical-align="top" draw:auto-grow-height="false" fo:min-height="9.177cm" fo:min-width="7.43cm"/>
    </style:style>
    <style:style style:name="gr16" style:family="graphic" style:parent-style-name="standard">
      <style:graphic-properties svg:stroke-width="0.1cm" svg:stroke-color="#ff3333" draw:fill="none" draw:textarea-horizontal-align="justify" draw:textarea-vertical-align="middle" draw:auto-grow-height="false" fo:min-height="0.528cm" fo:min-width="1.759cm" fo:padding-top="0.175cm" fo:padding-bottom="0.175cm" fo:padding-left="0.3cm" fo:padding-right="0.3cm"/>
    </style:style>
    <style:style style:name="gr17" style:family="graphic" style:parent-style-name="standard">
      <style:graphic-properties draw:stroke="none" svg:stroke-width="0.1cm" svg:stroke-color="#000000" draw:fill="none" draw:fill-color="#ffffff" draw:auto-grow-height="true" draw:auto-grow-width="false" fo:max-height="0cm" fo:min-height="1.423cm" fo:padding-top="0.175cm" fo:padding-bottom="0.175cm" fo:padding-left="0.3cm" fo:padding-right="0.3cm"/>
    </style:style>
    <style:style style:name="gr18" style:family="graphic" style:parent-style-name="standard">
      <style:graphic-properties draw:fill-color="#ffff99" draw:textarea-horizontal-align="justify" draw:textarea-vertical-align="middle" draw:auto-grow-height="false" fo:min-height="2.154cm" fo:min-width="5.836cm" fo:wrap-option="no-wrap"/>
    </style:style>
    <style:style style:name="gr19" style:family="graphic" style:parent-style-name="standard">
      <style:graphic-properties svg:stroke-color="#000000" draw:fill-color="#ffff99" draw:textarea-horizontal-align="justify" draw:textarea-vertical-align="middle" draw:auto-grow-height="false" fo:min-height="2.366cm" fo:min-width="9.081cm" fo:wrap-option="no-wrap"/>
    </style:style>
    <style:style style:name="gr20" style:family="graphic" style:parent-style-name="standard">
      <style:graphic-properties svg:stroke-color="#000000" draw:fill-color="#ffff99" draw:textarea-horizontal-align="justify" draw:textarea-vertical-align="middle" draw:auto-grow-height="false" fo:min-height="1.28cm" fo:min-width="6.989cm" fo:wrap-option="no-wrap"/>
    </style:style>
    <style:style style:name="gr21" style:family="graphic" style:parent-style-name="standard">
      <style:graphic-properties draw:stroke="none" draw:fill="none" fo:min-height="10.319cm"/>
    </style:style>
    <style:style style:name="gr22" style:family="graphic" style:parent-style-name="standard">
      <style:graphic-properties svg:stroke-color="#000000" draw:fill-color="#4c4c4c" draw:textarea-horizontal-align="justify" draw:textarea-vertical-align="middle" draw:auto-grow-height="false" fo:min-height="4.538cm" fo:min-width="6.643cm"/>
    </style:style>
    <style:style style:name="gr23"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color="#000000" draw:fill-color="#4c4c4c" draw:textarea-horizontal-align="justify" draw:textarea-vertical-align="middle" draw:auto-grow-height="false" fo:min-height="4.538cm" fo:min-width="6.643cm"/>
    </style:style>
    <style:style style:name="gr25" style:family="graphic" style:parent-style-name="standard">
      <style:graphic-properties svg:stroke-color="#000000" draw:fill-color="#ffffcc" draw:textarea-horizontal-align="justify" draw:textarea-vertical-align="middle" draw:auto-grow-height="false" fo:min-height="1.443cm" fo:min-width="1.352cm"/>
    </style:style>
    <style:style style:name="gr26" style:family="graphic" style:parent-style-name="standard">
      <style:graphic-properties draw:stroke="none" svg:stroke-color="#000000" draw:fill="none" draw:fill-color="#ffffff" draw:auto-grow-height="true" draw:auto-grow-width="false" fo:max-height="0cm" fo:min-height="0.712cm"/>
    </style:style>
    <style:style style:name="gr27" style:family="graphic" style:parent-style-name="standard">
      <style:graphic-properties svg:stroke-color="#000000" draw:fill-color="#ffff99" draw:textarea-horizontal-align="justify" draw:textarea-vertical-align="middle" draw:auto-grow-height="false" fo:min-height="1.435cm" fo:min-width="5.748cm" fo:wrap-option="no-wrap"/>
    </style:style>
    <style:style style:name="gr28" style:family="graphic" style:parent-style-name="standard">
      <style:graphic-properties draw:stroke="none" draw:fill="none" fo:min-height="14.059cm"/>
    </style:style>
    <style:style style:name="gr29" style:family="graphic" style:parent-style-name="standard">
      <style:graphic-properties svg:stroke-color="#000000" draw:fill-color="#ffff99" draw:textarea-horizontal-align="justify" draw:textarea-vertical-align="middle" draw:auto-grow-height="false" fo:min-height="1.511cm" fo:min-width="7.58cm" fo:wrap-option="no-wrap"/>
    </style:style>
    <style:style style:name="gr30" style:family="graphic" style:parent-style-name="standard">
      <style:graphic-properties svg:stroke-color="#000000" draw:fill-color="#ffff99" draw:textarea-horizontal-align="justify" draw:textarea-vertical-align="middle" draw:auto-grow-height="false" fo:min-height="1.169cm" fo:min-width="5.069cm" fo:wrap-option="no-wrap"/>
    </style:style>
    <style:style style:name="gr31" style:family="graphic" style:parent-style-name="standard">
      <style:graphic-properties svg:stroke-color="#000000" draw:fill-color="#ffff99" draw:textarea-horizontal-align="justify" draw:textarea-vertical-align="middle" draw:auto-grow-height="false" fo:min-height="1.169cm" fo:min-width="4.274cm" fo:wrap-option="no-wrap"/>
    </style:style>
    <style:style style:name="gr32" style:family="graphic" style:parent-style-name="standard">
      <style:graphic-properties svg:stroke-color="#000000" draw:fill-color="#ffff99" draw:textarea-horizontal-align="justify" draw:textarea-vertical-align="middle" draw:auto-grow-height="false" fo:min-height="1.282cm" fo:min-width="6.097cm" fo:wrap-option="no-wrap"/>
    </style:style>
    <style:style style:name="gr33" style:family="graphic" style:parent-style-name="standard">
      <style:graphic-properties svg:stroke-color="#000000" draw:fill-color="#ffff99" draw:textarea-horizontal-align="justify" draw:textarea-vertical-align="middle" draw:auto-grow-height="false" fo:min-height="1.169cm" fo:min-width="6.939cm" fo:wrap-option="no-wrap"/>
    </style:style>
    <style:style style:name="gr34" style:family="graphic" style:parent-style-name="standard">
      <style:graphic-properties draw:stroke="none" draw:fill="none" fo:min-height="13.42cm"/>
    </style:style>
    <style:style style:name="gr35" style:family="graphic" style:parent-style-name="objectwithoutfill">
      <style:graphic-properties svg:stroke-width="0.2cm" svg:stroke-color="#ff3333" draw:marker-start-width="0.5cm" draw:marker-end-width="0.5cm" draw:fill="none" draw:textarea-vertical-align="middle" fo:padding-top="0.225cm" fo:padding-bottom="0.225cm" fo:padding-left="0.35cm" fo:padding-right="0.35cm"/>
    </style:style>
    <style:style style:name="gr36" style:family="graphic" style:parent-style-name="standard">
      <style:graphic-properties svg:stroke-color="#000000" draw:fill-color="#ffff99" draw:textarea-horizontal-align="justify" draw:textarea-vertical-align="middle" draw:auto-grow-height="false" fo:min-height="1.518cm" fo:min-width="7.58cm" fo:wrap-option="no-wrap"/>
    </style:style>
    <style:style style:name="gr37" style:family="graphic" style:parent-style-name="standard">
      <style:graphic-properties svg:stroke-color="#000000" draw:fill-color="#ffff99" draw:textarea-horizontal-align="justify" draw:textarea-vertical-align="middle" draw:auto-grow-height="false" fo:min-height="1.745cm" fo:min-width="7.58cm" fo:wrap-option="no-wrap"/>
    </style:style>
    <style:style style:name="gr38" style:family="graphic" style:parent-style-name="Default_5f_13_5f_1">
      <style:graphic-properties draw:stroke="none" draw:fill="none" fo:min-height="10.488cm"/>
    </style:style>
    <style:style style:name="gr39" style:family="graphic" style:parent-style-name="standard">
      <style:graphic-properties draw:fill-color="#ffff99" draw:textarea-horizontal-align="justify" draw:textarea-vertical-align="middle" draw:auto-grow-height="false" fo:min-height="1.02cm" fo:min-width="1.5cm"/>
    </style:style>
    <style:style style:name="gr40" style:family="graphic" style:parent-style-name="standard">
      <style:graphic-properties draw:fill-color="#ffcc00" draw:textarea-horizontal-align="justify" draw:textarea-vertical-align="middle" draw:auto-grow-height="false" fo:min-height="1.02cm" fo:min-width="1.5cm"/>
    </style:style>
    <style:style style:name="gr41" style:family="graphic" style:parent-style-name="standard">
      <style:graphic-properties draw:stroke="none" svg:stroke-color="#000000" draw:fill="none" draw:fill-color="#ffffff" draw:auto-grow-height="true" draw:auto-grow-width="false" fo:max-height="0cm" fo:min-height="0.769cm"/>
    </style:style>
    <style:style style:name="gr42" style:family="graphic" style:parent-style-name="standard">
      <style:graphic-properties draw:stroke="none" svg:stroke-width="0.1cm" svg:stroke-color="#000000" draw:fill="none" draw:fill-color="#ffffff" draw:auto-grow-height="true" draw:auto-grow-width="false" fo:max-height="0cm" fo:min-height="0.712cm" fo:padding-top="0.175cm" fo:padding-bottom="0.175cm" fo:padding-left="0.3cm" fo:padding-right="0.3cm"/>
    </style:style>
    <style:style style:name="gr43" style:family="graphic" style:parent-style-name="standard">
      <style:graphic-properties draw:stroke="none" draw:fill="none" fo:min-height="7.669cm"/>
    </style:style>
    <style:style style:name="gr44" style:family="graphic" style:parent-style-name="standard">
      <style:graphic-properties svg:stroke-width="0cm" svg:stroke-color="#000000" draw:marker-start-width="0.05cm" draw:marker-end-width="0.05cm" draw:fill-color="#ffff99" draw:textarea-horizontal-align="justify" draw:textarea-vertical-align="middle" draw:auto-grow-height="false" fo:min-height="1.972cm" fo:min-width="8.33cm" fo:padding-top="0.125cm" fo:padding-bottom="0.125cm" fo:padding-left="0.25cm" fo:padding-right="0.25cm" fo:wrap-option="no-wrap"/>
    </style:style>
    <style:style style:name="gr45" style:family="graphic" style:parent-style-name="standard">
      <style:graphic-properties draw:stroke="none" draw:fill="none" fo:min-height="10.864cm"/>
    </style:style>
    <style:style style:name="gr46" style:family="graphic" style:parent-style-name="standard">
      <style:graphic-properties svg:stroke-width="0.1cm" svg:stroke-color="#ff3333" draw:fill="none" draw:textarea-horizontal-align="justify" draw:textarea-vertical-align="middle" draw:auto-grow-height="false" fo:min-height="2.112cm" fo:min-width="8.091cm" fo:padding-top="0.175cm" fo:padding-bottom="0.175cm" fo:padding-left="0.3cm" fo:padding-right="0.3cm"/>
    </style:style>
    <style:style style:name="gr47" style:family="graphic" style:parent-style-name="standard">
      <style:graphic-properties svg:stroke-width="0.1cm" svg:stroke-color="#ff3333" draw:fill="none" draw:textarea-horizontal-align="justify" draw:textarea-vertical-align="middle" draw:auto-grow-height="false" fo:min-height="0.198cm" fo:min-width="1.602cm" fo:padding-top="0.175cm" fo:padding-bottom="0.175cm" fo:padding-left="0.3cm" fo:padding-right="0.3cm"/>
    </style:style>
    <style:style style:name="gr48" style:family="graphic" style:parent-style-name="Default_5f_15">
      <style:graphic-properties draw:stroke="none" draw:fill="none" fo:min-height="10.864cm"/>
    </style:style>
    <style:style style:name="gr49" style:family="graphic" style:parent-style-name="Default_5f_15">
      <style:graphic-properties svg:stroke-width="0.1cm" svg:stroke-color="#ff3333" draw:fill="none" draw:textarea-horizontal-align="justify" draw:textarea-vertical-align="middle" draw:auto-grow-height="false" fo:min-height="1.517cm" fo:min-width="8.157cm" fo:padding-top="0.175cm" fo:padding-bottom="0.175cm" fo:padding-left="0.3cm" fo:padding-right="0.3cm"/>
    </style:style>
    <style:style style:name="gr50" style:family="graphic" style:parent-style-name="Default_5f_15">
      <style:graphic-properties draw:stroke="none" draw:fill="none" fo:min-height="10.488cm"/>
    </style:style>
    <style:style style:name="gr51" style:family="graphic" style:parent-style-name="Default_5f_15">
      <style:graphic-properties draw:stroke="none" draw:fill="none" fo:min-height="5.113cm"/>
    </style:style>
    <style:style style:name="gr52" style:family="graphic" style:parent-style-name="standard">
      <style:graphic-properties draw:stroke="none" svg:stroke-width="0.1cm" svg:stroke-color="#ff3333" draw:fill="none" fo:min-height="0.557cm" fo:padding-top="0.175cm" fo:padding-bottom="0.175cm" fo:padding-left="0.3cm" fo:padding-right="0.3cm"/>
    </style:style>
    <style:style style:name="gr53" style:family="graphic" style:parent-style-name="standard">
      <style:graphic-properties draw:stroke="none" svg:stroke-width="0.1cm" svg:stroke-color="#ff3333" draw:fill="none" fo:min-height="1.111cm" fo:padding-top="0.175cm" fo:padding-bottom="0.175cm" fo:padding-left="0.3cm" fo:padding-right="0.3cm"/>
    </style:style>
    <style:style style:name="gr54" style:family="graphic" style:parent-style-name="standard">
      <style:graphic-properties svg:stroke-color="#000000" draw:fill-color="#ffff99" draw:textarea-horizontal-align="justify" draw:textarea-vertical-align="middle" draw:auto-grow-height="false" fo:min-height="2.066cm" fo:min-width="8.369cm" fo:wrap-option="no-wrap"/>
    </style:style>
    <style:style style:name="gr55" style:family="graphic" style:parent-style-name="standard">
      <style:graphic-properties svg:stroke-color="#000000" draw:fill="solid" draw:fill-color="#ffffcc" draw:textarea-horizontal-align="justify" draw:textarea-vertical-align="middle" draw:auto-grow-height="false" fo:min-height="2.075cm" fo:min-width="5.571cm"/>
    </style:style>
    <style:style style:name="gr56" style:family="graphic" style:parent-style-name="standard">
      <style:graphic-properties svg:stroke-color="#000000" draw:fill="solid" draw:fill-color="#ffffcc" draw:textarea-horizontal-align="justify" draw:textarea-vertical-align="middle" draw:auto-grow-height="false" fo:min-height="8.278cm" fo:min-width="5.294cm"/>
    </style:style>
    <style:style style:name="gr57" style:family="graphic" style:parent-style-name="standard">
      <style:graphic-properties draw:stroke="none" svg:stroke-color="#000000" draw:fill="none" draw:fill-color="#ffffff" draw:auto-grow-height="true" draw:auto-grow-width="false" fo:max-height="0cm" fo:min-height="5.593cm"/>
    </style:style>
    <style:style style:name="gr58" style:family="graphic" style:parent-style-name="standard">
      <style:graphic-properties draw:stroke="none" svg:stroke-color="#000000" draw:fill="none" draw:fill-color="#ffffff" draw:auto-grow-height="true" draw:auto-grow-width="false" fo:max-height="0cm" fo:min-height="5.689cm"/>
    </style:style>
    <style:style style:name="gr59" style:family="graphic" style:parent-style-name="standard">
      <style:graphic-properties draw:stroke="none" svg:stroke-color="#000000" draw:fill="none" draw:fill-color="#ffffff" draw:auto-grow-height="true" draw:auto-grow-width="false" fo:max-height="0cm" fo:min-height="6.4cm"/>
    </style:style>
    <style:style style:name="gr60" style:family="graphic" style:parent-style-name="standard">
      <style:graphic-properties draw:stroke="none" svg:stroke-color="#000000" draw:fill="none" draw:fill-color="#ffffff" draw:auto-grow-height="true" draw:auto-grow-width="false" fo:max-height="0cm" fo:min-height="7.111cm"/>
    </style:style>
    <style:style style:name="gr61" style:family="graphic" style:parent-style-name="standard">
      <style:graphic-properties svg:stroke-width="0.1cm" svg:stroke-color="#ff3333" draw:fill="none" draw:textarea-horizontal-align="justify" draw:textarea-vertical-align="middle" draw:auto-grow-height="false" fo:min-height="1.053cm" fo:min-width="6.037cm" fo:padding-top="0.175cm" fo:padding-bottom="0.175cm" fo:padding-left="0.3cm" fo:padding-right="0.3cm"/>
    </style:style>
    <style:style style:name="gr62" style:family="graphic" style:parent-style-name="standard">
      <style:graphic-properties svg:stroke-width="0.1cm" svg:stroke-color="#ff3333" draw:fill-color="#ff6600" draw:textarea-horizontal-align="justify" draw:textarea-vertical-align="middle" draw:auto-grow-height="false" fo:min-height="0cm" fo:min-width="0.685cm" fo:padding-top="0.175cm" fo:padding-bottom="0.175cm" fo:padding-left="0.3cm" fo:padding-right="0.3cm"/>
    </style:style>
    <style:style style:name="gr63" style:family="graphic" style:parent-style-name="objectwithoutfill">
      <style:graphic-properties svg:stroke-width="0.1cm" svg:stroke-color="#ff3333" draw:marker-start="Arrow" draw:marker-start-width="0.4cm" draw:marker-end="Arrow" draw:marker-end-width="0.4cm" draw:fill="none" draw:textarea-vertical-align="middle" fo:padding-top="0.175cm" fo:padding-bottom="0.175cm" fo:padding-left="0.3cm" fo:padding-right="0.3cm"/>
    </style:style>
    <style:style style:name="gr64" style:family="graphic" style:parent-style-name="standard">
      <style:graphic-properties svg:stroke-color="#000000" draw:fill-color="#ffff99" draw:textarea-horizontal-align="justify" draw:textarea-vertical-align="middle" draw:auto-grow-height="false" fo:min-height="1.51cm" fo:min-width="6.747cm" fo:wrap-option="no-wrap"/>
    </style:style>
    <style:style style:name="gr65" style:family="graphic" style:parent-style-name="Default_5f_15_5f_2">
      <style:graphic-properties draw:stroke="none" draw:fill="none" fo:min-height="6.391cm"/>
    </style:style>
    <style:style style:name="gr66" style:family="graphic" style:parent-style-name="Default_5f_16">
      <style:graphic-properties draw:fill-color="#ffff99" draw:textarea-horizontal-align="justify" draw:textarea-vertical-align="middle" draw:auto-grow-height="false" fo:min-height="1.02cm" fo:min-width="1.5cm"/>
    </style:style>
    <style:style style:name="gr67" style:family="graphic" style:parent-style-name="Default_5f_16">
      <style:graphic-properties draw:stroke="none" svg:stroke-color="#000000" draw:fill="none" draw:fill-color="#ffffff" draw:auto-grow-height="true" draw:auto-grow-width="false" fo:max-height="0cm" fo:min-height="0.712cm"/>
    </style:style>
    <style:style style:name="gr68" style:family="graphic" style:parent-style-name="Default_5f_13_5f_2">
      <style:graphic-properties svg:stroke-color="#000000" draw:fill="solid" draw:fill-color="#ffffcc" draw:textarea-horizontal-align="justify" draw:textarea-vertical-align="top" draw:auto-grow-height="false" fo:min-height="9.177cm" fo:min-width="7.43cm"/>
    </style:style>
    <style:style style:name="gr69" style:family="graphic" style:parent-style-name="Default_5f_16">
      <style:graphic-properties draw:fill="solid" draw:fill-color="#23ff23" draw:textarea-horizontal-align="justify" draw:textarea-vertical-align="middle" draw:auto-grow-height="false" fo:min-height="0.152cm" fo:min-width="1.288cm"/>
    </style:style>
    <style:style style:name="gr70" style:family="graphic" style:parent-style-name="standard">
      <style:graphic-properties draw:fill-color="#66cc00" draw:textarea-horizontal-align="justify" draw:textarea-vertical-align="middle" draw:auto-grow-height="false" fo:min-height="0.522cm" fo:min-width="0.093cm"/>
    </style:style>
    <style:style style:name="gr71" style:family="graphic" style:parent-style-name="standard">
      <style:graphic-properties svg:stroke-color="#000000" draw:fill-color="#ffff99" draw:textarea-horizontal-align="justify" draw:textarea-vertical-align="middle" draw:auto-grow-height="false" fo:min-height="1.51cm" fo:min-width="7.387cm" fo:wrap-option="no-wrap"/>
    </style:style>
    <style:style style:name="gr72" style:family="graphic" style:parent-style-name="standard">
      <style:graphic-properties svg:stroke-width="0.1cm" svg:stroke-color="#ff3333" draw:fill="none" draw:textarea-horizontal-align="justify" draw:textarea-vertical-align="middle" draw:auto-grow-height="false" fo:min-height="0.688cm" fo:min-width="8.779cm" fo:padding-top="0.175cm" fo:padding-bottom="0.175cm" fo:padding-left="0.3cm" fo:padding-right="0.3cm"/>
    </style:style>
    <style:style style:name="gr73" style:family="graphic" style:parent-style-name="standard">
      <style:graphic-properties svg:stroke-color="#000000" draw:fill-color="#ffff99" draw:textarea-horizontal-align="justify" draw:textarea-vertical-align="middle" draw:auto-grow-height="false" fo:min-height="2.893cm" fo:min-width="7.387cm" fo:wrap-option="no-wrap"/>
    </style:style>
    <style:style style:name="gr74" style:family="graphic" style:parent-style-name="objectwithoutfill">
      <style:graphic-properties svg:stroke-width="0.1cm" svg:stroke-color="#ff3333" draw:marker-end="Arrow" draw:fill="none" draw:textarea-vertical-align="middle" fo:padding-top="0.175cm" fo:padding-bottom="0.175cm" fo:padding-left="0.3cm" fo:padding-right="0.3cm"/>
    </style:style>
    <style:style style:name="gr75" style:family="graphic" style:parent-style-name="standard">
      <style:graphic-properties svg:stroke-color="#000000" draw:fill="solid" draw:fill-color="#ffffcc" draw:textarea-horizontal-align="justify" draw:textarea-vertical-align="middle" draw:auto-grow-height="false" fo:min-height="8.866cm" fo:min-width="5.294cm"/>
    </style:style>
    <style:style style:name="gr76" style:family="graphic" style:parent-style-name="standard">
      <style:graphic-properties draw:stroke="none" svg:stroke-color="#000000" draw:fill="none" draw:fill-color="#ffffff" draw:auto-grow-height="true" draw:auto-grow-width="false" fo:max-height="0cm" fo:min-height="7.822cm"/>
    </style:style>
    <style:style style:name="gr77" style:family="graphic" style:parent-style-name="standard">
      <style:graphic-properties svg:stroke-color="#000000" draw:fill-color="#ffff99" draw:textarea-horizontal-align="justify" draw:textarea-vertical-align="middle" draw:auto-grow-height="false" fo:min-height="0.844cm" fo:min-width="7.037cm" fo:wrap-option="no-wrap"/>
    </style:style>
    <style:style style:name="gr78" style:family="graphic" style:parent-style-name="standard">
      <style:graphic-properties svg:stroke-color="#000000" draw:fill-color="#ffff99" draw:textarea-horizontal-align="justify" draw:textarea-vertical-align="middle" draw:auto-grow-height="false" fo:min-height="1.75cm" fo:min-width="8.422cm" fo:wrap-option="no-wrap"/>
    </style:style>
    <style:style style:name="gr79" style:family="graphic" style:parent-style-name="standard">
      <style:graphic-properties svg:stroke-color="#000000" draw:fill-color="#ffff99" draw:textarea-horizontal-align="justify" draw:textarea-vertical-align="middle" draw:auto-grow-height="false" fo:min-height="0.898cm" fo:min-width="8.422cm" fo:wrap-option="no-wrap"/>
    </style:style>
    <style:style style:name="gr80" style:family="graphic" style:parent-style-name="standard">
      <style:graphic-properties svg:stroke-color="#000000" draw:fill-color="#ffff99" draw:textarea-horizontal-align="justify" draw:textarea-vertical-align="middle" draw:auto-grow-height="false" fo:min-height="0.898cm" fo:min-width="4.876cm" fo:wrap-option="no-wrap"/>
    </style:style>
    <style:style style:name="gr81" style:family="graphic" style:parent-style-name="standard">
      <style:graphic-properties svg:stroke-color="#000000" draw:fill-color="#ffff99" draw:textarea-horizontal-align="justify" draw:textarea-vertical-align="middle" draw:auto-grow-height="false" fo:min-height="1.919cm" fo:min-width="8.144cm" fo:wrap-option="no-wrap"/>
    </style:style>
    <style:style style:name="gr82" style:family="graphic" style:parent-style-name="standard">
      <style:graphic-properties draw:fill-color="#ffcc00" draw:textarea-horizontal-align="justify" draw:textarea-vertical-align="middle" draw:auto-grow-height="false" fo:min-height="1.288cm" fo:min-width="3.553cm" fo:wrap-option="no-wrap"/>
    </style:style>
    <style:style style:name="gr83" style:family="graphic" style:parent-style-name="standard">
      <style:graphic-properties draw:fill-color="#66ffff" draw:textarea-horizontal-align="justify" draw:textarea-vertical-align="middle" draw:auto-grow-height="false" fo:min-height="0.549cm" fo:min-width="1.594cm"/>
    </style:style>
    <style:style style:name="gr84" style:family="graphic" style:parent-style-name="standard">
      <style:graphic-properties draw:stroke="none" draw:fill="none" fo:min-height="12.781cm"/>
    </style:style>
    <style:style style:name="gr85" style:family="graphic" style:parent-style-name="standard">
      <style:graphic-properties draw:fill-color="#66ffff" draw:textarea-horizontal-align="justify" draw:textarea-vertical-align="middle" draw:auto-grow-height="false" fo:min-height="1.18cm" fo:min-width="5.6cm" fo:wrap-option="no-wrap"/>
    </style:style>
    <style:style style:name="gr86" style:family="graphic" style:parent-style-name="standard">
      <style:graphic-properties svg:stroke-color="#000000" draw:fill-color="#ffff99" draw:textarea-horizontal-align="justify" draw:textarea-vertical-align="middle" draw:auto-grow-height="false" fo:min-height="1.306cm" fo:min-width="8.422cm" fo:wrap-option="no-wrap"/>
    </style:style>
    <style:style style:name="gr87" style:family="graphic" style:parent-style-name="standard">
      <style:graphic-properties draw:fill-color="#ff9999" draw:textarea-horizontal-align="justify" draw:textarea-vertical-align="middle" draw:auto-grow-height="false" fo:min-height="0.411cm" fo:min-width="0.161cm"/>
    </style:style>
    <style:style style:name="gr88" style:family="graphic" style:parent-style-name="standard">
      <style:graphic-properties draw:textarea-horizontal-align="justify" draw:textarea-vertical-align="middle" draw:auto-grow-height="false" fo:min-height="0.412cm" fo:min-width="0.134cm"/>
    </style:style>
    <style:style style:name="gr89" style:family="graphic" style:parent-style-name="standard">
      <style:graphic-properties draw:fill-color="#ffff66" draw:textarea-horizontal-align="justify" draw:textarea-vertical-align="middle" draw:auto-grow-height="false" fo:min-height="0.522cm" fo:min-width="0.134cm"/>
    </style:style>
    <style:style style:name="gr90" style:family="graphic" style:parent-style-name="standard">
      <style:graphic-properties draw:stroke="none" draw:fill="none" fo:min-height="3.196cm"/>
    </style:style>
    <style:style style:name="gr91" style:family="graphic" style:parent-style-name="standard">
      <style:graphic-properties svg:stroke-color="#000000" draw:fill-color="#ffff66" draw:textarea-horizontal-align="justify" draw:textarea-vertical-align="middle" draw:auto-grow-height="false" fo:min-height="1.23cm" fo:min-width="3.89cm" fo:wrap-option="no-wrap"/>
    </style:style>
    <style:style style:name="gr92" style:family="graphic" style:parent-style-name="standard">
      <style:graphic-properties draw:textarea-horizontal-align="justify" draw:textarea-vertical-align="middle" draw:auto-grow-height="false" fo:min-height="1.103cm" fo:min-width="4.018cm" fo:wrap-option="no-wrap"/>
    </style:style>
    <style:style style:name="gr93" style:family="graphic" style:parent-style-name="standard">
      <style:graphic-properties draw:fill-color="#ff9999" draw:textarea-horizontal-align="justify" draw:textarea-vertical-align="middle" draw:auto-grow-height="false" fo:min-height="1.18cm" fo:min-width="3.891cm" fo:wrap-option="no-wrap"/>
    </style:style>
    <style:style style:name="gr94" style:family="graphic" style:parent-style-name="standard">
      <style:graphic-properties draw:stroke="none" draw:fill="none" fo:min-height="2.557cm"/>
    </style:style>
    <style:style style:name="gr95" style:family="graphic" style:parent-style-name="standard">
      <style:graphic-properties draw:stroke="none" draw:fill="none" fo:min-height="6.391cm"/>
    </style:style>
    <style:style style:name="gr96" style:family="graphic" style:parent-style-name="standard">
      <style:graphic-properties draw:stroke="none" draw:fill="none" fo:min-height="2.311cm"/>
    </style:style>
    <style:style style:name="gr97" style:family="graphic" style:parent-style-name="standard">
      <style:graphic-properties draw:textarea-horizontal-align="justify" draw:textarea-vertical-align="middle" draw:auto-grow-height="false" fo:min-height="1.762cm" fo:min-width="1.649cm"/>
    </style:style>
    <style:style style:name="gr98" style:family="graphic" style:parent-style-name="standard">
      <style:graphic-properties draw:fill-color="#ff9900" draw:textarea-horizontal-align="justify" draw:textarea-vertical-align="middle" draw:auto-grow-height="false" fo:min-height="1.762cm" fo:min-width="1.649cm"/>
    </style:style>
    <style:style style:name="gr99" style:family="graphic" style:parent-style-name="standard">
      <style:graphic-properties draw:fill-color="#ffff66" draw:textarea-horizontal-align="justify" draw:textarea-vertical-align="middle" draw:auto-grow-height="false" fo:min-height="1.762cm" fo:min-width="1.649cm"/>
    </style:style>
    <style:style style:name="gr100" style:family="graphic" style:parent-style-name="standard">
      <style:graphic-properties draw:stroke="none" svg:stroke-color="#000000" draw:fill="none" draw:fill-color="#ffffff" draw:auto-grow-height="true" draw:auto-grow-width="false" fo:max-height="0cm" fo:min-height="1.423cm"/>
    </style:style>
    <style:style style:name="gr101" style:family="graphic" style:parent-style-name="objectwithoutfill">
      <style:graphic-properties svg:stroke-width="0.1cm" draw:marker-start="Arrow" draw:marker-start-width="0.35cm" draw:marker-end-width="0.35cm" draw:fill="none" draw:textarea-vertical-align="middle" fo:padding-top="0.175cm" fo:padding-bottom="0.175cm" fo:padding-left="0.3cm" fo:padding-right="0.3cm"/>
    </style:style>
    <style:style style:name="gr102" style:family="graphic" style:parent-style-name="standard">
      <style:graphic-properties draw:fill-color="#ffff66" draw:textarea-horizontal-align="justify" draw:textarea-vertical-align="middle" draw:auto-grow-height="false" fo:min-height="1.762cm" fo:min-width="1.649cm"/>
    </style:style>
    <style:style style:name="gr103" style:family="graphic" style:parent-style-name="objectwithoutfill">
      <style:graphic-properties svg:stroke-width="0.1cm" draw:marker-start-width="0.35cm" draw:marker-end="Arrow" draw:marker-end-width="0.35cm" draw:fill="none" draw:textarea-vertical-align="middle" fo:padding-top="0.175cm" fo:padding-bottom="0.175cm" fo:padding-left="0.3cm" fo:padding-right="0.3cm"/>
    </style:style>
    <style:style style:name="gr104" style:family="graphic" style:parent-style-name="Default_5f_13_5f_2">
      <style:graphic-properties svg:stroke-color="#000000" draw:fill="solid" draw:fill-color="#ffffcc" draw:textarea-horizontal-align="justify" draw:textarea-vertical-align="top" draw:auto-grow-height="false" fo:min-height="9.177cm" fo:min-width="5.537cm"/>
    </style:style>
    <style:style style:name="gr105" style:family="graphic" style:parent-style-name="Default_5f_16">
      <style:graphic-properties draw:fill="solid" draw:fill-color="#23ff23" draw:textarea-horizontal-align="justify" draw:textarea-vertical-align="middle" draw:auto-grow-height="false" fo:min-height="0.152cm" fo:min-width="1.288cm"/>
    </style:style>
    <style:style style:name="gr106" style:family="graphic" style:parent-style-name="standard">
      <style:graphic-properties svg:stroke-color="#cc9900" draw:fill-color="#ff9900" draw:textarea-horizontal-align="justify" draw:textarea-vertical-align="middle" draw:auto-grow-height="false" fo:min-height="0.522cm" fo:min-width="0.093cm"/>
    </style:style>
    <style:style style:name="gr107" style:family="graphic" style:parent-style-name="standard">
      <style:graphic-properties draw:fill-color="#ffcc00" draw:textarea-horizontal-align="justify" draw:textarea-vertical-align="middle" draw:auto-grow-height="false" fo:min-height="1.288cm" fo:min-width="3.925cm" fo:wrap-option="no-wrap"/>
    </style:style>
    <style:style style:name="gr108" style:family="graphic" style:parent-style-name="standard">
      <style:graphic-properties svg:stroke-color="#000000" draw:fill-color="#ffff66" draw:textarea-horizontal-align="justify" draw:textarea-vertical-align="middle" draw:auto-grow-height="false" fo:min-height="2.004cm" fo:min-width="6.231cm" fo:wrap-option="no-wrap"/>
    </style:style>
    <style:style style:name="gr109" style:family="graphic" style:parent-style-name="standard">
      <style:graphic-properties svg:stroke-color="#000000" draw:fill-color="#ffff99" draw:textarea-horizontal-align="justify" draw:textarea-vertical-align="middle" draw:auto-grow-height="false" fo:min-height="1.31cm" fo:min-width="4.475cm" fo:wrap-option="no-wrap"/>
    </style:style>
    <style:style style:name="gr110" style:family="graphic" style:parent-style-name="standard">
      <style:graphic-properties svg:stroke-width="0.1cm" svg:stroke-color="#ff3333" draw:fill="none" draw:textarea-horizontal-align="justify" draw:textarea-vertical-align="middle" draw:auto-grow-height="false" fo:min-height="1.053cm" fo:min-width="10.669cm" fo:padding-top="0.175cm" fo:padding-bottom="0.175cm" fo:padding-left="0.3cm" fo:padding-right="0.3cm"/>
    </style:style>
    <style:style style:name="gr111" style:family="graphic" style:parent-style-name="standard">
      <style:graphic-properties svg:stroke-width="0.1cm" svg:stroke-color="#ff3333" draw:marker-start-width="0.35cm" draw:marker-end-width="0.35cm" draw:fill="none" draw:textarea-horizontal-align="justify" draw:textarea-vertical-align="middle" draw:auto-grow-height="false" fo:min-height="2.735cm" fo:min-width="8.19cm" fo:padding-top="0.175cm" fo:padding-bottom="0.175cm" fo:padding-left="0.3cm" fo:padding-right="0.3cm"/>
    </style:style>
    <style:style style:name="gr112" style:family="graphic" style:parent-style-name="standard">
      <style:graphic-properties svg:stroke-width="0.1cm" svg:stroke-color="#ff3333" draw:marker-start-width="0.35cm" draw:marker-end-width="0.35cm" draw:fill="none" draw:textarea-horizontal-align="justify" draw:textarea-vertical-align="middle" draw:auto-grow-height="false" fo:min-height="1.617cm" fo:min-width="5.666cm" fo:padding-top="0.175cm" fo:padding-bottom="0.175cm" fo:padding-left="0.3cm" fo:padding-right="0.3cm"/>
    </style:style>
    <style:style style:name="pr1" style:family="presentation" style:parent-style-name="Naslov-title">
      <style:graphic-properties draw:auto-grow-height="true" fo:min-height="13.778cm"/>
    </style:style>
    <style:style style:name="pr2" style:family="presentation" style:parent-style-name="Naslov-notes">
      <style:graphic-properties draw:fill-color="#ffffff" draw:auto-grow-height="true" fo:min-height="13.36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co1" style:family="table-column">
      <style:table-column-properties style:column-width="1.768cm" style:use-optimal-column-width="false"/>
    </style:style>
    <style:style style:name="co2" style:family="table-column">
      <style:table-column-properties style:column-width="1.77cm" style:use-optimal-column-width="false"/>
    </style:style>
    <style:style style:name="co3" style:family="table-column">
      <style:table-column-properties style:column-width="1.772cm" style:use-optimal-column-width="false"/>
    </style:style>
    <style:style style:name="co4" style:family="table-column">
      <style:table-column-properties style:column-width="1.566cm" style:use-optimal-column-width="false"/>
    </style:style>
    <style:style style:name="co5" style:family="table-column">
      <style:table-column-properties style:column-width="1.571cm" style:use-optimal-column-width="false"/>
    </style:style>
    <style:style style:name="co6" style:family="table-column">
      <style:table-column-properties style:column-width="1.573cm" style:use-optimal-column-width="false"/>
    </style:style>
    <style:style style:name="ro1" style:family="table-row">
      <style:table-row-properties style:row-height="0.982cm"/>
    </style:style>
    <style:style style:name="ro2" style:family="table-row">
      <style:table-row-properties style:row-height="0.984cm"/>
    </style:style>
    <style:style style:name="ro3" style:family="table-row">
      <style:table-row-properties style:row-height="0.899cm"/>
    </style:style>
    <style:style style:name="ro4" style:family="table-row">
      <style:table-row-properties style:row-height="0.974cm"/>
    </style:style>
    <style:style style:name="ce1" style:family="table-cell">
      <loext:graphic-properties style:repeat="repeat"/>
      <style:paragraph-properties fo:text-align="center"/>
    </style:style>
    <style:style style:name="ce2" style:family="table-cell">
      <loext:graphic-properties style:repeat="repeat"/>
      <style:paragraph-properties fo:text-align="center"/>
      <style:text-properties fo:color="#ff3333"/>
    </style:style>
    <style:style style:name="ce3" style:family="table-cell">
      <loext:graphic-properties style:repeat="repeat"/>
      <style:paragraph-properties fo:text-align="center"/>
      <style:text-properties fo:color="#000000"/>
    </style:style>
    <style:style style:name="ce4" style:family="table-cell">
      <loext:graphic-properties style:repeat="repeat"/>
      <style:paragraph-properties fo:text-align="center"/>
      <style:text-properties fo:font-size="18pt"/>
    </style:style>
    <style:style style:name="ce5" style:family="table-cell">
      <loext:graphic-properties style:repeat="repeat"/>
      <style:paragraph-properties fo:text-align="center"/>
      <style:text-properties fo:color="#000000" fo:font-size="18pt"/>
    </style:style>
    <style:style style:name="P1" style:family="paragraph">
      <style:text-properties fo:color="#cccc00" style:font-name="Droid Sans" fo:font-size="60pt" fo:text-shadow="1pt 1pt" fo:font-weight="bold" style:font-size-asian="60pt" style:font-weight-asian="bold" style:font-size-complex="60pt" style:font-weight-complex="bold"/>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start"/>
      <style:text-properties style:font-name="Liberation Mono1" fo:font-size="16pt" style:font-name-asian="Liberation Mono1" style:font-size-asian="16pt" style:font-name-complex="Liberation Mono1" style:font-size-complex="16pt"/>
    </style:style>
    <style:style style:name="P5" style:family="paragraph">
      <style:paragraph-properties fo:text-align="center"/>
    </style:style>
    <style:style style:name="P6" style:family="paragraph">
      <loext:graphic-properties draw:fill-color="#ffff99"/>
      <style:paragraph-properties fo:text-align="center"/>
      <style:text-properties fo:font-size="18pt"/>
    </style:style>
    <style:style style:name="P7" style:family="paragraph">
      <loext:graphic-properties draw:fill="solid" draw:fill-color="#ffffcc"/>
      <style:paragraph-properties fo:text-align="start"/>
      <style:text-properties fo:font-size="18pt" style:font-size-asian="18pt" style:font-size-complex="18pt"/>
    </style:style>
    <style:style style:name="P8" style:family="paragraph">
      <loext:graphic-properties draw:fill="solid" draw:fill-color="#23ff23"/>
      <style:paragraph-properties fo:text-align="center"/>
    </style:style>
    <style:style style:name="P9" style:family="paragraph">
      <loext:graphic-properties draw:fill="none" draw:fill-color="#ccffff"/>
      <style:paragraph-properties fo:text-align="center"/>
    </style:style>
    <style:style style:name="P10" style:family="paragraph">
      <loext:graphic-properties draw:fill-color="#ff6600"/>
      <style:paragraph-properties fo:text-align="center"/>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text-properties fo:color="#ff3333"/>
    </style:style>
    <style:style style:name="P15" style:family="paragraph">
      <loext:graphic-properties draw:fill-color="#ffff99"/>
      <style:paragraph-properties fo:text-align="center"/>
      <style:text-properties fo:font-size="18pt" style:font-size-asian="18pt" style:font-size-complex="18pt"/>
    </style:style>
    <style:style style:name="P16" style:family="paragraph">
      <style:text-properties fo:font-size="32pt" style:font-size-asian="32pt" style:font-size-complex="32pt"/>
    </style:style>
    <style:style style:name="P17" style:family="paragraph">
      <loext:graphic-properties draw:fill-color="#4c4c4c"/>
      <style:paragraph-properties fo:text-align="start"/>
      <style:text-properties fo:color="#23ff23" style:font-name="Liberation Mono3" fo:font-size="16pt" style:font-size-asian="16pt" style:font-size-complex="16pt"/>
    </style:style>
    <style:style style:name="P18" style:family="paragraph">
      <loext:graphic-properties draw:fill-color="#ffffcc"/>
      <style:paragraph-properties fo:text-align="center"/>
    </style:style>
    <style:style style:name="P19" style:family="paragraph">
      <loext:graphic-properties draw:fill="none" draw:fill-color="#ffffff"/>
      <style:paragraph-properties fo:text-align="center"/>
    </style:style>
    <style:style style:name="P20" style:family="paragraph">
      <loext:graphic-properties draw:fill-color="#ffffcc"/>
      <style:paragraph-properties fo:text-align="center"/>
      <style:text-properties fo:font-size="18pt"/>
    </style:style>
    <style:style style:name="P21" style:family="paragraph">
      <loext:graphic-properties draw:fill="none" draw:fill-color="#ffffff"/>
      <style:paragraph-properties fo:text-align="center"/>
      <style:text-properties fo:font-size="18pt"/>
    </style:style>
    <style:style style:name="P22" style:family="paragraph">
      <loext:graphic-properties draw:fill-color="#ffffff"/>
      <style:text-properties fo:font-size="20pt"/>
    </style:style>
    <style:style style:name="P23" style:family="paragraph">
      <style:paragraph-properties fo:text-align="start"/>
      <style:text-properties fo:font-size="16pt"/>
    </style:style>
    <style:style style:name="P24" style:family="paragraph">
      <style:paragraph-properties fo:text-align="center"/>
      <style:text-properties fo:font-size="18pt"/>
    </style:style>
    <style:style style:name="P25" style:family="paragraph">
      <loext:graphic-properties draw:fill-color="#ffff99"/>
      <style:paragraph-properties fo:text-align="center"/>
    </style:style>
    <style:style style:name="P26" style:family="paragraph">
      <loext:graphic-properties draw:fill="none" draw:fill-color="#ffffff"/>
      <style:text-properties fo:font-size="18pt"/>
    </style:style>
    <style:style style:name="P27" style:family="paragraph">
      <loext:graphic-properties draw:fill-color="#ffcc00"/>
      <style:paragraph-properties fo:text-align="center"/>
    </style:style>
    <style:style style:name="P28" style:family="paragraph">
      <loext:graphic-properties draw:fill="none" draw:fill-color="#ffffff"/>
      <style:text-properties fo:color="#ff3333"/>
    </style:style>
    <style:style style:name="P29" style:family="paragraph">
      <loext:graphic-properties draw:fill="solid" draw:fill-color="#ffffcc"/>
      <style:paragraph-properties fo:text-align="start"/>
      <style:text-properties fo:color="#000000" fo:font-size="18pt" style:font-size-asian="18pt" style:font-size-complex="18pt"/>
    </style:style>
    <style:style style:name="P30" style:family="paragraph">
      <loext:graphic-properties draw:fill="none"/>
      <style:text-properties fo:font-size="14pt" style:font-size-asian="14pt" style:font-size-complex="14pt"/>
    </style:style>
    <style:style style:name="P31" style:family="paragraph">
      <loext:graphic-properties draw:fill="solid" draw:fill-color="#ffffcc"/>
      <style:paragraph-properties fo:text-align="start"/>
      <style:text-properties fo:font-size="22pt" style:font-size-asian="22pt" style:font-size-complex="22pt"/>
    </style:style>
    <style:style style:name="P32" style:family="paragraph">
      <loext:graphic-properties draw:fill="none" draw:fill-color="#ffffff"/>
      <style:text-properties fo:font-size="18pt" style:font-size-asian="18pt" style:font-size-complex="18pt"/>
    </style:style>
    <style:style style:name="P33" style:family="paragraph">
      <loext:graphic-properties draw:fill="none" draw:fill-color="#ffffff"/>
      <style:text-properties fo:color="#800000"/>
    </style:style>
    <style:style style:name="P34" style:family="paragraph">
      <loext:graphic-properties draw:fill-color="#66cc00"/>
      <style:paragraph-properties fo:text-align="center"/>
    </style:style>
    <style:style style:name="P35" style:family="paragraph">
      <loext:graphic-properties draw:fill-color="#ffff99"/>
      <style:paragraph-properties fo:text-align="center"/>
      <style:text-properties fo:font-size="16pt" style:font-size-asian="16pt" style:font-size-complex="16pt"/>
    </style:style>
    <style:style style:name="P36" style:family="paragraph">
      <style:text-properties fo:font-style="italic" style:font-style-asian="italic" style:font-style-complex="italic"/>
    </style:style>
    <style:style style:name="P37" style:family="paragraph">
      <loext:graphic-properties draw:fill-color="#66ffff"/>
      <style:paragraph-properties fo:text-align="center"/>
    </style:style>
    <style:style style:name="P38" style:family="paragraph">
      <loext:graphic-properties draw:fill-color="#ff9999"/>
      <style:paragraph-properties fo:text-align="center"/>
    </style:style>
    <style:style style:name="P39" style:family="paragraph">
      <loext:graphic-properties draw:fill-color="#ffff66"/>
      <style:paragraph-properties fo:text-align="center"/>
    </style:style>
    <style:style style:name="P40" style:family="paragraph">
      <loext:graphic-properties draw:fill="none"/>
      <style:paragraph-properties fo:text-align="start"/>
    </style:style>
    <style:style style:name="P41" style:family="paragraph">
      <loext:graphic-properties draw:fill-color="#ff9900"/>
      <style:paragraph-properties fo:text-align="center"/>
    </style:style>
    <style:style style:name="P42" style:family="paragraph">
      <loext:graphic-properties draw:fill="none" draw:fill-color="#ffffff"/>
    </style:style>
    <style:style style:name="T1" style:family="text">
      <style:text-properties fo:color="#cccc00" style:font-name="Droid Sans" fo:font-size="28pt" fo:text-shadow="none" fo:font-weight="bold" style:font-size-asian="28pt" style:font-weight-asian="bold" style:font-size-complex="28pt" style:font-weight-complex="bold"/>
    </style:style>
    <style:style style:name="T2" style:family="text">
      <style:text-properties fo:color="#cccc00" style:font-name="Droid Sans" fo:font-size="60pt" fo:text-shadow="1pt 1pt" fo:font-weight="bold" style:font-size-asian="60pt" style:font-weight-asian="bold" style:font-size-complex="60pt" style:font-weight-complex="bold"/>
    </style:style>
    <style:style style:name="T3" style:family="text">
      <style:text-properties fo:color="#cccc00" style:font-name="Droid Sans" fo:font-size="24pt" fo:text-shadow="none" fo:font-weight="normal" style:font-size-asian="24pt" style:font-weight-asian="normal" style:font-size-complex="24pt" style:font-weight-complex="normal"/>
    </style:style>
    <style:style style:name="T4" style:family="text">
      <style:text-properties fo:font-style="italic" style:font-style-asian="italic" style:font-style-complex="italic"/>
    </style:style>
    <style:style style:name="T5" style:family="text">
      <style:text-properties style:font-name="Liberation Mono1" fo:font-size="16pt" style:font-name-asian="Liberation Mono1" style:font-size-asian="16pt" style:font-name-complex="Liberation Mono1" style:font-size-complex="16pt"/>
    </style:style>
    <style:style style:name="T6" style:family="text">
      <style:text-properties fo:font-size="18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ize="18pt" fo:font-weight="bold" style:font-weight-asian="bold" style:font-weight-complex="bold"/>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color="#ff3333" fo:font-size="18pt" style:font-size-asian="18pt" style:font-size-complex="18pt"/>
    </style:style>
    <style:style style:name="T13" style:family="text">
      <style:text-properties fo:color="#ff3333"/>
    </style:style>
    <style:style style:name="T14" style:family="text">
      <style:text-properties fo:color="#00cc00" style:font-name="Liberation Mono1" fo:font-size="16pt" style:font-name-asian="Liberation Mono1" style:font-size-asian="16pt" style:font-name-complex="Liberation Mono1" style:font-size-complex="16pt"/>
    </style:style>
    <style:style style:name="T15" style:family="text">
      <style:text-properties fo:color="#00cc00" fo:font-size="18pt" style:font-size-asian="18pt" style:font-size-complex="18pt"/>
    </style:style>
    <style:style style:name="T16" style:family="text">
      <style:text-properties fo:color="#000000" style:font-name="Liberation Mono1" fo:font-size="16pt" style:font-name-asian="Liberation Mono1" style:font-size-asian="16pt" style:font-name-complex="Liberation Mono1" style:font-size-complex="16pt"/>
    </style:style>
    <style:style style:name="T17" style:family="text">
      <style:text-properties fo:color="#0000ff" fo:font-size="18pt" style:font-size-asian="18pt" style:font-size-complex="18pt"/>
    </style:style>
    <style:style style:name="T18" style:family="text">
      <style:text-properties fo:color="#009933" style:font-name="Liberation Mono1" fo:font-size="16pt" style:font-name-asian="Liberation Mono1" style:font-size-asian="16pt" style:font-name-complex="Liberation Mono1" style:font-size-complex="16pt"/>
    </style:style>
    <style:style style:name="T19" style:family="text">
      <style:text-properties fo:color="#009933" fo:font-size="18pt" style:font-size-asian="18pt" style:font-size-complex="18pt"/>
    </style:style>
    <style:style style:name="T20" style:family="text">
      <style:text-properties fo:font-size="32pt" style:font-size-asian="32pt" style:font-size-complex="32pt"/>
    </style:style>
    <style:style style:name="T21" style:family="text">
      <style:text-properties fo:color="#23ff23" style:font-name="Liberation Mono3" fo:font-size="16pt" style:font-size-asian="16pt" style:font-size-complex="16pt"/>
    </style:style>
    <style:style style:name="T22" style:family="text">
      <style:text-properties style:font-name="Liberation Mono5" fo:font-size="16pt" style:font-name-asian="Liberation Mono1" style:font-size-asian="16pt" style:font-name-complex="Liberation Mono1" style:font-size-complex="16pt"/>
    </style:style>
    <style:style style:name="T23" style:family="text">
      <style:text-properties style:font-name="Liberation Mono5" fo:font-size="16pt" style:font-size-asian="16pt" style:font-size-complex="16pt"/>
    </style:style>
    <style:style style:name="T24" style:family="text">
      <style:text-properties fo:font-size="16pt" style:font-size-asian="16pt" style:font-size-complex="16pt"/>
    </style:style>
    <style:style style:name="T25" style:family="text">
      <style:text-properties fo:font-size="16pt"/>
    </style:style>
    <style:style style:name="T26" style:family="text">
      <style:text-properties fo:font-weight="normal" style:font-weight-asian="normal" style:font-weight-complex="normal"/>
    </style:style>
    <style:style style:name="T27" style:family="text">
      <style:text-properties fo:color="#009933" fo:font-weight="bold" style:font-weight-asian="bold" style:font-weight-complex="bold"/>
    </style:style>
    <style:style style:name="T28" style:family="text">
      <style:text-properties fo:color="#000000"/>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18pt" fo:font-weight="normal" style:font-weight-asian="normal" style:font-weight-complex="normal"/>
    </style:style>
    <style:style style:name="T31" style:family="text">
      <style:text-properties fo:color="#009933"/>
    </style:style>
    <style:style style:name="T32" style:family="text">
      <style:text-properties fo:font-size="22pt" style:font-size-asian="22pt" style:font-size-complex="22pt"/>
    </style:style>
    <style:style style:name="T33" style:family="text">
      <style:text-properties fo:color="#ff3333" style:font-name="Liberation Mono1" fo:font-size="16pt" style:font-name-asian="Liberation Mono1" style:font-size-asian="16pt" style:font-name-complex="Liberation Mono1" style:font-size-complex="16pt"/>
    </style:style>
    <style:style style:name="T34" style:family="text">
      <style:text-properties fo:color="#000000" fo:font-size="18pt" style:font-size-asian="18pt" style:font-size-complex="18pt"/>
    </style:style>
    <style:style style:name="T35" style:family="text">
      <style:text-properties fo:color="#000000" fo:font-size="18pt"/>
    </style:style>
    <style:style style:name="T36" style:family="text">
      <style:text-properties fo:color="#800000"/>
    </style:style>
    <style:style style:name="T37" style:family="text">
      <style:text-properties style:font-name="Liberation Mono3" fo:font-size="20pt" fo:font-style="normal" style:font-size-asian="20pt" style:font-style-asian="normal" style:font-size-complex="20pt" style:font-style-complex="normal"/>
    </style:style>
    <style:style style:name="T38" style:family="text">
      <style:text-properties style:font-name="Liberation Sans1" fo:font-size="20pt" fo:font-style="normal" style:font-size-asian="20pt" style:font-style-asian="normal" style:font-size-complex="20pt" style:font-style-complex="normal"/>
    </style:style>
    <style:style style:name="T39" style:family="text">
      <style:text-properties style:font-name="Liberation Mono1" fo:font-size="16pt" fo:font-weight="normal" style:font-name-asian="Liberation Mono1" style:font-size-asian="16pt" style:font-weight-asian="normal" style:font-name-complex="Liberation Mono1" style:font-size-complex="16pt" style:font-weight-complex="normal"/>
    </style:style>
    <style:style style:name="T40" style:family="text">
      <style:text-properties fo:font-size="20pt" style:font-size-asian="20pt" style:font-size-complex="20pt"/>
    </style:style>
    <style:style style:name="T41" style:family="text">
      <style:text-properties fo:font-size="26pt" style:font-size-asian="26pt" style:font-size-complex="26pt"/>
    </style:style>
    <style:style style:name="T42" style:family="text">
      <style:text-properties fo:font-size="26pt" fo:font-style="italic" style:font-size-asian="26pt" style:font-style-asian="italic" style:font-size-complex="26pt" style:font-style-complex="italic"/>
    </style:style>
    <style:style style:name="T43" style:family="text">
      <style:text-properties fo:font-size="26pt" fo:font-style="normal" style:font-size-asian="26pt" style:font-style-asian="normal" style:font-size-complex="26pt" style:font-style-complex="normal"/>
    </style:style>
    <style:style style:name="T44"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Vedran Ljubović * OR16 * P10: Algoritmi za rad s nizovima</presentation:footer-decl>
      <presentation:date-time-decl presentation:name="dtd1" presentation:source="current-date" style:data-style-name="D3"/>
      <draw:page draw:name="page1" draw:style-name="dp1" draw:master-page-name="Naslov" presentation:presentation-page-layout-name="AL1T0" presentation:use-footer-name="ftr1" presentation:use-date-time-name="dtd1">
        <office:forms form:automatic-focus="false" form:apply-design-mode="false"/>
        <draw:frame presentation:style-name="pr1" draw:text-style-name="P1" draw:layer="layout" svg:width="25.199cm" svg:height="13.778cm" svg:x="1.4cm" svg:y="3.4cm" presentation:class="title" presentation:user-transformed="true">
          <draw:text-box>
            <text:p><text:span text:style-name="T1">Osnove računarstva 2016/2017</text:span><text:span text:style-name="T2"><text:line-break/></text:span><text:span text:style-name="T2">Algoritmi za</text:span><text:span text:style-name="T2"><text:line-break/></text:span><text:span text:style-name="T2">rad s nizovima</text:span><text:span text:style-name="T2"><text:line-break/></text:span><text:span text:style-name="T3"><text:line-break/></text:span><text:span text:style-name="T3">Doc. dr Vedran Ljubović</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lgoritmi za rad sa nizovima</text:p>
          </draw:text-box>
        </draw:frame>
        <draw:frame presentation:style-name="pr4" draw:layer="layout" svg:width="25.2cm" svg:height="12.179cm" svg:x="1.4cm" svg:y="5cm" presentation:class="outline" presentation:user-transformed="true">
          <draw:text-box>
            <text:list text:style-name="L3">
              <text:list-item>
                <text:p><text:span text:style-name="T4">Algoritam</text:span> - iskvarena verzija imena naučnika Al-Horezmi.</text:p>
              </text:list-item>
              <text:list-item>
                <text:p>Algoritam daje jedan opšti pristup, niz koraka potrebnih za rješenje problema. Obično je opisan na apstraktan način (koristeći govorni jezik, dijagrame toka ili pseudokod).</text:p>
              </text:list-item>
              <text:list-item>
                <text:p>Posao programera ostaje da prevede algoritam u konkretni programski jezik.</text:p>
              </text:list-item>
              <text:list-item>
                <text:p>Često se u praksi dešava da je potrebno prilagoditi poznati algoritam nekom konkretnom problemu.</text:p>
                <text:list>
                  <text:list-item>
                    <text:p>Npr. sortiranje po prezimenu vs. po datumu rođenja.</text:p>
                  </text:list-item>
                </text:list>
              </text:list-item>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ritmetička sredina</text:p>
          </draw:text-box>
        </draw:frame>
        <draw:frame presentation:style-name="pr4" draw:layer="layout" svg:width="25.2cm" svg:height="12.179cm" svg:x="1.4cm" svg:y="5cm" presentation:class="outline">
          <draw:text-box>
            <text:list text:style-name="L3">
              <text:list-item>
                <text:p><text:span text:style-name="T4">Aritmetička sredina</text:span> ili <text:span text:style-name="T4">prosjek</text:span> niza brojeva je suma niza podijeljena sa brojem članova niza.</text:p>
              </text:list-item>
            </text:list>
          </draw:text-box>
        </draw:frame>
        <draw:frame draw:style-name="gr2" draw:text-style-name="P4" draw:layer="layout" svg:width="17.8cm" svg:height="10.738cm" svg:x="4.302cm" svg:y="6.763cm">
          <draw:text-box>
            <text:p text:style-name="P3"><text:span text:style-name="T5"/></text:p>
            <text:p text:style-name="P3"><text:span text:style-name="T5">#include &lt;stdio.h&gt;</text:span></text:p>
            <text:p text:style-name="P3"><text:span text:style-name="T5">#define BROJ_EL 10</text:span></text:p>
            <text:p text:style-name="P3"><text:span text:style-name="T5">int main() {</text:span></text:p>
            <text:p text:style-name="P3"><text:span text:style-name="T5"><text:tab/></text:span><text:span text:style-name="T5">int niz[BROJ_EL], suma, i;</text:span></text:p>
            <text:p text:style-name="P3"><text:span text:style-name="T5"><text:tab/></text:span><text:span text:style-name="T5">float prosjek;</text:span></text:p>
            <text:p text:style-name="P3"><text:span text:style-name="T5"><text:tab/></text:span><text:span text:style-name="T5">...</text:span></text:p>
            <text:p text:style-name="P3"><text:span text:style-name="T5"><text:tab/></text:span><text:span text:style-name="T5">suma = 0;</text:span></text:p>
            <text:p text:style-name="P3"><text:span text:style-name="T5"><text:tab/></text:span><text:span text:style-name="T5">for (i=0; i&lt;BROJ_EL; i++) {</text:span></text:p>
            <text:p text:style-name="P3"><text:span text:style-name="T5"><text:tab/></text:span><text:span text:style-name="T5"><text:tab/></text:span><text:span text:style-name="T5">suma += niz[i];</text:span></text:p>
            <text:p text:style-name="P3"><text:span text:style-name="T5"><text:tab/></text:span><text:span text:style-name="T5">}</text:span></text:p>
            <text:p text:style-name="P3"><text:span text:style-name="T5"><text:tab/></text:span><text:span text:style-name="T5">prosjek = (float)suma/BROJ_EL;</text:span></text:p>
            <text:p text:style-name="P3"><text:span text:style-name="T5"><text:tab/></text:span><text:span text:style-name="T5">...</text:span></text:p>
            <text:p text:style-name="P3"><text:span text:style-name="T5"/></text:p>
          </draw:text-box>
        </draw:frame>
        <draw:custom-shape draw:style-name="gr3" draw:text-style-name="P6" xml:id="id1" draw:id="id1" draw:layer="layout" svg:width="9.371cm" svg:height="2.251cm" svg:x="13.955cm" svg:y="7.176cm">
          <text:p text:style-name="P5"><text:span text:style-name="T6">Prosjek mora biti tipa float</text:span></text:p>
          <text:p text:style-name="P5"><text:span text:style-name="T6">jer nastaje dijeljenjem.</text:span></text:p>
          <draw:enhanced-geometry svg:viewBox="0 0 21600 21600" draw:text-areas="800 800 20800 20800" draw:type="round-rectangular-callout" draw:modifiers="-8921.63892445583 25829.8401420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xml:id="id2" draw:id="id2" draw:layer="layout" svg:width="9.371cm" svg:height="2.554cm" svg:x="14.726cm" svg:y="10.841cm">
          <text:p text:style-name="P5"><text:span text:style-name="T6">No suma je tipa int. Zato</text:span></text:p>
          <text:p text:style-name="P5"><text:span text:style-name="T6">koristimo konverziju tipa da</text:span></text:p>
          <text:p text:style-name="P5"><text:span text:style-name="T6">ne bi došlo do zaokruživanja.</text:span></text:p>
          <draw:enhanced-geometry svg:viewBox="0 0 21600 21600" draw:text-areas="800 800 20800 20800" draw:type="round-rectangular-callout" draw:modifiers="-8718.82202304738 25548.0234833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Za vježbu...</text:p>
          </draw:text-box>
        </draw:frame>
        <draw:frame presentation:style-name="pr4" draw:layer="layout" svg:width="25.2cm" svg:height="12.179cm" svg:x="1.4cm" svg:y="5cm" presentation:class="outline">
          <draw:text-box>
            <text:list text:style-name="L3">
              <text:list-item>
                <text:p><text:span text:style-name="T4">Geometrijska sredina</text:span> je n-ti korijen umnoška članova niza (n je broj članova).</text:p>
                <text:list>
                  <text:list-item>
                    <text:p>n-ti korijen možemo dobiti funkcijom <text:span text:style-name="T7">pow</text:span> ako znamo da</text:p>
                    <text:p/>
                  </text:list-item>
                </text:list>
              </text:list-item>
              <text:list-item>
                <text:p><text:span text:style-name="T4">Harmonijska sredina</text:span> je recipročna vrijednost aritmetičke sredine niza sastavljenog od recipročnih vrijednosti polaznog niza.</text:p>
              </text:list-item>
              <text:list-item>
                <text:p><text:span text:style-name="T4">Medijan</text:span><text:span text:style-name="T8"> je takav član niza za koji se broj članova većih ili jednakih tom članu za najviše 1 razlikuje od broja članova manjih ili jednakih tom članu.</text:span></text:p>
              </text:list-item>
            </text:list>
          </draw:text-box>
        </draw:frame>
        <draw:frame draw:style-name="gr5" draw:text-style-name="P5" draw:layer="layout" svg:width="2.727cm" svg:height="1.64cm" svg:x="13.167cm" svg:y="8.705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Maksimum i minimum</text:p>
          </draw:text-box>
        </draw:frame>
        <draw:frame presentation:style-name="pr4" draw:layer="layout" svg:width="25.2cm" svg:height="12.179cm" svg:x="1.4cm" svg:y="5cm" presentation:class="outline" presentation:user-transformed="true">
          <draw:text-box>
            <text:list text:style-name="L3">
              <text:list-item>
                <text:p>Da bismo pronašli najveći (ili najmanji) član niza, moramo sve ostale članove uporediti s njim.</text:p>
              </text:list-item>
            </text:list>
          </draw:text-box>
        </draw:frame>
        <draw:frame draw:style-name="gr2"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0;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custom-shape draw:style-name="gr3" draw:text-style-name="P6" xml:id="id3" draw:id="id3" draw:layer="layout" svg:width="9.371cm" svg:height="2.251cm" svg:x="12.295cm" svg:y="5.413cm">
          <text:p text:style-name="P5"><text:span text:style-name="T9">Greška 1:</text:span><text:span text:style-name="T6"> Šta ako su svi</text:span></text:p>
          <text:p text:style-name="P5"><text:span text:style-name="T6">članovi niza negativni?</text:span></text:p>
          <draw:enhanced-geometry svg:viewBox="0 0 21600 21600" draw:text-areas="800 800 20800 20800" draw:type="round-rectangular-callout" draw:modifiers="-8921.63892445583 25829.8401420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xml:id="id4" draw:id="id4" draw:layer="layout" svg:width="9.371cm" svg:height="2.251cm" svg:x="15.217cm" svg:y="11.173cm">
          <text:p text:style-name="P5"><text:span text:style-name="T9">Greška 2:</text:span><text:span text:style-name="T6"> Kada je i=0, i-1 je</text:span></text:p>
          <text:p text:style-name="P5"><text:span text:style-name="T6">izvan opsega niza</text:span></text:p>
          <draw:enhanced-geometry svg:viewBox="0 0 21600 21600" draw:text-areas="800 800 20800 20800" draw:type="round-rectangular-callout" draw:modifiers="-1975.16005121639 -9083.12611012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xml:id="id5" draw:id="id5" draw:layer="layout" svg:width="9.608cm" svg:height="2.251cm" svg:x="6.587cm" svg:y="13.539cm">
          <text:p text:style-name="P5"><text:span text:style-name="T9">Greška 3:</text:span><text:span text:style-name="T6"> Ovo je lokalni</text:span></text:p>
          <text:p text:style-name="P5"><text:span text:style-name="T6">maksimum a ne maksimum niza</text:span></text:p>
          <draw:enhanced-geometry svg:viewBox="0 0 21600 21600" draw:text-areas="800 800 20800 20800" draw:type="round-rectangular-callout" draw:modifiers="9355.7290040587 -34682.7708703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svm" xlink:type="simple" xlink:show="embed" xlink:actuate="onLoad"/>
        </draw:frame>
        <draw:custom-shape draw:style-name="gr8" draw:text-style-name="P7" draw:layer="layout" svg:width="7.929cm" svg:height="10.453cm" svg:x="18.281cm" svg:y="6.075cm">
          <text:p text:style-name="P3"><text:span text:style-name="T10">max=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367cm" svg:y="8.0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2.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04cm" svg:y="8.7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359cm" svg:y1="9.534cm" svg:x2="8.77cm" svg:y2="9.534cm">
          <text:p/>
        </draw:line>
        <draw:custom-shape draw:style-name="gr3" draw:text-style-name="P6" draw:layer="layout" svg:width="9.371cm" svg:height="2.251cm" svg:x="6.328cm" svg:y="4.003cm">
          <text:p text:style-name="P5"><text:span text:style-name="T6">Ispravili smo grešku 2 da se</text:span></text:p>
          <text:p text:style-name="P5"><text:span text:style-name="T6">program ne bi krahirao</text:span></text:p>
          <draw:enhanced-geometry svg:viewBox="0 0 21600 21600" draw:text-areas="800 800 20800 20800" draw:type="round-rectangular-callout" draw:modifiers="3648.39948783611 46202.1314387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3.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04cm" svg:y="8.7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237cm" svg:y1="9.49cm" svg:x2="12.207cm" svg:y2="9.502cm">
          <text:p/>
        </draw:lin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4.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04cm" svg:y="9.3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71cm" svg:y1="10.058cm" svg:x2="14.194cm" svg:y2="10.152cm">
          <text:p/>
        </draw:line>
        <draw:custom-shape draw:style-name="gr11" draw:text-style-name="P5" draw:layer="layout" svg:width="1.185cm" svg:height="0.881cm" svg:x="3.8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5.5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5.733cm" svg:height="0.906cm" svg:x="2.425cm" svg:y="14.91cm">
          <draw:text-box>
            <text:p><text:span text:style-name="T11"><text:s text:c="7"/></text:span><text:span text:style-name="T11">niz[i-1] <text:s text:c="2"/>niz[i]</text:span></text:p>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5.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5.6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7.3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4.225cm" svg:y="14.91cm">
          <draw:text-box>
            <text:p><text:span text:style-name="T11"><text:s text:c="7"/></text:span><text:span text:style-name="T11">niz[i-1] <text:s text:c="2"/>niz[i]</text:span></text:p>
          </draw:text-box>
        </draw:frame>
        <draw:custom-shape draw:style-name="gr14" draw:text-style-name="P8" draw:layer="layout" svg:width="2.043cm" svg:height="0.804cm" svg:x="3.443cm" svg:y="8.7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13.029cm" svg:y1="9.584cm" svg:x2="14.27cm" svg:y2="9.612cm">
          <text:p/>
        </draw:lin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6.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5.6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7.3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4.225cm" svg:y="14.91cm">
          <draw:text-box>
            <text:p><text:span text:style-name="T11"><text:s text:c="7"/></text:span><text:span text:style-name="T11">niz[i-1] <text:s text:c="2"/>niz[i]</text:span></text:p>
          </draw:text-box>
        </draw:frame>
        <draw:custom-shape draw:style-name="gr14" draw:text-style-name="P8" draw:layer="layout" svg:width="2.043cm" svg:height="0.804cm" svg:x="3.443cm" svg:y="8.7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244cm" svg:y1="9.461cm" svg:x2="12.214cm" svg:y2="9.473cm">
          <text:p/>
        </draw:lin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7.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5.6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7.3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4.225cm" svg:y="14.91cm">
          <draw:text-box>
            <text:p><text:span text:style-name="T11"><text:s text:c="7"/></text:span><text:span text:style-name="T11">niz[i-1] <text:s text:c="2"/>niz[i]</text:span></text:p>
          </draw:text-box>
        </draw:frame>
        <draw:custom-shape draw:style-name="gr9" draw:text-style-name="P8" draw:layer="layout" svg:width="2.043cm" svg:height="0.804cm" svg:x="3.441cm" svg:y="9.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08cm" svg:y1="10.096cm" svg:x2="14.231cm" svg:y2="10.19cm">
          <text:p/>
        </draw:lin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8.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 - max=15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5.6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7.3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4.225cm" svg:y="14.91cm">
          <draw:text-box>
            <text:p><text:span text:style-name="T11"><text:s text:c="7"/></text:span><text:span text:style-name="T11">niz[i-1] <text:s text:c="2"/>niz[i]</text:span></text:p>
          </draw:text-box>
        </draw:frame>
        <draw:custom-shape draw:style-name="gr9" draw:text-style-name="P8" draw:layer="layout" svg:width="2.043cm" svg:height="0.804cm" svg:x="3.441cm" svg:y="9.9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37cm" svg:y1="10.769cm" svg:x2="12.678cm" svg:y2="10.831cm">
          <text:p/>
        </draw:lin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9.svm" xlink:type="simple" xlink:show="embed" xlink:actuate="onLoad"/>
        </draw:frame>
        <draw:custom-shape draw:style-name="gr8" draw:text-style-name="P7" draw:layer="layout" svg:width="7.929cm" svg:height="10.453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 - max=151</text:span></text:p>
          <text:p text:style-name="P3"><text:span text:style-name="T10">i++ =&gt; i=3</text:span></text:p>
          <text:p text:style-name="P3"><text:span text:style-name="T10">3&lt;5? DA</text:span></text:p>
          <text:p text:style-name="P3"><text:span text:style-name="T10">0 &gt; 151? N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7.3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9.0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5.925cm" svg:y="14.91cm">
          <draw:text-box>
            <text:p><text:span text:style-name="T11"><text:s text:c="7"/></text:span><text:span text:style-name="T11">niz[i-1] <text:s text:c="2"/>niz[i]</text:span></text:p>
          </draw:text-box>
        </draw:frame>
        <draw:custom-shape draw:style-name="gr9" draw:text-style-name="P8" draw:layer="layout" svg:width="2.043cm" svg:height="0.804cm" svg:x="3.478cm" svg:y="9.4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45cm" svg:y1="10.12cm" svg:x2="14.268cm" svg:y2="10.214cm">
          <text:p/>
        </draw:line>
        <presentation:notes draw:style-name="dp2">
          <draw:page-thumbnail draw:style-name="gr1" draw:layer="layout" svg:width="12.75cm" svg:height="9.56cm" svg:x="4.125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0.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0?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9.1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7"/></text:span><text:span text:style-name="T11">niz[i-1] <text:s text:c="2"/>niz[i]</text:span></text:p>
          </draw:text-box>
        </draw:frame>
        <draw:custom-shape draw:style-name="gr9" draw:text-style-name="P8" draw:layer="layout" svg:width="2.043cm" svg:height="0.804cm" svg:x="3.478cm" svg:y="9.4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45cm" svg:y1="10.12cm" svg:x2="14.268cm" svg:y2="10.214cm">
          <text:p/>
        </draw:line>
        <presentation:notes draw:style-name="dp2">
          <draw:page-thumbnail draw:style-name="gr1" draw:layer="layout" svg:width="12.75cm" svg:height="9.56cm" svg:x="4.125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niz[i-1])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1.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0? DA!!!</text:span></text:p>
          <text:p text:style-name="P3"><text:span text:style-name="T12">max=88</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5" draw:layer="layout" svg:width="1.185cm" svg:height="0.881cm" svg:x="9.168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7"/></text:span><text:span text:style-name="T11">niz[i-1] <text:s text:c="2"/>niz[i]</text:span></text:p>
          </draw:text-box>
        </draw:fram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6" draw:text-style-name="P12" xml:id="id6" draw:id="id6" draw:layer="layout" svg:width="3.335cm" svg:height="1.24cm" svg:x="17.997cm" svg:y="14.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4" xml:id="id7" draw:id="id7" draw:layer="layout" svg:width="5.32cm" svg:height="1.773cm" svg:x="12.705cm" svg:y="14.166cm">
          <draw:text-box>
            <text:p text:style-name="P13"><text:span text:style-name="T13">Greška se nalazi ovdje</text:span></text:p>
          </draw:text-box>
        </draw:frame>
        <draw:custom-shape draw:style-name="gr3" draw:text-style-name="P6" xml:id="id8" draw:id="id8" draw:layer="layout" svg:width="9.371cm" svg:height="2.251cm" svg:x="7.182cm" svg:y="4.982cm">
          <text:p text:style-name="P5"><text:span text:style-name="T6">Lokalni maksimum: član niza </text:span></text:p>
          <text:p text:style-name="P5"><text:span text:style-name="T6">koji je veći od prethodnog</text:span></text:p>
          <draw:enhanced-geometry svg:viewBox="0 0 21600 21600" draw:text-areas="800 800 20800 20800" draw:type="round-rectangular-callout" draw:modifiers="10191.5492957747 40514.38721136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2.75cm" svg:height="9.56cm" svg:x="4.125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4">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2.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4? NE</text:span></text:p>
          <text:p text:style-name="P3"><text:span text:style-name="T10">i++ =&gt; i=2</text:span></text:p>
          <text:p text:style-name="P3"><text:span text:style-name="T10">2&lt;5? DA</text:span></text:p>
          <text:p text:style-name="P3"><text:span text:style-name="T10">151 &gt; -22?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0? DA!!!</text:span></text:p>
          <text:p text:style-name="P3"><text:span text:style-name="T12">max=88</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presentation:notes draw:style-name="dp2">
          <draw:page-thumbnail draw:style-name="gr1" draw:layer="layout" svg:width="12.75cm" svg:height="9.56cm" svg:x="4.125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4">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3.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text:span><text:span text:style-name="T15">0</text:span><text:span text:style-name="T10">? NE</text:span></text:p>
          <text:p text:style-name="P3"><text:span text:style-name="T10">i++ =&gt; i=2</text:span></text:p>
          <text:p text:style-name="P3"><text:span text:style-name="T10">2&lt;5? DA</text:span></text:p>
          <text:p text:style-name="P3"><text:span text:style-name="T10">151 &gt; </text:span><text:span text:style-name="T15">0</text:span><text:span text:style-name="T10">?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text:span><text:span text:style-name="T15">151</text:span><text:span text:style-name="T10">? </text:span><text:span text:style-name="T15">NE</text:span></text:p>
          <text:p text:style-name="P3"><text:span text:style-name="T15">max=15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presentation:notes draw:style-name="dp2">
          <draw:page-thumbnail draw:style-name="gr1" draw:layer="layout" svg:width="12.75cm" svg:height="9.56cm" svg:x="4.125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4">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88</text:span></text:p>
              </table:table-cell>
            </table:table-row>
          </table:table>
          <draw:image xlink:href="Pictures/TablePreview14.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text:span><text:span text:style-name="T15">0</text:span><text:span text:style-name="T10">? NE</text:span></text:p>
          <text:p text:style-name="P3"><text:span text:style-name="T10">i++ =&gt; i=2</text:span></text:p>
          <text:p text:style-name="P3"><text:span text:style-name="T10">2&lt;5? DA</text:span></text:p>
          <text:p text:style-name="P3"><text:span text:style-name="T10">151 &gt; </text:span><text:span text:style-name="T15">0</text:span><text:span text:style-name="T10">?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text:span><text:span text:style-name="T15">151</text:span><text:span text:style-name="T10">? </text:span><text:span text:style-name="T15">NE</text:span></text:p>
          <text:p text:style-name="P3"><text:span text:style-name="T15">max=15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8" draw:text-style-name="P15" draw:layer="layout" svg:width="9.699cm" svg:height="3.705cm" svg:x="7.662cm" svg:y="5.402cm">
          <text:p text:style-name="P5"><text:span text:style-name="T10">A šta ako su svi</text:span></text:p>
          <text:p text:style-name="P5"><text:span text:style-name="T10">članovi niza negativni?</text:span></text:p>
          <draw:enhanced-geometry svg:viewBox="0 0 21600 21600" draw:text-areas="3000 3320 17110 17330" draw:type="cloud-callout" draw:modifiers="3317.9381443299 32131.89422558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presentation:notes draw:style-name="dp2">
          <draw:page-thumbnail draw:style-name="gr1" draw:layer="layout" svg:width="12.75cm" svg:height="9.56cm" svg:x="4.125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4">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0">-22 &gt; </text:span><text:span text:style-name="T15">0</text:span><text:span text:style-name="T10">? NE</text:span></text:p>
          <text:p text:style-name="P3"><text:span text:style-name="T10">i++ =&gt; i=2</text:span></text:p>
          <text:p text:style-name="P3"><text:span text:style-name="T10">2&lt;5? DA</text:span></text:p>
          <text:p text:style-name="P3"><text:span text:style-name="T10">151 &gt; </text:span><text:span text:style-name="T15">0</text:span><text:span text:style-name="T10">? DA - max=151</text:span></text:p>
          <text:p text:style-name="P3"><text:span text:style-name="T10">i++ =&gt; i=3</text:span></text:p>
          <text:p text:style-name="P3"><text:span text:style-name="T10">3&lt;5? DA</text:span></text:p>
          <text:p text:style-name="P3"><text:span text:style-name="T10">0 &gt; 151? NE</text:span></text:p>
          <text:p text:style-name="P3"><text:span text:style-name="T10">i++ =&gt; i=4</text:span></text:p>
          <text:p text:style-name="P3"><text:span text:style-name="T10">4&lt;5? DA</text:span></text:p>
          <text:p text:style-name="P3"><text:span text:style-name="T10">88 &gt; </text:span><text:span text:style-name="T15">151</text:span><text:span text:style-name="T10">? </text:span><text:span text:style-name="T15">NE</text:span></text:p>
          <text:p text:style-name="P3"><text:span text:style-name="T15">max=15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8" draw:text-style-name="P15" draw:layer="layout" svg:width="9.699cm" svg:height="3.705cm" svg:x="7.662cm" svg:y="5.402cm">
          <text:p text:style-name="P5"><text:span text:style-name="T10">A šta ako su svi</text:span></text:p>
          <text:p text:style-name="P5"><text:span text:style-name="T10">članovi niza negativni?</text:span></text:p>
          <draw:enhanced-geometry svg:viewBox="0 0 21600 21600" draw:text-areas="3000 3320 17110 17330" draw:type="cloud-callout" draw:modifiers="3317.9381443299 32131.89422558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draw:frame draw:style-name="standard" draw:layer="layout" svg:width="8.843cm" svg:height="0.983cm" svg:x="3.534cm" svg:y="12.496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2"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2</text:span></text:p>
              </table:table-cell>
              <table:table-cell>
                <text:p text:style-name="P5"><text:span text:style-name="T6">-88</text:span></text:p>
              </table:table-cell>
            </table:table-row>
          </table:table>
          <draw:image xlink:href="Pictures/TablePreview15.svm" xlink:type="simple" xlink:show="embed" xlink:actuate="onLoad"/>
        </draw:frame>
        <presentation:notes draw:style-name="dp2">
          <draw:page-thumbnail draw:style-name="gr1" draw:layer="layout" svg:width="12.75cm" svg:height="9.56cm" svg:x="4.125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6">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2</text:span></text:p>
              </table:table-cell>
              <table:table-cell>
                <text:p text:style-name="P5"><text:span text:style-name="T6">-88</text:span></text:p>
              </table:table-cell>
            </table:table-row>
          </table:table>
          <draw:image xlink:href="Pictures/TablePreview16.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7">-22 &gt; 0? NE</text:span></text:p>
          <text:p text:style-name="P3"><text:span text:style-name="T10">i++ =&gt; i=2</text:span></text:p>
          <text:p text:style-name="P3"><text:span text:style-name="T10">2&lt;5? DA</text:span></text:p>
          <text:p text:style-name="P3"><text:span text:style-name="T17">-151 &gt; 0? NE</text:span></text:p>
          <text:p text:style-name="P3"><text:span text:style-name="T10">i++ =&gt; i=3</text:span></text:p>
          <text:p text:style-name="P3"><text:span text:style-name="T10">3&lt;5? DA</text:span></text:p>
          <text:p text:style-name="P3"><text:span text:style-name="T17">-2 &gt; 0? NE</text:span></text:p>
          <text:p text:style-name="P3"><text:span text:style-name="T10">i++ =&gt; i=4</text:span></text:p>
          <text:p text:style-name="P3"><text:span text:style-name="T10">4&lt;5? DA</text:span></text:p>
          <text:p text:style-name="P3"><text:span text:style-name="T17">-88 &gt; 0? NE!!!</text:span></text:p>
          <text:p text:style-name="P3"><text:span text:style-name="T17">max=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6" draw:text-style-name="P12" xml:id="id9" draw:id="id9" draw:layer="layout" svg:width="3.335cm" svg:height="1.24cm" svg:x="17.995cm" svg:y="15.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4" xml:id="id10" draw:id="id10" draw:layer="layout" svg:width="5.32cm" svg:height="1.773cm" svg:x="12.759cm" svg:y="14.883cm">
          <draw:text-box>
            <text:p text:style-name="P13"><text:span text:style-name="T13">Netačno! Nula nije član niza</text:span></text:p>
          </draw:text-box>
        </draw:fram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2.75cm" svg:height="9.56cm" svg:x="4.125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text:span><text:span text:style-name="T18">niz[0]</text:span><text:span text:style-name="T5">;</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6">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2</text:span></text:p>
              </table:table-cell>
              <table:table-cell>
                <text:p text:style-name="P5"><text:span text:style-name="T6">-88</text:span></text:p>
              </table:table-cell>
            </table:table-row>
          </table:table>
          <draw:image xlink:href="Pictures/TablePreview17.svm" xlink:type="simple" xlink:show="embed" xlink:actuate="onLoad"/>
        </draw:frame>
        <draw:custom-shape draw:style-name="gr15" draw:text-style-name="P7" draw:layer="layout" svg:width="7.929cm" svg:height="11.729cm" svg:x="18.281cm" svg:y="6.075cm">
          <text:p text:style-name="P3"><text:span text:style-name="T10">max=0</text:span></text:p>
          <text:p text:style-name="P3"><text:span text:style-name="T10">i=1</text:span></text:p>
          <text:p text:style-name="P3"><text:span text:style-name="T10">1&lt;5? DA</text:span></text:p>
          <text:p text:style-name="P3"><text:span text:style-name="T17">-22 &gt; 0? NE</text:span></text:p>
          <text:p text:style-name="P3"><text:span text:style-name="T10">i++ =&gt; i=2</text:span></text:p>
          <text:p text:style-name="P3"><text:span text:style-name="T10">2&lt;5? DA</text:span></text:p>
          <text:p text:style-name="P3"><text:span text:style-name="T17">-151 &gt; 0? NE</text:span></text:p>
          <text:p text:style-name="P3"><text:span text:style-name="T10">i++ =&gt; i=3</text:span></text:p>
          <text:p text:style-name="P3"><text:span text:style-name="T10">3&lt;5? DA</text:span></text:p>
          <text:p text:style-name="P3"><text:span text:style-name="T17">-2 &gt; 0? NE</text:span></text:p>
          <text:p text:style-name="P3"><text:span text:style-name="T10">i++ =&gt; i=4</text:span></text:p>
          <text:p text:style-name="P3"><text:span text:style-name="T10">4&lt;5? DA</text:span></text:p>
          <text:p text:style-name="P3"><text:span text:style-name="T17">-88 &gt; 0? NE!!!</text:span></text:p>
          <text:p text:style-name="P3"><text:span text:style-name="T17">max=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9" draw:text-style-name="P6" xml:id="id11" draw:id="id11" draw:layer="layout" svg:width="10.347cm" svg:height="2.824cm" svg:x="3.82cm" svg:y="4.011cm">
          <text:p text:style-name="P5"><text:span text:style-name="T6">Prvi član niza je jedina početna </text:span></text:p>
          <text:p text:style-name="P5"><text:span text:style-name="T6">vrijednost sa kojom se ne prave </text:span></text:p>
          <text:p text:style-name="P5"><text:span text:style-name="T6">nikakve pretpostavke o nizu</text:span></text:p>
          <draw:enhanced-geometry svg:viewBox="0 0 21600 21600" draw:mirror-horizontal="false" draw:mirror-vertical="false" draw:text-areas="800 800 20800 20800" draw:type="round-rectangular-callout" draw:modifiers="10726.9424043293 32128.5663716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draw:custom-shape draw:style-name="gr20" draw:text-style-name="P6" xml:id="id12" draw:id="id12" draw:layer="layout" svg:width="8.087cm" svg:height="1.652cm" svg:x="10.572cm" svg:y="8.958cm">
          <text:p text:style-name="P5"><text:span text:style-name="T6">Ne moramo je provjeravati</text:span></text:p>
          <draw:enhanced-geometry svg:viewBox="0 0 21600 21600" draw:mirror-horizontal="false" draw:mirror-vertical="false" draw:text-areas="800 800 20800 20800" draw:type="round-rectangular-callout" draw:modifiers="-4897.92284866469 3959.346642468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e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text:span><text:span text:style-name="T18">niz[0]</text:span><text:span text:style-name="T5">;</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6">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2</text:span></text:p>
              </table:table-cell>
              <table:table-cell>
                <text:p text:style-name="P5"><text:span text:style-name="T6">-88</text:span></text:p>
              </table:table-cell>
            </table:table-row>
          </table:table>
          <draw:image xlink:href="Pictures/TablePreview18.svm" xlink:type="simple" xlink:show="embed" xlink:actuate="onLoad"/>
        </draw:frame>
        <draw:custom-shape draw:style-name="gr15" draw:text-style-name="P7" draw:layer="layout" svg:width="7.929cm" svg:height="11.729cm" svg:x="18.281cm" svg:y="6.075cm">
          <text:p text:style-name="P3"><text:span text:style-name="T19">max=-4</text:span></text:p>
          <text:p text:style-name="P3"><text:span text:style-name="T10">i=1</text:span></text:p>
          <text:p text:style-name="P3"><text:span text:style-name="T10">1&lt;5? DA</text:span></text:p>
          <text:p text:style-name="P3"><text:span text:style-name="T19">-22 &gt; -4? NE</text:span></text:p>
          <text:p text:style-name="P3"><text:span text:style-name="T10">i++ =&gt; i=2</text:span></text:p>
          <text:p text:style-name="P3"><text:span text:style-name="T10">2&lt;5? DA</text:span></text:p>
          <text:p text:style-name="P3"><text:span text:style-name="T19">-151 &gt; -4? NE</text:span></text:p>
          <text:p text:style-name="P3"><text:span text:style-name="T10">i++ =&gt; i=3</text:span></text:p>
          <text:p text:style-name="P3"><text:span text:style-name="T10">3&lt;5? DA</text:span></text:p>
          <text:p text:style-name="P3"><text:span text:style-name="T19">-2 &gt; -4? DA – max=-2</text:span><text:span text:style-name="T17"> </text:span></text:p>
          <text:p text:style-name="P3"><text:span text:style-name="T10">i++ =&gt; i=4</text:span></text:p>
          <text:p text:style-name="P3"><text:span text:style-name="T10">4&lt;5? DA</text:span></text:p>
          <text:p text:style-name="P3"><text:span text:style-name="T19">-88 &gt;-2? NE!!!</text:span></text:p>
          <text:p text:style-name="P3"><text:span text:style-name="T19">max=-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max = </text:span><text:span text:style-name="T18">niz[0]</text:span><text:span text:style-name="T5">;</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6">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Default_5f_13" draw:layer="layout" svg:width="8.841cm" svg:height="0.981cm" svg:x="3.533cm" svg:y="12.49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2</text:span></text:p>
              </table:table-cell>
              <table:table-cell>
                <text:p text:style-name="P5"><text:span text:style-name="T6">-88</text:span></text:p>
              </table:table-cell>
            </table:table-row>
          </table:table>
          <draw:image xlink:href="Pictures/TablePreview19.svm" xlink:type="simple" xlink:show="embed" xlink:actuate="onLoad"/>
        </draw:frame>
        <draw:custom-shape draw:style-name="gr15" draw:text-style-name="P7" draw:layer="layout" svg:width="7.929cm" svg:height="11.729cm" svg:x="18.281cm" svg:y="6.075cm">
          <text:p text:style-name="P3"><text:span text:style-name="T19">max=-4</text:span></text:p>
          <text:p text:style-name="P3"><text:span text:style-name="T10">i=1</text:span></text:p>
          <text:p text:style-name="P3"><text:span text:style-name="T10">1&lt;5? DA</text:span></text:p>
          <text:p text:style-name="P3"><text:span text:style-name="T19">-22 &gt; -4? NE</text:span></text:p>
          <text:p text:style-name="P3"><text:span text:style-name="T10">i++ =&gt; i=2</text:span></text:p>
          <text:p text:style-name="P3"><text:span text:style-name="T10">2&lt;5? DA</text:span></text:p>
          <text:p text:style-name="P3"><text:span text:style-name="T19">-151 &gt; -4? NE</text:span></text:p>
          <text:p text:style-name="P3"><text:span text:style-name="T10">i++ =&gt; i=3</text:span></text:p>
          <text:p text:style-name="P3"><text:span text:style-name="T10">3&lt;5? DA</text:span></text:p>
          <text:p text:style-name="P3"><text:span text:style-name="T19">-2 &gt; -4? DA – max=-2</text:span><text:span text:style-name="T17"> </text:span></text:p>
          <text:p text:style-name="P3"><text:span text:style-name="T10">i++ =&gt; i=4</text:span></text:p>
          <text:p text:style-name="P3"><text:span text:style-name="T10">4&lt;5? DA</text:span></text:p>
          <text:p text:style-name="P3"><text:span text:style-name="T19">-88 &gt;-2? NE!!!</text:span></text:p>
          <text:p text:style-name="P3"><text:span text:style-name="T19">max=-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3.479cm" svg:y="9.9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75cm" svg:y1="10.807cm" svg:x2="12.716cm" svg:y2="10.869cm">
          <text:p/>
        </draw:line>
        <draw:custom-shape draw:style-name="gr12" draw:text-style-name="P10" draw:layer="layout" svg:width="1.185cm" svg:height="0.881cm" svg:x="10.849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1" draw:layer="layout" svg:width="4.548cm" svg:height="0.906cm" svg:x="7.725cm" svg:y="14.91cm">
          <draw:text-box>
            <text:p><text:span text:style-name="T11"><text:s text:c="20"/></text:span><text:span text:style-name="T11">niz[i]</text:span></text:p>
          </draw:text-box>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spravno traženje maksimuma</text:p>
          </draw:text-box>
        </draw:frame>
        <draw:frame draw:style-name="gr7"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16"><text:tab/></text:span><text:span text:style-name="T16">max = niz[0];</text:span></text:p>
            <text:p text:style-name="P3"><text:span text:style-name="T5"><text:tab/></text:span><text:span text:style-name="T5">for (i=1; i&lt;BROJ_EL; i++) {</text:span></text:p>
            <text:p text:style-name="P3"><text:span text:style-name="T5"><text:tab/></text:span><text:span text:style-name="T5"><text:tab/></text:span><text:span text:style-name="T5">if (niz[i] &gt; </text:span><text:span text:style-name="T16">max</text:span><text:span text:style-name="T5">) </text:span></text:p>
            <text:p text:style-name="P3"><text:span text:style-name="T5"><text:tab/></text:span><text:span text:style-name="T5"><text:tab/></text:span><text:span text:style-name="T5"><text:tab/></text:span><text:span text:style-name="T5">max = 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draw:text-box>
            <text:list text:style-name="L3">
              <text:list-item>
                <text:p>Provjera da li svi članovi niza zadovoljavaju uslov je varijanta zadatka tipa ∀x:</text:p>
                <text:list>
                  <text:list-item>
                    <text:p>Pretpostavimo da zadovoljavaju.</text:p>
                    <text:list>
                      <text:list-item>
                        <text:p>Postavljamo logičku promjenljivu na istinu (1).</text:p>
                      </text:list-item>
                    </text:list>
                  </text:list-item>
                  <text:list-item>
                    <text:p>Prolazimo kroz sve članove niza for petljom</text:p>
                  </text:list-item>
                  <text:list-item>
                    <text:p>Ako naiđemo na član niza takav da ne zadovoljava uslov, postavljamo promjenljivu na neistinu (0) i prekidamo petlju (break).</text:p>
                  </text:list-item>
                </text:list>
              </text:list-item>
              <text:list-item>
                <text:p>Primjer: Da li su svi članovi niza cijelih brojeva djeljivi sa 3?</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printf("Svi su djeljivi\n");</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printf("Svi nisu djeljivi\n");</text:span></text:p>
            <text:p text:style-name="P3"><text:tab/><text:tab/>}</text:p>
            <text:p text:style-name="P3"><text:tab/>}</text:p>
            <text:p text:style-name="P3"><text:span text:style-name="T5"/></text:p>
          </draw:text-box>
        </draw:frame>
        <draw:frame draw:style-name="standard" xml:id="id15" draw:id="id15" draw:layer="layout" svg:width="8.843cm" svg:height="0.983cm" svg:x="3.323cm" svg:y="15.16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0.svm" xlink:type="simple" xlink:show="embed" xlink:actuate="onLoad"/>
        </draw:frame>
        <draw:custom-shape draw:style-name="gr22" draw:text-style-name="P17" xml:id="id16" draw:id="id16" draw:layer="layout" svg:width="7.143cm" svg:height="4.788cm" svg:x="18.625cm" svg:y="8.154cm">
          <text:p text:style-name="P3"><text:span text:style-name="T21">Svi nisu djeljivi</text:span></text:p>
          <text:p text:style-name="P3"><text:span text:style-name="T21">Svi nisu djeljivi</text:span></text:p>
          <text:p text:style-name="P3"><text:span text:style-name="T21">Svi su djeljivi</text:span></text:p>
          <text:p text:style-name="P3"><text:span text:style-name="T21">Svi nisu djeljivi</text:span></text:p>
          <text:p text:style-name="P3"><text:span text:style-name="T21">Svi nisu djeljivi</text:span></text:p>
          <draw:enhanced-geometry svg:viewBox="0 0 21600 21600" draw:type="rectangle" draw:enhanced-path="M 0 0 L 21600 0 21600 21600 0 21600 0 0 Z N"/>
        </draw:custom-shape>
        <draw:polyline draw:style-name="gr23" draw:text-style-name="P12" xml:id="id13" draw:id="id13" draw:layer="layout" svg:width="13.493cm" svg:height="5.026cm" svg:x="4.551cm" svg:y="6.679cm" svg:viewBox="0 0 13494 5027" draw:points="0,5027 13494,0">
          <text:p/>
        </draw:polyline>
        <draw:polyline draw:style-name="gr23" draw:text-style-name="P12" xml:id="id14" draw:id="id14" draw:layer="layout" svg:width="13.678cm" svg:height="4.655cm" svg:x="4.471cm" svg:y="6.891cm" svg:viewBox="0 0 13679 4656" draw:points="0,0 13679,465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xml:id="id19" draw:id="id19" draw:layer="layout" svg:width="8.843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1.svm" xlink:type="simple" xlink:show="embed" xlink:actuate="onLoad"/>
        </draw:frame>
        <draw:custom-shape draw:style-name="gr22" draw:text-style-name="P17" xml:id="id20" draw:id="id20" draw:layer="layout" svg:width="7.143cm" svg:height="4.788cm" svg:x="18.625cm" svg:y="8.154cm">
          <text:p text:style-name="P3"><text:span text:style-name="T21">Svi nisu djeljivi</text:span></text:p>
          <draw:enhanced-geometry svg:viewBox="0 0 21600 21600" draw:type="rectangle" draw:enhanced-path="M 0 0 L 21600 0 21600 21600 0 21600 0 0 Z N"/>
        </draw:custom-shape>
        <draw:polyline draw:style-name="gr23" draw:text-style-name="P12" xml:id="id17" draw:id="id17" draw:layer="layout" svg:width="13.493cm" svg:height="8.189cm" svg:x="4.551cm" svg:y="6.679cm" svg:viewBox="0 0 13494 8190" draw:points="0,8190 13494,0">
          <text:p/>
        </draw:polyline>
        <draw:polyline draw:style-name="gr23" draw:text-style-name="P12" xml:id="id18" draw:id="id18" draw:layer="layout" svg:width="13.784cm" svg:height="7.898cm" svg:x="4.471cm" svg:y="6.891cm" svg:viewBox="0 0 13785 7899" draw:points="0,0 13785,7899">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2.svm" xlink:type="simple" xlink:show="embed" xlink:actuate="onLoad"/>
        </draw:frame>
        <draw:custom-shape draw:style-name="gr22" draw:text-style-name="P17" draw:layer="layout" svg:width="7.143cm" svg:height="4.788cm" svg:x="18.625cm" svg:y="8.154cm">
          <text:p text:style-name="P3"><text:span text:style-name="T21">Svi nisu djeljivi</text:span></text:p>
          <draw:enhanced-geometry svg:viewBox="0 0 21600 21600" draw:type="rectangle" draw:enhanced-path="M 0 0 L 21600 0 21600 21600 0 21600 0 0 Z N"/>
        </draw:custom-shape>
        <draw:line draw:style-name="gr23" draw:text-style-name="P12" draw:layer="layout" svg:x1="4.551cm" svg:y1="14.869cm" svg:x2="18.045cm" svg:y2="6.679cm">
          <text:p/>
        </draw:line>
        <draw:line draw:style-name="gr23" draw:text-style-name="P12" draw:layer="layout" svg:x1="4.471cm" svg:y1="6.891cm" svg:x2="18.256cm" svg:y2="14.79cm">
          <text:p/>
        </draw:lin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3.svm" xlink:type="simple" xlink:show="embed" xlink:actuate="onLoad"/>
        </draw:frame>
        <draw:custom-shape draw:style-name="gr22" draw:text-style-name="P17" draw:layer="layout" svg:width="7.143cm" svg:height="4.788cm" svg:x="18.625cm" svg:y="8.154cm">
          <text:p text:style-name="P3"><text:span text:style-name="T21">Svi su djeljivi</text:span></text:p>
          <draw:enhanced-geometry svg:viewBox="0 0 21600 21600" draw:type="rectangle" draw:enhanced-path="M 0 0 L 21600 0 21600 21600 0 21600 0 0 Z N"/>
        </draw:custom-shape>
        <draw:line draw:style-name="gr23" draw:text-style-name="P12" draw:layer="layout" svg:x1="4.551cm" svg:y1="14.869cm" svg:x2="18.045cm" svg:y2="6.679cm">
          <text:p/>
        </draw:line>
        <draw:line draw:style-name="gr23" draw:text-style-name="P12" draw:layer="layout" svg:x1="4.471cm" svg:y1="6.891cm" svg:x2="18.256cm" svg:y2="14.79cm">
          <text:p/>
        </draw:line>
        <presentation:notes draw:style-name="dp2">
          <draw:page-thumbnail draw:style-name="gr1" draw:layer="layout" svg:width="12.75cm" svg:height="9.56cm" svg:x="4.125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4.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7.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5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8cm" svg:y="15.078cm">
          <text:p text:style-name="P5">?</text:p>
          <draw:enhanced-geometry svg:viewBox="0 0 21600 21600" draw:type="rectangle" draw:enhanced-path="M 0 0 L 21600 0 21600 21600 0 21600 0 0 Z N"/>
        </draw:custom-shape>
        <draw:frame draw:style-name="gr26" draw:text-style-name="P19" draw:layer="layout" svg:width="2.302cm" svg:height="0.962cm" svg:x="21.485cm" svg:y="16.745cm">
          <draw:text-box>
            <text:p text:style-name="P5">djeljivi</text:p>
          </draw:text-box>
        </draw:frame>
        <draw:custom-shape draw:style-name="gr25" draw:text-style-name="P18" draw:layer="layout" svg:width="1.852cm" svg:height="1.693cm" svg:x="18.037cm" svg:y="15.052cm">
          <text:p text:style-name="P5">0</text:p>
          <draw:enhanced-geometry svg:viewBox="0 0 21600 21600" draw:type="rectangle" draw:enhanced-path="M 0 0 L 21600 0 21600 21600 0 21600 0 0 Z N"/>
        </draw:custom-shape>
        <draw:frame draw:style-name="gr26" draw:text-style-name="P19" draw:layer="layout" svg:width="1.994cm" svg:height="0.962cm" svg:x="17.904cm" svg:y="16.719cm">
          <draw:text-box>
            <text:p text:style-name="P5">i</text:p>
          </draw:text-box>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5.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9.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5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0</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6.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9.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2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1</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presentation:notes draw:style-name="dp2">
          <draw:page-thumbnail draw:style-name="gr1" draw:layer="layout" svg:width="12.75cm" svg:height="9.56cm" svg:x="4.125cm" svg:y="2.5cm" draw:page-number="33" presentation:class="page"/>
          <draw:frame presentation:style-name="pr5" draw:text-style-name="P2" draw:layer="layout" svg:width="17cm" svg:height="14cm" svg:x="2cm" svg:y="13cm" presentation:class="notes" presentation:placeholder="true">
            <draw:text-box/>
          </draw:frame>
        </presentation:notes>
      </draw:page>
      <draw:page draw:name="page34"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27.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8.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0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7cm" svg:y="15.078cm">
          <text:p text:style-name="P5">1</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2</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presentation:notes draw:style-name="dp2">
          <draw:page-thumbnail draw:style-name="gr1" draw:layer="layout" svg:width="12.75cm" svg:height="9.56cm" svg:x="4.125cm" svg:y="2.5cm" draw:page-number="34" presentation:class="page"/>
          <draw:frame presentation:style-name="pr5" draw:text-style-name="P2" draw:layer="layout" svg:width="17cm" svg:height="14cm" svg:x="2cm" svg:y="13cm" presentation:class="notes" presentation:placeholder="true">
            <draw:text-box/>
          </draw:frame>
        </presentation:notes>
      </draw:page>
      <draw:page draw:name="page35"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text:span text:style-name="T6">6</text:span></text:p>
              </table:table-cell>
            </table:table-row>
          </table:table>
          <draw:image xlink:href="Pictures/TablePreview28.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9.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8.8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0</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3</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presentation:notes draw:style-name="dp2">
          <draw:page-thumbnail draw:style-name="gr1" draw:layer="layout" svg:width="12.75cm" svg:height="9.56cm" svg:x="4.125cm" svg:y="2.5cm" draw:page-number="35" presentation:class="page"/>
          <draw:frame presentation:style-name="pr5" draw:text-style-name="P22" draw:layer="layout" svg:width="17cm" svg:height="14cm" svg:x="2cm" svg:y="13cm" presentation:class="notes" presentation:placeholder="true">
            <draw:text-box/>
          </draw:frame>
        </presentation:notes>
      </draw:page>
      <draw:page draw:name="page36"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text:span text:style-name="T6">6</text:span></text:p>
              </table:table-cell>
            </table:table-row>
          </table:table>
          <draw:image xlink:href="Pictures/TablePreview29.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9.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10.6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0</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4</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presentation:notes draw:style-name="dp2">
          <draw:page-thumbnail draw:style-name="gr1" draw:layer="layout" svg:width="12.75cm" svg:height="9.56cm" svg:x="4.125cm" svg:y="2.5cm" draw:page-number="36" presentation:class="page"/>
          <draw:frame presentation:style-name="pr5" draw:text-style-name="P22" draw:layer="layout" svg:width="17cm" svg:height="14cm" svg:x="2cm" svg:y="13cm" presentation:class="notes" presentation:placeholder="true">
            <draw:text-box/>
          </draw:frame>
        </presentation:notes>
      </draw:page>
      <draw:page draw:name="page37"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text:span text:style-name="T6">6</text:span></text:p>
              </table:table-cell>
            </table:table-row>
          </table:table>
          <draw:image xlink:href="Pictures/TablePreview30.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9" draw:text-style-name="P8" draw:layer="layout" svg:width="2.043cm" svg:height="0.804cm" svg:x="2.712cm" svg:y="8.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12.395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1</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5</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presentation:notes draw:style-name="dp2">
          <draw:page-thumbnail draw:style-name="gr1" draw:layer="layout" svg:width="12.75cm" svg:height="9.56cm" svg:x="4.125cm" svg:y="2.5cm" draw:page-number="37" presentation:class="page"/>
          <draw:frame presentation:style-name="pr5" draw:text-style-name="P22" draw:layer="layout" svg:width="17cm" svg:height="14cm" svg:x="2cm" svg:y="13cm" presentation:class="notes" presentation:placeholder="true">
            <draw:text-box/>
          </draw:frame>
        </presentation:notes>
      </draw:page>
      <draw:page draw:name="page38"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Pogrešno rješenje br. 2:</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 = 1;</text:span></text:p>
            <text:p text:style-name="P3"><text:span text:style-name="T5"><text:tab/></text:span><text:span text:style-name="T5"><text:tab/></text:span><text:span text:style-name="T5">} else {</text:span><text:span text:style-name="T5"><text:line-break/></text:span><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text:span text:style-name="T6">6</text:span></text:p>
              </table:table-cell>
            </table:table-row>
          </table:table>
          <draw:image xlink:href="Pictures/TablePreview31.svm" xlink:type="simple" xlink:show="embed" xlink:actuate="onLoad"/>
        </draw:frame>
        <draw:custom-shape draw:style-name="gr22" draw:text-style-name="P17" draw:layer="layout" svg:width="7.143cm" svg:height="4.788cm" svg:x="18.625cm" svg:y="8.154cm">
          <text:p text:style-name="P3"><text:span text:style-name="T21">Svi su djeljivi</text:span></text:p>
          <draw:enhanced-geometry svg:viewBox="0 0 21600 21600" draw:type="rectangle" draw:enhanced-path="M 0 0 L 21600 0 21600 21600 0 21600 0 0 Z N"/>
        </draw:custom-shape>
        <draw:custom-shape draw:style-name="gr9" draw:text-style-name="P8" draw:layer="layout" svg:width="2.043cm" svg:height="0.804cm" svg:x="2.712cm" svg:y="12.6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0" draw:layer="layout" svg:width="1.852cm" svg:height="1.693cm" svg:x="21.767cm" svg:y="15.078cm">
          <text:p text:style-name="P5"><text:span text:style-name="T6">1</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6</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presentation:notes draw:style-name="dp2">
          <draw:page-thumbnail draw:style-name="gr1" draw:layer="layout" svg:width="12.75cm" svg:height="9.56cm" svg:x="4.125cm" svg:y="2.5cm" draw:page-number="38" presentation:class="page"/>
          <draw:frame presentation:style-name="pr5" draw:text-style-name="P22" draw:layer="layout" svg:width="17cm" svg:height="14cm" svg:x="2cm" svg:y="13cm" presentation:class="notes" presentation:placeholder="true">
            <draw:text-box/>
          </draw:frame>
        </presentation:notes>
      </draw:page>
      <draw:page draw:name="page39"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cell>
                <text:p text:style-name="P5">6</text:p>
              </table:table-cell>
            </table:table-row>
          </table:table>
          <draw:image xlink:href="Pictures/TablePreview32.svm" xlink:type="simple" xlink:show="embed" xlink:actuate="onLoad"/>
        </draw:frame>
        <draw:custom-shape draw:style-name="gr22" draw:text-style-name="P17" draw:layer="layout" svg:width="7.143cm" svg:height="4.788cm" svg:x="18.625cm" svg:y="8.154cm">
          <text:p text:style-name="P3"><text:span text:style-name="T21">Svi nisu djeljivi</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33.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11" draw:text-style-name="P5" draw:layer="layout" svg:width="1.185cm" svg:height="0.881cm" svg:x="3.5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7cm" svg:y="15.078cm">
          <text:p text:style-name="P5">1</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0</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12cm" svg:y="7.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34.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11" draw:text-style-name="P5" draw:layer="layout" svg:width="1.185cm" svg:height="0.881cm" svg:x="3.5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852cm" svg:height="1.693cm" svg:x="21.767cm" svg:y="15.078cm">
          <text:p text:style-name="P5">1</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0</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1" presentation:class="page"/>
          <draw:frame presentation:style-name="pr5" draw:text-style-name="P2" draw:layer="layout" svg:width="17cm" svg:height="14cm" svg:x="2cm" svg:y="13cm" presentation:class="notes" presentation:placeholder="true">
            <draw:text-box/>
          </draw:frame>
        </presentation:notes>
      </draw:page>
      <draw:page draw:name="page42"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text:span text:style-name="T6">2</text:span></text:p>
              </table:table-cell>
            </table:table-row>
          </table:table>
          <draw:image xlink:href="Pictures/TablePreview35.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11" draw:text-style-name="P5" draw:layer="layout" svg:width="1.185cm" svg:height="0.881cm" svg:x="5.2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1</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1</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2" presentation:class="page"/>
          <draw:frame presentation:style-name="pr5" draw:text-style-name="P22" draw:layer="layout" svg:width="17cm" svg:height="14cm" svg:x="2cm" svg:y="13cm" presentation:class="notes" presentation:placeholder="true">
            <draw:text-box/>
          </draw:frame>
        </presentation:notes>
      </draw:page>
      <draw:page draw:name="page43"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text:span text:style-name="T6">2</text:span></text:p>
              </table:table-cell>
            </table:table-row>
          </table:table>
          <draw:image xlink:href="Pictures/TablePreview36.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11" draw:text-style-name="P5" draw:layer="layout" svg:width="1.185cm" svg:height="0.881cm" svg:x="7.0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1</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2</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3" presentation:class="page"/>
          <draw:frame presentation:style-name="pr5" draw:text-style-name="P22" draw:layer="layout" svg:width="17cm" svg:height="14cm" svg:x="2cm" svg:y="13cm" presentation:class="notes" presentation:placeholder="true">
            <draw:text-box/>
          </draw:frame>
        </presentation:notes>
      </draw:page>
      <draw:page draw:name="page44"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text:span text:style-name="T25"/></text:p>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text:span text:style-name="T6">2</text:span></text:p>
              </table:table-cell>
            </table:table-row>
          </table:table>
          <draw:image xlink:href="Pictures/TablePreview37.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11" draw:text-style-name="P5" draw:layer="layout" svg:width="1.185cm" svg:height="0.881cm" svg:x="8.7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0" draw:layer="layout" svg:width="1.852cm" svg:height="1.693cm" svg:x="21.767cm" svg:y="15.078cm">
          <text:p text:style-name="P5"><text:span text:style-name="T6">1</text:span></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5"><text:span text:style-name="T6">djeljivi</text:span></text:p>
          </draw:text-box>
        </draw:frame>
        <draw:custom-shape draw:style-name="gr25" draw:text-style-name="P20" draw:layer="layout" svg:width="1.852cm" svg:height="1.693cm" svg:x="18.036cm" svg:y="15.052cm">
          <text:p text:style-name="P5"><text:span text:style-name="T6">3</text:span></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5"><text:span text:style-name="T6">i</text:span></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4" presentation:class="page"/>
          <draw:frame presentation:style-name="pr5" draw:text-style-name="P22" draw:layer="layout" svg:width="17cm" svg:height="14cm" svg:x="2cm" svg:y="13cm" presentation:class="notes" presentation:placeholder="true">
            <draw:text-box/>
          </draw:frame>
        </presentation:notes>
      </draw:page>
      <draw:page draw:name="page45"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38.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3</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12cm" svg:y="8.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8.7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39.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4</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10.6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46" presentation:class="page"/>
          <draw:frame presentation:style-name="pr5" draw:text-style-name="P2" draw:layer="layout" svg:width="17cm" svg:height="14cm" svg:x="2cm" svg:y="13cm" presentation:class="notes" presentation:placeholder="true">
            <draw:text-box/>
          </draw:frame>
        </presentation:notes>
      </draw:page>
      <draw:page draw:name="page47"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40.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5</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12cm" svg:y="8.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12.3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Ispravno rješenje:</text:p>
              </text:list-item>
            </text:list>
          </draw:text-box>
        </draw:frame>
        <draw:frame draw:style-name="gr21" draw:text-style-name="P4" draw:layer="layout" svg:width="20.971cm" svg:height="10.569cm" svg:x="3.627cm" svg:y="6.232cm">
          <draw:text-box>
            <text:p text:style-name="P3"><text:span text:style-name="T5"/></text:p>
            <text:p text:style-name="P3"><text:span text:style-name="T5"><text:tab/></text:span><text:span text:style-name="T5">djeljivi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text:span><text:span text:style-name="T22">jivi = 0;</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3"/>
            <text:p text:style-name="P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5"><text:span text:style-name="T6">2</text:span></text:p>
              </table:table-cell>
              <table:table-cell>
                <text:p text:style-name="P5"><text:span text:style-name="T6">2</text:span></text:p>
              </table:table-cell>
              <table:table-cell>
                <text:p text:style-name="P5"><text:span text:style-name="T6">2</text:span></text:p>
              </table:table-cell>
              <table:table-cell>
                <text:p text:style-name="P5"><text:span text:style-name="T6">1</text:span></text:p>
              </table:table-cell>
              <table:table-cell>
                <text:p text:style-name="P5"><text:span text:style-name="T6">2</text:span></text:p>
              </table:table-cell>
              <table:table-cell>
                <text:p text:style-name="P5">2</text:p>
              </table:table-cell>
            </table:table-row>
          </table:table>
          <draw:image xlink:href="Pictures/TablePreview41.svm" xlink:type="simple" xlink:show="embed" xlink:actuate="onLoad"/>
        </draw:frame>
        <draw:custom-shape draw:style-name="gr22" draw:text-style-name="P17" draw:layer="layout" svg:width="7.143cm" svg:height="4.788cm" svg:x="18.625cm" svg:y="8.154cm">
          <text:p text:style-name="P3"><text:span text:style-name="T21">Svi nisu djeljivi</text:span></text:p>
          <draw:enhanced-geometry svg:viewBox="0 0 21600 21600" draw:type="rectangle" draw:enhanced-path="M 0 0 L 21600 0 21600 21600 0 21600 0 0 Z N"/>
        </draw:custom-shape>
        <draw:custom-shape draw:style-name="gr25" draw:text-style-name="P18" draw:layer="layout" svg:width="1.852cm" svg:height="1.693cm" svg:x="21.767cm" svg:y="15.078cm">
          <text:p text:style-name="P5">0</text:p>
          <draw:enhanced-geometry svg:viewBox="0 0 21600 21600" draw:type="rectangle" draw:enhanced-path="M 0 0 L 21600 0 21600 21600 0 21600 0 0 Z N"/>
        </draw:custom-shape>
        <draw:frame draw:style-name="gr26" draw:text-style-name="P19" draw:layer="layout" svg:width="2.302cm" svg:height="0.962cm" svg:x="21.484cm" svg:y="16.745cm">
          <draw:text-box>
            <text:p text:style-name="P5">djeljivi</text:p>
          </draw:text-box>
        </draw:frame>
        <draw:custom-shape draw:style-name="gr25" draw:text-style-name="P18" draw:layer="layout" svg:width="1.852cm" svg:height="1.693cm" svg:x="18.036cm" svg:y="15.052cm">
          <text:p text:style-name="P5">6</text:p>
          <draw:enhanced-geometry svg:viewBox="0 0 21600 21600" draw:type="rectangle" draw:enhanced-path="M 0 0 L 21600 0 21600 21600 0 21600 0 0 Z N"/>
        </draw:custom-shape>
        <draw:frame draw:style-name="gr26" draw:text-style-name="P19" draw:layer="layout" svg:width="1.994cm" svg:height="0.962cm" svg:x="17.903cm" svg:y="16.719cm">
          <draw:text-box>
            <text:p text:style-name="P5">i</text:p>
          </draw:text-box>
        </draw:frame>
        <draw:custom-shape draw:style-name="gr9" draw:text-style-name="P8" draw:layer="layout" svg:width="2.043cm" svg:height="0.804cm" svg:x="2.765cm" svg:y="13.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Još bolje rješenje:</text:p>
              </text:list-item>
            </text:list>
          </draw:text-box>
        </draw:frame>
        <draw:frame draw:style-name="gr21" draw:text-style-name="P4" draw:layer="layout" svg:width="20.971cm" svg:height="10.569cm" svg:x="3.627cm" svg:y="6.232cm">
          <draw:text-box>
            <text:p text:style-name="P23"><text:span text:style-name="T5"/></text:p>
            <text:p text:style-name="P23"><text:span text:style-name="T5"><text:tab/></text:span><text:span text:style-name="T5">djeljivi = 1;</text:span></text:p>
            <text:p text:style-name="P23"><text:span text:style-name="T5"><text:tab/></text:span><text:span text:style-name="T5">for (i=0; i&lt;BROJ_EL; i++)</text:span></text:p>
            <text:p text:style-name="P23"><text:span text:style-name="T5"><text:tab/></text:span><text:span text:style-name="T5"><text:tab/></text:span><text:span text:style-name="T5">if (niz[i] % 3 != 0) {</text:span></text:p>
            <text:p text:style-name="P23"><text:span text:style-name="T5"><text:tab/></text:span><text:span text:style-name="T5"><text:tab/></text:span><text:span text:style-name="T5"><text:tab/></text:span><text:span text:style-name="T5">djel</text:span><text:span text:style-name="T22">jivi = 0;</text:span></text:p>
            <text:p text:style-name="P23"><text:span text:style-name="T22"><text:tab/></text:span><text:span text:style-name="T22"><text:tab/></text:span><text:span text:style-name="T22"><text:tab/></text:span><text:span text:style-name="T22">break;</text:span></text:p>
            <text:p text:style-name="P23"><text:span text:style-name="T23"><text:tab/></text:span><text:span text:style-name="T23"><text:tab/></text:span><text:span text:style-name="T23">}</text:span></text:p>
            <text:p text:style-name="P23"><text:span text:style-name="T23"><text:tab/></text:span><text:span text:style-name="T23">}</text:span></text:p>
            <text:p text:style-name="P23"><text:span text:style-name="T23"/></text:p>
            <text:p text:style-name="P23"><text:span text:style-name="T23"><text:tab/></text:span><text:span text:style-name="T23">if (djeljivi == 1)</text:span><text:span text:style-name="T24"><text:line-break/></text:span><text:span text:style-name="T24"><text:tab/></text:span><text:span text:style-name="T24"><text:tab/></text:span><text:span text:style-name="T5">printf("Svi su djeljivi\n");</text:span><text:span text:style-name="T5"><text:line-break/></text:span><text:span text:style-name="T5"><text:tab/></text:span><text:span text:style-name="T5">else</text:span><text:span text:style-name="T5"><text:line-break/></text:span><text:span text:style-name="T5"><text:tab/></text:span><text:span text:style-name="T5"><text:tab/></text:span><text:span text:style-name="T5">printf("Svi nisu djeljivi\n");</text:span></text:p>
            <text:p text:style-name="P23"/>
            <text:p text:style-name="P23"><text:span text:style-name="T5"/></text:p>
          </draw:text-box>
        </draw:frame>
        <draw:frame draw:style-name="standard" draw:layer="layout" svg:width="10.615cm" svg:height="0.983cm" svg:x="3.323cm" svg:y="15.988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column table:style-name="co3"/>
            <table:table-row table:style-name="ro2" table:default-cell-style-name="ce1">
              <table:table-cell>
                <text:p text:style-name="P24"><text:span text:style-name="T6">2</text:span></text:p>
              </table:table-cell>
              <table:table-cell>
                <text:p text:style-name="P24"><text:span text:style-name="T6">2</text:span></text:p>
              </table:table-cell>
              <table:table-cell>
                <text:p text:style-name="P24"><text:span text:style-name="T6">2</text:span></text:p>
              </table:table-cell>
              <table:table-cell>
                <text:p text:style-name="P24"><text:span text:style-name="T6">1</text:span></text:p>
              </table:table-cell>
              <table:table-cell>
                <text:p text:style-name="P24"><text:span text:style-name="T6">2</text:span></text:p>
              </table:table-cell>
              <table:table-cell>
                <text:p text:style-name="P24">2</text:p>
              </table:table-cell>
            </table:table-row>
          </table:table>
          <draw:image xlink:href="Pictures/TablePreview42.svm" xlink:type="simple" xlink:show="embed" xlink:actuate="onLoad"/>
        </draw:frame>
        <draw:custom-shape draw:style-name="gr24" draw:text-style-name="P17" draw:layer="layout" svg:width="7.143cm" svg:height="4.788cm" svg:x="18.625cm" svg:y="8.154cm">
          <text:p/>
          <draw:enhanced-geometry svg:viewBox="0 0 21600 21600" draw:type="rectangle" draw:enhanced-path="M 0 0 L 21600 0 21600 21600 0 21600 0 0 Z N"/>
        </draw:custom-shape>
        <draw:custom-shape draw:style-name="gr25" draw:text-style-name="P20" draw:layer="layout" svg:width="1.852cm" svg:height="1.693cm" svg:x="21.767cm" svg:y="15.078cm">
          <text:p text:style-name="P24">0</text:p>
          <draw:enhanced-geometry svg:viewBox="0 0 21600 21600" draw:type="rectangle" draw:enhanced-path="M 0 0 L 21600 0 21600 21600 0 21600 0 0 Z N"/>
        </draw:custom-shape>
        <draw:frame draw:style-name="gr26" draw:text-style-name="P21" draw:layer="layout" svg:width="2.302cm" svg:height="0.962cm" svg:x="21.484cm" svg:y="16.745cm">
          <draw:text-box>
            <text:p text:style-name="P24">djeljivi</text:p>
          </draw:text-box>
        </draw:frame>
        <draw:custom-shape draw:style-name="gr25" draw:text-style-name="P20" draw:layer="layout" svg:width="1.852cm" svg:height="1.693cm" svg:x="18.036cm" svg:y="15.052cm">
          <text:p text:style-name="P24">3</text:p>
          <draw:enhanced-geometry svg:viewBox="0 0 21600 21600" draw:type="rectangle" draw:enhanced-path="M 0 0 L 21600 0 21600 21600 0 21600 0 0 Z N"/>
        </draw:custom-shape>
        <draw:frame draw:style-name="gr26" draw:text-style-name="P21" draw:layer="layout" svg:width="1.994cm" svg:height="0.962cm" svg:x="17.903cm" svg:y="16.719cm">
          <draw:text-box>
            <text:p text:style-name="P24">i</text:p>
          </draw:text-box>
        </draw:frame>
        <draw:custom-shape draw:style-name="gr9" draw:text-style-name="P8" draw:layer="layout" svg:width="2.043cm" svg:height="0.804cm" svg:x="2.712cm" svg:y="8.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8.794cm" svg:y="17.1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6" xml:id="id21" draw:id="id21" draw:layer="layout" svg:width="6.746cm" svg:height="1.819cm" svg:x="9.023cm" svg:y="6.006cm">
          <text:p text:style-name="P5"><text:span text:style-name="T6">Ovdje smo mogli</text:span></text:p>
          <text:p text:style-name="P5"><text:span text:style-name="T6">prekinuti petlju</text:span></text:p>
          <draw:enhanced-geometry svg:viewBox="0 0 21600 21600" draw:mirror-horizontal="false" draw:mirror-vertical="false" draw:text-areas="800 800 20800 20800" draw:type="round-rectangular-callout" draw:modifiers="505.824811027123 40517.80219780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6" xml:id="id22" draw:id="id22" draw:layer="layout" svg:width="6.746cm" svg:height="1.819cm" svg:x="13.178cm" svg:y="10.719cm">
          <text:p text:style-name="P5"><text:span text:style-name="T6">Nema potrebe da</text:span></text:p>
          <text:p text:style-name="P5"><text:span text:style-name="T6">tražimo dalje</text:span></text:p>
          <draw:enhanced-geometry svg:viewBox="0 0 21600 21600" draw:mirror-horizontal="false" draw:mirror-vertical="false" draw:text-areas="800 800 20800 20800" draw:type="round-rectangular-callout" draw:modifiers="22272.2987994664 46748.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49" presentation:class="page"/>
          <draw:frame presentation:style-name="pr5" draw:text-style-name="P22" draw:layer="layout" svg:width="17cm" svg:height="14cm" svg:x="2cm" svg:y="13cm" presentation:class="notes" presentation:placeholder="true">
            <draw:text-box/>
          </draw:frame>
        </presentation:notes>
      </draw:page>
      <draw:page draw:name="page50"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placeholder="true" presentation:user-transformed="true">
          <draw:text-box/>
        </draw:frame>
        <draw:frame draw:style-name="gr28" draw:text-style-name="P4" draw:layer="layout" svg:width="20.971cm" svg:height="14.309cm" svg:x="5.32cm" svg:y="4.659cm">
          <draw:text-box>
            <text:p text:style-name="P3"><text:span text:style-name="T5"/></text:p>
            <text:p text:style-name="P3"><text:span text:style-name="T5">#include &lt;stdio.h&gt;</text:span></text:p>
            <text:p text:style-name="P3"><text:span text:style-name="T5">#define BROJ_EL 5 </text:span></text:p>
            <text:p text:style-name="P3"><text:span text:style-name="T5">int main() {</text:span></text:p>
            <text:p text:style-name="P3"><text:span text:style-name="T5"><text:tab/></text:span><text:span text:style-name="T5">int i, djeljivi_sa_3, niz[BROJ_EL];</text:span></text:p>
            <text:p text:style-name="P3"><text:span text:style-name="T5"><text:tab/></text:span><text:span text:style-name="T5">for (i=0; i&lt;BROJ_EL; i++)</text:span></text:p>
            <text:p text:style-name="P3"><text:span text:style-name="T5"><text:tab/></text:span><text:span text:style-name="T5"><text:tab/></text:span><text:span text:style-name="T5">scanf("%d", &amp;niz[i];</text:span></text:p>
            <text:p text:style-name="P3"><text:span text:style-name="T5"/></text:p>
            <text:p text:style-name="P3"><text:span text:style-name="T5"><text:tab/></text:span><text:span text:style-name="T5">djeljivi_sa_3 = 1;</text:span></text:p>
            <text:p text:style-name="P3"><text:span text:style-name="T5"><text:tab/></text:span><text:span text:style-name="T5">for (i=0; i&lt;BROJ_EL; i++)</text:span></text:p>
            <text:p text:style-name="P3"><text:span text:style-name="T5"><text:tab/></text:span><text:span text:style-name="T5"><text:tab/></text:span><text:span text:style-name="T5">if (niz[i] % 3 != 0) {</text:span></text:p>
            <text:p text:style-name="P3"><text:span text:style-name="T5"><text:tab/></text:span><text:span text:style-name="T5"><text:tab/></text:span><text:span text:style-name="T5"><text:tab/></text:span><text:span text:style-name="T5">djeljivi_sa_3 = 0;</text:span></text:p>
            <text:p text:style-name="P3"><text:span text:style-name="T5"><text:tab/></text:span><text:span text:style-name="T5"><text:tab/></text:span><text:span text:style-name="T5"><text:tab/></text:span><text:span text:style-name="T5">break;</text:span></text:p>
            <text:p text:style-name="P3"><text:span text:style-name="T5"><text:tab/></text:span><text:span text:style-name="T5"><text:tab/></text:span><text:span text:style-name="T5">}</text:span></text:p>
            <text:p text:style-name="P3"><text:span text:style-name="T5"/></text:p>
            <text:p text:style-name="P3"><text:span text:style-name="T5"><text:tab/></text:span><text:span text:style-name="T5">if (djeljivi_sa_3)</text:span></text:p>
            <text:p text:style-name="P3"><text:span text:style-name="T5"><text:tab/></text:span><text:span text:style-name="T5"><text:tab/></text:span><text:span text:style-name="T5">printf("Svi clanovi niza su djeljivi sa 3");</text:span></text:p>
            <text:p text:style-name="P3"><text:span text:style-name="T5"><text:tab/></text:span><text:span text:style-name="T5">else</text:span></text:p>
            <text:p text:style-name="P3"><text:span text:style-name="T5"><text:tab/></text:span><text:span text:style-name="T5"><text:tab/></text:span><text:span text:style-name="T5">printf("Svi clanovi niza NISU djeljivi sa 3");</text:span></text:p>
            <text:p text:style-name="P3"><text:span text:style-name="T5"><text:tab/></text:span><text:span text:style-name="T5"><text:tab/></text:span></text:p>
            <text:p text:style-name="P3"><text:span text:style-name="T5"><text:tab/></text:span><text:span text:style-name="T5">return 0;</text:span></text:p>
            <text:p text:style-name="P3"><text:span text:style-name="T5">}</text:span></text:p>
          </draw:text-box>
        </draw:frame>
        <draw:custom-shape draw:style-name="gr29" draw:text-style-name="P6" xml:id="id23" draw:id="id23" draw:layer="layout" svg:width="8.726cm" svg:height="1.901cm" svg:x="16.786cm" svg:y="8.832cm">
          <text:p text:style-name="P5"><text:span text:style-name="T6">Pretpostavljamo da jesu</text:span></text:p>
          <text:p text:style-name="P5"><text:span text:style-name="T6">(logička istina = 1)</text:span></text:p>
          <draw:enhanced-geometry svg:viewBox="0 0 21600 21600" draw:text-areas="800 800 20800 20800" draw:type="round-rectangular-callout" draw:modifiers="-6618.35682365074 14888.32807570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6" xml:id="id24" draw:id="id24" draw:layer="layout" svg:width="6.013cm" svg:height="1.531cm" svg:x="1.047cm" svg:y="11.671cm">
          <text:p text:style-name="P5"><text:span text:style-name="T6">Prolazimo kroz sve</text:span></text:p>
          <text:p text:style-name="P5"><text:span text:style-name="T6">članove niza</text:span></text:p>
          <draw:enhanced-geometry svg:viewBox="0 0 21600 21600" draw:text-areas="800 800 20800 20800" draw:type="round-rectangular-callout" draw:modifiers="25640.5719986698 -8318.53785900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6" xml:id="id25" draw:id="id25" draw:layer="layout" svg:width="5.154cm" svg:height="1.531cm" svg:x="17.556cm" svg:y="11.486cm">
          <text:p text:style-name="P5"><text:span text:style-name="T6">Ako član nije</text:span></text:p>
          <text:p text:style-name="P5"><text:span text:style-name="T6">djeljiv sa 3...</text:span></text:p>
          <draw:enhanced-geometry svg:viewBox="0 0 21600 21600" draw:text-areas="800 800 20800 20800" draw:type="round-rectangular-callout" draw:modifiers="-7274.02521823472 -662.66318537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 xml:id="id26" draw:id="id26" draw:layer="layout" svg:width="7.123cm" svg:height="1.654cm" svg:x="13.299cm" svg:y="13.229cm">
          <text:p text:style-name="P5"><text:span text:style-name="T6">Postavljamo logičku var.</text:span></text:p>
          <text:p text:style-name="P5"><text:span text:style-name="T6">na 0 i prekidamo petlju</text:span></text:p>
          <draw:enhanced-geometry svg:viewBox="0 0 21600 21600" draw:text-areas="800 800 20800 20800" draw:type="round-rectangular-callout" draw:modifiers="291.072431218417 -8274.561933534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6" xml:id="id27" draw:id="id27" draw:layer="layout" svg:width="8.033cm" svg:height="1.531cm" svg:x="2.082cm" svg:y="15.735cm">
          <text:p text:style-name="P5"><text:span text:style-name="T6">Logičke var. se mogu</text:span></text:p>
          <text:p text:style-name="P5"><text:span text:style-name="T6">postaviti u uslov kao takve</text:span></text:p>
          <draw:enhanced-geometry svg:viewBox="0 0 21600 21600" draw:text-areas="800 800 20800 20800" draw:type="round-rectangular-callout" draw:modifiers="20634.8020911128 -11222.9765013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2.75cm" svg:height="9.56cm" svg:x="4.125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3" draw:master-page-name="Inspiration" presentation:presentation-page-layout-name="AL2T1" presentation:use-footer-name="ftr1" presentation:use-date-time-name="dtd1">
        <office:forms form:automatic-focus="false" form:apply-design-mode="false"/>
        <draw:frame presentation:style-name="pr3" draw:text-style-name="P16" draw:layer="layout" svg:width="20cm" svg:height="2cm" svg:x="1.4cm" svg:y="1.6cm" presentation:class="title" presentation:user-transformed="true">
          <draw:text-box>
            <text:p><text:span text:style-name="T20">Da li članovi niza zadovoljavaju uslov?</text:span></text:p>
          </draw:text-box>
        </draw:frame>
        <draw:frame presentation:style-name="pr4" draw:layer="layout" svg:width="25.2cm" svg:height="12.179cm" svg:x="1.4cm" svg:y="5cm" presentation:class="outline" presentation:user-transformed="true">
          <draw:text-box>
            <text:list text:style-name="L3">
              <text:list-item>
                <text:p>Moglo je kraće ovako:</text:p>
              </text:list-item>
            </text:list>
          </draw:text-box>
        </draw:frame>
        <draw:frame draw:style-name="gr34" draw:text-style-name="P4" draw:layer="layout" svg:width="20.971cm" svg:height="13.67cm" svg:x="5.292cm" svg:y="5.817cm">
          <draw:text-box>
            <text:p text:style-name="P3"><text:span text:style-name="T5"/></text:p>
            <text:p text:style-name="P3"><text:span text:style-name="T5">#include &lt;stdio.h&gt;</text:span></text:p>
            <text:p text:style-name="P3"><text:span text:style-name="T5">#define BROJ_EL 5 </text:span></text:p>
            <text:p text:style-name="P3"><text:span text:style-name="T5">int main() {</text:span></text:p>
            <text:p text:style-name="P3"><text:span text:style-name="T5"><text:tab/></text:span><text:span text:style-name="T5">int i, niz[BROJ_EL];</text:span></text:p>
            <text:p text:style-name="P3"><text:span text:style-name="T5"><text:tab/></text:span><text:span text:style-name="T5">for (i=0; i&lt;BROJ_EL; i++)</text:span></text:p>
            <text:p text:style-name="P3"><text:span text:style-name="T5"><text:tab/></text:span><text:span text:style-name="T5"><text:tab/></text:span><text:span text:style-name="T5">scanf("%d", &amp;niz[i];</text:span></text:p>
            <text:p text:style-name="P3"><text:span text:style-name="T5"/></text:p>
            <text:p text:style-name="P3"><text:span text:style-name="T5"><text:tab/></text:span><text:span text:style-name="T5">for (i=0; i&lt;BROJ_EL; i++)</text:span></text:p>
            <text:p text:style-name="P3"><text:span text:style-name="T5"><text:tab/></text:span><text:span text:style-name="T5"><text:tab/></text:span><text:span text:style-name="T5">if (niz[i] % 3 != 0)</text:span></text:p>
            <text:p text:style-name="P3"><text:span text:style-name="T5"><text:tab/></text:span><text:span text:style-name="T5"><text:tab/></text:span><text:span text:style-name="T5"><text:tab/></text:span><text:span text:style-name="T5">break;</text:span></text:p>
            <text:p text:style-name="P3"><text:span text:style-name="T5"/></text:p>
            <text:p text:style-name="P3"><text:span text:style-name="T5"><text:tab/></text:span><text:span text:style-name="T5">if (i == BROJ_EL)</text:span></text:p>
            <text:p text:style-name="P3"><text:span text:style-name="T5"><text:tab/></text:span><text:span text:style-name="T5"><text:tab/></text:span><text:span text:style-name="T5">printf("Svi clanovi niza su djeljivi sa 3");</text:span></text:p>
            <text:p text:style-name="P3"><text:span text:style-name="T5"><text:tab/></text:span><text:span text:style-name="T5">else</text:span></text:p>
            <text:p text:style-name="P3"><text:span text:style-name="T5"><text:tab/></text:span><text:span text:style-name="T5"><text:tab/></text:span><text:span text:style-name="T5">printf("Svi clanovi niza NISU djeljivi sa 3");</text:span></text:p>
            <text:p text:style-name="P3"><text:span text:style-name="T5"><text:tab/></text:span><text:span text:style-name="T5"><text:tab/></text:span></text:p>
            <text:p text:style-name="P3"><text:span text:style-name="T5"><text:tab/></text:span><text:span text:style-name="T5">return 0;</text:span></text:p>
            <text:p text:style-name="P3"><text:span text:style-name="T5">}</text:span></text:p>
          </draw:text-box>
        </draw:frame>
        <presentation:notes draw:style-name="dp2">
          <draw:page-thumbnail draw:style-name="gr1" draw:layer="layout" svg:width="12.75cm" svg:height="9.56cm" svg:x="4.125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text:span text:style-name="T4">Zadatak: </text:span>Korisnik najprije sa tastature unosi veličinu niza <text:span text:style-name="T7">n</text:span><text:span text:style-name="T26">, a zatim unosi cjelobrojne članove niza...</text:span></text:p>
              </text:list-item>
            </text:list>
          </draw:text-box>
        </draw:frame>
        <draw:frame draw:style-name="gr2" draw:text-style-name="P4" draw:layer="layout" svg:width="17.8cm" svg:height="10.738cm" svg:x="4.302cm" svg:y="6.763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int n,i;</text:span></text:p>
            <text:p text:style-name="P3"><text:span text:style-name="T5"><text:tab/></text:span><text:span text:style-name="T5">printf("Unesite velicinu niza n: ");</text:span></text:p>
            <text:p text:style-name="P3"><text:span text:style-name="T5"><text:tab/></text:span><text:span text:style-name="T5">scanf("%d", &amp;n);</text:span></text:p>
            <text:p text:style-name="P3"><text:span text:style-name="T5"><text:tab/></text:span><text:span text:style-name="T5">int niz[n];</text:span></text:p>
            <text:p text:style-name="P3"><text:span text:style-name="T5"><text:tab/></text:span><text:span text:style-name="T5">for (i=0; i&lt;n; i++) {</text:span></text:p>
            <text:p text:style-name="P3"><text:span text:style-name="T5"><text:tab/></text:span><text:span text:style-name="T5"><text:tab/></text:span><text:span text:style-name="T5">printf("Unesite %d-ti clan niza: ", i+1);</text:span></text:p>
            <text:p text:style-name="P3"><text:span text:style-name="T5"><text:tab/></text:span><text:span text:style-name="T5"><text:tab/></text:span><text:span text:style-name="T5">scanf("%d", &amp;niz[i]);</text:span></text:p>
            <text:p text:style-name="P3"><text:span text:style-name="T5"><text:tab/></text:span><text:span text:style-name="T5">}</text:span></text:p>
            <text:p text:style-name="P3"><text:span text:style-name="T5"><text:tab/></text:span><text:span text:style-name="T5">...</text:span></text:p>
            <text:p text:style-name="P3"><text:span text:style-name="T5"><text:tab/></text:span><text:span text:style-name="T5"><text:tab/></text:span></text:p>
            <text:p text:style-name="P3"><text:span text:style-name="T5"><text:tab/></text:span><text:span text:style-name="T5">return 0;</text:span></text:p>
            <text:p text:style-name="P3"><text:span text:style-name="T5">}</text:span></text:p>
          </draw:text-box>
        </draw:frame>
        <draw:polyline draw:style-name="gr35" draw:text-style-name="P12" xml:id="id31" draw:id="id31" draw:layer="layout" svg:width="19.43cm" svg:height="9.452cm" svg:x="3.462cm" svg:y="7.363cm" svg:viewBox="0 0 19431 9453" draw:points="0,9453 19431,0">
          <text:p/>
        </draw:polyline>
        <draw:polyline draw:style-name="gr35" draw:text-style-name="P12" xml:id="id32" draw:id="id32" draw:layer="layout" svg:width="19.485cm" svg:height="9.397cm" svg:x="3.462cm" svg:y="7.335cm" svg:viewBox="0 0 19486 9398" draw:points="0,0 19486,9398">
          <text:p/>
        </draw:polyline>
        <draw:custom-shape draw:style-name="gr36" draw:text-style-name="P6" xml:id="id28" draw:id="id28" draw:layer="layout" svg:width="8.726cm" svg:height="1.908cm" svg:x="4.74cm" svg:y="6.614cm">
          <text:p text:style-name="P5"><text:span text:style-name="T6">Nije dozvoljeno u ANSI C / </text:span></text:p>
          <text:p text:style-name="P5"><text:span text:style-name="T6">ISO C90 niti u C++u</text:span></text:p>
          <draw:enhanced-geometry svg:viewBox="0 0 21600 21600" draw:text-areas="800 800 20800 20800" draw:type="round-rectangular-callout" draw:modifiers="9004.33138535579 47092.2996333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6" xml:id="id29" draw:id="id29" draw:layer="layout" svg:width="8.726cm" svg:height="2.153cm" svg:x="13.258cm" svg:y="9.615cm">
          <text:p text:style-name="P5"><text:span text:style-name="T6">Ispravno se radi koristeći</text:span></text:p>
          <text:p text:style-name="P5"><text:span text:style-name="T6">dinamičku alokaciju koju</text:span></text:p>
          <text:p text:style-name="P5"><text:span text:style-name="T6">ćete učiti na TP-u</text:span></text:p>
          <draw:enhanced-geometry svg:viewBox="0 0 21600 21600" draw:text-areas="800 800 20800 20800" draw:type="round-rectangular-callout" draw:modifiers="-8873.15228600894 13036.2116991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6" xml:id="id30" draw:id="id30" draw:layer="layout" svg:width="8.726cm" svg:height="1.908cm" svg:x="7.69cm" svg:y="13.336cm">
          <text:p text:style-name="P5"><text:span text:style-name="T6">Program će se krahirati ako </text:span></text:p>
          <text:p text:style-name="P5"><text:span text:style-name="T6">korisnik unese negativan broj</text:span></text:p>
          <draw:enhanced-geometry svg:viewBox="0 0 21600 21600" draw:text-areas="800 800 20800 20800" draw:type="round-rectangular-callout" draw:modifiers="3272.05225163286 -20864.5364064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2.75cm" svg:height="9.56cm" svg:x="4.125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text:span text:style-name="T4">Zadatak: </text:span>Korisnik najprije sa tastature unosi veličinu niza <text:span text:style-name="T27">n (najviše 100)</text:span><text:span text:style-name="T26">, a zatim unosi cjelobrojne članove niza...</text:span></text:p>
              </text:list-item>
            </text:list>
          </draw:text-box>
        </draw:frame>
        <draw:frame draw:style-name="gr2" draw:text-style-name="P4" draw:layer="layout" svg:width="17.8cm" svg:height="10.738cm" svg:x="4.302cm" svg:y="6.763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int n, i, </text:span><text:span text:style-name="T18">niz[100]</text:span><text:span text:style-name="T5">;</text:span></text:p>
            <text:p text:style-name="P3"><text:span text:style-name="T18"><text:tab/></text:span><text:span text:style-name="T18">do {</text:span></text:p>
            <text:p text:style-name="P3"><text:span text:style-name="T5"><text:tab/></text:span><text:span text:style-name="T5"><text:tab/></text:span><text:span text:style-name="T5">printf("Unesite velicinu niza n: ");</text:span></text:p>
            <text:p text:style-name="P3"><text:span text:style-name="T5"><text:tab/></text:span><text:span text:style-name="T5"><text:tab/></text:span><text:span text:style-name="T5">scanf("%d", &amp;n);</text:span></text:p>
            <text:p text:style-name="P3"><text:span text:style-name="T18"><text:tab/></text:span><text:span text:style-name="T18">} while (n&lt;1 || n&gt;100);</text:span></text:p>
            <text:p text:style-name="P3"><text:span text:style-name="T5"><text:tab/></text:span><text:span text:style-name="T5">for (i=0; i&lt;n; i++) {</text:span></text:p>
            <text:p text:style-name="P3"><text:span text:style-name="T5"><text:tab/></text:span><text:span text:style-name="T5"><text:tab/></text:span><text:span text:style-name="T5">printf("Unesite %d-ti clan niza: ", i+1);</text:span></text:p>
            <text:p text:style-name="P3"><text:span text:style-name="T5"><text:tab/></text:span><text:span text:style-name="T5"><text:tab/></text:span><text:span text:style-name="T5">scanf("%d", &amp;niz[i]);</text:span></text:p>
            <text:p text:style-name="P3"><text:span text:style-name="T5"><text:tab/></text:span><text:span text:style-name="T5">}</text:span></text:p>
            <text:p text:style-name="P3"><text:span text:style-name="T5"><text:tab/></text:span><text:span text:style-name="T5">...</text:span></text:p>
            <text:p text:style-name="P3"><text:span text:style-name="T5"><text:tab/></text:span><text:span text:style-name="T5"><text:tab/></text:span></text:p>
            <text:p text:style-name="P3"><text:span text:style-name="T5"><text:tab/></text:span><text:span text:style-name="T5">return 0;</text:span></text:p>
            <text:p text:style-name="P3"><text:span text:style-name="T5">}</text:span></text:p>
          </draw:text-box>
        </draw:frame>
        <presentation:notes draw:style-name="dp2">
          <draw:page-thumbnail draw:style-name="gr1" draw:layer="layout" svg:width="12.75cm" svg:height="9.56cm" svg:x="4.125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Obratite pažnju da nam stvarna veličina niza <text:span text:style-name="T26">nije</text:span><text:span text:style-name="T7"> 100 </text:span><text:span text:style-name="T26">nego</text:span><text:span text:style-name="T7"> n</text:span>, i tu veličinu trebate koristiti u svim kasnijim petljama.</text:p>
              </text:list-item>
            </text:list>
          </draw:text-box>
        </draw:frame>
        <draw:frame draw:style-name="gr2" draw:text-style-name="P4" draw:layer="layout" svg:width="17.8cm" svg:height="10.738cm" svg:x="4.302cm" svg:y="6.763cm">
          <draw:text-box>
            <text:p text:style-name="P3"><text:span text:style-name="T5"/></text:p>
            <text:p text:style-name="P3"><text:span text:style-name="T5">#include &lt;stdio.h&gt;</text:span></text:p>
            <text:p text:style-name="P3"><text:span text:style-name="T5">int main() {</text:span></text:p>
            <text:p text:style-name="P3"><text:span text:style-name="T16"><text:tab/></text:span><text:span text:style-name="T16">int n, i, niz[100], suma=0</text:span><text:span text:style-name="T5">;</text:span></text:p>
            <text:p text:style-name="P3"><text:span text:style-name="T18"><text:tab/></text:span><text:span text:style-name="T18">do {</text:span></text:p>
            <text:p text:style-name="P3"><text:span text:style-name="T5"><text:tab/></text:span><text:span text:style-name="T5"><text:tab/></text:span><text:span text:style-name="T5">printf("Unesite velicinu niza n: ");</text:span></text:p>
            <text:p text:style-name="P3"><text:span text:style-name="T5"><text:tab/></text:span><text:span text:style-name="T5"><text:tab/></text:span><text:span text:style-name="T5">scanf("%d", &amp;n);</text:span></text:p>
            <text:p text:style-name="P3"><text:span text:style-name="T5"><text:tab/></text:span><text:span text:style-name="T5">...</text:span></text:p>
            <text:p text:style-name="P3"><text:span text:style-name="T5"><text:tab/></text:span><text:span text:style-name="T5">for (i=0; i&lt;100; i++)</text:span></text:p>
            <text:p text:style-name="P3"><text:span text:style-name="T5"><text:tab/></text:span><text:span text:style-name="T5"><text:tab/></text:span><text:span text:style-name="T5">suma += niz[i];</text:span></text:p>
            <text:p text:style-name="P3"><text:span text:style-name="T5"><text:tab/></text:span><text:span text:style-name="T5">...</text:span></text:p>
            <text:p text:style-name="P3"><text:span text:style-name="T5"><text:tab/></text:span><text:span text:style-name="T5"><text:tab/></text:span></text:p>
            <text:p text:style-name="P3"><text:span text:style-name="T5"><text:tab/></text:span><text:span text:style-name="T5">return 0;</text:span></text:p>
            <text:p text:style-name="P3"><text:span text:style-name="T5">}</text:span></text:p>
          </draw:text-box>
        </draw:frame>
        <draw:custom-shape draw:style-name="gr29" draw:text-style-name="P6" xml:id="id33" draw:id="id33" draw:layer="layout" svg:width="8.726cm" svg:height="1.901cm" svg:x="6.367cm" svg:y="8.847cm">
          <text:p text:style-name="P5"><text:span text:style-name="T9">Greška:</text:span><text:span text:style-name="T6"> pristup neinicijalizo-</text:span></text:p>
          <text:p text:style-name="P5"><text:span text:style-name="T6">vanim članovima niza</text:span></text:p>
          <draw:enhanced-geometry svg:viewBox="0 0 21600 21600" draw:text-areas="800 800 20800 20800" draw:type="round-rectangular-callout" draw:modifiers="9001.85630800963 34410.09463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1" draw:layer="layout" svg:width="12.75cm" svg:height="9.56cm" svg:x="4.125cm" svg:y="2.5cm" draw:page-number="54" presentation:class="page"/>
          <draw:frame presentation:style-name="pr5" draw:text-style-name="P2" draw:layer="layout" svg:width="17cm" svg:height="14cm" svg:x="2cm" svg:y="13cm" presentation:class="notes" presentation:placeholder="true">
            <draw:text-box/>
          </draw:frame>
        </presentation:notes>
      </draw:page>
      <draw:page draw:name="page5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Obratite pažnju da nam stvarna veličina niza nije 100 nego n, i tu veličinu trebate koristiti u svim kasnijim petljama.</text:p>
              </text:list-item>
            </text:list>
          </draw:text-box>
        </draw:frame>
        <draw:frame draw:style-name="gr38"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for (i=0; i&lt;n; i++) {</text:span></text:p>
            <text:p text:style-name="P3"><text:span text:style-name="T5"><text:tab/></text:span><text:span text:style-name="T5"><text:tab/></text:span><text:span text:style-name="T5">printf("Unesite %d-ti clan niza: ", i+1);</text:span></text:p>
            <text:p text:style-name="P3"><text:span text:style-name="T5"><text:tab/></text:span><text:span text:style-name="T5"><text:tab/></text:span><text:span text:style-name="T5">scanf("%d", &amp;niz[i]);</text:span></text:p>
            <text:p text:style-name="P3"><text:span text:style-name="T5"><text:tab/></text:span><text:span text:style-name="T5">}</text:span></text:p>
            <text:p text:style-name="P3"><text:span text:style-name="T5"><text:tab/></text:span><text:span text:style-name="T5">...</text:span></text:p>
            <text:p text:style-name="P3"><text:span text:style-name="T5"/></text:p>
          </draw:text-box>
        </draw:frame>
        <draw:frame draw:style-name="standard" draw:layer="layout" svg:width="14.098cm" svg:height="0.971cm" svg:x="3.339cm" svg:y="13.294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88</text:p>
              </table:table-cell>
              <table:table-cell>
                <text:p text:style-name="P5">?</text:p>
              </table:table-cell>
              <table:table-cell>
                <text:p text:style-name="P5">?</text:p>
              </table:table-cell>
              <table:table-cell>
                <text:p text:style-name="P5">?</text:p>
              </table:table-cell>
              <table:table-cell>
                <text:p text:style-name="P5">...</text:p>
              </table:table-cell>
            </table:table-row>
          </table:table>
          <draw:image xlink:href="Pictures/TablePreview43.svm" xlink:type="simple" xlink:show="embed" xlink:actuate="onLoad"/>
        </draw:frame>
        <draw:custom-shape draw:style-name="gr39" draw:text-style-name="P25" draw:layer="layout" svg:width="2cm" svg:height="1.27cm" svg:x="22.734cm" svg:y="10.602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3.179cm" svg:y="11.989cm">
          <draw:text-box draw:corner-radius="0.165cm">
            <text:p><text:span text:style-name="T6">n </text:span></text:p>
          </draw:text-box>
        </draw:frame>
        <presentation:notes draw:style-name="dp2">
          <draw:page-thumbnail draw:style-name="gr1" draw:layer="layout" svg:width="12.75cm" svg:height="9.56cm" svg:x="4.125cm" svg:y="2.5cm" draw:page-number="55" presentation:class="page"/>
          <draw:frame presentation:style-name="pr5" draw:text-style-name="P22" draw:layer="layout" svg:width="17cm" svg:height="14cm" svg:x="2cm" svg:y="13cm" presentation:class="notes" presentation:placeholder="true">
            <draw:text-box/>
          </draw:frame>
        </presentation:notes>
      </draw:page>
      <draw:page draw:name="page5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Obratite pažnju da nam stvarna veličina niza nije 100 nego n, i tu veličinu trebate koristiti u svim kasnijim petljama.</text:p>
              </text:list-item>
            </text:list>
          </draw:text-box>
        </draw:frame>
        <draw:frame draw:style-name="gr38"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for (i=0; i&lt;n; i++) {</text:span></text:p>
            <text:p text:style-name="P3"><text:span text:style-name="T5"><text:tab/></text:span><text:span text:style-name="T5"><text:tab/></text:span><text:span text:style-name="T5">printf("Unesite %d-ti clan niza: ", i+1);</text:span></text:p>
            <text:p text:style-name="P3"><text:span text:style-name="T5"><text:tab/></text:span><text:span text:style-name="T5"><text:tab/></text:span><text:span text:style-name="T5">scanf("%d", &amp;niz[i]);</text:span></text:p>
            <text:p text:style-name="P3"><text:span text:style-name="T5"><text:tab/></text:span><text:span text:style-name="T5">}</text:span></text:p>
            <text:p text:style-name="P3"><text:span text:style-name="T5"><text:tab/></text:span><text:span text:style-name="T5">for (i=0; i&lt;100; i++)</text:span></text:p>
            <text:p text:style-name="P3"><text:span text:style-name="T5"><text:tab/></text:span><text:span text:style-name="T5"><text:tab/></text:span><text:span text:style-name="T5">suma += niz[i];</text:span></text:p>
            <text:p text:style-name="P3"><text:span text:style-name="T5"/></text:p>
          </draw:text-box>
        </draw:frame>
        <draw:frame draw:style-name="standard" draw:layer="layout" svg:width="14.098cm" svg:height="0.971cm" svg:x="3.339cm" svg:y="13.294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88</text:p>
              </table:table-cell>
              <table:table-cell table:style-name="ce2">
                <text:p text:style-name="P5"><text:span text:style-name="T13">?</text:span></text:p>
              </table:table-cell>
              <table:table-cell table:style-name="ce2">
                <text:p text:style-name="P5"><text:span text:style-name="T13">?</text:span></text:p>
              </table:table-cell>
              <table:table-cell table:style-name="ce2">
                <text:p text:style-name="P5"><text:span text:style-name="T13">?</text:span></text:p>
              </table:table-cell>
              <table:table-cell table:style-name="ce2">
                <text:p text:style-name="P5"><text:span text:style-name="T13">...</text:span></text:p>
              </table:table-cell>
            </table:table-row>
          </table:table>
          <draw:image xlink:href="Pictures/TablePreview44.svm" xlink:type="simple" xlink:show="embed" xlink:actuate="onLoad"/>
        </draw:frame>
        <draw:custom-shape draw:style-name="gr39" draw:text-style-name="P25" draw:layer="layout" svg:width="2cm" svg:height="1.27cm" svg:x="22.734cm" svg:y="10.602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3.179cm" svg:y="11.989cm">
          <draw:text-box draw:corner-radius="0.165cm">
            <text:p><text:span text:style-name="T6">n </text:span></text:p>
          </draw:text-box>
        </draw:frame>
        <draw:custom-shape draw:style-name="gr40" draw:text-style-name="P27" draw:layer="layout" svg:width="2cm" svg:height="1.27cm" svg:x="20.557cm" svg:y="14.433cm">
          <text:p text:style-name="P5">221+?</text:p>
          <draw:enhanced-geometry svg:viewBox="0 0 21600 21600" draw:mirror-horizontal="false" draw:mirror-vertical="false" draw:type="rectangle" draw:enhanced-path="M 0 0 L 21600 0 21600 21600 0 21600 0 0 Z N"/>
        </draw:custom-shape>
        <draw:frame draw:style-name="gr41" draw:text-style-name="P26" draw:layer="layout" svg:width="2.121cm" svg:height="1.019cm" svg:x="20.506cm" svg:y="15.903cm">
          <draw:text-box draw:corner-radius="0.165cm">
            <text:p><text:span text:style-name="T6">suma </text:span></text:p>
          </draw:text-box>
        </draw:frame>
        <draw:frame draw:style-name="gr42" draw:text-style-name="P28" draw:layer="layout" svg:width="3.527cm" svg:height="1.062cm" svg:x="22.793cm" svg:y="14.579cm">
          <draw:text-box>
            <text:p><text:span text:style-name="T13">GREŠKA!</text:span></text:p>
          </draw:text-box>
        </draw:frame>
        <presentation:notes draw:style-name="dp2">
          <draw:page-thumbnail draw:style-name="gr1" draw:layer="layout" svg:width="12.75cm" svg:height="9.56cm" svg:x="4.125cm" svg:y="2.5cm" draw:page-number="56" presentation:class="page"/>
          <draw:frame presentation:style-name="pr5" draw:text-style-name="P22" draw:layer="layout" svg:width="17cm" svg:height="14cm" svg:x="2cm" svg:y="13cm" presentation:class="notes" presentation:placeholder="true">
            <draw:text-box/>
          </draw:frame>
        </presentation:notes>
      </draw:page>
      <draw:page draw:name="page5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ovi proizvoljne veličine</text:p>
          </draw:text-box>
        </draw:frame>
        <draw:frame presentation:style-name="pr4" draw:layer="layout" svg:width="25.2cm" svg:height="12.179cm" svg:x="1.4cm" svg:y="5cm" presentation:class="outline">
          <draw:text-box>
            <text:list text:style-name="L3">
              <text:list-item>
                <text:p>Obratite pažnju da nam stvarna veličina niza nije 100 nego n, i tu veličinu trebate koristiti u svim kasnijim petljama.</text:p>
              </text:list-item>
            </text:list>
          </draw:text-box>
        </draw:frame>
        <draw:frame draw:style-name="gr38" draw:text-style-name="P4" draw:layer="layout" svg:width="17.8cm" svg:height="10.738cm" svg:x="4.302cm" svg:y="6.763cm">
          <draw:text-box>
            <text:p text:style-name="P3"><text:span text:style-name="T5"/></text:p>
            <text:p text:style-name="P3"><text:span text:style-name="T5"><text:tab/></text:span><text:span text:style-name="T5">...</text:span></text:p>
            <text:p text:style-name="P3"><text:span text:style-name="T5"><text:tab/></text:span><text:span text:style-name="T5">for (i=0; i&lt;n; i++) {</text:span></text:p>
            <text:p text:style-name="P3"><text:span text:style-name="T5"><text:tab/></text:span><text:span text:style-name="T5"><text:tab/></text:span><text:span text:style-name="T5">printf("Unesite %d-ti clan niza: ", i+1);</text:span></text:p>
            <text:p text:style-name="P3"><text:span text:style-name="T5"><text:tab/></text:span><text:span text:style-name="T5"><text:tab/></text:span><text:span text:style-name="T5">scanf("%d", &amp;niz[i]);</text:span></text:p>
            <text:p text:style-name="P3"><text:span text:style-name="T5"><text:tab/></text:span><text:span text:style-name="T5">}</text:span></text:p>
            <text:p text:style-name="P3"><text:span text:style-name="T5"><text:tab/></text:span><text:span text:style-name="T5">for (i=0; i&lt;n; i++)</text:span></text:p>
            <text:p text:style-name="P3"><text:span text:style-name="T5"><text:tab/></text:span><text:span text:style-name="T5"><text:tab/></text:span><text:span text:style-name="T5">suma += niz[i];</text:span></text:p>
            <text:p text:style-name="P3"><text:span text:style-name="T5"/></text:p>
          </draw:text-box>
        </draw:frame>
        <draw:frame draw:style-name="standard" draw:layer="layout" svg:width="14.098cm" svg:height="0.971cm" svg:x="3.339cm" svg:y="13.294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88</text:p>
              </table:table-cell>
              <table:table-cell table:style-name="ce3">
                <text:p text:style-name="P5"><text:span text:style-name="T28">?</text:span></text:p>
              </table:table-cell>
              <table:table-cell table:style-name="ce3">
                <text:p text:style-name="P5"><text:span text:style-name="T28">?</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45.svm" xlink:type="simple" xlink:show="embed" xlink:actuate="onLoad"/>
        </draw:frame>
        <draw:custom-shape draw:style-name="gr39" draw:text-style-name="P25" draw:layer="layout" svg:width="2cm" svg:height="1.27cm" svg:x="22.734cm" svg:y="10.602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3.179cm" svg:y="11.989cm">
          <draw:text-box draw:corner-radius="0.165cm">
            <text:p><text:span text:style-name="T6">n </text:span></text:p>
          </draw:text-box>
        </draw:frame>
        <draw:custom-shape draw:style-name="gr40" draw:text-style-name="P27" draw:layer="layout" svg:width="2cm" svg:height="1.27cm" svg:x="20.557cm" svg:y="14.433cm">
          <text:p text:style-name="P5">221</text:p>
          <draw:enhanced-geometry svg:viewBox="0 0 21600 21600" draw:mirror-horizontal="false" draw:mirror-vertical="false" draw:type="rectangle" draw:enhanced-path="M 0 0 L 21600 0 21600 21600 0 21600 0 0 Z N"/>
        </draw:custom-shape>
        <draw:frame draw:style-name="gr41" draw:text-style-name="P26" draw:layer="layout" svg:width="2.121cm" svg:height="1.019cm" svg:x="20.506cm" svg:y="15.903cm">
          <draw:text-box draw:corner-radius="0.165cm">
            <text:p><text:span text:style-name="T6">suma </text:span></text:p>
          </draw:text-box>
        </draw:frame>
        <presentation:notes draw:style-name="dp2">
          <draw:page-thumbnail draw:style-name="gr1" draw:layer="layout" svg:width="12.75cm" svg:height="9.56cm" svg:x="4.125cm" svg:y="2.5cm" draw:page-number="57" presentation:class="page"/>
          <draw:frame presentation:style-name="pr5" draw:text-style-name="P22" draw:layer="layout" svg:width="17cm" svg:height="14cm" svg:x="2cm" svg:y="13cm" presentation:class="notes" presentation:placeholder="true">
            <draw:text-box/>
          </draw:frame>
        </presentation:notes>
      </draw:page>
      <draw:page draw:name="page5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Ograničenja...</text:p>
          </draw:text-box>
        </draw:frame>
        <draw:frame presentation:style-name="pr4" draw:layer="layout" svg:width="25.2cm" svg:height="12.179cm" svg:x="1.4cm" svg:y="5cm" presentation:class="outline">
          <draw:text-box>
            <text:list text:style-name="L3">
              <text:list-item>
                <text:p>Memorija u stvarnom svijetu nije neograničena!</text:p>
              </text:list-item>
              <text:list-item>
                <text:p>Vi uvijek imate <text:span text:style-name="T4">neko</text:span><text:span text:style-name="T8"> ograničenje na količinu podataka, samo ga ponekad ne znate ili ga niste predvidjeli.</text:span></text:p>
              </text:list-item>
              <text:list-item>
                <text:p><text:span text:style-name="T8">Korisnikov program ne smije da zauzme svu dostupnu memoriju. Svakako morate uvesti ograničenja.</text:span></text:p>
              </text:list-item>
              <text:list-item>
                <text:p><text:span text:style-name="T8">Ustvari </text:span><text:span text:style-name="T29">jedini problem </text:span><text:span text:style-name="T8">rješenja sa prethodnog slajda je što je zauzeto potencijalno više memorije nego što je potrebno.</text:span></text:p>
              </text:list-item>
              <text:list-item>
                <text:p><text:span text:style-name="T8">Ako je stvarno potrebno da radite sa neograničenom količinom podataka, razmislite ima li potrebe da sve držite u memoriji?</text:span></text:p>
              </text:list-item>
            </text:list>
          </draw:text-box>
        </draw:frame>
        <presentation:notes draw:style-name="dp2">
          <draw:page-thumbnail draw:style-name="gr1" draw:layer="layout" svg:width="12.75cm" svg:height="9.56cm" svg:x="4.125cm" svg:y="2.5cm" draw:page-number="58" presentation:class="page"/>
          <draw:frame presentation:style-name="pr5" draw:text-style-name="P22" draw:layer="layout" svg:width="17cm" svg:height="14cm" svg:x="2cm" svg:y="13cm" presentation:class="notes" presentation:placeholder="true">
            <draw:text-box/>
          </draw:frame>
        </presentation:notes>
      </draw:page>
      <draw:page draw:name="page5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Ograničenja...</text:p>
          </draw:text-box>
        </draw:frame>
        <draw:frame presentation:style-name="pr4" draw:layer="layout" svg:width="25.2cm" svg:height="12.179cm" svg:x="1.4cm" svg:y="5cm" presentation:class="outline">
          <draw:text-box>
            <text:list text:style-name="L3">
              <text:list-item>
                <text:p>Primjer programa koji radi sa neograničenom količinom podataka.</text:p>
              </text:list-item>
              <text:list-item>
                <text:p><text:span text:style-name="T4">Zadatak: </text:span>Napisati program koji omogućuje korisniku da unese neograničeno velik niz cijelih brojeva koji se završava nulom, a zatim na ekranu ispisuje sumu tih brojeva.</text:p>
              </text:list-item>
            </text:list>
          </draw:text-box>
        </draw:frame>
        <draw:frame draw:style-name="gr43" draw:text-style-name="P4" draw:layer="layout" svg:width="17.8cm" svg:height="7.919cm" svg:x="6.699cm" svg:y="10.676cm">
          <draw:text-box>
            <text:p text:style-name="P3"><text:span text:style-name="T5"/></text:p>
            <text:p xml:id="id34" text:id="id34" text:style-name="P3"><text:span text:style-name="T5">#include &lt;stdio.h&gt;</text:span></text:p>
            <text:p xml:id="id35" text:id="id35" text:style-name="P3"><text:span text:style-name="T5">int main() {</text:span></text:p>
            <text:p xml:id="id36" text:id="id36" text:style-name="P3"><text:span text:style-name="T5"><text:tab/></text:span><text:span text:style-name="T5">int n, suma=0;</text:span></text:p>
            <text:p xml:id="id37" text:id="id37" text:style-name="P3"><text:span text:style-name="T5"><text:tab/></text:span><text:span text:style-name="T5">do {</text:span></text:p>
            <text:p xml:id="id38" text:id="id38" text:style-name="P3"><text:span text:style-name="T5"><text:tab/></text:span><text:span text:style-name="T5"><text:tab/></text:span><text:span text:style-name="T5">printf("Unesite broj: ");</text:span></text:p>
            <text:p xml:id="id39" text:id="id39" text:style-name="P3"><text:span text:style-name="T5"><text:tab/></text:span><text:span text:style-name="T5"><text:tab/></text:span><text:span text:style-name="T5">scanf("%d", &amp;n);</text:span></text:p>
            <text:p xml:id="id40" text:id="id40" text:style-name="P3"><text:span text:style-name="T5"><text:tab/></text:span><text:span text:style-name="T5"><text:tab/></text:span><text:span text:style-name="T5">suma += n;</text:span></text:p>
            <text:p xml:id="id41" text:id="id41" text:style-name="P3"><text:span text:style-name="T5"><text:tab/></text:span><text:span text:style-name="T5">} while (n != 0);</text:span></text:p>
            <text:p xml:id="id42" text:id="id42" text:style-name="P3"><text:span text:style-name="T5"><text:tab/></text:span><text:span text:style-name="T5">printf("Suma je: %d", suma);</text:span></text:p>
            <text:p xml:id="id43" text:id="id43" text:style-name="P3"><text:span text:style-name="T5"><text:tab/></text:span><text:span text:style-name="T5">return 0;</text:span></text:p>
            <text:p xml:id="id44" text:id="id44" text:style-name="P3"><text:span text:style-name="T5">}</text:span></text:p>
          </draw:text-box>
        </draw:frame>
        <draw:custom-shape draw:style-name="gr44" draw:text-style-name="P6" xml:id="id45" draw:id="id45" draw:layer="layout" svg:width="9.536cm" svg:height="2.398cm" svg:x="12.154cm" svg:y="5.154cm">
          <text:p text:style-name="P5"><text:span text:style-name="T6">Riječ </text:span><text:span text:style-name="T9">niz</text:span><text:span text:style-name="T30"> ima različita značenja </text:span></text:p>
          <text:p text:style-name="P5"><text:span text:style-name="T30">u kolokvijalnom govoru,</text:span></text:p>
          <text:p text:style-name="P5"><text:span text:style-name="T30">matematici i programiranju </text:span></text:p>
          <draw:enhanced-geometry svg:viewBox="0 0 21600 21600" draw:text-areas="800 800 20800 20800" draw:type="round-rectangular-callout" draw:modifiers="3664.54860018874 30171.57148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6" xml:id="id46" draw:id="id46" draw:layer="layout" svg:width="9.536cm" svg:height="2.398cm" svg:x="13.947cm" svg:y="10.868cm">
          <text:p text:style-name="P5"><text:span text:style-name="T30">Realno ovdje će doći do</text:span></text:p>
          <text:p text:style-name="P5"><text:span text:style-name="T30">prekoračenja ako korisnik ne</text:span></text:p>
          <text:p text:style-name="P5"><text:span text:style-name="T30">pazi kakve brojeve unosi</text:span></text:p>
          <draw:enhanced-geometry svg:viewBox="0 0 21600 21600" draw:text-areas="800 800 20800 20800" draw:type="round-rectangular-callout" draw:modifiers="3664.54860018874 30171.57148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1" draw:layer="layout" svg:width="12.75cm" svg:height="9.56cm" svg:x="4.125cm" svg:y="2.5cm" draw:page-number="59" presentation:class="page"/>
          <draw:frame presentation:style-name="pr5" draw:text-style-name="P22" draw:layer="layout" svg:width="17cm" svg:height="14cm" svg:x="2cm" svg:y="13cm" presentation:class="notes" presentation:placeholder="true">
            <draw:text-box/>
          </draw:frame>
        </presentation:notes>
      </draw:page>
      <draw:page draw:name="page6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 proizvoljne veličine</text:p>
          </draw:text-box>
        </draw:frame>
        <draw:frame presentation:style-name="pr4" draw:layer="layout" svg:width="25.2cm" svg:height="12.179cm" svg:x="1.4cm" svg:y="5cm" presentation:class="outline">
          <draw:text-box>
            <text:list text:style-name="L3">
              <text:list-item>
                <text:p><text:span text:style-name="T4">Zadatak: </text:span>Korisnik najprije sa tastature unosi niz realnih brojeva koji <text:span text:style-name="T26">se završava nulom, a zatim određuje broj članova niza koji su veći od prosjeka.</text:span></text:p>
                <text:list>
                  <text:list-item>
                    <text:p xml:id="id47" text:id="id47"><text:span text:style-name="T26">Moramo koristiti niz (polje) zbog toga što su nam potrebni svi članovi da bismo znali prosjek.</text:span></text:p>
                  </text:list-item>
                  <text:list-item>
                    <text:p xml:id="id48" text:id="id48"><text:span text:style-name="T26">Potrebno je ograničiti veličinu.</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2.75cm" svg:height="9.56cm" svg:x="4.125cm" svg:y="2.5cm" draw:page-number="60" presentation:class="page"/>
          <draw:frame presentation:style-name="pr5" draw:text-style-name="P2" draw:layer="layout" svg:width="17cm" svg:height="14cm" svg:x="2cm" svg:y="13cm" presentation:class="notes" presentation:placeholder="true">
            <draw:text-box/>
          </draw:frame>
        </presentation:notes>
      </draw:page>
      <draw:page draw:name="page6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Niz proizvoljne veličine</text:p>
          </draw:text-box>
        </draw:frame>
        <draw:frame presentation:style-name="pr4" draw:layer="layout" svg:width="25.2cm" svg:height="12.179cm" svg:x="1.4cm" svg:y="5cm" presentation:class="outline">
          <draw:text-box>
            <text:list text:style-name="L3">
              <text:list-item>
                <text:p><text:span text:style-name="T4">Zadatak: </text:span>Korisnik najprije sa tastature unosi niz realnih brojeva <text:span text:style-name="T31">(najviše 100)</text:span> koji <text:span text:style-name="T26">se završava nulom, a zatim <text:s/>određuje broj članova niza koji su veći od prosjeka.</text:span></text:p>
              </text:list-item>
            </text:list>
          </draw:text-box>
        </draw:frame>
        <draw:frame draw:style-name="gr45" draw:text-style-name="P4" draw:layer="layout" svg:width="17.8cm" svg:height="11.114cm" svg:x="5.267cm" svg:y="7.548cm">
          <draw:text-box>
            <text:p text:style-name="P3"><text:span text:style-name="T5"/></text:p>
            <text:p xml:id="id49" text:id="id49" text:style-name="P3"><text:span text:style-name="T5">#include &lt;stdio.h&gt;</text:span></text:p>
            <text:p xml:id="id50" text:id="id50" text:style-name="P3"><text:span text:style-name="T5">int main() {</text:span></text:p>
            <text:p xml:id="id51" text:id="id51" text:style-name="P3"><text:span text:style-name="T5"><text:tab/></text:span><text:span text:style-name="T5">float niz[100], prosjek=0;</text:span></text:p>
            <text:p xml:id="id52" text:id="id52" text:style-name="P3"><text:span text:style-name="T5"><text:tab/></text:span><text:span text:style-name="T5">int i, n, broj=0;</text:span></text:p>
            <text:p xml:id="id53" text:id="id53" text:style-name="P3"><text:span text:style-name="T5"><text:tab/></text:span><text:span text:style-name="T5">printf("Unesite clanove niza (0 za kraj)\n");</text:span></text:p>
            <text:p xml:id="id54" text:id="id54" text:style-name="P3"><text:span text:style-name="T5"><text:tab/></text:span><text:span text:style-name="T5">for (i=0; i&lt;100; i++) {</text:span></text:p>
            <text:p xml:id="id55" text:id="id55" text:style-name="P3"><text:span text:style-name="T5"><text:tab/></text:span><text:span text:style-name="T5"><text:tab/></text:span><text:span text:style-name="T5">scanf("%f", &amp;niz[i]);</text:span></text:p>
            <text:p xml:id="id56" text:id="id56" text:style-name="P3"><text:span text:style-name="T5"><text:tab/></text:span><text:span text:style-name="T5"><text:tab/></text:span><text:span text:style-name="T5">if (niz[i]==0) break;</text:span></text:p>
            <text:p xml:id="id57" text:id="id57" text:style-name="P3"><text:span text:style-name="T5"><text:tab/></text:span><text:span text:style-name="T5">}</text:span></text:p>
            <text:p xml:id="id58" text:id="id58" text:style-name="P3"><text:span text:style-name="T5"><text:tab/></text:span><text:span text:style-name="T5">n=i;</text:span></text:p>
            <text:p xml:id="id59" text:id="id59" text:style-name="P3"><text:span text:style-name="T5"><text:tab/></text:span><text:span text:style-name="T5">for (i=0; i&lt;n; i++)</text:span></text:p>
            <text:p xml:id="id60" text:id="id60" text:style-name="P3"><text:span text:style-name="T5"><text:tab/></text:span><text:span text:style-name="T5"><text:tab/></text:span><text:span text:style-name="T5">prosjek += niz[i];</text:span></text:p>
            <text:p xml:id="id61" text:id="id61" text:style-name="P3"><text:span text:style-name="T5"><text:tab/></text:span><text:span text:style-name="T5">prosjek /= n;</text:span></text:p>
            <text:p xml:id="id62" text:id="id62" text:style-name="P3"><text:span text:style-name="T5"><text:tab/></text:span><text:span text:style-name="T5">for (i=0; i&lt;n; i++)</text:span></text:p>
            <text:p xml:id="id63" text:id="id63" text:style-name="P3"><text:span text:style-name="T5"><text:tab/></text:span><text:span text:style-name="T5"><text:tab/></text:span><text:span text:style-name="T5">if (niz[i] &gt; prosjek)</text:span></text:p>
            <text:p xml:id="id64" text:id="id64" text:style-name="P3"><text:span text:style-name="T5"><text:tab/></text:span><text:span text:style-name="T5"><text:tab/></text:span><text:span text:style-name="T5"><text:tab/></text:span><text:span text:style-name="T5">broj++;</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2.75cm" svg:height="9.56cm" svg:x="4.125cm" svg:y="2.5cm" draw:page-number="61" presentation:class="page"/>
          <draw:frame presentation:style-name="pr5" draw:text-style-name="P2" draw:layer="layout" svg:width="17cm" svg:height="14cm" svg:x="2cm" svg:y="13cm" presentation:class="notes" presentation:placeholder="true">
            <draw:text-box/>
          </draw:frame>
        </presentation:notes>
      </draw:page>
      <draw:page draw:name="page6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naliza rješenja</text:p>
          </draw:text-box>
        </draw:frame>
        <draw:frame presentation:style-name="pr4" draw:layer="layout" svg:width="25.2cm" svg:height="12.179cm" svg:x="1.4cm" svg:y="5cm" presentation:class="outline">
          <draw:text-box>
            <text:list text:style-name="L3">
              <text:list-item>
                <text:p>for petlja osigurava da neće biti uneseno više od 100 elemenata.<text:line-break/>Prekida se naredbom break kada korisnik unese nulu.</text:p>
              </text:list-item>
            </text:list>
          </draw:text-box>
        </draw:frame>
        <draw:frame draw:style-name="gr45" draw:text-style-name="P4" draw:layer="layout" svg:width="17.8cm" svg:height="11.114cm" svg:x="5.267cm" svg:y="7.548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float niz[100], prosjek=0;</text:span></text:p>
            <text:p text:style-name="P3"><text:span text:style-name="T5"><text:tab/></text:span><text:span text:style-name="T5">int i, n, broj=0;</text:span></text:p>
            <text:p text:style-name="P3"><text:span text:style-name="T5"><text:tab/></text:span><text:span text:style-name="T5">printf("Unesite clanove niza (0 za kraj)\n");</text:span></text:p>
            <text:p text:style-name="P3"><text:span text:style-name="T5"><text:tab/></text:span><text:span text:style-name="T5">for (i=0; i&lt;100; i++) {</text:span></text:p>
            <text:p text:style-name="P3"><text:span text:style-name="T5"><text:tab/></text:span><text:span text:style-name="T5"><text:tab/></text:span><text:span text:style-name="T5">scanf("%f", &amp;niz[i]);</text:span></text:p>
            <text:p text:style-name="P3"><text:span text:style-name="T5"><text:tab/></text:span><text:span text:style-name="T5"><text:tab/></text:span><text:span text:style-name="T5">if (niz[i]==0) break;</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text:span></text:p>
            <text:p text:style-name="P3"><text:span text:style-name="T5"><text:tab/></text:span><text:span text:style-name="T5"><text:tab/></text:span><text:span text:style-name="T5">prosjek += niz[i];</text:span></text:p>
            <text:p text:style-name="P3"><text:span text:style-name="T5"><text:tab/></text:span><text:span text:style-name="T5">prosjek /= n;</text:span></text:p>
            <text:p text:style-name="P3"><text:span text:style-name="T5"><text:tab/></text:span><text:span text:style-name="T5">for (i=0; i&lt;n; i++)</text:span></text:p>
            <text:p text:style-name="P3"><text:span text:style-name="T5"><text:tab/></text:span><text:span text:style-name="T5"><text:tab/></text:span><text:span text:style-name="T5">if (niz[i] &gt; prosjek)</text:span></text:p>
            <text:p text:style-name="P3"><text:span text:style-name="T5"><text:tab/></text:span><text:span text:style-name="T5"><text:tab/></text:span><text:span text:style-name="T5"><text:tab/></text:span><text:span text:style-name="T5">broj++;</text:span></text:p>
          </draw:text-box>
        </draw:frame>
        <draw:custom-shape draw:style-name="gr46" draw:text-style-name="P12" draw:layer="layout" svg:width="8.957cm" svg:height="2.728cm" svg:x="6.229cm" svg:y="11.3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5cm" svg:height="9.56cm" svg:x="4.125cm" svg:y="2.5cm" draw:page-number="62" presentation:class="page"/>
          <draw:frame presentation:style-name="pr5" draw:text-style-name="P2" draw:layer="layout" svg:width="17cm" svg:height="14cm" svg:x="2cm" svg:y="13cm" presentation:class="notes" presentation:placeholder="true">
            <draw:text-box/>
          </draw:frame>
        </presentation:notes>
      </draw:page>
      <draw:page draw:name="page6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naliza rješenja</text:p>
          </draw:text-box>
        </draw:frame>
        <draw:frame presentation:style-name="pr4" draw:layer="layout" svg:width="25.2cm" svg:height="12.179cm" svg:x="1.4cm" svg:y="5cm" presentation:class="outline">
          <draw:text-box>
            <text:list text:style-name="L3">
              <text:list-item>
                <text:p>Mogli smo i ovako:</text:p>
              </text:list-item>
            </text:list>
          </draw:text-box>
        </draw:frame>
        <draw:frame draw:style-name="gr2" draw:text-style-name="P4" draw:layer="layout" svg:width="17.8cm" svg:height="10.738cm" svg:x="5.35cm" svg:y="6.418cm">
          <draw:text-box>
            <text:p text:style-name="P3"><text:span text:style-name="T5"/></text:p>
            <text:p text:style-name="P3"><text:span text:style-name="T5"><text:tab/></text:span><text:span text:style-name="T5">...</text:span></text:p>
            <text:p text:style-name="P3"><text:span text:style-name="T5"><text:tab/></text:span><text:span text:style-name="T5">do {</text:span></text:p>
            <text:p text:style-name="P3"><text:span text:style-name="T5"><text:tab/></text:span><text:span text:style-name="T5"><text:tab/></text:span><text:span text:style-name="T5">scanf("%f", &amp;niz[i]);</text:span></text:p>
            <text:p text:style-name="P3"><text:span text:style-name="T5"><text:tab/></text:span><text:span text:style-name="T5"><text:tab/></text:span><text:span text:style-name="T5">if (++i == 100) break;</text:span></text:p>
            <text:p text:style-name="P3"><text:span text:style-name="T5"><text:tab/></text:span><text:span text:style-name="T5">} while (niz[i-1] != 0);</text:span></text:p>
            <text:p text:style-name="P3"><text:span text:style-name="T5"><text:tab/></text:span><text:span text:style-name="T5">...</text:span></text:p>
          </draw:text-box>
        </draw:frame>
        <draw:custom-shape draw:style-name="gr29" draw:text-style-name="P6" xml:id="id65" draw:id="id65" draw:layer="layout" svg:width="8.726cm" svg:height="1.901cm" svg:x="9.895cm" svg:y="11.754cm">
          <text:p text:style-name="P5"><text:span text:style-name="T6">Ono prije je ljepše :)</text:span></text:p>
          <draw:enhanced-geometry svg:viewBox="0 0 21600 21600" draw:text-areas="800 800 20800 20800" draw:type="round-rectangular-callout" draw:modifiers="2044.413887934 -13911.67192429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2.75cm" svg:height="9.56cm" svg:x="4.125cm" svg:y="2.5cm" draw:page-number="63" presentation:class="page"/>
          <draw:frame presentation:style-name="pr5" draw:text-style-name="P2" draw:layer="layout" svg:width="17cm" svg:height="14cm" svg:x="2cm" svg:y="13cm" presentation:class="notes" presentation:placeholder="true">
            <draw:text-box/>
          </draw:frame>
        </presentation:notes>
      </draw:page>
      <draw:page draw:name="page6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naliza rješenja</text:p>
          </draw:text-box>
        </draw:frame>
        <draw:frame presentation:style-name="pr4" draw:layer="layout" svg:width="25.2cm" svg:height="12.179cm" svg:x="1.4cm" svg:y="5cm" presentation:class="outline">
          <draw:text-box>
            <text:list text:style-name="L3">
              <text:list-item>
                <text:p>Kako znamo koliko elemenata je uneseno?<text:line-break/>Promjenljiva i zadržava vrijednost koju je imala u trenutku break naredbe (ili 100 ako se nije desio break).</text:p>
              </text:list-item>
            </text:list>
          </draw:text-box>
        </draw:frame>
        <draw:frame draw:style-name="gr45" draw:text-style-name="P4" draw:layer="layout" svg:width="17.8cm" svg:height="11.114cm" svg:x="5.267cm" svg:y="7.548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float niz[100], prosjek=0;</text:span></text:p>
            <text:p text:style-name="P3"><text:span text:style-name="T5"><text:tab/></text:span><text:span text:style-name="T5">int i, n, broj=0;</text:span></text:p>
            <text:p text:style-name="P3"><text:span text:style-name="T5"><text:tab/></text:span><text:span text:style-name="T5">printf("Unesite clanove niza (0 za kraj)\n");</text:span></text:p>
            <text:p text:style-name="P3"><text:span text:style-name="T5"><text:tab/></text:span><text:span text:style-name="T5">for (i=0; i&lt;100; i++) {</text:span></text:p>
            <text:p text:style-name="P3"><text:span text:style-name="T5"><text:tab/></text:span><text:span text:style-name="T5"><text:tab/></text:span><text:span text:style-name="T5">scanf("%f", &amp;niz[i]);</text:span></text:p>
            <text:p text:style-name="P3"><text:span text:style-name="T5"><text:tab/></text:span><text:span text:style-name="T5"><text:tab/></text:span><text:span text:style-name="T5">if (niz[i]==0) break;</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text:span></text:p>
            <text:p text:style-name="P3"><text:span text:style-name="T5"><text:tab/></text:span><text:span text:style-name="T5"><text:tab/></text:span><text:span text:style-name="T5">prosjek += niz[i];</text:span></text:p>
            <text:p text:style-name="P3"><text:span text:style-name="T5"><text:tab/></text:span><text:span text:style-name="T5">prosjek /= n;</text:span></text:p>
            <text:p text:style-name="P3"><text:span text:style-name="T5"><text:tab/></text:span><text:span text:style-name="T5">for (i=0; i&lt;n; i++)</text:span></text:p>
            <text:p text:style-name="P3"><text:span text:style-name="T5"><text:tab/></text:span><text:span text:style-name="T5"><text:tab/></text:span><text:span text:style-name="T5">if (niz[i] &gt; prosjek)</text:span></text:p>
            <text:p text:style-name="P3"><text:span text:style-name="T5"><text:tab/></text:span><text:span text:style-name="T5"><text:tab/></text:span><text:span text:style-name="T5"><text:tab/></text:span><text:span text:style-name="T5">broj++;</text:span></text:p>
          </draw:text-box>
        </draw:frame>
        <draw:custom-shape draw:style-name="gr47" draw:text-style-name="P12" draw:layer="layout" svg:width="2.26cm" svg:height="0.606cm" svg:x="6.229cm" svg:y="14.0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5cm" svg:height="9.56cm" svg:x="4.125cm" svg:y="2.5cm" draw:page-number="64" presentation:class="page"/>
          <draw:frame presentation:style-name="pr5" draw:text-style-name="P22" draw:layer="layout" svg:width="17cm" svg:height="14cm" svg:x="2cm" svg:y="13cm" presentation:class="notes" presentation:placeholder="true">
            <draw:text-box/>
          </draw:frame>
        </presentation:notes>
      </draw:page>
      <draw:page draw:name="page6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naliza rješenja</text:p>
          </draw:text-box>
        </draw:frame>
        <draw:frame presentation:style-name="pr4" draw:layer="layout" svg:width="25.2cm" svg:height="12.179cm" svg:x="1.4cm" svg:y="5cm" presentation:class="outline">
          <draw:text-box>
            <text:list text:style-name="L3">
              <text:list-item>
                <text:p>Da bismo uštedili jednu promjenljivu, elemente sumiramo u promjenljivu <text:span text:style-name="T7">prosjek</text:span><text:span text:style-name="T26">.</text:span></text:p>
              </text:list-item>
            </text:list>
          </draw:text-box>
        </draw:frame>
        <draw:frame draw:style-name="gr48" draw:text-style-name="P4" draw:layer="layout" svg:width="17.8cm" svg:height="11.114cm" svg:x="5.267cm" svg:y="7.548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float niz[100], prosjek=0;</text:span></text:p>
            <text:p text:style-name="P3"><text:span text:style-name="T5"><text:tab/></text:span><text:span text:style-name="T5">int i, n, broj=0;</text:span></text:p>
            <text:p text:style-name="P3"><text:span text:style-name="T5"><text:tab/></text:span><text:span text:style-name="T5">printf("Unesite clanove niza (0 za kraj)\n");</text:span></text:p>
            <text:p text:style-name="P3"><text:span text:style-name="T5"><text:tab/></text:span><text:span text:style-name="T5">for (i=0; i&lt;100; i++) {</text:span></text:p>
            <text:p text:style-name="P3"><text:span text:style-name="T5"><text:tab/></text:span><text:span text:style-name="T5"><text:tab/></text:span><text:span text:style-name="T5">scanf("%f", &amp;niz[i]);</text:span></text:p>
            <text:p text:style-name="P3"><text:span text:style-name="T5"><text:tab/></text:span><text:span text:style-name="T5"><text:tab/></text:span><text:span text:style-name="T5">if (niz[i]==0) break;</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text:span></text:p>
            <text:p text:style-name="P3"><text:span text:style-name="T5"><text:tab/></text:span><text:span text:style-name="T5"><text:tab/></text:span><text:span text:style-name="T5">prosjek += niz[i];</text:span></text:p>
            <text:p text:style-name="P3"><text:span text:style-name="T5"><text:tab/></text:span><text:span text:style-name="T5">prosjek /= n;</text:span></text:p>
            <text:p text:style-name="P3"><text:span text:style-name="T5"><text:tab/></text:span><text:span text:style-name="T5">for (i=0; i&lt;n; i++)</text:span></text:p>
            <text:p text:style-name="P3"><text:span text:style-name="T5"><text:tab/></text:span><text:span text:style-name="T5"><text:tab/></text:span><text:span text:style-name="T5">if (niz[i] &gt; prosjek)</text:span></text:p>
            <text:p text:style-name="P3"><text:span text:style-name="T5"><text:tab/></text:span><text:span text:style-name="T5"><text:tab/></text:span><text:span text:style-name="T5"><text:tab/></text:span><text:span text:style-name="T5">broj++;</text:span></text:p>
          </draw:text-box>
        </draw:frame>
        <draw:custom-shape draw:style-name="gr49" draw:text-style-name="P12" draw:layer="layout" svg:width="8.957cm" svg:height="2.067cm" svg:x="6.229cm" svg:y="14.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5cm" svg:height="9.56cm" svg:x="4.125cm" svg:y="2.5cm" draw:page-number="65" presentation:class="page"/>
          <draw:frame presentation:style-name="pr5" draw:text-style-name="P22" draw:layer="layout" svg:width="17cm" svg:height="14cm" svg:x="2cm" svg:y="13cm" presentation:class="notes" presentation:placeholder="true">
            <draw:text-box/>
          </draw:frame>
        </presentation:notes>
      </draw:page>
      <draw:page draw:name="page6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Analiza rješenja</text:p>
          </draw:text-box>
        </draw:frame>
        <draw:frame presentation:style-name="pr4" draw:layer="layout" svg:width="25.2cm" svg:height="12.179cm" svg:x="1.4cm" svg:y="5cm" presentation:class="outline">
          <draw:text-box>
            <text:list text:style-name="L3">
              <text:list-item>
                <text:p>Za prebrojavanje članova niza većih od prosjeka koristimo brojač <text:span text:style-name="T7">broj</text:span>.</text:p>
              </text:list-item>
            </text:list>
          </draw:text-box>
        </draw:frame>
        <draw:frame draw:style-name="gr48" draw:text-style-name="P4" draw:layer="layout" svg:width="17.8cm" svg:height="11.114cm" svg:x="5.267cm" svg:y="7.548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float niz[100], prosjek=0;</text:span></text:p>
            <text:p text:style-name="P3"><text:span text:style-name="T5"><text:tab/></text:span><text:span text:style-name="T5">int i, n, broj=0;</text:span></text:p>
            <text:p text:style-name="P3"><text:span text:style-name="T5"><text:tab/></text:span><text:span text:style-name="T5">printf("Unesite clanove niza (0 za kraj)\n");</text:span></text:p>
            <text:p text:style-name="P3"><text:span text:style-name="T5"><text:tab/></text:span><text:span text:style-name="T5">for (i=0; i&lt;100; i++) {</text:span></text:p>
            <text:p text:style-name="P3"><text:span text:style-name="T5"><text:tab/></text:span><text:span text:style-name="T5"><text:tab/></text:span><text:span text:style-name="T5">scanf("%f", &amp;niz[i]);</text:span></text:p>
            <text:p text:style-name="P3"><text:span text:style-name="T5"><text:tab/></text:span><text:span text:style-name="T5"><text:tab/></text:span><text:span text:style-name="T5">if (niz[i]==0) break;</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text:span></text:p>
            <text:p text:style-name="P3"><text:span text:style-name="T5"><text:tab/></text:span><text:span text:style-name="T5"><text:tab/></text:span><text:span text:style-name="T5">prosjek += niz[i];</text:span></text:p>
            <text:p text:style-name="P3"><text:span text:style-name="T5"><text:tab/></text:span><text:span text:style-name="T5">prosjek /= n;</text:span></text:p>
            <text:p text:style-name="P3"><text:span text:style-name="T5"><text:tab/></text:span><text:span text:style-name="T5">for (i=0; i&lt;n; i++)</text:span></text:p>
            <text:p text:style-name="P3"><text:span text:style-name="T5"><text:tab/></text:span><text:span text:style-name="T5"><text:tab/></text:span><text:span text:style-name="T5">if (niz[i] &gt; prosjek)</text:span></text:p>
            <text:p text:style-name="P3"><text:span text:style-name="T5"><text:tab/></text:span><text:span text:style-name="T5"><text:tab/></text:span><text:span text:style-name="T5"><text:tab/></text:span><text:span text:style-name="T5">broj++;</text:span></text:p>
          </draw:text-box>
        </draw:frame>
        <draw:custom-shape draw:style-name="gr49" draw:text-style-name="P12" draw:layer="layout" svg:width="8.957cm" svg:height="2.067cm" svg:x="6.229cm" svg:y="1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5cm" svg:height="9.56cm" svg:x="4.125cm" svg:y="2.5cm" draw:page-number="66" presentation:class="page"/>
          <draw:frame presentation:style-name="pr5" draw:text-style-name="P22" draw:layer="layout" svg:width="17cm" svg:height="14cm" svg:x="2cm" svg:y="13cm" presentation:class="notes" presentation:placeholder="true">
            <draw:text-box/>
          </draw:frame>
        </presentation:notes>
      </draw:page>
      <draw:page draw:name="page6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draw:text-box>
            <text:list text:style-name="L3">
              <text:list-item>
                <text:p>Šta znači izbaciti član iz niza? </text:p>
                <text:list>
                  <text:list-item>
                    <text:p>To znači presložiti niz tako da on više ne sadrži taj član.</text:p>
                  </text:list-item>
                  <text:list-item>
                    <text:p>Ako smo izbacili jedan član iz niza, veličina niza se umanjila za jedan.</text:p>
                    <text:list>
                      <text:list-item>
                        <text:p><text:span text:style-name="T32">Ovdje govorimo o “virtuelnoj” veličini niza (promjenljiva n iz prethodnih slajdova) a ne o veličini zauzete memorije (kako je niz deklarisan).</text:span></text:p>
                      </text:list-item>
                    </text:list>
                  </text:list-item>
                </text:list>
              </text:list-item>
            </text:list>
          </draw:text-box>
        </draw:frame>
        <presentation:notes draw:style-name="dp2">
          <draw:page-thumbnail draw:style-name="gr1" draw:layer="layout" svg:width="12.75cm" svg:height="9.56cm" svg:x="4.125cm" svg:y="2.5cm" draw:page-number="67" presentation:class="page"/>
          <draw:frame presentation:style-name="pr5" draw:text-style-name="P2" draw:layer="layout" svg:width="17cm" svg:height="14cm" svg:x="2cm" svg:y="13cm" presentation:class="notes" presentation:placeholder="true">
            <draw:text-box/>
          </draw:frame>
        </presentation:notes>
      </draw:page>
      <draw:page draw:name="page6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draw:text-box>
            <text:list text:style-name="L3">
              <text:list-item>
                <text:p><text:span text:style-name="T4">Primjer:</text:span> Izbaciti sve neparne članove iz niza</text:p>
                <text:p/>
                <text:p/>
                <text:p/>
              </text:list-item>
              <text:list-item>
                <text:p xml:id="id68" text:id="id68">Ovim nisu <text:span text:style-name="T4">izbačeni</text:span><text:span text:style-name="T8"> elementi iz niza, samo su </text:span><text:span text:style-name="T4">preskočeni</text:span><text:span text:style-name="T8"> prilikom ispisa.</text:span></text:p>
              </text:list-item>
              <text:list-item>
                <text:p xml:id="id69" text:id="id69"><text:span text:style-name="T8">Šta npr. ako je potrebno izračunati srednju vrijednost ili nešto drugo izračunati iz niza? </text:span></text:p>
              </text:list-item>
            </text:list>
          </draw:text-box>
        </draw:frame>
        <draw:frame draw:style-name="gr50" draw:text-style-name="P4" draw:layer="layout" svg:width="17.8cm" svg:height="10.738cm" svg:x="5.095cm" svg:y="6.398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printf("%d", niz[i]);</text:span></text:p>
            <text:p text:style-name="P3"><text:span text:style-name="T5"><text:tab/></text:span><text:span text:style-name="T5"><text:tab/></text:span><text:span text:style-name="T5">}</text:span></text:p>
            <text:p text:style-name="P3"><text:span text:style-name="T5"><text:tab/></text:span><text:span text:style-name="T5">}</text:span></text:p>
          </draw:text-box>
        </draw:frame>
        <draw:polyline draw:style-name="gr35" draw:text-style-name="P12" xml:id="id66" draw:id="id66" draw:layer="layout" svg:width="10.582cm" svg:height="4.083cm" svg:x="5.953cm" svg:y="6.557cm" svg:viewBox="0 0 10583 4084" draw:points="0,4084 10583,0">
          <text:p/>
        </draw:polyline>
        <draw:polyline draw:style-name="gr35" draw:text-style-name="P12" xml:id="id67" draw:id="id67" draw:layer="layout" svg:width="10.496cm" svg:height="3.881cm" svg:x="5.924cm" svg:y="6.557cm" svg:viewBox="0 0 10497 3882" draw:points="0,0 10497,3882">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 draw:layer="layout" svg:width="12.75cm" svg:height="9.56cm" svg:x="4.125cm" svg:y="2.5cm" draw:page-number="68" presentation:class="page"/>
          <draw:frame presentation:style-name="pr5" draw:text-style-name="P2" draw:layer="layout" svg:width="17cm" svg:height="14cm" svg:x="2cm" svg:y="13cm" presentation:class="notes" presentation:placeholder="true">
            <draw:text-box/>
          </draw:frame>
        </presentation:notes>
      </draw:page>
      <draw:page draw:name="page6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text:span text:style-name="T7">1. način:</text:span> Ako ne smeta što će se promijeniti redoslijed elemenata:</text:p>
              </text:list-item>
            </text:list>
            <text:list text:style-name="L5">
              <text:list-item>
                <text:list>
                  <text:list-item>
                    <text:p><text:s/>na mjesto izbačenog elementa upisati posljednji,</text:p>
                  </text:list-item>
                  <text:list-item>
                    <text:p><text:s/>smanjiti veličinu za jedan,</text:p>
                  </text:list-item>
                  <text:list-item>
                    <text:p><text:s/>ponovo posmatrati prebačeni element (jer možda i njega treba izbaciti).</text:p>
                  </text:list-item>
                </text:list>
              </text:list-item>
            </text:list>
          </draw:text-box>
        </draw:frame>
        <draw:frame draw:style-name="gr51" draw:text-style-name="P4" draw:layer="layout" svg:width="17.8cm" svg:height="5.363cm" svg:x="5.785cm" svg:y="12.351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presentation:notes draw:style-name="dp2">
          <draw:page-thumbnail draw:style-name="gr1" draw:layer="layout" svg:width="12.75cm" svg:height="9.56cm" svg:x="4.125cm" svg:y="2.5cm" draw:page-number="69" presentation:class="page"/>
          <draw:frame presentation:style-name="pr5" draw:text-style-name="P2" draw:layer="layout" svg:width="17cm" svg:height="14cm" svg:x="2cm" svg:y="13cm" presentation:class="notes" presentation:placeholder="true">
            <draw:text-box/>
          </draw:frame>
        </presentation:notes>
      </draw:page>
      <draw:page draw:name="page7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text:span text:style-name="T7">1. način:</text:span> Ako ne smeta što će se promijeniti redoslijed elemenata:</text:p>
              </text:list-item>
            </text:list>
            <text:list text:style-name="L5">
              <text:list-item>
                <text:list>
                  <text:list-item>
                    <text:p><text:s/>na mjesto izbačenog elementa upisati posljednji,</text:p>
                  </text:list-item>
                  <text:list-item>
                    <text:p><text:s/>smanjiti veličinu za jedan,</text:p>
                  </text:list-item>
                  <text:list-item>
                    <text:p><text:s/>ponovo posmatrati prebačeni element (jer možda i njega treba izbaciti).</text:p>
                  </text:list-item>
                </text:list>
              </text:list-item>
            </text:list>
          </draw:text-box>
        </draw:frame>
        <draw:frame draw:style-name="gr51" draw:text-style-name="P4" draw:layer="layout" svg:width="17.8cm" svg:height="5.363cm" svg:x="5.785cm" svg:y="12.351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 <text:s text:c="2"/></text:span><text:span text:style-name="T33"><text:s/>// 1)</text:span></text:p>
            <text:p text:style-name="P3"><text:span text:style-name="T5"><text:tab/></text:span><text:span text:style-name="T5"><text:tab/></text:span><text:span text:style-name="T5"><text:tab/></text:span><text:span text:style-name="T5">n--; <text:s text:c="17"/></text:span><text:span text:style-name="T33">// 2)</text:span></text:p>
            <text:p text:style-name="P3"><text:span text:style-name="T5"><text:tab/></text:span><text:span text:style-name="T5"><text:tab/></text:span><text:span text:style-name="T5"><text:tab/></text:span><text:span text:style-name="T5">i--; <text:s text:c="17"/></text:span><text:span text:style-name="T33">// 3)</text:span></text:p>
            <text:p text:style-name="P3"><text:span text:style-name="T5"><text:tab/></text:span><text:span text:style-name="T5"><text:tab/></text:span><text:span text:style-name="T5">}</text:span></text:p>
            <text:p text:style-name="P3"><text:span text:style-name="T5"><text:tab/></text:span><text:span text:style-name="T5">}</text:span></text:p>
          </draw:text-box>
        </draw:frame>
        <presentation:notes draw:style-name="dp2">
          <draw:page-thumbnail draw:style-name="gr1" draw:layer="layout" svg:width="12.75cm" svg:height="9.56cm" svg:x="4.125cm" svg:y="2.5cm" draw:page-number="70" presentation:class="page"/>
          <draw:frame presentation:style-name="pr5" draw:text-style-name="P2" draw:layer="layout" svg:width="17cm" svg:height="14cm" svg:x="2cm" svg:y="13cm" presentation:class="notes" presentation:placeholder="true">
            <draw:text-box/>
          </draw:frame>
        </presentation:notes>
      </draw:page>
      <draw:page draw:name="page7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46.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098cm" svg:y="7.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5.967cm" svg:y1="7.868cm" svg:x2="7.378cm" svg:y2="7.868cm">
          <text:p/>
        </draw:line>
        <presentation:notes draw:style-name="dp2">
          <draw:page-thumbnail draw:style-name="gr1" draw:layer="layout" svg:width="12.75cm" svg:height="9.56cm" svg:x="4.125cm" svg:y="2.5cm" draw:page-number="71" presentation:class="page"/>
          <draw:frame presentation:style-name="pr5" draw:text-style-name="P2" draw:layer="layout" svg:width="17cm" svg:height="14cm" svg:x="2cm" svg:y="13cm" presentation:class="notes" presentation:placeholder="true">
            <draw:text-box/>
          </draw:frame>
        </presentation:notes>
      </draw:page>
      <draw:page draw:name="page7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47.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098cm" svg:y="7.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692cm" svg:y1="7.926cm" svg:x2="9.103cm" svg:y2="7.926cm">
          <text:p/>
        </draw:line>
        <presentation:notes draw:style-name="dp2">
          <draw:page-thumbnail draw:style-name="gr1" draw:layer="layout" svg:width="12.75cm" svg:height="9.56cm" svg:x="4.125cm" svg:y="2.5cm" draw:page-number="72" presentation:class="page"/>
          <draw:frame presentation:style-name="pr5" draw:text-style-name="P2" draw:layer="layout" svg:width="17cm" svg:height="14cm" svg:x="2cm" svg:y="13cm" presentation:class="notes" presentation:placeholder="true">
            <draw:text-box/>
          </draw:frame>
        </presentation:notes>
      </draw:page>
      <draw:page draw:name="page7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48.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7.7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3cm" svg:y1="8.617cm" svg:x2="12.251cm" svg:y2="8.599cm">
          <text:p/>
        </draw:line>
        <draw:custom-shape draw:style-name="gr11" draw:text-style-name="P5" draw:layer="layout" svg:width="1.185cm" svg:height="0.881cm" svg:x="3.092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73" presentation:class="page"/>
          <draw:frame presentation:style-name="pr5" draw:text-style-name="P2" draw:layer="layout" svg:width="17cm" svg:height="14cm" svg:x="2cm" svg:y="13cm" presentation:class="notes" presentation:placeholder="true">
            <draw:text-box/>
          </draw:frame>
        </presentation:notes>
      </draw:page>
      <draw:page draw:name="page7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49.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7.7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3cm" svg:y1="8.617cm" svg:x2="12.251cm" svg:y2="8.599cm">
          <text:p/>
        </draw:line>
        <draw:custom-shape draw:style-name="gr11" draw:text-style-name="P5" draw:layer="layout" svg:width="1.185cm" svg:height="0.881cm" svg:x="4.645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74" presentation:class="page"/>
          <draw:frame presentation:style-name="pr5" draw:text-style-name="P2" draw:layer="layout" svg:width="17cm" svg:height="14cm" svg:x="2cm" svg:y="13cm" presentation:class="notes" presentation:placeholder="true">
            <draw:text-box/>
          </draw:frame>
        </presentation:notes>
      </draw:page>
      <draw:page draw:name="page7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0.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7.7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3cm" svg:y1="8.617cm" svg:x2="12.251cm" svg:y2="8.599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75" presentation:class="page"/>
          <draw:frame presentation:style-name="pr5" draw:text-style-name="P2" draw:layer="layout" svg:width="17cm" svg:height="14cm" svg:x="2cm" svg:y="13cm" presentation:class="notes" presentation:placeholder="true">
            <draw:text-box/>
          </draw:frame>
        </presentation:notes>
      </draw:page>
      <draw:page draw:name="page7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1.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3cm" svg:y1="9.317cm" svg:x2="12.251cm" svg:y2="9.299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12.46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frame draw:style-name="gr53" draw:text-style-name="P30" draw:layer="layout" svg:width="2.296cm" svg:height="1.461cm" svg:x="12.17cm" svg:y="14.906cm">
          <draw:text-box>
            <text:p><text:span text:style-name="T11">niz[n-1]</text:span></text:p>
          </draw:text-box>
        </draw:frame>
        <presentation:notes draw:style-name="dp2">
          <draw:page-thumbnail draw:style-name="gr1" draw:layer="layout" svg:width="12.75cm" svg:height="9.56cm" svg:x="4.125cm" svg:y="2.5cm" draw:page-number="76" presentation:class="page"/>
          <draw:frame presentation:style-name="pr5" draw:text-style-name="P2" draw:layer="layout" svg:width="17cm" svg:height="14cm" svg:x="2cm" svg:y="13cm" presentation:class="notes" presentation:placeholder="true">
            <draw:text-box/>
          </draw:frame>
        </presentation:notes>
      </draw:page>
      <draw:page draw:name="page7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2.svm" xlink:type="simple" xlink:show="embed" xlink:actuate="onLoad"/>
        </draw:frame>
        <draw:custom-shape draw:style-name="gr39" draw:text-style-name="P25" draw:layer="layout" svg:width="2cm" svg:height="1.27cm" svg:x="2.545cm" svg:y="15.84cm">
          <text:p text:style-name="P5">7</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03cm" svg:y1="9.317cm" svg:x2="12.251cm" svg:y2="9.299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12.46cm" svg:y="13.9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frame draw:style-name="gr53" draw:text-style-name="P30" draw:layer="layout" svg:width="2.296cm" svg:height="1.461cm" svg:x="12.17cm" svg:y="14.906cm">
          <draw:text-box>
            <text:p><text:span text:style-name="T11">niz[n-1]</text:span></text:p>
          </draw:text-box>
        </draw:frame>
        <presentation:notes draw:style-name="dp2">
          <draw:page-thumbnail draw:style-name="gr1" draw:layer="layout" svg:width="12.75cm" svg:height="9.56cm" svg:x="4.125cm" svg:y="2.5cm" draw:page-number="77" presentation:class="page"/>
          <draw:frame presentation:style-name="pr5" draw:text-style-name="P2" draw:layer="layout" svg:width="17cm" svg:height="14cm" svg:x="2cm" svg:y="13cm" presentation:class="notes" presentation:placeholder="true">
            <draw:text-box/>
          </draw:frame>
        </presentation:notes>
      </draw:page>
      <draw:page draw:name="page7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3.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n-- =&gt; n=6</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9.0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44cm" svg:y1="9.806cm" svg:x2="8.254cm" svg:y2="9.807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custom-shape draw:style-name="gr54" draw:text-style-name="P6" xml:id="id70" draw:id="id70" draw:layer="layout" svg:width="9.577cm" svg:height="2.5cm" svg:x="9.03cm" svg:y="4.746cm">
          <text:p text:style-name="P5"><text:span text:style-name="T6">Član 1 je na dva mjesta u nizu.</text:span></text:p>
          <text:p text:style-name="P5"><text:span text:style-name="T6">Ali smanjili smo n pa se ovaj</text:span></text:p>
          <text:p text:style-name="P5"><text:span text:style-name="T6">posljedni neće više posmatrati.</text:span></text:p>
          <draw:enhanced-geometry svg:viewBox="0 0 21600 21600" draw:mirror-horizontal="false" draw:mirror-vertical="false" draw:text-areas="800 800 20800 20800" draw:type="round-rectangular-callout" draw:modifiers="-1229.0666109835 40729.94802079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1" draw:layer="layout" svg:width="12.75cm" svg:height="9.56cm" svg:x="4.125cm" svg:y="2.5cm" draw:page-number="78" presentation:class="page"/>
          <draw:frame presentation:style-name="pr5" draw:text-style-name="P2" draw:layer="layout" svg:width="17cm" svg:height="14cm" svg:x="2cm" svg:y="13cm" presentation:class="notes" presentation:placeholder="true">
            <draw:text-box/>
          </draw:frame>
        </presentation:notes>
      </draw:page>
      <draw:page draw:name="page7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4.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n-- =&gt; n=6</text:span></text:p>
          <text:p text:style-name="P3"><text:span text:style-name="T34">i-- =&gt; i=1</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156cm" svg:y="9.8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857cm" svg:y1="10.525cm" svg:x2="8.167cm" svg:y2="10.526cm">
          <text:p/>
        </draw:line>
        <draw:custom-shape draw:style-name="gr11" draw:text-style-name="P5" draw:layer="layout" svg:width="1.185cm" svg:height="0.881cm" svg:x="4.843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4.545cm" svg:y="14.79cm">
          <draw:text-box>
            <text:p><text:span text:style-name="T11">niz[i]</text:span></text:p>
          </draw:text-box>
        </draw:frame>
        <draw:custom-shape draw:style-name="gr54" draw:text-style-name="P6" xml:id="id71" draw:id="id71" draw:layer="layout" svg:width="9.577cm" svg:height="2.5cm" svg:x="8.845cm" svg:y="5.194cm">
          <text:p text:style-name="P5"><text:span text:style-name="T6">Ali i nova jedinica je neparan broj</text:span></text:p>
          <text:p text:style-name="P5"><text:span text:style-name="T6">pa je treba izbaciti!</text:span></text:p>
          <text:p text:style-name="P5"><text:span text:style-name="T6">Zato se vraćamo nazad.</text:span></text:p>
          <draw:enhanced-geometry svg:viewBox="0 0 21600 21600" draw:mirror-horizontal="false" draw:mirror-vertical="false" draw:text-areas="800 800 20800 20800" draw:type="round-rectangular-callout" draw:modifiers="-1229.0666109835 40729.94802079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1" draw:layer="layout" svg:width="12.75cm" svg:height="9.56cm" svg:x="4.125cm" svg:y="2.5cm" draw:page-number="79" presentation:class="page"/>
          <draw:frame presentation:style-name="pr5" draw:text-style-name="P2" draw:layer="layout" svg:width="17cm" svg:height="14cm" svg:x="2cm" svg:y="13cm" presentation:class="notes" presentation:placeholder="true">
            <draw:text-box/>
          </draw:frame>
        </presentation:notes>
      </draw:page>
      <draw:page draw:name="page8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5.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n-- =&gt; n=6</text:span></text:p>
          <text:p text:style-name="P3"><text:span text:style-name="T34">i-- =&gt; i=1</text:span></text:p>
          <text:p text:style-name="P3"><text:span text:style-name="T34">i++ =&gt; i=2</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07cm" svg:y="7.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416cm" svg:y1="7.908cm" svg:x2="10.726cm" svg:y2="7.909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presentation:notes draw:style-name="dp2">
          <draw:page-thumbnail draw:style-name="gr1" draw:layer="layout" svg:width="12.75cm" svg:height="9.56cm" svg:x="4.125cm" svg:y="2.5cm" draw:page-number="80" presentation:class="page"/>
          <draw:frame presentation:style-name="pr5" draw:text-style-name="P2" draw:layer="layout" svg:width="17cm" svg:height="14cm" svg:x="2cm" svg:y="13cm" presentation:class="notes" presentation:placeholder="true">
            <draw:text-box/>
          </draw:frame>
        </presentation:notes>
      </draw:page>
      <draw:page draw:name="page8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6.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5"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niz[i]=1</text:span></text:p>
          <text:p text:style-name="P3"><text:span text:style-name="T34">n-- =&gt; n=6</text:span></text:p>
          <text:p text:style-name="P3"><text:span text:style-name="T34">i-- =&gt; i=1</text:span></text:p>
          <text:p text:style-name="P3"><text:span text:style-name="T34">i++ =&gt; i=2</text:span></text:p>
          <text:p text:style-name="P3"><text:span text:style-name="T34">2&lt;6? DA</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8" draw:layer="layout" svg:width="2.043cm" svg:height="0.804cm" svg:x="2.07cm" svg:y="7.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777cm" svg:y1="7.908cm" svg:x2="9.087cm" svg:y2="7.909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presentation:notes draw:style-name="dp2">
          <draw:page-thumbnail draw:style-name="gr1" draw:layer="layout" svg:width="12.75cm" svg:height="9.56cm" svg:x="4.125cm" svg:y="2.5cm" draw:page-number="81" presentation:class="page"/>
          <draw:frame presentation:style-name="pr5" draw:text-style-name="P2" draw:layer="layout" svg:width="17cm" svg:height="14cm" svg:x="2cm" svg:y="13cm" presentation:class="notes" presentation:placeholder="true">
            <draw:text-box/>
          </draw:frame>
        </presentation:notes>
      </draw:page>
      <draw:page draw:name="page8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7.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7cm" svg:y="7.7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15cm" svg:y1="8.569cm" svg:x2="12.309cm" svg:y2="8.542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text:p>
          </draw:text-box>
        </draw:frame>
        <presentation:notes draw:style-name="dp2">
          <draw:page-thumbnail draw:style-name="gr1" draw:layer="layout" svg:width="12.75cm" svg:height="9.56cm" svg:x="4.125cm" svg:y="2.5cm" draw:page-number="82" presentation:class="page"/>
          <draw:frame presentation:style-name="pr5" draw:text-style-name="P2" draw:layer="layout" svg:width="17cm" svg:height="14cm" svg:x="2cm" svg:y="13cm" presentation:class="notes" presentation:placeholder="true">
            <draw:text-box/>
          </draw:frame>
        </presentation:notes>
      </draw:page>
      <draw:page draw:name="page8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58.svm" xlink:type="simple" xlink:show="embed" xlink:actuate="onLoad"/>
        </draw:frame>
        <draw:custom-shape draw:style-name="gr39" draw:text-style-name="P25" draw:layer="layout" svg:width="2cm" svg:height="1.27cm" svg:x="2.545cm" svg:y="15.84cm">
          <text:p text:style-name="P5">6</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13cm" svg:y="8.3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15cm" svg:y1="9.201cm" svg:x2="12.309cm" svg:y2="9.174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niz[i]=38</text:span></text:p>
            <text:p><text:span text:style-name="T10"/></text:p>
          </draw:text-box>
        </draw:frame>
        <draw:custom-shape draw:style-name="gr12" draw:text-style-name="P10" draw:layer="layout" svg:width="1.185cm" svg:height="0.881cm" svg:x="11.022cm" svg:y="13.94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30" draw:layer="layout" svg:width="2.296cm" svg:height="1.461cm" svg:x="10.732cm" svg:y="14.934cm">
          <draw:text-box>
            <text:p><text:span text:style-name="T11">niz[n-1]</text:span></text:p>
          </draw:text-box>
        </draw:frame>
        <presentation:notes draw:style-name="dp2">
          <draw:page-thumbnail draw:style-name="gr1" draw:layer="layout" svg:width="12.75cm" svg:height="9.56cm" svg:x="4.125cm" svg:y="2.5cm" draw:page-number="83" presentation:class="page"/>
          <draw:frame presentation:style-name="pr5" draw:text-style-name="P2" draw:layer="layout" svg:width="17cm" svg:height="14cm" svg:x="2cm" svg:y="13cm" presentation:class="notes" presentation:placeholder="true">
            <draw:text-box/>
          </draw:frame>
        </presentation:notes>
      </draw:page>
      <draw:page draw:name="page8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38</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59.svm" xlink:type="simple" xlink:show="embed" xlink:actuate="onLoad"/>
        </draw:frame>
        <draw:custom-shape draw:style-name="gr39"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13cm" svg:y="8.3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115cm" svg:y1="9.201cm" svg:x2="12.309cm" svg:y2="9.174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niz[i]=38</text:span></text:p>
            <text:p><text:span text:style-name="T10"/></text:p>
          </draw:text-box>
        </draw:frame>
        <draw:custom-shape draw:style-name="gr12" draw:text-style-name="P10" draw:layer="layout" svg:width="1.185cm" svg:height="0.881cm" svg:x="11.022cm" svg:y="13.94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30" draw:layer="layout" svg:width="2.296cm" svg:height="1.461cm" svg:x="10.732cm" svg:y="14.934cm">
          <draw:text-box>
            <text:p><text:span text:style-name="T11">niz[n-1]</text:span></text:p>
          </draw:text-box>
        </draw:frame>
        <presentation:notes draw:style-name="dp2">
          <draw:page-thumbnail draw:style-name="gr1" draw:layer="layout" svg:width="12.75cm" svg:height="9.56cm" svg:x="4.125cm" svg:y="2.5cm" draw:page-number="84" presentation:class="page"/>
          <draw:frame presentation:style-name="pr5" draw:text-style-name="P22" draw:layer="layout" svg:width="17cm" svg:height="14cm" svg:x="2cm" svg:y="13cm" presentation:class="notes" presentation:placeholder="true">
            <draw:text-box/>
          </draw:frame>
        </presentation:notes>
      </draw:page>
      <draw:page draw:name="page8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0.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13cm" svg:y="9.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885cm" svg:y1="9.805cm" svg:x2="8.196cm" svg:y2="9.807cm">
          <text:p/>
        </draw:line>
        <draw:custom-shape draw:style-name="gr11" draw:text-style-name="P5" draw:layer="layout" svg:width="1.185cm" svg:height="0.881cm" svg:x="6.2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29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niz[i]=38</text:span></text:p>
            <text:p><text:span text:style-name="T10">n-- =&gt; n=5</text:span></text:p>
            <text:p><text:span text:style-name="T10"/></text:p>
          </draw:text-box>
        </draw:frame>
        <presentation:notes draw:style-name="dp2">
          <draw:page-thumbnail draw:style-name="gr1" draw:layer="layout" svg:width="12.75cm" svg:height="9.56cm" svg:x="4.125cm" svg:y="2.5cm" draw:page-number="85" presentation:class="page"/>
          <draw:frame presentation:style-name="pr5" draw:text-style-name="P2" draw:layer="layout" svg:width="17cm" svg:height="14cm" svg:x="2cm" svg:y="13cm" presentation:class="notes" presentation:placeholder="true">
            <draw:text-box/>
          </draw:frame>
        </presentation:notes>
      </draw:page>
      <draw:page draw:name="page8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1.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1.955cm" svg:y="9.7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885cm" svg:y1="10.467cm" svg:x2="8.196cm" svg:y2="10.469cm">
          <text:p/>
        </draw:line>
        <draw:custom-shape draw:style-name="gr11" draw:text-style-name="P5" draw:layer="layout" svg:width="1.185cm" svg:height="0.881cm" svg:x="4.827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4.529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niz[i]=38</text:span></text:p>
            <text:p><text:span text:style-name="T10">n-- =&gt; n=5</text:span></text:p>
            <text:p><text:span text:style-name="T10">i-- =&gt; i=1</text:span></text:p>
            <text:p><text:span text:style-name="T10"/></text:p>
          </draw:text-box>
        </draw:frame>
        <presentation:notes draw:style-name="dp2">
          <draw:page-thumbnail draw:style-name="gr1" draw:layer="layout" svg:width="12.75cm" svg:height="9.56cm" svg:x="4.125cm" svg:y="2.5cm" draw:page-number="86" presentation:class="page"/>
          <draw:frame presentation:style-name="pr5" draw:text-style-name="P2" draw:layer="layout" svg:width="17cm" svg:height="14cm" svg:x="2cm" svg:y="13cm" presentation:class="notes" presentation:placeholder="true">
            <draw:text-box/>
          </draw:frame>
        </presentation:notes>
      </draw:page>
      <draw:page draw:name="page8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2.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41cm" svg:y="7.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502cm" svg:y1="7.965cm" svg:x2="10.813cm" svg:y2="7.967cm">
          <text:p/>
        </draw:line>
        <draw:custom-shape draw:style-name="gr11" draw:text-style-name="P5" draw:layer="layout" svg:width="1.185cm" svg:height="0.881cm" svg:x="6.31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6.012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2&lt;6? DA</text:span></text:p>
            <text:p><text:span text:style-name="T10">1%2 != 0? DA</text:span></text:p>
            <text:p><text:span text:style-name="T10">niz[i]=38</text:span></text:p>
            <text:p><text:span text:style-name="T10">n-- =&gt; n=5</text:span></text:p>
            <text:p><text:span text:style-name="T10">i-- =&gt; i=1</text:span></text:p>
            <text:p><text:span text:style-name="T10">i++ =&gt; i=2</text:span></text:p>
            <text:p><text:span text:style-name="T10"/></text:p>
          </draw:text-box>
        </draw:frame>
        <presentation:notes draw:style-name="dp2">
          <draw:page-thumbnail draw:style-name="gr1" draw:layer="layout" svg:width="12.75cm" svg:height="9.56cm" svg:x="4.125cm" svg:y="2.5cm" draw:page-number="87" presentation:class="page"/>
          <draw:frame presentation:style-name="pr5" draw:text-style-name="P2" draw:layer="layout" svg:width="17cm" svg:height="14cm" svg:x="2cm" svg:y="13cm" presentation:class="notes" presentation:placeholder="true">
            <draw:text-box/>
          </draw:frame>
        </presentation:notes>
      </draw:page>
      <draw:page draw:name="page8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3.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41cm" svg:y="7.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834cm" svg:y1="7.936cm" svg:x2="9.145cm" svg:y2="7.938cm">
          <text:p/>
        </draw:line>
        <draw:custom-shape draw:style-name="gr11" draw:text-style-name="P5" draw:layer="layout" svg:width="1.185cm" svg:height="0.881cm" svg:x="6.31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6.012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34cm" svg:y="9.836cm">
          <draw:text-box>
            <text:p><text:span text:style-name="T10">2&lt;6? DA</text:span></text:p>
            <text:p><text:span text:style-name="T10">1%2 != 0? DA</text:span></text:p>
            <text:p><text:span text:style-name="T10">niz[i]=38</text:span></text:p>
            <text:p><text:span text:style-name="T10">n-- =&gt; n=5</text:span></text:p>
            <text:p><text:span text:style-name="T10">i-- =&gt; i=1</text:span></text:p>
            <text:p><text:span text:style-name="T10">i++ =&gt; i=2</text:span></text:p>
            <text:p><text:span text:style-name="T10">2&lt;5? DA</text:span></text:p>
            <text:p><text:span text:style-name="T10"/></text:p>
          </draw:text-box>
        </draw:frame>
        <presentation:notes draw:style-name="dp2">
          <draw:page-thumbnail draw:style-name="gr1" draw:layer="layout" svg:width="12.75cm" svg:height="9.56cm" svg:x="4.125cm" svg:y="2.5cm" draw:page-number="88" presentation:class="page"/>
          <draw:frame presentation:style-name="pr5" draw:text-style-name="P2" draw:layer="layout" svg:width="17cm" svg:height="14cm" svg:x="2cm" svg:y="13cm" presentation:class="notes" presentation:placeholder="true">
            <draw:text-box/>
          </draw:frame>
        </presentation:notes>
      </draw:page>
      <draw:page draw:name="page8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4.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2.012cm" svg:y="7.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cm" svg:y1="8.626cm" svg:x2="12.338cm" svg:y2="8.657cm">
          <text:p/>
        </draw:line>
        <draw:custom-shape draw:style-name="gr11" draw:text-style-name="P5" draw:layer="layout" svg:width="1.185cm" svg:height="0.881cm" svg:x="6.31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6.012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34cm" svg:y="9.836cm">
          <draw:text-box>
            <text:p><text:span text:style-name="T10">2&lt;6? DA</text:span></text:p>
            <text:p><text:span text:style-name="T10">1%2 != 0? DA</text:span></text:p>
            <text:p><text:span text:style-name="T10">niz[i]=38</text:span></text:p>
            <text:p><text:span text:style-name="T10">n-- =&gt; n=5</text:span></text:p>
            <text:p><text:span text:style-name="T10">i-- =&gt; i=1</text:span></text:p>
            <text:p><text:span text:style-name="T10">i++ =&gt; i=2</text:span></text:p>
            <text:p><text:span text:style-name="T10">2&lt;5? DA</text:span></text:p>
            <text:p><text:span text:style-name="T10">38%2 != 0? NE</text:span></text:p>
            <text:p><text:span text:style-name="T10"/></text:p>
          </draw:text-box>
        </draw:frame>
        <presentation:notes draw:style-name="dp2">
          <draw:page-thumbnail draw:style-name="gr1" draw:layer="layout" svg:width="12.75cm" svg:height="9.56cm" svg:x="4.125cm" svg:y="2.5cm" draw:page-number="89" presentation:class="page"/>
          <draw:frame presentation:style-name="pr5" draw:text-style-name="P2" draw:layer="layout" svg:width="17cm" svg:height="14cm" svg:x="2cm" svg:y="13cm" presentation:class="notes" presentation:placeholder="true">
            <draw:text-box/>
          </draw:frame>
        </presentation:notes>
      </draw:page>
      <draw:page draw:name="page9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5.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1.955cm" svg:y="7.1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793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7.495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60" draw:text-style-name="P32" draw:layer="layout" svg:width="5.962cm" svg:height="7.361cm" svg:x="19.934cm" svg:y="9.836cm">
          <draw:text-box>
            <text:p><text:span text:style-name="T10">2&lt;6? DA</text:span></text:p>
            <text:p><text:span text:style-name="T10">1%2 != 0? DA</text:span></text:p>
            <text:p><text:span text:style-name="T10">niz[i]=38</text:span></text:p>
            <text:p><text:span text:style-name="T10">n-- =&gt; n=5</text:span></text:p>
            <text:p><text:span text:style-name="T10">i-- =&gt; i=1</text:span></text:p>
            <text:p><text:span text:style-name="T10">i++ =&gt; i=2</text:span></text:p>
            <text:p><text:span text:style-name="T10">2&lt;5? DA</text:span></text:p>
            <text:p><text:span text:style-name="T10">38%2 != 0? NE</text:span></text:p>
            <text:p><text:span text:style-name="T10">i++ =&gt; i=3</text:span></text:p>
            <text:p><text:span text:style-name="T10"/></text:p>
          </draw:text-box>
        </draw:frame>
        <draw:line draw:style-name="gr10" draw:text-style-name="P9" draw:layer="layout" svg:x1="9.49cm" svg:y1="7.976cm" svg:x2="10.801cm" svg:y2="7.978cm">
          <text:p/>
        </draw:line>
        <presentation:notes draw:style-name="dp2">
          <draw:page-thumbnail draw:style-name="gr1" draw:layer="layout" svg:width="12.75cm" svg:height="9.56cm" svg:x="4.125cm" svg:y="2.5cm" draw:page-number="90" presentation:class="page"/>
          <draw:frame presentation:style-name="pr5" draw:text-style-name="P2" draw:layer="layout" svg:width="17cm" svg:height="14cm" svg:x="2cm" svg:y="13cm" presentation:class="notes" presentation:placeholder="true">
            <draw:text-box/>
          </draw:frame>
        </presentation:notes>
      </draw:page>
      <draw:page draw:name="page9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6.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1.955cm" svg:y="7.1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793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7.495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3&lt;5? DA</text:span></text:p>
            <text:p><text:span text:style-name="T10"/></text:p>
          </draw:text-box>
        </draw:frame>
        <draw:line draw:style-name="gr10" draw:text-style-name="P9" draw:layer="layout" svg:x1="7.765cm" svg:y1="7.89cm" svg:x2="9.076cm" svg:y2="7.892cm">
          <text:p/>
        </draw:line>
        <presentation:notes draw:style-name="dp2">
          <draw:page-thumbnail draw:style-name="gr1" draw:layer="layout" svg:width="12.75cm" svg:height="9.56cm" svg:x="4.125cm" svg:y="2.5cm" draw:page-number="91" presentation:class="page"/>
          <draw:frame presentation:style-name="pr5" draw:text-style-name="P2" draw:layer="layout" svg:width="17cm" svg:height="14cm" svg:x="2cm" svg:y="13cm" presentation:class="notes" presentation:placeholder="true">
            <draw:text-box/>
          </draw:frame>
        </presentation:notes>
      </draw:page>
      <draw:page draw:name="page92"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7.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9" draw:text-style-name="P8" draw:layer="layout" svg:width="2.043cm" svg:height="0.804cm" svg:x="1.955cm" svg:y="8.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793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7.495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3&lt;5? DA</text:span></text:p>
            <text:p><text:span text:style-name="T10">0%2 != 0? NE</text:span></text:p>
            <text:p><text:span text:style-name="T10"/></text:p>
          </draw:text-box>
        </draw:frame>
        <draw:line draw:style-name="gr10" draw:text-style-name="P9" draw:layer="layout" svg:x1="6.959cm" svg:y1="8.565cm" svg:x2="12.297cm" svg:y2="8.596cm">
          <text:p/>
        </draw:line>
        <presentation:notes draw:style-name="dp2">
          <draw:page-thumbnail draw:style-name="gr1" draw:layer="layout" svg:width="12.75cm" svg:height="9.56cm" svg:x="4.125cm" svg:y="2.5cm" draw:page-number="92" presentation:class="page"/>
          <draw:frame presentation:style-name="pr5" draw:text-style-name="P2" draw:layer="layout" svg:width="17cm" svg:height="14cm" svg:x="2cm" svg:y="13cm" presentation:class="notes" presentation:placeholder="true">
            <draw:text-box/>
          </draw:frame>
        </presentation:notes>
      </draw:page>
      <draw:page draw:name="page93"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8.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3&lt;5? DA</text:span></text:p>
            <text:p><text:span text:style-name="T10">0%2 != 0? NE</text:span></text:p>
            <text:p><text:span text:style-name="T10">i++ =&gt; i=4</text:span></text:p>
            <text:p><text:span text:style-name="T10"/></text:p>
          </draw:text-box>
        </draw:frame>
        <draw:custom-shape draw:style-name="gr9" draw:text-style-name="P8" draw:layer="layout" svg:width="2.043cm" svg:height="0.804cm" svg:x="1.992cm" svg:y="7.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527cm" svg:y1="8.002cm" svg:x2="10.838cm" svg:y2="8.004cm">
          <text:p/>
        </draw:line>
        <presentation:notes draw:style-name="dp2">
          <draw:page-thumbnail draw:style-name="gr1" draw:layer="layout" svg:width="12.75cm" svg:height="9.56cm" svg:x="4.125cm" svg:y="2.5cm" draw:page-number="93" presentation:class="page"/>
          <draw:frame presentation:style-name="pr5" draw:text-style-name="P2" draw:layer="layout" svg:width="17cm" svg:height="14cm" svg:x="2cm" svg:y="13cm" presentation:class="notes" presentation:placeholder="true">
            <draw:text-box/>
          </draw:frame>
        </presentation:notes>
      </draw:page>
      <draw:page draw:name="page94"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69.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3&lt;5? DA</text:span></text:p>
            <text:p><text:span text:style-name="T10">0%2 != 0? NE</text:span></text:p>
            <text:p><text:span text:style-name="T10">i++ =&gt; i=4</text:span></text:p>
            <text:p><text:span text:style-name="T10">4&lt;5? DA</text:span></text:p>
            <text:p><text:span text:style-name="T10"/></text:p>
          </draw:text-box>
        </draw:frame>
        <draw:custom-shape draw:style-name="gr9" draw:text-style-name="P8" draw:layer="layout" svg:width="2.043cm" svg:height="0.804cm" svg:x="1.992cm" svg:y="7.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83cm" svg:y1="7.973cm" svg:x2="9.141cm" svg:y2="7.975cm">
          <text:p/>
        </draw:line>
        <presentation:notes draw:style-name="dp2">
          <draw:page-thumbnail draw:style-name="gr1" draw:layer="layout" svg:width="12.75cm" svg:height="9.56cm" svg:x="4.125cm" svg:y="2.5cm" draw:page-number="94" presentation:class="page"/>
          <draw:frame presentation:style-name="pr5" draw:text-style-name="P2" draw:layer="layout" svg:width="17cm" svg:height="14cm" svg:x="2cm" svg:y="13cm" presentation:class="notes" presentation:placeholder="true">
            <draw:text-box/>
          </draw:frame>
        </presentation:notes>
      </draw:page>
      <draw:page draw:name="page95"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0.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3&lt;5? DA</text:span></text:p>
            <text:p><text:span text:style-name="T10">0%2 != 0? NE</text:span></text:p>
            <text:p><text:span text:style-name="T10">i++ =&gt; i=4</text:span></text:p>
            <text:p><text:span text:style-name="T10">4&lt;5? DA</text:span></text:p>
            <text:p><text:span text:style-name="T10">71%2 != 0? DA</text:span></text:p>
            <text:p><text:span text:style-name="T10"/></text:p>
          </draw:text-box>
        </draw:frame>
        <draw:custom-shape draw:style-name="gr9" draw:text-style-name="P8" draw:layer="layout" svg:width="2.043cm" svg:height="0.804cm" svg:x="1.992cm" svg:y="8.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96cm" svg:y1="8.566cm" svg:x2="12.334cm" svg:y2="8.597cm">
          <text:p/>
        </draw:line>
        <presentation:notes draw:style-name="dp2">
          <draw:page-thumbnail draw:style-name="gr1" draw:layer="layout" svg:width="12.75cm" svg:height="9.56cm" svg:x="4.125cm" svg:y="2.5cm" draw:page-number="95" presentation:class="page"/>
          <draw:frame presentation:style-name="pr5" draw:text-style-name="P2" draw:layer="layout" svg:width="17cm" svg:height="14cm" svg:x="2cm" svg:y="13cm" presentation:class="notes" presentation:placeholder="true">
            <draw:text-box/>
          </draw:frame>
        </presentation:notes>
      </draw:page>
      <draw:page draw:name="page96"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1.svm" xlink:type="simple" xlink:show="embed" xlink:actuate="onLoad"/>
        </draw:frame>
        <draw:custom-shape draw:style-name="gr39" draw:text-style-name="P25" draw:layer="layout" svg:width="2cm" svg:height="1.27cm" svg:x="2.545cm" svg:y="15.84cm">
          <text:p text:style-name="P5">5</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34cm" svg:y="9.836cm">
          <draw:text-box>
            <text:p><text:span text:style-name="T10">i++ =&gt; i=3</text:span></text:p>
            <text:p><text:span text:style-name="T10">3&lt;5? DA</text:span></text:p>
            <text:p><text:span text:style-name="T10">0%2 != 0? NE</text:span></text:p>
            <text:p><text:span text:style-name="T10">i++ =&gt; i=4</text:span></text:p>
            <text:p><text:span text:style-name="T10">4&lt;5? DA</text:span></text:p>
            <text:p><text:span text:style-name="T10">71%2 != 0? DA</text:span></text:p>
            <text:p><text:span text:style-name="T10">niz[i]=71</text:span></text:p>
            <text:p><text:span text:style-name="T10"/></text:p>
          </draw:text-box>
        </draw:frame>
        <draw:custom-shape draw:style-name="gr9" draw:text-style-name="P8" draw:layer="layout" svg:width="2.043cm" svg:height="0.804cm" svg:x="1.992cm" svg:y="8.6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96cm" svg:y1="9.166cm" svg:x2="12.334cm" svg:y2="9.197cm">
          <text:p/>
        </draw:line>
        <draw:custom-shape draw:style-name="gr12" draw:text-style-name="P10" draw:layer="layout" svg:width="1.185cm" svg:height="0.881cm" svg:x="9.268cm" svg:y="15.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30" draw:layer="layout" svg:width="2.296cm" svg:height="1.461cm" svg:x="8.978cm" svg:y="16.684cm">
          <draw:text-box>
            <text:p><text:span text:style-name="T11">niz[n-1]</text:span></text:p>
          </draw:text-box>
        </draw:frame>
        <presentation:notes draw:style-name="dp2">
          <draw:page-thumbnail draw:style-name="gr1" draw:layer="layout" svg:width="12.75cm" svg:height="9.56cm" svg:x="4.125cm" svg:y="2.5cm" draw:page-number="96" presentation:class="page"/>
          <draw:frame presentation:style-name="pr5" draw:text-style-name="P2" draw:layer="layout" svg:width="17cm" svg:height="14cm" svg:x="2cm" svg:y="13cm" presentation:class="notes" presentation:placeholder="true">
            <draw:text-box/>
          </draw:frame>
        </presentation:notes>
      </draw:page>
      <draw:page draw:name="page97"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2.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34cm" svg:y="9.836cm">
          <draw:text-box>
            <text:p><text:span text:style-name="T10">i++ =&gt; i=3</text:span></text:p>
            <text:p><text:span text:style-name="T10">3&lt;5? DA</text:span></text:p>
            <text:p><text:span text:style-name="T10">0%2 != 0? NE</text:span></text:p>
            <text:p><text:span text:style-name="T10">i++ =&gt; i=4</text:span></text:p>
            <text:p><text:span text:style-name="T10">4&lt;5? DA</text:span></text:p>
            <text:p><text:span text:style-name="T10">71%2 != 0? DA</text:span></text:p>
            <text:p><text:span text:style-name="T10">niz[i]=71</text:span></text:p>
            <text:p><text:span text:style-name="T10">n-- =&gt; n=4</text:span></text:p>
            <text:p><text:span text:style-name="T10"/></text:p>
          </draw:text-box>
        </draw:frame>
        <draw:custom-shape draw:style-name="gr9" draw:text-style-name="P8" draw:layer="layout" svg:width="2.043cm" svg:height="0.804cm" svg:x="1.992cm" svg:y="9.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96cm" svg:y1="9.799cm" svg:x2="8.081cm" svg:y2="9.778cm">
          <text:p/>
        </draw:line>
        <presentation:notes draw:style-name="dp2">
          <draw:page-thumbnail draw:style-name="gr1" draw:layer="layout" svg:width="12.75cm" svg:height="9.56cm" svg:x="4.125cm" svg:y="2.5cm" draw:page-number="97" presentation:class="page"/>
          <draw:frame presentation:style-name="pr5" draw:text-style-name="P2" draw:layer="layout" svg:width="17cm" svg:height="14cm" svg:x="2cm" svg:y="13cm" presentation:class="notes" presentation:placeholder="true">
            <draw:text-box/>
          </draw:frame>
        </presentation:notes>
      </draw:page>
      <draw:page draw:name="page98"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3.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7.91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7.612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60" draw:text-style-name="P32" draw:layer="layout" svg:width="5.962cm" svg:height="7.361cm" svg:x="19.934cm" svg:y="9.836cm">
          <draw:text-box>
            <text:p><text:span text:style-name="T10">i++ =&gt; i=3</text:span></text:p>
            <text:p><text:span text:style-name="T10">3&lt;5? DA</text:span></text:p>
            <text:p><text:span text:style-name="T10">0%2 != 0? NE</text:span></text:p>
            <text:p><text:span text:style-name="T10">i++ =&gt; i=4</text:span></text:p>
            <text:p><text:span text:style-name="T10">4&lt;5? DA</text:span></text:p>
            <text:p><text:span text:style-name="T10">71%2 != 0? DA</text:span></text:p>
            <text:p><text:span text:style-name="T10">niz[i]=71</text:span></text:p>
            <text:p><text:span text:style-name="T10">n-- =&gt; n=4</text:span></text:p>
            <text:p><text:span text:style-name="T10">i-- =&gt; i=3</text:span></text:p>
            <text:p><text:span text:style-name="T10"/></text:p>
          </draw:text-box>
        </draw:frame>
        <draw:custom-shape draw:style-name="gr9" draw:text-style-name="P8" draw:layer="layout" svg:width="2.043cm" svg:height="0.804cm" svg:x="1.992cm" svg:y="9.9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96cm" svg:y1="10.499cm" svg:x2="8.081cm" svg:y2="10.478cm">
          <text:p/>
        </draw:line>
        <presentation:notes draw:style-name="dp2">
          <draw:page-thumbnail draw:style-name="gr1" draw:layer="layout" svg:width="12.75cm" svg:height="9.56cm" svg:x="4.125cm" svg:y="2.5cm" draw:page-number="98" presentation:class="page"/>
          <draw:frame presentation:style-name="pr5" draw:text-style-name="P2" draw:layer="layout" svg:width="17cm" svg:height="14cm" svg:x="2cm" svg:y="13cm" presentation:class="notes" presentation:placeholder="true">
            <draw:text-box/>
          </draw:frame>
        </presentation:notes>
      </draw:page>
      <draw:page draw:name="page99"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4.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i++ =&gt; i=4</text:span></text:p>
            <text:p><text:span text:style-name="T10"/></text:p>
          </draw:text-box>
        </draw:frame>
        <draw:custom-shape draw:style-name="gr9" draw:text-style-name="P8" draw:layer="layout" svg:width="2.043cm" svg:height="0.804cm" svg:x="2.029cm" svg:y="7.2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9.564cm" svg:y1="8.028cm" svg:x2="10.875cm" svg:y2="8.03cm">
          <text:p/>
        </draw:line>
        <presentation:notes draw:style-name="dp2">
          <draw:page-thumbnail draw:style-name="gr1" draw:layer="layout" svg:width="12.75cm" svg:height="9.56cm" svg:x="4.125cm" svg:y="2.5cm" draw:page-number="99" presentation:class="page"/>
          <draw:frame presentation:style-name="pr5" draw:text-style-name="P2" draw:layer="layout" svg:width="17cm" svg:height="14cm" svg:x="2cm" svg:y="13cm" presentation:class="notes" presentation:placeholder="true">
            <draw:text-box/>
          </draw:frame>
        </presentation:notes>
      </draw:page>
      <draw:page draw:name="page100"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5.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9.276cm" svg:y="13.8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8.978cm" svg:y="14.79cm">
          <draw:text-box>
            <text:p><text:span text:style-name="T11">niz[i]</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6cm">
          <draw:text-box>
            <text:p><text:span text:style-name="T10">i-- =&gt; i=3</text:span></text:p>
            <text:p><text:span text:style-name="T10">i++ =&gt; i=4</text:span></text:p>
            <text:p><text:span text:style-name="T10">4&lt;4? NE</text:span></text:p>
            <text:p><text:span text:style-name="T10"/></text:p>
          </draw:text-box>
        </draw:frame>
        <draw:custom-shape draw:style-name="gr9" draw:text-style-name="P8" draw:layer="layout" svg:width="2.043cm" svg:height="0.804cm" svg:x="2.029cm" svg:y="7.2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7.81cm" svg:y1="7.999cm" svg:x2="9.121cm" svg:y2="8.001cm">
          <text:p/>
        </draw:line>
        <presentation:notes draw:style-name="dp2">
          <draw:page-thumbnail draw:style-name="gr1" draw:layer="layout" svg:width="12.75cm" svg:height="9.56cm" svg:x="4.125cm" svg:y="2.5cm" draw:page-number="100" presentation:class="page"/>
          <draw:frame presentation:style-name="pr5" draw:text-style-name="P2" draw:layer="layout" svg:width="17cm" svg:height="14cm" svg:x="2cm" svg:y="13cm" presentation:class="notes" presentation:placeholder="true">
            <draw:text-box/>
          </draw:frame>
        </presentation:notes>
      </draw:page>
      <draw:page draw:name="page101" draw:style-name="dp3" draw:master-page-name="Inspiration" presentation:presentation-page-layout-name="AL2T1" presentation:use-footer-name="ftr1" presentation:use-date-time-name="dtd1">
        <office:forms form:automatic-focus="false" form:apply-design-mode="false"/>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6.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61" draw:text-style-name="P12" draw:layer="layout" svg:width="6.787cm" svg:height="1.553cm" svg:x="2.531cm" svg:y="1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5.695cm" svg:height="1.062cm" svg:x="3.393cm" svg:y="14.179cm">
          <draw:text-box>
            <text:p><text:span text:style-name="T36">Ovo je finalni niz</text:span></text:p>
          </draw:text-box>
        </draw:frame>
        <draw:custom-shape draw:style-name="gr62" draw:text-style-name="P10" draw:layer="layout" svg:width="1.467cm" svg:height="0.632cm" svg:x="5.205cm" svg:y="16.1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01" presentation:class="page"/>
          <draw:frame presentation:style-name="pr5" draw:text-style-name="P2" draw:layer="layout" svg:width="17cm" svg:height="14cm" svg:x="2cm" svg:y="13cm" presentation:class="notes" presentation:placeholder="true">
            <draw:text-box/>
          </draw:frame>
        </presentation:notes>
      </draw:page>
      <draw:page draw:name="page10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able:style-name="ce2">
                <text:p text:style-name="P5"><text:span text:style-name="T13">?</text:span></text:p>
              </table:table-cell>
              <table:table-cell table:style-name="ce2">
                <text:p text:style-name="P5"><text:span text:style-name="T13">?</text:span></text:p>
              </table:table-cell>
              <table:table-cell table:style-name="ce2">
                <text:p text:style-name="P5"><text:span text:style-name="T13">?</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7.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61" draw:text-style-name="P12" draw:layer="layout" svg:width="6.787cm" svg:height="1.553cm" svg:x="2.531cm" svg:y="1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5.695cm" svg:height="1.062cm" svg:x="3.393cm" svg:y="14.179cm">
          <draw:text-box>
            <text:p><text:span text:style-name="T36">Ovo je finalni niz</text:span></text:p>
          </draw:text-box>
        </draw:frame>
        <draw:custom-shape draw:style-name="gr62" draw:text-style-name="P10" draw:layer="layout" svg:width="1.467cm" svg:height="0.632cm" svg:x="5.205cm" svg:y="16.1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02" presentation:class="page"/>
          <draw:frame presentation:style-name="pr5" draw:text-style-name="P2" draw:layer="layout" svg:width="17cm" svg:height="14cm" svg:x="2cm" svg:y="13cm" presentation:class="notes" presentation:placeholder="true">
            <draw:text-box/>
          </draw:frame>
        </presentation:notes>
      </draw:page>
      <draw:page draw:name="page10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51" draw:text-style-name="P4" draw:layer="layout" svg:width="17.8cm" svg:height="5.363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niz[i] = niz[n-1];</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standard" draw:layer="layout" svg:width="14.098cm" svg:height="0.971cm" svg:x="2.938cm" svg:y="12.6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able:style-name="ce2">
                <text:p text:style-name="P5"><text:span text:style-name="T13">?</text:span></text:p>
              </table:table-cell>
              <table:table-cell table:style-name="ce2">
                <text:p text:style-name="P5"><text:span text:style-name="T13">?</text:span></text:p>
              </table:table-cell>
              <table:table-cell table:style-name="ce2">
                <text:p text:style-name="P5"><text:span text:style-name="T13">?</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8.svm" xlink:type="simple" xlink:show="embed" xlink:actuate="onLoad"/>
        </draw:frame>
        <draw:custom-shape draw:style-name="gr39" draw:text-style-name="P25" draw:layer="layout" svg:width="2cm" svg:height="1.27cm" svg:x="2.545cm" svg:y="15.84cm">
          <text:p text:style-name="P5">4</text:p>
          <draw:enhanced-geometry svg:viewBox="0 0 21600 21600" draw:mirror-horizontal="false" draw:mirror-vertical="false" draw:type="rectangle" draw:enhanced-path="M 0 0 L 21600 0 21600 21600 0 21600 0 0 Z N"/>
        </draw:custom-shape>
        <draw:frame draw:style-name="gr26" draw:text-style-name="P26" draw:layer="layout" svg:width="1.102cm" svg:height="0.962cm" svg:x="2.99cm" svg:y="17.227cm">
          <draw:text-box draw:corner-radius="0.165cm">
            <text:p><text:span text:style-name="T6">n </text:span></text:p>
          </draw:text-box>
        </draw:frame>
        <draw:custom-shape draw:style-name="gr61" draw:text-style-name="P12" draw:layer="layout" svg:width="6.787cm" svg:height="1.553cm" svg:x="2.531cm" svg:y="1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14.1cm" svg:height="0.973cm" svg:x="9.18cm" svg:y="15.021cm">
          <table:table table:template-name="seetang"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6"/>
            <table:table-row table:style-name="ro4" table:default-cell-style-name="ce1">
              <table:table-cell>
                <text:p text:style-name="P5">4</text:p>
              </table:table-cell>
              <table:table-cell>
                <text:p text:style-name="P5">-22</text:p>
              </table:table-cell>
              <table:table-cell>
                <text:p text:style-name="P5">151</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79.svm" xlink:type="simple" xlink:show="embed" xlink:actuate="onLoad"/>
        </draw:frame>
        <draw:path draw:style-name="gr63" draw:text-style-name="P12" draw:layer="layout" svg:width="2.289cm" svg:height="1.88cm" draw:transform="rotate (0.677711348549398) translate (14.6949942804181cm 14.7817504774281cm)" svg:viewBox="0 0 2290 1881" svg:d="M0 2c345-13 701 46 1006 217 260 147 477 355 712 538 259 201 466 489 519 823l53 301">
          <text:p/>
        </draw:path>
        <draw:custom-shape draw:style-name="gr64" draw:text-style-name="P6" draw:layer="layout" svg:width="7.825cm" svg:height="1.9cm" svg:x="17.917cm" svg:y="9.548cm">
          <text:p text:style-name="P5"><text:span text:style-name="T6">U odnosu na polazni niz</text:span></text:p>
          <text:p text:style-name="P5"><text:span text:style-name="T6">elementi su ispremještani</text:span></text:p>
          <draw:enhanced-geometry svg:viewBox="0 0 21600 21600" draw:mirror-horizontal="false" draw:mirror-vertical="false" draw:text-areas="800 800 20800 20800" draw:type="round-rectangular-callout" draw:modifiers="400.204446716075 51630.93108890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03" presentation:class="page"/>
          <draw:frame presentation:style-name="pr5" draw:text-style-name="P2" draw:layer="layout" svg:width="17cm" svg:height="14cm" svg:x="2cm" svg:y="13cm" presentation:class="notes" presentation:placeholder="true">
            <draw:text-box/>
          </draw:frame>
        </presentation:notes>
      </draw:page>
      <draw:page draw:name="page10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text:span text:style-name="T7">2. način:</text:span> Algoritam koji garantuje da će redoslijed biti očuvan:</text:p>
              </text:list-item>
            </text:list>
            <text:list text:style-name="L5">
              <text:list-item>
                <text:list>
                  <text:list-item>
                    <text:p><text:s/>sve elemente pomjeramo za jedno mjesto naprijed do elementa koji se izbacuje, tako da će biti prepisano preko njega.</text:p>
                  </text:list-item>
                  <text:list-item>
                    <text:p><text:s/>smanjiti veličinu za jedan,</text:p>
                  </text:list-item>
                  <text:list-item>
                    <text:p><text:s/>ponovo posmatrati prebačeni element (jer možda i njega treba izbaciti).</text:p>
                  </text:list-item>
                </text:list>
              </text:list-item>
            </text:list>
          </draw:text-box>
        </draw:frame>
        <presentation:notes draw:style-name="dp2">
          <draw:page-thumbnail draw:style-name="gr1" draw:layer="layout" svg:width="12.75cm" svg:height="9.56cm" svg:x="4.125cm" svg:y="2.5cm" draw:page-number="104" presentation:class="page"/>
          <draw:frame presentation:style-name="pr5" draw:text-style-name="P22" draw:layer="layout" svg:width="17cm" svg:height="14cm" svg:x="2cm" svg:y="13cm" presentation:class="notes" presentation:placeholder="true">
            <draw:text-box/>
          </draw:frame>
        </presentation:notes>
      </draw:page>
      <draw:page draw:name="page10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0.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8" draw:text-style-name="P29" draw:layer="layout" svg:width="7.929cm" svg:height="11.729cm" svg:x="18.281cm" svg:y="6.075cm">
          <text:p text:style-name="P3"><text:span text:style-name="T34">i=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9" draw:text-style-name="P8" draw:layer="layout" svg:width="2.043cm" svg:height="0.804cm" svg:x="2.098cm" svg:y="7.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5.967cm" svg:y1="7.868cm" svg:x2="7.378cm" svg:y2="7.868cm">
          <text:p/>
        </draw:line>
        <draw:custom-shape draw:style-name="gr64" draw:text-style-name="P6" xml:id="id72" draw:id="id72" draw:layer="layout" svg:width="7.825cm" svg:height="1.9cm" svg:x="12.367cm" svg:y="4.371cm">
          <text:p text:style-name="P5"><text:span text:style-name="T6">Početni dio je isti, pa ga</text:span></text:p>
          <text:p text:style-name="P5"><text:span text:style-name="T6">nećemo ponavljati.</text:span></text:p>
          <draw:enhanced-geometry svg:viewBox="0 0 21600 21600" draw:mirror-horizontal="false" draw:mirror-vertical="false" draw:text-areas="800 800 20800 20800" draw:type="round-rectangular-callout" draw:modifiers="-952.210580117557 35950.762756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1" draw:layer="layout" svg:width="12.75cm" svg:height="9.56cm" svg:x="4.125cm" svg:y="2.5cm" draw:page-number="105" presentation:class="page"/>
          <draw:frame presentation:style-name="pr5" draw:text-style-name="P22" draw:layer="layout" svg:width="17cm" svg:height="14cm" svg:x="2cm" svg:y="13cm" presentation:class="notes" presentation:placeholder="true">
            <draw:text-box/>
          </draw:frame>
        </presentation:notes>
      </draw:page>
      <draw:page draw:name="page10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1.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8"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9" draw:text-style-name="P8" draw:layer="layout" svg:width="2.043cm" svg:height="0.804cm" svg:x="2.098cm" svg:y="7.7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5.823cm" svg:y1="8.53cm" svg:x2="12.424cm" svg:y2="8.571cm">
          <text:p/>
        </draw:line>
        <draw:custom-shape draw:style-name="gr11" draw:text-style-name="P5" draw:layer="layout" svg:width="1.185cm" svg:height="0.881cm" svg:x="6.227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5.597cm">
          <draw:text-box>
            <text:p><text:span text:style-name="T11">niz[i]</text:span></text:p>
          </draw:text-box>
        </draw:frame>
        <presentation:notes draw:style-name="dp2">
          <draw:page-thumbnail draw:style-name="gr1" draw:layer="layout" svg:width="12.75cm" svg:height="9.56cm" svg:x="4.125cm" svg:y="2.5cm" draw:page-number="106" presentation:class="page"/>
          <draw:frame presentation:style-name="pr5" draw:text-style-name="P22" draw:layer="layout" svg:width="17cm" svg:height="14cm" svg:x="2cm" svg:y="13cm" presentation:class="notes" presentation:placeholder="true">
            <draw:text-box/>
          </draw:frame>
        </presentation:notes>
      </draw:page>
      <draw:page draw:name="page10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2.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8" draw:text-style-name="P29" draw:layer="layout" svg:width="7.929cm" svg:height="11.729cm" svg:x="18.281cm" svg:y="6.075cm">
          <text:p text:style-name="P3"><text:span text:style-name="T34">i=0</text:span></text:p>
          <text:p text:style-name="P3"><text:span text:style-name="T34">0&lt;7? DA</text:span></text:p>
          <text:p text:style-name="P3"><text:span text:style-name="T34">4%2 != 0? NE</text:span></text:p>
          <text:p text:style-name="P3"><text:span text:style-name="T34">i++ =&gt; i=1</text:span></text:p>
          <text:p text:style-name="P3"><text:span text:style-name="T34">1&lt;7? DA</text:span></text:p>
          <text:p text:style-name="P3"><text:span text:style-name="T34">-22%2 != 0? NE</text:span></text:p>
          <text:p text:style-name="P3"><text:span text:style-name="T34">i++ =&gt; i=2</text:span></text:p>
          <text:p text:style-name="P3"><text:span text:style-name="T34">2&lt;7? DA</text:span></text:p>
          <text:p text:style-name="P3"><text:span text:style-name="T34">151%2 != 0? DA</text:span></text:p>
          <text:p text:style-name="P3"><text:span text:style-name="T34">j=2</text:span></text:p>
          <text:p text:style-name="P3"><text:span text:style-name="T3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9" draw:text-style-name="P8" draw:layer="layout" svg:width="2.043cm" svg:height="0.804cm" svg:x="2.098cm" svg:y="8.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541cm" svg:y1="9.174cm" svg:x2="9.72cm" svg:y2="9.203cm">
          <text:p/>
        </draw:line>
        <draw:custom-shape draw:style-name="gr70" draw:text-style-name="P34" draw:layer="layout" svg:width="1.185cm" svg:height="0.881cm" svg:x="6.227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5.596cm">
          <draw:text-box>
            <text:p><text:span text:style-name="T11">niz[j]</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07" presentation:class="page"/>
          <draw:frame presentation:style-name="pr5" draw:text-style-name="P22" draw:layer="layout" svg:width="17cm" svg:height="14cm" svg:x="2cm" svg:y="13cm" presentation:class="notes" presentation:placeholder="true">
            <draw:text-box/>
          </draw:frame>
        </presentation:notes>
      </draw:page>
      <draw:page draw:name="page10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3.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9" draw:text-style-name="P8" draw:layer="layout" svg:width="2.043cm" svg:height="0.804cm" svg:x="2.098cm" svg:y="8.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10.238cm" svg:y1="9.203cm" svg:x2="12.107cm" svg:y2="9.203cm">
          <text:p/>
        </draw:line>
        <draw:custom-shape draw:style-name="gr70" draw:text-style-name="P34" draw:layer="layout" svg:width="1.185cm" svg:height="0.881cm" svg:x="6.227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j=2</text:span></text:p>
            <text:p><text:span text:style-name="T10">2&lt;6? DA</text:span></text:p>
            <text:p><text:span text:style-name="T10"/></text:p>
          </draw:text-box>
        </draw:frame>
        <draw:frame draw:style-name="gr52" draw:text-style-name="P30" draw:layer="layout" svg:width="1.664cm" svg:height="0.907cm" svg:x="5.987cm" svg:y="15.596cm">
          <draw:text-box>
            <text:p><text:span text:style-name="T11">niz[j]</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08" presentation:class="page"/>
          <draw:frame presentation:style-name="pr5" draw:text-style-name="P22" draw:layer="layout" svg:width="17cm" svg:height="14cm" svg:x="2cm" svg:y="13cm" presentation:class="notes" presentation:placeholder="true">
            <draw:text-box/>
          </draw:frame>
        </presentation:notes>
      </draw:page>
      <draw:page draw:name="page10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4.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9" draw:text-style-name="P8" draw:layer="layout" svg:width="2.043cm" svg:height="0.804cm" svg:x="2.098cm" svg:y="9.1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54cm" svg:y1="9.836cm" svg:x2="14.063cm" svg:y2="9.865cm">
          <text:p/>
        </draw:line>
        <draw:custom-shape draw:style-name="gr70" draw:text-style-name="P34" draw:layer="layout" svg:width="1.185cm" svg:height="0.881cm" svg:x="6.227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j=2</text:span></text:p>
            <text:p><text:span text:style-name="T10">2&lt;6? DA</text:span></text:p>
            <text:p><text:span text:style-name="T10">niz[j]=0</text:span></text:p>
            <text:p><text:span text:style-name="T10"/></text:p>
          </draw:text-box>
        </draw:frame>
        <draw:custom-shape draw:style-name="gr12" draw:text-style-name="P10" draw:layer="layout" svg:width="1.185cm" svg:height="0.881cm" svg:x="7.859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5.597cm">
          <draw:text-box>
            <text:p><text:span text:style-name="T11">niz[j]</text:span></text:p>
          </draw:text-box>
        </draw:frame>
        <draw:frame draw:style-name="gr53" draw:text-style-name="P30" draw:layer="layout" svg:width="2.3cm" svg:height="1.461cm" svg:x="7.412cm" svg:y="15.642cm">
          <draw:text-box>
            <text:p><text:span text:style-name="T11">niz[j+1]</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09" presentation:class="page"/>
          <draw:frame presentation:style-name="pr5" draw:text-style-name="P22" draw:layer="layout" svg:width="17cm" svg:height="14cm" svg:x="2cm" svg:y="13cm" presentation:class="notes" presentation:placeholder="true">
            <draw:text-box/>
          </draw:frame>
        </presentation:notes>
      </draw:page>
      <draw:page draw:name="page11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5.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6.227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j=2</text:span></text:p>
            <text:p><text:span text:style-name="T10">2&lt;6? DA</text:span></text:p>
            <text:p><text:span text:style-name="T10">niz[j]=0</text:span></text:p>
            <text:p><text:span text:style-name="T10"/></text:p>
          </draw:text-box>
        </draw:frame>
        <draw:custom-shape draw:style-name="gr12" draw:text-style-name="P10" draw:layer="layout" svg:width="1.185cm" svg:height="0.881cm" svg:x="7.859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8" draw:layer="layout" svg:width="2.043cm" svg:height="0.804cm" svg:x="2.136cm" svg:y="9.1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92cm" svg:y1="9.837cm" svg:x2="14.101cm" svg:y2="9.866cm">
          <text:p/>
        </draw:line>
        <draw:frame draw:style-name="gr52" draw:text-style-name="P30" draw:layer="layout" svg:width="1.664cm" svg:height="0.907cm" svg:x="5.987cm" svg:y="15.597cm">
          <draw:text-box>
            <text:p><text:span text:style-name="T11">niz[j]</text:span></text:p>
          </draw:text-box>
        </draw:frame>
        <draw:frame draw:style-name="gr53" draw:text-style-name="P30" draw:layer="layout" svg:width="2.3cm" svg:height="1.461cm" svg:x="7.412cm" svg:y="15.643cm">
          <draw:text-box>
            <text:p><text:span text:style-name="T11">niz[j+1]</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10" presentation:class="page"/>
          <draw:frame presentation:style-name="pr5" draw:text-style-name="P22" draw:layer="layout" svg:width="17cm" svg:height="14cm" svg:x="2cm" svg:y="13cm" presentation:class="notes" presentation:placeholder="true">
            <draw:text-box/>
          </draw:frame>
        </presentation:notes>
      </draw:page>
      <draw:page draw:name="page11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6.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7.859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j=2</text:span></text:p>
            <text:p><text:span text:style-name="T10">2&lt;6? DA</text:span></text:p>
            <text:p><text:span text:style-name="T10">niz[j]=0</text:span></text:p>
            <text:p><text:span text:style-name="T10">j++ =&gt; j=3</text:span></text:p>
            <text:p><text:span text:style-name="T10">3&lt;6? DA</text:span></text:p>
            <text:p><text:span text:style-name="T10">niz[j]=71</text:span></text:p>
            <text:p><text:span text:style-name="T10"/></text:p>
          </draw:text-box>
        </draw:frame>
        <draw:custom-shape draw:style-name="gr12" draw:text-style-name="P10" draw:layer="layout" svg:width="1.185cm" svg:height="0.881cm" svg:x="9.491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8" draw:layer="layout" svg:width="2.043cm" svg:height="0.804cm" svg:x="2.136cm" svg:y="9.1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92cm" svg:y1="9.837cm" svg:x2="14.101cm" svg:y2="9.866cm">
          <text:p/>
        </draw:line>
        <draw:frame draw:style-name="gr52" draw:text-style-name="P30" draw:layer="layout" svg:width="1.664cm" svg:height="0.907cm" svg:x="7.651cm" svg:y="15.597cm">
          <draw:text-box>
            <text:p><text:span text:style-name="T11">niz[j]</text:span></text:p>
          </draw:text-box>
        </draw:frame>
        <draw:frame draw:style-name="gr53" draw:text-style-name="P30" draw:layer="layout" svg:width="2.3cm" svg:height="1.461cm" svg:x="9.044cm" svg:y="15.642cm">
          <draw:text-box>
            <text:p><text:span text:style-name="T11">niz[j+1]</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11" presentation:class="page"/>
          <draw:frame presentation:style-name="pr5" draw:text-style-name="P22" draw:layer="layout" svg:width="17cm" svg:height="14cm" svg:x="2cm" svg:y="13cm" presentation:class="notes" presentation:placeholder="true">
            <draw:text-box/>
          </draw:frame>
        </presentation:notes>
      </draw:page>
      <draw:page draw:name="page11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38</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7.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9.491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60" draw:text-style-name="P32" draw:layer="layout" svg:width="5.962cm" svg:height="7.361cm" svg:x="19.934cm" svg:y="9.837cm">
          <draw:text-box>
            <text:p><text:span text:style-name="T10">j=2</text:span></text:p>
            <text:p><text:span text:style-name="T10">2&lt;6? DA</text:span></text:p>
            <text:p><text:span text:style-name="T10">niz[j]=0</text:span></text:p>
            <text:p><text:span text:style-name="T10">j++ =&gt; j=3</text:span></text:p>
            <text:p><text:span text:style-name="T10">3&lt;6? DA</text:span></text:p>
            <text:p><text:span text:style-name="T10">niz[j]=71</text:span></text:p>
            <text:p><text:span text:style-name="T10">j++ =&gt; j=4</text:span></text:p>
            <text:p><text:span text:style-name="T10">4&lt;6? DA</text:span></text:p>
            <text:p><text:span text:style-name="T10">niz[j]=38</text:span></text:p>
            <text:p><text:span text:style-name="T10"/></text:p>
          </draw:text-box>
        </draw:frame>
        <draw:custom-shape draw:style-name="gr12" draw:text-style-name="P10" draw:layer="layout" svg:width="1.185cm" svg:height="0.881cm" svg:x="11.123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8" draw:layer="layout" svg:width="2.043cm" svg:height="0.804cm" svg:x="2.136cm" svg:y="9.1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92cm" svg:y1="9.837cm" svg:x2="14.101cm" svg:y2="9.866cm">
          <text:p/>
        </draw:line>
        <draw:frame draw:style-name="gr52" draw:text-style-name="P30" draw:layer="layout" svg:width="1.664cm" svg:height="0.907cm" svg:x="9.208cm" svg:y="15.569cm">
          <draw:text-box>
            <text:p><text:span text:style-name="T11">niz[j]</text:span></text:p>
          </draw:text-box>
        </draw:frame>
        <draw:frame draw:style-name="gr53" draw:text-style-name="P30" draw:layer="layout" svg:width="2.3cm" svg:height="1.461cm" svg:x="10.676cm" svg:y="15.642cm">
          <draw:text-box>
            <text:p><text:span text:style-name="T11">niz[j+1]</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12" presentation:class="page"/>
          <draw:frame presentation:style-name="pr5" draw:text-style-name="P22" draw:layer="layout" svg:width="17cm" svg:height="14cm" svg:x="2cm" svg:y="13cm" presentation:class="notes" presentation:placeholder="true">
            <draw:text-box/>
          </draw:frame>
        </presentation:notes>
      </draw:page>
      <draw:page draw:name="page11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8.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11.123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4&lt;6? DA</text:span></text:p>
            <text:p><text:span text:style-name="T10">niz[j]=38</text:span></text:p>
            <text:p><text:span text:style-name="T10">j++ =&gt; j=5</text:span></text:p>
            <text:p><text:span text:style-name="T10">5&lt;6? DA</text:span></text:p>
            <text:p><text:span text:style-name="T10">niz[j]=1</text:span></text:p>
            <text:p><text:span text:style-name="T10"/></text:p>
          </draw:text-box>
        </draw:frame>
        <draw:custom-shape draw:style-name="gr12" draw:text-style-name="P10" draw:layer="layout" svg:width="1.185cm" svg:height="0.881cm" svg:x="12.755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8" draw:layer="layout" svg:width="2.043cm" svg:height="0.804cm" svg:x="2.136cm" svg:y="9.1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8.292cm" svg:y1="9.837cm" svg:x2="14.101cm" svg:y2="9.866cm">
          <text:p/>
        </draw:line>
        <draw:frame draw:style-name="gr52" draw:text-style-name="P30" draw:layer="layout" svg:width="1.664cm" svg:height="0.907cm" svg:x="10.934cm" svg:y="15.568cm">
          <draw:text-box>
            <text:p><text:span text:style-name="T11">niz[j]</text:span></text:p>
          </draw:text-box>
        </draw:frame>
        <draw:frame draw:style-name="gr53" draw:text-style-name="P30" draw:layer="layout" svg:width="2.3cm" svg:height="1.461cm" svg:x="12.308cm" svg:y="15.642cm">
          <draw:text-box>
            <text:p><text:span text:style-name="T11">niz[j+1]</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13" presentation:class="page"/>
          <draw:frame presentation:style-name="pr5" draw:text-style-name="P22" draw:layer="layout" svg:width="17cm" svg:height="14cm" svg:x="2cm" svg:y="13cm" presentation:class="notes" presentation:placeholder="true">
            <draw:text-box/>
          </draw:frame>
        </presentation:notes>
      </draw:page>
      <draw:page draw:name="page11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89.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12.475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4&lt;6? DA</text:span></text:p>
            <text:p><text:span text:style-name="T10">niz[j]=38</text:span></text:p>
            <text:p><text:span text:style-name="T10">j++ =&gt; j=5</text:span></text:p>
            <text:p><text:span text:style-name="T10">5&lt;6? DA</text:span></text:p>
            <text:p><text:span text:style-name="T10">niz[j]=1</text:span></text:p>
            <text:p><text:span text:style-name="T10">j++ =&gt; j=6</text:span></text:p>
            <text:p><text:span text:style-name="T10"/></text:p>
          </draw:text-box>
        </draw:frame>
        <draw:custom-shape draw:style-name="gr69" draw:text-style-name="P8" draw:layer="layout" svg:width="2.043cm" svg:height="0.804cm" svg:x="2.135cm" svg:y="8.5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12.662cm" svg:y1="9.233cm" svg:x2="13.841cm" svg:y2="9.262cm">
          <text:p/>
        </draw:line>
        <draw:frame draw:style-name="gr52" draw:text-style-name="P30" draw:layer="layout" svg:width="1.664cm" svg:height="0.907cm" svg:x="12.199cm" svg:y="15.568cm">
          <draw:text-box>
            <text:p><text:span text:style-name="T11">niz[j]</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presentation:notes draw:style-name="dp2">
          <draw:page-thumbnail draw:style-name="gr1" draw:layer="layout" svg:width="12.75cm" svg:height="9.56cm" svg:x="4.125cm" svg:y="2.5cm" draw:page-number="114" presentation:class="page"/>
          <draw:frame presentation:style-name="pr5" draw:text-style-name="P22" draw:layer="layout" svg:width="17cm" svg:height="14cm" svg:x="2cm" svg:y="13cm" presentation:class="notes" presentation:placeholder="true">
            <draw:text-box/>
          </draw:frame>
        </presentation:notes>
      </draw:page>
      <draw:page draw:name="page11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0.svm" xlink:type="simple" xlink:show="embed" xlink:actuate="onLoad"/>
        </draw:frame>
        <draw:custom-shape draw:style-name="gr66" draw:text-style-name="P6" draw:layer="layout" svg:width="2cm" svg:height="1.27cm" svg:x="2.545cm" svg:y="15.84cm">
          <text:p text:style-name="P5"><text:span text:style-name="T6">7</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0" draw:text-style-name="P34" draw:layer="layout" svg:width="1.185cm" svg:height="0.881cm" svg:x="12.475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34cm" svg:y="9.837cm">
          <draw:text-box>
            <text:p><text:span text:style-name="T10">4&lt;6? DA</text:span></text:p>
            <text:p><text:span text:style-name="T10">niz[j]=38</text:span></text:p>
            <text:p><text:span text:style-name="T10">j++ =&gt; j=5</text:span></text:p>
            <text:p><text:span text:style-name="T10">5&lt;6? DA</text:span></text:p>
            <text:p><text:span text:style-name="T10">niz[j]=1</text:span></text:p>
            <text:p><text:span text:style-name="T10">j++ =&gt; j=6</text:span></text:p>
            <text:p><text:span text:style-name="T10">6&lt;6? NE</text:span></text:p>
            <text:p><text:span text:style-name="T10"/></text:p>
          </draw:text-box>
        </draw:frame>
        <draw:custom-shape draw:style-name="gr69" draw:text-style-name="P8" draw:layer="layout" svg:width="2.043cm" svg:height="0.804cm" svg:x="2.135cm" svg:y="8.5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10.361cm" svg:y1="9.204cm" svg:x2="12.136cm" svg:y2="9.232cm">
          <text:p/>
        </draw:line>
        <draw:custom-shape draw:style-name="gr71" draw:text-style-name="P6" xml:id="id73" draw:id="id73" draw:layer="layout" svg:width="8.517cm" svg:height="1.9cm" svg:x="11.13cm" svg:y="5.434cm">
          <text:p text:style-name="P5"><text:span text:style-name="T6">Da je stajalo j&lt;n element</text:span></text:p>
          <text:p text:style-name="P5"><text:span text:style-name="T6">niz[j+1] bi bio iza posljednjeg.</text:span></text:p>
          <draw:enhanced-geometry svg:viewBox="0 0 21600 21600" draw:mirror-horizontal="false" draw:mirror-vertical="false" draw:text-areas="800 800 20800 20800" draw:type="round-rectangular-callout" draw:modifiers="879.924864991782 35950.762756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2" draw:text-style-name="P30" draw:layer="layout" svg:width="1.664cm" svg:height="0.907cm" svg:x="12.227cm" svg:y="15.597cm">
          <draw:text-box>
            <text:p><text:span text:style-name="T11">niz[j]</text:span></text:p>
          </draw:text-box>
        </draw:frame>
        <draw:custom-shape draw:style-name="gr11" draw:text-style-name="P5" draw:layer="layout" svg:width="1.185cm" svg:height="0.881cm" svg:x="6.227cm" svg:y="1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0" draw:layer="layout" svg:width="1.664cm" svg:height="0.907cm" svg:x="5.987cm" svg:y="17.639cm">
          <draw:text-box>
            <text:p><text:span text:style-name="T11">niz[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1" draw:layer="layout" svg:width="12.75cm" svg:height="9.56cm" svg:x="4.125cm" svg:y="2.5cm" draw:page-number="115" presentation:class="page"/>
          <draw:frame presentation:style-name="pr5" draw:text-style-name="P22" draw:layer="layout" svg:width="17cm" svg:height="14cm" svg:x="2cm" svg:y="13cm" presentation:class="notes" presentation:placeholder="true">
            <draw:text-box/>
          </draw:frame>
        </presentation:notes>
      </draw:page>
      <draw:page draw:name="page11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1.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6.234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34cm" svg:y="9.837cm">
          <draw:text-box>
            <text:p><text:span text:style-name="T10">4&lt;6? DA</text:span></text:p>
            <text:p><text:span text:style-name="T10">niz[j]=38</text:span></text:p>
            <text:p><text:span text:style-name="T10">j++ =&gt; j=5</text:span></text:p>
            <text:p><text:span text:style-name="T10">5&lt;6? DA</text:span></text:p>
            <text:p><text:span text:style-name="T10">niz[j]=1</text:span></text:p>
            <text:p><text:span text:style-name="T10">j++ =&gt; j=6</text:span></text:p>
            <text:p><text:span text:style-name="T10">6&lt;6? NE</text:span></text:p>
            <text:p><text:span text:style-name="T10">n-- =&gt; n=6</text:span></text:p>
            <text:p><text:span text:style-name="T10"/></text:p>
          </draw:text-box>
        </draw:frame>
        <draw:custom-shape draw:style-name="gr69" draw:text-style-name="P8" draw:layer="layout" svg:width="2.043cm" svg:height="0.804cm" svg:x="2.163cm" svg:y="10.4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67cm" svg:y1="11.131cm" svg:x2="8.225cm" svg:y2="11.13cm">
          <text:p/>
        </draw:line>
        <draw:frame draw:style-name="gr52" draw:text-style-name="P30" draw:layer="layout" svg:width="1.664cm" svg:height="0.907cm" svg:x="5.987cm" svg:y="15.597cm">
          <draw:text-box>
            <text:p><text:span text:style-name="T11">niz[i]</text:span></text:p>
          </draw:text-box>
        </draw:frame>
        <presentation:notes draw:style-name="dp2">
          <draw:page-thumbnail draw:style-name="gr1" draw:layer="layout" svg:width="12.75cm" svg:height="9.56cm" svg:x="4.125cm" svg:y="2.5cm" draw:page-number="116" presentation:class="page"/>
          <draw:frame presentation:style-name="pr5" draw:text-style-name="P22" draw:layer="layout" svg:width="17cm" svg:height="14cm" svg:x="2cm" svg:y="13cm" presentation:class="notes" presentation:placeholder="true">
            <draw:text-box/>
          </draw:frame>
        </presentation:notes>
      </draw:page>
      <draw:page draw:name="page11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2.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4.738cm" svg:y="14.6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60" draw:text-style-name="P32" draw:layer="layout" svg:width="5.962cm" svg:height="7.361cm" svg:x="19.934cm" svg:y="9.837cm">
          <draw:text-box>
            <text:p><text:span text:style-name="T10">4&lt;6? DA</text:span></text:p>
            <text:p><text:span text:style-name="T10">niz[j]=38</text:span></text:p>
            <text:p><text:span text:style-name="T10">j++ =&gt; j=5</text:span></text:p>
            <text:p><text:span text:style-name="T10">5&lt;6? DA</text:span></text:p>
            <text:p><text:span text:style-name="T10">niz[j]=1</text:span></text:p>
            <text:p><text:span text:style-name="T10">j++ =&gt; j=6</text:span></text:p>
            <text:p><text:span text:style-name="T10">6&lt;6? NE</text:span></text:p>
            <text:p><text:span text:style-name="T10">n-- =&gt; n=6</text:span></text:p>
            <text:p><text:span text:style-name="T10">i-- =&gt; i=1</text:span></text:p>
            <text:p><text:span text:style-name="T10"/></text:p>
          </draw:text-box>
        </draw:frame>
        <draw:custom-shape draw:style-name="gr69" draw:text-style-name="P8" draw:layer="layout" svg:width="2.043cm" svg:height="0.804cm" svg:x="2.163cm" svg:y="10.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9" draw:layer="layout" svg:x1="6.939cm" svg:y1="11.822cm" svg:x2="8.197cm" svg:y2="11.821cm">
          <text:p/>
        </draw:line>
        <presentation:notes draw:style-name="dp2">
          <draw:page-thumbnail draw:style-name="gr1" draw:layer="layout" svg:width="12.75cm" svg:height="9.56cm" svg:x="4.125cm" svg:y="2.5cm" draw:page-number="117" presentation:class="page"/>
          <draw:frame presentation:style-name="pr5" draw:text-style-name="P22" draw:layer="layout" svg:width="17cm" svg:height="14cm" svg:x="2cm" svg:y="13cm" presentation:class="notes" presentation:placeholder="true">
            <draw:text-box/>
          </draw:frame>
        </presentation:notes>
      </draw:page>
      <draw:page draw:name="page11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3.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72" draw:text-style-name="P12" draw:layer="layout" svg:width="9.491cm" svg:height="1.15cm" svg:x="2.847cm" svg:y="13.2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14.1cm" svg:height="0.973cm" svg:x="8.604cm" svg:y="15.476cm">
          <table:table table:template-name="seetang"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6"/>
            <table:table-row table:style-name="ro4" table:default-cell-style-name="ce4">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5">
                <text:p text:style-name="P5"><text:span text:style-name="T35">38</text:span></text:p>
              </table:table-cell>
              <table:table-cell table:style-name="ce5">
                <text:p text:style-name="P5"><text:span text:style-name="T35">1</text:span></text:p>
              </table:table-cell>
              <table:table-cell table:style-name="ce5">
                <text:p text:style-name="P5"><text:span text:style-name="T35">?</text:span></text:p>
              </table:table-cell>
              <table:table-cell table:style-name="ce5">
                <text:p text:style-name="P5"><text:span text:style-name="T35">?</text:span></text:p>
              </table:table-cell>
            </table:table-row>
          </table:table>
          <draw:image xlink:href="Pictures/TablePreview94.svm" xlink:type="simple" xlink:show="embed" xlink:actuate="onLoad"/>
        </draw:frame>
        <draw:custom-shape draw:style-name="gr73" draw:text-style-name="P35" draw:layer="layout" svg:width="8.517cm" svg:height="3.393cm" svg:x="15.587cm" svg:y="8.887cm">
          <text:p text:style-name="P5"><text:span text:style-name="T24">U odnosu na polazni niz, vidimo</text:span></text:p>
          <text:p text:style-name="P5"><text:span text:style-name="T24">da je nakon unutrašnje j-petlje</text:span></text:p>
          <text:p text:style-name="P5"><text:span text:style-name="T24">redoslijed elemenata očuvan,</text:span></text:p>
          <text:p text:style-name="P5"><text:span text:style-name="T24">samo je izbačen element 151.</text:span></text:p>
          <draw:enhanced-geometry svg:viewBox="0 0 21600 21600" draw:mirror-horizontal="false" draw:mirror-vertical="false" draw:text-areas="800 800 20800 20800" draw:type="round-rectangular-callout" draw:modifiers="879.924864991782 27995.992928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74" draw:text-style-name="P12" draw:layer="layout" svg:width="1.065cm" svg:height="0.926cm" draw:transform="rotate (2.40750717020098) translate (13.4160964337841cm 16.0138079133371cm)" svg:viewBox="0 0 1066 927" svg:d="M0 922c325 23 748-25 914-360l137-278 15-284">
          <text:p/>
        </draw:path>
        <draw:path draw:style-name="gr74" draw:text-style-name="P12" draw:layer="layout" svg:width="1.065cm" svg:height="0.926cm" draw:transform="rotate (2.40750717020098) translate (15.1960964337841cm 16.0428079133371cm)" svg:viewBox="0 0 1066 927" svg:d="M0 922c325 23 748-25 914-360l137-278 15-284">
          <text:p/>
        </draw:path>
        <draw:path draw:style-name="gr74" draw:text-style-name="P12" draw:layer="layout" svg:width="1.065cm" svg:height="0.926cm" draw:transform="rotate (2.40750717020098) translate (16.8930964337841cm 15.9848079133371cm)" svg:viewBox="0 0 1066 927" svg:d="M0 922c325 23 748-25 914-360l137-278 15-284">
          <text:p/>
        </draw:path>
        <draw:path draw:style-name="gr74" draw:text-style-name="P12" draw:layer="layout" svg:width="1.065cm" svg:height="0.926cm" draw:transform="rotate (2.40750717020098) translate (18.5320964337841cm 15.9848079133371cm)" svg:viewBox="0 0 1066 927" svg:d="M0 922c325 23 748-25 914-360l137-278 15-284">
          <text:p/>
        </draw:path>
        <presentation:notes draw:style-name="dp2">
          <draw:page-thumbnail draw:style-name="gr1" draw:layer="layout" svg:width="12.75cm" svg:height="9.56cm" svg:x="4.125cm" svg:y="2.5cm" draw:page-number="118" presentation:class="page"/>
          <draw:frame presentation:style-name="pr5" draw:text-style-name="P22" draw:layer="layout" svg:width="17cm" svg:height="14cm" svg:x="2cm" svg:y="13cm" presentation:class="notes" presentation:placeholder="true">
            <draw:text-box/>
          </draw:frame>
        </presentation:notes>
      </draw:page>
      <draw:page draw:name="page11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5.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6.234cm" svg:y="14.6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text:p>
          </draw:text-box>
        </draw:frame>
        <presentation:notes draw:style-name="dp2">
          <draw:page-thumbnail draw:style-name="gr1" draw:layer="layout" svg:width="12.75cm" svg:height="9.56cm" svg:x="4.125cm" svg:y="2.5cm" draw:page-number="119" presentation:class="page"/>
          <draw:frame presentation:style-name="pr5" draw:text-style-name="P22" draw:layer="layout" svg:width="17cm" svg:height="14cm" svg:x="2cm" svg:y="13cm" presentation:class="notes" presentation:placeholder="true">
            <draw:text-box/>
          </draw:frame>
        </presentation:notes>
      </draw:page>
      <draw:page draw:name="page12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71</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6.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11" draw:text-style-name="P5" draw:layer="layout" svg:width="1.185cm" svg:height="0.881cm" svg:x="7.815cm" svg:y="14.6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71 jeste neparan</text:span></text:p>
            <text:p><text:span text:style-name="T10"/></text:p>
          </draw:text-box>
        </draw:frame>
        <presentation:notes draw:style-name="dp2">
          <draw:page-thumbnail draw:style-name="gr1" draw:layer="layout" svg:width="12.75cm" svg:height="9.56cm" svg:x="4.125cm" svg:y="2.5cm" draw:page-number="120" presentation:class="page"/>
          <draw:frame presentation:style-name="pr5" draw:text-style-name="P22" draw:layer="layout" svg:width="17cm" svg:height="14cm" svg:x="2cm" svg:y="13cm" presentation:class="notes" presentation:placeholder="true">
            <draw:text-box/>
          </draw:frame>
        </presentation:notes>
      </draw:page>
      <draw:page draw:name="page12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38</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7.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71 jeste neparan</text:span></text:p>
            <text:p><text:span text:style-name="T10">niz[j]=38</text:span></text:p>
            <text:p><text:span text:style-name="T10"/></text:p>
          </draw:text-box>
        </draw:frame>
        <draw:custom-shape draw:style-name="gr70" draw:text-style-name="P34" draw:layer="layout" svg:width="1.185cm" svg:height="0.881cm" svg:x="7.859cm" svg:y="14.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9.491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1" presentation:class="page"/>
          <draw:frame presentation:style-name="pr5" draw:text-style-name="P22" draw:layer="layout" svg:width="17cm" svg:height="14cm" svg:x="2cm" svg:y="13cm" presentation:class="notes" presentation:placeholder="true">
            <draw:text-box/>
          </draw:frame>
        </presentation:notes>
      </draw:page>
      <draw:page draw:name="page12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8.svm" xlink:type="simple" xlink:show="embed" xlink:actuate="onLoad"/>
        </draw:frame>
        <draw:custom-shape draw:style-name="gr66" draw:text-style-name="P6" draw:layer="layout" svg:width="2cm" svg:height="1.27cm" svg:x="2.545cm" svg:y="15.84cm">
          <text:p text:style-name="P5"><text:span text:style-name="T6">6</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71 jeste neparan</text:span></text:p>
            <text:p><text:span text:style-name="T10">niz[j]=38</text:span></text:p>
            <text:p><text:span text:style-name="T10">niz[j]=1</text:span></text:p>
            <text:p><text:span text:style-name="T10"/></text:p>
          </draw:text-box>
        </draw:frame>
        <draw:custom-shape draw:style-name="gr70" draw:text-style-name="P34" draw:layer="layout" svg:width="1.185cm" svg:height="0.881cm" svg:x="9.491cm" svg:y="14.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1.185cm" svg:height="0.881cm" svg:x="11.123cm" svg:y="14.7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2" presentation:class="page"/>
          <draw:frame presentation:style-name="pr5" draw:text-style-name="P22" draw:layer="layout" svg:width="17cm" svg:height="14cm" svg:x="2cm" svg:y="13cm" presentation:class="notes" presentation:placeholder="true">
            <draw:text-box/>
          </draw:frame>
        </presentation:notes>
      </draw:page>
      <draw:page draw:name="page12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99.svm" xlink:type="simple" xlink:show="embed" xlink:actuate="onLoad"/>
        </draw:frame>
        <draw:custom-shape draw:style-name="gr66" draw:text-style-name="P6" draw:layer="layout" svg:width="2cm" svg:height="1.27cm" svg:x="2.545cm" svg:y="15.84cm">
          <text:p text:style-name="P5"><text:span text:style-name="T6">5</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71 jeste neparan</text:span></text:p>
            <text:p><text:span text:style-name="T10">niz[j]=38</text:span></text:p>
            <text:p><text:span text:style-name="T10">niz[j]=1</text:span></text:p>
            <text:p><text:span text:style-name="T10">n=5</text:span></text:p>
            <text:p><text:span text:style-name="T10"/></text:p>
          </draw:text-box>
        </draw:frame>
        <draw:custom-shape draw:style-name="gr11" draw:text-style-name="P5" draw:layer="layout" svg:width="1.185cm" svg:height="0.881cm" svg:x="7.815cm" svg:y="14.6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3" presentation:class="page"/>
          <draw:frame presentation:style-name="pr5" draw:text-style-name="P22" draw:layer="layout" svg:width="17cm" svg:height="14cm" svg:x="2cm" svg:y="13cm" presentation:class="notes" presentation:placeholder="true">
            <draw:text-box/>
          </draw:frame>
        </presentation:notes>
      </draw:page>
      <draw:page draw:name="page12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100.svm" xlink:type="simple" xlink:show="embed" xlink:actuate="onLoad"/>
        </draw:frame>
        <draw:custom-shape draw:style-name="gr66" draw:text-style-name="P6" draw:layer="layout" svg:width="2cm" svg:height="1.27cm" svg:x="2.545cm" svg:y="15.84cm">
          <text:p text:style-name="P5"><text:span text:style-name="T6">5</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34cm" svg:y="9.837cm">
          <draw:text-box>
            <text:p><text:span text:style-name="T10">0 nije neparan</text:span></text:p>
            <text:p><text:span text:style-name="T10">71 jeste neparan</text:span></text:p>
            <text:p><text:span text:style-name="T10">niz[j]=38</text:span></text:p>
            <text:p><text:span text:style-name="T10">niz[j]=1</text:span></text:p>
            <text:p><text:span text:style-name="T10">n=5</text:span></text:p>
            <text:p><text:span text:style-name="T10">38 nije neparan</text:span></text:p>
            <text:p><text:span text:style-name="T10"/></text:p>
          </draw:text-box>
        </draw:frame>
        <draw:custom-shape draw:style-name="gr11" draw:text-style-name="P5" draw:layer="layout" svg:width="1.185cm" svg:height="0.881cm" svg:x="7.815cm" svg:y="14.6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4" presentation:class="page"/>
          <draw:frame presentation:style-name="pr5" draw:text-style-name="P22" draw:layer="layout" svg:width="17cm" svg:height="14cm" svg:x="2cm" svg:y="13cm" presentation:class="notes" presentation:placeholder="true">
            <draw:text-box/>
          </draw:frame>
        </presentation:notes>
      </draw:page>
      <draw:page draw:name="page12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101.svm" xlink:type="simple" xlink:show="embed" xlink:actuate="onLoad"/>
        </draw:frame>
        <draw:custom-shape draw:style-name="gr66" draw:text-style-name="P6" draw:layer="layout" svg:width="2cm" svg:height="1.27cm" svg:x="2.545cm" svg:y="15.84cm">
          <text:p text:style-name="P5"><text:span text:style-name="T6">5</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60" draw:text-style-name="P32" draw:layer="layout" svg:width="5.962cm" svg:height="7.361cm" svg:x="19.934cm" svg:y="9.837cm">
          <draw:text-box>
            <text:p><text:span text:style-name="T10">0 nije neparan</text:span></text:p>
            <text:p><text:span text:style-name="T10">71 jeste neparan</text:span></text:p>
            <text:p><text:span text:style-name="T10">niz[j]=38</text:span></text:p>
            <text:p><text:span text:style-name="T10">niz[j]=1</text:span></text:p>
            <text:p><text:span text:style-name="T10">n=5</text:span></text:p>
            <text:p><text:span text:style-name="T10">38 nije neparan</text:span></text:p>
            <text:p><text:span text:style-name="T10">1 jeste neparan</text:span></text:p>
            <text:p><text:span text:style-name="T10">j-petlja se neće izvršiti nijednom</text:span></text:p>
            <text:p><text:span text:style-name="T10"/></text:p>
          </draw:text-box>
        </draw:frame>
        <draw:custom-shape draw:style-name="gr11" draw:text-style-name="P5" draw:layer="layout" svg:width="1.185cm" svg:height="0.881cm" svg:x="9.367cm" svg:y="14.6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5" presentation:class="page"/>
          <draw:frame presentation:style-name="pr5" draw:text-style-name="P22" draw:layer="layout" svg:width="17cm" svg:height="14cm" svg:x="2cm" svg:y="13cm" presentation:class="notes" presentation:placeholder="true">
            <draw:text-box/>
          </draw:frame>
        </presentation:notes>
      </draw:page>
      <draw:page draw:name="page12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102.svm" xlink:type="simple" xlink:show="embed" xlink:actuate="onLoad"/>
        </draw:frame>
        <draw:custom-shape draw:style-name="gr66" draw:text-style-name="P6" draw:layer="layout" svg:width="2cm" svg:height="1.27cm" svg:x="2.545cm" svg:y="15.84cm">
          <text:p text:style-name="P5"><text:span text:style-name="T6">4</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55" draw:text-style-name="P7" draw:layer="layout" svg:width="6.071cm" svg:height="2.893cm" svg:x="19.938cm" svg:y="5.563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5" draw:text-style-name="P31" draw:layer="layout" svg:width="5.794cm" svg:height="9.116cm" svg:x="19.931cm" svg:y="8.225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76" draw:text-style-name="P32" draw:layer="layout" svg:width="5.962cm" svg:height="8.072cm" svg:x="19.934cm" svg:y="9.837cm">
          <draw:text-box>
            <text:p><text:span text:style-name="T10">0 nije neparan</text:span></text:p>
            <text:p><text:span text:style-name="T10">71 jeste neparan</text:span></text:p>
            <text:p><text:span text:style-name="T10">niz[j]=38</text:span></text:p>
            <text:p><text:span text:style-name="T10">niz[j]=1</text:span></text:p>
            <text:p><text:span text:style-name="T10">n=5</text:span></text:p>
            <text:p><text:span text:style-name="T10">38 nije neparan</text:span></text:p>
            <text:p><text:span text:style-name="T10">1 jeste neparan</text:span></text:p>
            <text:p><text:span text:style-name="T10">j-petlja se neće izvršiti nijednom</text:span></text:p>
            <text:p><text:span text:style-name="T10">n=4</text:span></text:p>
            <text:p><text:span text:style-name="T10"/></text:p>
          </draw:text-box>
        </draw:frame>
        <draw:custom-shape draw:style-name="gr11" draw:text-style-name="P5" draw:layer="layout" svg:width="1.185cm" svg:height="0.881cm" svg:x="9.367cm" svg:y="14.6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26" presentation:class="page"/>
          <draw:frame presentation:style-name="pr5" draw:text-style-name="P22" draw:layer="layout" svg:width="17cm" svg:height="14cm" svg:x="2cm" svg:y="13cm" presentation:class="notes" presentation:placeholder="true">
            <draw:text-box/>
          </draw:frame>
        </presentation:notes>
      </draw:page>
      <draw:page draw:name="page12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103.svm" xlink:type="simple" xlink:show="embed" xlink:actuate="onLoad"/>
        </draw:frame>
        <draw:custom-shape draw:style-name="gr66" draw:text-style-name="P6" draw:layer="layout" svg:width="2cm" svg:height="1.27cm" svg:x="2.545cm" svg:y="15.84cm">
          <text:p text:style-name="P5"><text:span text:style-name="T6">4</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1" draw:text-style-name="P12" draw:layer="layout" svg:width="6.787cm" svg:height="1.553cm" svg:x="2.531cm" svg:y="13.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6" draw:layer="layout" svg:width="8.139cm" svg:height="1.18cm" svg:x="9.807cm" svg:y="10.64cm">
          <text:p text:style-name="P5"><text:span text:style-name="T6">Finalni rezultat algoritma</text:span></text:p>
          <draw:enhanced-geometry svg:viewBox="0 0 21600 21600" draw:mirror-horizontal="false" draw:mirror-vertical="false" draw:text-areas="800 800 20800 20800" draw:type="round-rectangular-callout" draw:modifiers="920.786240786241 44699.74597798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27" presentation:class="page"/>
          <draw:frame presentation:style-name="pr5" draw:text-style-name="P22" draw:layer="layout" svg:width="17cm" svg:height="14cm" svg:x="2cm" svg:y="13cm" presentation:class="notes" presentation:placeholder="true">
            <draw:text-box/>
          </draw:frame>
        </presentation:notes>
      </draw:page>
      <draw:page draw:name="page12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Izbacivanje člana iz niza (2)</text:p>
          </draw:text-box>
        </draw:frame>
        <draw:frame presentation:style-name="pr4" draw:layer="layout" svg:width="25.2cm" svg:height="12.179cm" svg:x="1.4cm" svg:y="5cm" presentation:class="outline" presentation:user-transformed="true">
          <draw:text-box>
            <text:list text:style-name="L3">
              <text:list-item>
                <text:p>Analiza rješenja</text:p>
              </text:list-item>
            </text:list>
          </draw:text-box>
        </draw:frame>
        <draw:frame draw:style-name="gr65" draw:text-style-name="P4" draw:layer="layout" svg:width="17.8cm" svg:height="6.641cm" svg:x="2.996cm" svg:y="6.542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2 != 0) {</text:span></text:p>
            <text:p text:style-name="P3"><text:span text:style-name="T5"><text:tab/></text:span><text:span text:style-name="T5"><text:tab/></text:span><text:span text:style-name="T5"><text:tab/></text:span><text:span text:style-name="T5">for (j=i; j&lt;n-1; j++) {</text:span></text:p>
            <text:p text:style-name="P3"><text:span text:style-name="T5"><text:tab/></text:span><text:span text:style-name="T5"><text:tab/></text:span><text:span text:style-name="T5"><text:tab/></text:span><text:span text:style-name="T5"><text:tab/></text:span><text:span text:style-name="T5">niz[j] = niz[j+1];</text:span></text:p>
            <text:p text:style-name="P3"><text:span text:style-name="T5"><text:tab/></text:span><text:span text:style-name="T5"><text:tab/></text:span><text:span text:style-name="T5"><text:tab/></text:span><text:span text:style-name="T5">}</text:span></text:p>
            <text:p text:style-name="P3"><text:span text:style-name="T5"><text:tab/></text:span><text:span text:style-name="T5"><text:tab/></text:span><text:span text:style-name="T5"><text:tab/></text:span><text:span text:style-name="T5">n--; <text:s text:c="11"/></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draw:text-box>
        </draw:frame>
        <draw:frame draw:style-name="Default_5f_16" draw:layer="layout" svg:width="14.098cm" svg:height="0.971cm" svg:x="2.938cm" svg:y="13.433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0</text:span></text:p>
              </table:table-cell>
              <table:table-cell>
                <text:p text:style-name="P5"><text:span text:style-name="T6">38</text:span></text:p>
              </table:table-cell>
              <table:table-cell>
                <text:p text:style-name="P5"><text:span text:style-name="T6">1</text:span></text:p>
              </table:table-cell>
              <table:table-cell table:style-name="ce3">
                <text:p text:style-name="P5"><text:span text:style-name="T35">1</text:span></text:p>
              </table:table-cell>
              <table:table-cell table:style-name="ce3">
                <text:p text:style-name="P5"><text:span text:style-name="T35">1</text:span></text:p>
              </table:table-cell>
              <table:table-cell table:style-name="ce3">
                <text:p text:style-name="P5"><text:span text:style-name="T35">?</text:span></text:p>
              </table:table-cell>
              <table:table-cell table:style-name="ce3">
                <text:p text:style-name="P5"><text:span text:style-name="T35">?</text:span></text:p>
              </table:table-cell>
            </table:table-row>
          </table:table>
          <draw:image xlink:href="Pictures/TablePreview104.svm" xlink:type="simple" xlink:show="embed" xlink:actuate="onLoad"/>
        </draw:frame>
        <draw:custom-shape draw:style-name="gr66" draw:text-style-name="P6" draw:layer="layout" svg:width="2cm" svg:height="1.27cm" svg:x="2.545cm" svg:y="15.84cm">
          <text:p text:style-name="P5"><text:span text:style-name="T6">4</text:span></text:p>
          <draw:enhanced-geometry svg:viewBox="0 0 21600 21600" draw:mirror-horizontal="false" draw:mirror-vertical="false" draw:type="rectangle" draw:enhanced-path="M 0 0 L 21600 0 21600 21600 0 21600 0 0 Z N"/>
        </draw:custom-shape>
        <draw:frame draw:style-name="gr67" draw:text-style-name="P26" draw:layer="layout" svg:width="1.102cm" svg:height="0.962cm" svg:x="2.99cm" svg:y="17.227cm">
          <draw:text-box draw:corner-radius="0.165cm">
            <text:p><text:span text:style-name="T6">n </text:span></text:p>
          </draw:text-box>
        </draw:frame>
        <draw:custom-shape draw:style-name="gr61" draw:text-style-name="P12" draw:layer="layout" svg:width="6.787cm" svg:height="1.553cm" svg:x="2.531cm" svg:y="13.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6" draw:layer="layout" svg:width="9.634cm" svg:height="2.158cm" svg:x="14.063cm" svg:y="11.359cm">
          <text:p text:style-name="P5"><text:span text:style-name="T6">U odnosu na algoritam 1 vidimo </text:span></text:p>
          <text:p text:style-name="P5"><text:span text:style-name="T6">da 0 i 38 nisu zamijenili mjesta</text:span></text:p>
          <draw:enhanced-geometry svg:viewBox="0 0 21600 21600" draw:mirror-horizontal="false" draw:mirror-vertical="false" draw:text-areas="800 800 20800 20800" draw:type="round-rectangular-callout" draw:modifiers="775.672029060716 34235.8499305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draw:layer="layout" svg:width="14.1cm" svg:height="0.973cm" svg:x="9.036cm" svg:y="15.826cm">
          <table:table table:template-name="seetang"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6"/>
            <table:table-row table:style-name="ro4" table:default-cell-style-name="ce1">
              <table:table-cell>
                <text:p text:style-name="P5">4</text:p>
              </table:table-cell>
              <table:table-cell>
                <text:p text:style-name="P5">-22</text:p>
              </table:table-cell>
              <table:table-cell>
                <text:p text:style-name="P5">38</text:p>
              </table:table-cell>
              <table:table-cell>
                <text:p text:style-name="P5">0</text:p>
              </table:table-cell>
              <table:table-cell>
                <text:p text:style-name="P5">71</text:p>
              </table:table-cell>
              <table:table-cell table:style-name="ce3">
                <text:p text:style-name="P5"><text:span text:style-name="T28">38</text:span></text:p>
              </table:table-cell>
              <table:table-cell table:style-name="ce3">
                <text:p text:style-name="P5"><text:span text:style-name="T28">1</text:span></text:p>
              </table:table-cell>
              <table:table-cell table:style-name="ce3">
                <text:p text:style-name="P5"><text:span text:style-name="T28">?</text:span></text:p>
              </table:table-cell>
              <table:table-cell table:style-name="ce3">
                <text:p text:style-name="P5"><text:span text:style-name="T28">?</text:span></text:p>
              </table:table-cell>
            </table:table-row>
          </table:table>
          <draw:image xlink:href="Pictures/TablePreview105.svm" xlink:type="simple" xlink:show="embed" xlink:actuate="onLoad"/>
        </draw:frame>
        <draw:custom-shape draw:style-name="gr61" draw:text-style-name="P12" draw:layer="layout" svg:width="6.787cm" svg:height="1.553cm" svg:x="8.57cm" svg:y="15.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5cm" svg:height="9.56cm" svg:x="4.125cm" svg:y="2.5cm" draw:page-number="128" presentation:class="page"/>
          <draw:frame presentation:style-name="pr5" draw:text-style-name="P22" draw:layer="layout" svg:width="17cm" svg:height="14cm" svg:x="2cm" svg:y="13cm" presentation:class="notes" presentation:placeholder="true">
            <draw:text-box/>
          </draw:frame>
        </presentation:notes>
      </draw:page>
      <draw:page draw:name="page129" draw:style-name="dp3" draw:master-page-name="Inspiration" presentation:presentation-page-layout-name="AL2T1" presentation:use-footer-name="ftr1" presentation:use-date-time-name="dtd1">
        <draw:frame presentation:style-name="pr3" draw:text-style-name="P16" draw:layer="layout" svg:width="20cm" svg:height="2cm" svg:x="1.4cm" svg:y="1.6cm" presentation:class="title" presentation:user-transformed="true">
          <draw:text-box>
            <text:p><text:span text:style-name="T20">Prebrojavanje članova niza (histogram)</text:span></text:p>
          </draw:text-box>
        </draw:frame>
        <draw:frame presentation:style-name="pr4" draw:text-style-name="P36" draw:layer="layout" svg:width="25.2cm" svg:height="12.179cm" svg:x="1.4cm" svg:y="5cm" presentation:class="outline">
          <draw:text-box>
            <text:list text:style-name="L3">
              <text:list-item>
                <text:p><text:span text:style-name="T4">Zadatak:</text:span><text:span text:style-name="T8"> Korisnik unosi niz cijelih brojeva (najviše 100) koji se nalaze u intervalu [0,100]. Unos se završava kada se unese broj -1. Program treba ispisati članove niza koji se javljaju najveći i najmanji broj puta. Ako se više elemenata javlja isti (najveći ili najmanji) broj puta, potrebno je ispisati manji od njih.</text:span></text:p>
                <text:list>
                  <text:list-item>
                    <text:p><text:span text:style-name="T8">Primjer:</text:span></text:p>
                    <text:list>
                      <text:list-item>
                        <text:list>
                          <text:list-header>
                            <text:p><text:span text:style-name="T37">Unesite clanove niza: 3 15 15 8 3 17 1 17 -1</text:span><text:span text:style-name="T37"><text:line-break/></text:span><text:span text:style-name="T37">Najveci broj puta se javlja 3 a najmanji 1</text:span></text:p>
                          </text:list-header>
                        </text:list>
                      </text:list-item>
                    </text:list>
                  </text:list-item>
                  <text:list-item>
                    <text:p><text:span text:style-name="T38">Objašnjenje: Brojevi 3, 15 i 17 se javljaju po dvaput, a 1 i 8 po jednom.</text:span></text:p>
                  </text:list-item>
                </text:list>
              </text:list-item>
            </text:list>
          </draw:text-box>
        </draw:frame>
        <presentation:notes draw:style-name="dp2">
          <draw:page-thumbnail draw:style-name="gr1" draw:layer="layout" svg:width="12.75cm" svg:height="9.56cm" svg:x="4.125cm" svg:y="2.5cm" draw:page-number="129" presentation:class="page"/>
          <draw:frame presentation:style-name="pr5" draw:text-style-name="P2" draw:layer="layout" svg:width="17cm" svg:height="14cm" svg:x="2cm" svg:y="13cm" presentation:class="notes" presentation:placeholder="true">
            <draw:text-box/>
          </draw:frame>
        </presentation:notes>
      </draw:page>
      <draw:page draw:name="page13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draw:text-box>
            <text:list text:style-name="L3">
              <text:list-item>
                <text:p>Da bismo prebrojali koliko puta se u nizu javlja koji broj, deklarišemo niz brojača. Ovakav niz se naziva histogram.</text:p>
                <text:list>
                  <text:list-item>
                    <text:p>Pošto na intervalu [0,100] ima ukupno 101 broj, deklarišemo 101 brojač.</text:p>
                    <text:list>
                      <text:list-item>
                        <text:list>
                          <text:list-header>
                            <text:p>int brojaci[101];</text:p>
                          </text:list-header>
                        </text:list>
                      </text:list-item>
                    </text:list>
                  </text:list-item>
                  <text:list-item>
                    <text:p>Ako je član niza jednak nekom datom broju, povećavamo odgovarajući brojač za jedan.</text:p>
                  </text:list-item>
                  <text:list-item>
                    <text:p>Ovo rješenje je moguće samo ako su članovi niza pozitivni cijeli brojevi na nekom intervalu.</text:p>
                  </text:list-item>
                </text:list>
              </text:list-item>
            </text:list>
          </draw:text-box>
        </draw:frame>
        <presentation:notes draw:style-name="dp2">
          <draw:page-thumbnail draw:style-name="gr1" draw:layer="layout" svg:width="12.75cm" svg:height="9.56cm" svg:x="4.125cm" svg:y="2.5cm" draw:page-number="130" presentation:class="page"/>
          <draw:frame presentation:style-name="pr5" draw:text-style-name="P2" draw:layer="layout" svg:width="17cm" svg:height="14cm" svg:x="2cm" svg:y="13cm" presentation:class="notes" presentation:placeholder="true">
            <draw:text-box/>
          </draw:frame>
        </presentation:notes>
      </draw:page>
      <draw:page draw:name="page13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draw:text-box>
            <text:list text:style-name="L3">
              <text:list-item>
                <text:p>Mogli bismo to uraditi ovako:</text:p>
                <text:p/>
                <text:p/>
                <text:p/>
                <text:p/>
              </text:list-item>
              <text:list-item>
                <text:p>Očito da ovako ne ide. Treba nam petlja.</text:p>
              </text:list-item>
            </text:list>
          </draw:text-box>
        </draw:frame>
        <draw:frame draw:style-name="gr65" draw:text-style-name="P4" draw:layer="layout" svg:width="17.8cm" svg:height="6.641cm" svg:x="2.996cm" svg:y="6.543cm">
          <draw:text-box>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if (niz[i] == 0) brojaci[0]++;</text:span></text:p>
            <text:p text:style-name="P3"><text:span text:style-name="T5"><text:tab/></text:span><text:span text:style-name="T5"><text:tab/></text:span><text:span text:style-name="T5">if (niz[i] == 1) brojaci[1]++;</text:span></text:p>
            <text:p text:style-name="P3"><text:span text:style-name="T5"><text:tab/></text:span><text:span text:style-name="T5"><text:tab/></text:span><text:span text:style-name="T5">if (niz[i] == 2) brojaci[2]++;</text:span></text:p>
            <text:p text:style-name="P3"><text:span text:style-name="T5"><text:tab/></text:span><text:span text:style-name="T5"><text:tab/></text:span><text:span text:style-name="T5">...</text:span></text:p>
            <text:p text:style-name="P3"><text:span text:style-name="T5"><text:tab/></text:span><text:span text:style-name="T5">}</text:span></text:p>
          </draw:text-box>
        </draw:frame>
        <presentation:notes draw:style-name="dp2">
          <draw:page-thumbnail draw:style-name="gr1" draw:layer="layout" svg:width="12.75cm" svg:height="9.56cm" svg:x="4.125cm" svg:y="2.5cm" draw:page-number="131" presentation:class="page"/>
          <draw:frame presentation:style-name="pr5" draw:text-style-name="P2" draw:layer="layout" svg:width="17cm" svg:height="14cm" svg:x="2cm" svg:y="13cm" presentation:class="notes" presentation:placeholder="true">
            <draw:text-box/>
          </draw:frame>
        </presentation:notes>
      </draw:page>
      <draw:page draw:name="page13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presentation:placeholder="true" presentation:user-transformed="true">
          <draw:text-box/>
        </draw:frame>
        <draw:frame draw:style-name="gr28" draw:text-style-name="P4" draw:layer="layout" svg:width="22.652cm" svg:height="14.309cm" svg:x="3.972cm" svg:y="3.551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int niz[100], brojaci[101]={0};</text:span></text:p>
            <text:p text:style-name="P3"><text:span text:style-name="T5"><text:tab/></text:span><text:span text:style-name="T5">int i, n, max, maxi, min, mini;</text:span></text:p>
            <text:p text:style-name="P3"><text:span text:style-name="T5"><text:tab/></text:span><text:span text:style-name="T5">printf("Unesite clanove niza (-1 za kraj)\n");</text:span></text:p>
            <text:p text:style-name="P3"><text:span text:style-name="T5"><text:tab/></text:span><text:span text:style-name="T5">for (i=0; i&lt;100; i++) {</text:span></text:p>
            <text:p text:style-name="P3"><text:span text:style-name="T5"><text:tab/></text:span><text:span text:style-name="T5"><text:tab/></text:span><text:span text:style-name="T5">scanf("%d", &amp;niz[i]);</text:span></text:p>
            <text:p text:style-name="P3"><text:span text:style-name="T5"><text:tab/></text:span><text:span text:style-name="T5"><text:tab/></text:span><text:span text:style-name="T5">if (niz[i]==-1) break;</text:span></text:p>
            <text:p text:style-name="P3"><text:span text:style-name="T5"><text:tab/></text:span><text:span text:style-name="T5"><text:tab/></text:span><text:span text:style-name="T5">if (niz[i]&lt;0 || niz[i]&gt;100) {</text:span></text:p>
            <text:p text:style-name="P3"><text:span text:style-name="T5"><text:tab/></text:span><text:span text:style-name="T5"><text:tab/></text:span><text:span text:style-name="T5"><text:tab/></text:span><text:span text:style-name="T5">printf("Broj nije na intervalu [0,100]. Ponovite unos");</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 {</text:span></text:p>
            <text:p text:style-name="P3"><text:span text:style-name="T5"><text:tab/></text:span><text:span text:style-name="T5"><text:tab/></text:span><text:span text:style-name="T5">for (j=0; j&lt;=100; j++) {</text:span></text:p>
            <text:p text:style-name="P3"><text:span text:style-name="T5"><text:tab/></text:span><text:span text:style-name="T5"><text:tab/></text:span><text:span text:style-name="T5"><text:tab/></text:span><text:span text:style-name="T5">if (niz[i] == j) brojaci[j]++;</text:span></text:p>
            <text:p text:style-name="P3"><text:span text:style-name="T5"><text:tab/></text:span><text:span text:style-name="T5"><text:tab/></text:span><text:span text:style-name="T5">}</text:span></text:p>
            <text:p text:style-name="P3"><text:span text:style-name="T5"><text:tab/></text:span><text:span text:style-name="T5">}</text:span></text:p>
            <text:p text:style-name="P3"><text:span text:style-name="T5"><text:tab/></text:span><text:span text:style-name="T5">...</text:span></text:p>
          </draw:text-box>
        </draw:frame>
        <draw:custom-shape draw:style-name="gr79" draw:text-style-name="P6" xml:id="id74" draw:id="id74" draw:layer="layout" svg:width="9.634cm" svg:height="1.238cm" svg:x="15.194cm" svg:y="7.003cm">
          <text:p text:style-name="P5"><text:span text:style-name="T6">Sve brojače postavljamo na 0</text:span></text:p>
          <draw:enhanced-geometry svg:viewBox="0 0 21600 21600" draw:mirror-horizontal="false" draw:mirror-vertical="false" draw:text-areas="800 800 20800 20800" draw:type="round-rectangular-callout" draw:modifiers="1463.91281785158 -13493.4624697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6" xml:id="id75" draw:id="id75" draw:layer="layout" svg:width="5.806cm" svg:height="1.238cm" svg:x="9.407cm" svg:y="12.267cm">
          <text:p text:style-name="P5"><text:span text:style-name="T6">i-- ponavlja unos</text:span></text:p>
          <draw:enhanced-geometry svg:viewBox="0 0 21600 21600" draw:mirror-horizontal="false" draw:mirror-vertical="false" draw:text-areas="800 800 20800 20800" draw:type="round-rectangular-callout" draw:modifiers="1402.30755984157 -11575.7869249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6" xml:id="id76" draw:id="id76" draw:layer="layout" svg:width="9.334cm" svg:height="2.341cm" svg:x="10.014cm" svg:y="16.621cm">
          <text:p text:style-name="P5"><text:span text:style-name="T6">Petlja prolazi kroz sve moguće</text:span></text:p>
          <text:p text:style-name="P5"><text:span text:style-name="T6">vrijednosti i uvećava </text:span></text:p>
          <text:p text:style-name="P5"><text:span text:style-name="T6">odgovarajući brojač</text:span></text:p>
          <draw:enhanced-geometry svg:viewBox="0 0 21600 21600" draw:mirror-horizontal="false" draw:mirror-vertical="false" draw:text-areas="800 800 20800 20800" draw:type="round-rectangular-callout" draw:modifiers="872.32994108195 -6114.773697694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27" xml:id="id77" draw:id="id77" draw:layer="layout" svg:width="6.203cm" svg:height="2.37cm" svg:x="20.09cm" svg:y="13.119cm">
          <text:p text:style-name="P5">...ali može i bolje!</text:p>
          <draw:enhanced-geometry svg:viewBox="0 0 21600 21600" draw:text-areas="3000 3320 17110 17330" draw:type="cloud-callout" draw:modifiers="-1430.94777562863 33142.47153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1" draw:layer="layout" svg:width="12.75cm" svg:height="9.56cm" svg:x="4.125cm" svg:y="2.5cm" draw:page-number="132" presentation:class="page"/>
          <draw:frame presentation:style-name="pr5" draw:text-style-name="P2" draw:layer="layout" svg:width="17cm" svg:height="14cm" svg:x="2cm" svg:y="13cm" presentation:class="notes" presentation:placeholder="true">
            <draw:text-box/>
          </draw:frame>
        </presentation:notes>
      </draw:page>
      <draw:page draw:name="page133" draw:style-name="dp3" draw:master-page-name="Inspiration" presentation:presentation-page-layout-name="AL2T1" presentation:use-footer-name="ftr1" presentation:use-date-time-name="dtd1">
        <draw:custom-shape draw:style-name="gr83" draw:text-style-name="P37" xml:id="id78" draw:id="id78" draw:layer="layout" svg:width="2.094cm" svg:height="0.799cm" svg:x="9.426cm" svg:y="14.442cm">
          <text:p/>
          <draw:enhanced-geometry svg:viewBox="0 0 21600 21600" draw:type="rectangle" draw:enhanced-path="M 0 0 L 21600 0 21600 21600 0 21600 0 0 Z N"/>
        </draw:custom-shape>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presentation:placeholder="true" presentation:user-transformed="true">
          <draw:text-box/>
        </draw:frame>
        <draw:frame draw:style-name="gr84" draw:text-style-name="P4" draw:layer="layout" svg:width="22.652cm" svg:height="13.031cm" svg:x="3.972cm" svg:y="3.551cm">
          <draw:text-box>
            <text:p text:style-name="P3"><text:span text:style-name="T5"/></text:p>
            <text:p text:style-name="P3"><text:span text:style-name="T5">#include &lt;stdio.h&gt;</text:span></text:p>
            <text:p text:style-name="P3"><text:span text:style-name="T5">int main() {</text:span></text:p>
            <text:p text:style-name="P3"><text:span text:style-name="T5"><text:tab/></text:span><text:span text:style-name="T5">int niz[100], brojaci[101]={0};</text:span></text:p>
            <text:p text:style-name="P3"><text:span text:style-name="T5"><text:tab/></text:span><text:span text:style-name="T5">int i, n, max, maxi, min, mini;</text:span></text:p>
            <text:p text:style-name="P3"><text:span text:style-name="T5"><text:tab/></text:span><text:span text:style-name="T5">printf("Unesite clanove niza (-1 za kraj)\n");</text:span></text:p>
            <text:p text:style-name="P3"><text:span text:style-name="T5"><text:tab/></text:span><text:span text:style-name="T5">for (i=0; i&lt;100; i++) {</text:span></text:p>
            <text:p text:style-name="P3"><text:span text:style-name="T5"><text:tab/></text:span><text:span text:style-name="T5"><text:tab/></text:span><text:span text:style-name="T5">scanf("%d", &amp;niz[i]);</text:span></text:p>
            <text:p text:style-name="P3"><text:span text:style-name="T5"><text:tab/></text:span><text:span text:style-name="T5"><text:tab/></text:span><text:span text:style-name="T5">if (niz[i]==-1) break;</text:span></text:p>
            <text:p text:style-name="P3"><text:span text:style-name="T5"><text:tab/></text:span><text:span text:style-name="T5"><text:tab/></text:span><text:span text:style-name="T5">if (niz[i]&lt;0 || niz[i]&gt;100) {</text:span></text:p>
            <text:p text:style-name="P3"><text:span text:style-name="T5"><text:tab/></text:span><text:span text:style-name="T5"><text:tab/></text:span><text:span text:style-name="T5"><text:tab/></text:span><text:span text:style-name="T5">printf("Broj nije na intervalu [0,100]. Ponovite unos");</text:span></text:p>
            <text:p text:style-name="P3"><text:span text:style-name="T5"><text:tab/></text:span><text:span text:style-name="T5"><text:tab/></text:span><text:span text:style-name="T5"><text:tab/></text:span><text:span text:style-name="T5">i--;</text:span></text:p>
            <text:p text:style-name="P3"><text:span text:style-name="T5"><text:tab/></text:span><text:span text:style-name="T5"><text:tab/></text:span><text:span text:style-name="T5">}</text:span></text:p>
            <text:p text:style-name="P3"><text:span text:style-name="T5"><text:tab/></text:span><text:span text:style-name="T5">}</text:span></text:p>
            <text:p text:style-name="P3"><text:span text:style-name="T5"><text:tab/></text:span><text:span text:style-name="T5">n=i;</text:span></text:p>
            <text:p text:style-name="P3"><text:span text:style-name="T5"><text:tab/></text:span><text:span text:style-name="T5">for (i=0; i&lt;n; i++) {</text:span></text:p>
            <text:p text:style-name="P3"><text:span text:style-name="T5"><text:tab/></text:span><text:span text:style-name="T5"><text:tab/></text:span><text:span text:style-name="T5">brojaci[niz[i]]++;</text:span></text:p>
            <text:p text:style-name="P3"><text:span text:style-name="T5"><text:tab/></text:span><text:span text:style-name="T5">}</text:span></text:p>
            <text:p text:style-name="P3"><text:span text:style-name="T5"><text:tab/></text:span><text:span text:style-name="T5">...</text:span></text:p>
          </draw:text-box>
        </draw:frame>
        <draw:custom-shape draw:style-name="gr85" draw:text-style-name="P37" xml:id="id79" draw:id="id79" draw:layer="layout" svg:width="6.587cm" svg:height="1.544cm" svg:x="11.686cm" svg:y="11.851cm">
          <text:p text:style-name="P5">i-ti član niza je indeks</text:p>
          <text:p text:style-name="P5">u nizu brojača</text:p>
          <draw:enhanced-geometry svg:viewBox="0 0 21600 21600" draw:text-areas="800 800 20800 20800" draw:type="round-rectangular-callout" draw:modifiers="-1354.09836065574 31596.1165048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1" draw:layer="layout" svg:width="12.75cm" svg:height="9.56cm" svg:x="4.125cm" svg:y="2.5cm" draw:page-number="133" presentation:class="page"/>
          <draw:frame presentation:style-name="pr5" draw:text-style-name="P2" draw:layer="layout" svg:width="17cm" svg:height="14cm" svg:x="2cm" svg:y="13cm" presentation:class="notes" presentation:placeholder="true">
            <draw:text-box/>
          </draw:frame>
        </presentation:notes>
      </draw:page>
      <draw:page draw:name="page13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presentation:placeholder="true" presentation:user-transformed="true">
          <draw:text-box/>
        </draw:frame>
        <draw:frame draw:style-name="gr84" draw:text-style-name="P4" draw:layer="layout" svg:width="22.652cm" svg:height="13.031cm" svg:x="3.972cm" svg:y="3.551cm">
          <draw:text-box>
            <text:p text:style-name="P3"><text:span text:style-name="T5"><text:tab/></text:span><text:span text:style-name="T5">...</text:span></text:p>
            <text:p text:style-name="P3"><text:span text:style-name="T5"><text:tab/></text:span><text:span text:style-name="T5">for (i=0; i&lt;n; i++) {</text:span></text:p>
            <text:p text:style-name="P3"><text:span text:style-name="T5"><text:tab/></text:span><text:span text:style-name="T5"><text:tab/></text:span><text:span text:style-name="T5">brojaci[niz[i]]++;</text:span></text:p>
            <text:p text:style-name="P3"><text:span text:style-name="T5"><text:tab/></text:span><text:span text:style-name="T5">}</text:span></text:p>
            <text:p text:style-name="P3"><text:span text:style-name="T5"><text:tab/></text:span><text:span text:style-name="T5">maxi = 0;</text:span></text:p>
            <text:p text:style-name="P3"><text:span text:style-name="T5"><text:tab/></text:span><text:span text:style-name="T5">mini = -1;</text:span></text:p>
            <text:p text:style-name="P3"><text:span text:style-name="T5"><text:tab/></text:span><text:span text:style-name="T5">for (i=0; i&lt;=100; i++) {</text:span></text:p>
            <text:p text:style-name="P3"><text:span text:style-name="T5"><text:tab/></text:span><text:span text:style-name="T5"><text:tab/></text:span><text:span text:style-name="T5">if (brojaci[i] &gt; brojaci[maxi]) {</text:span></text:p>
            <text:p text:style-name="P3"><text:span text:style-name="T5"><text:tab/></text:span><text:span text:style-name="T5"><text:tab/></text:span><text:span text:style-name="T5"><text:tab/></text:span><text:span text:style-name="T5">maxi = i;</text:span></text:p>
            <text:p text:style-name="P3"><text:span text:style-name="T5"><text:tab/></text:span><text:span text:style-name="T5"><text:tab/></text:span><text:span text:style-name="T5">}</text:span></text:p>
            <text:p text:style-name="P3"><text:span text:style-name="T5"><text:tab/></text:span><text:span text:style-name="T5"><text:tab/></text:span><text:span text:style-name="T5">if (</text:span><text:span text:style-name="T39">brojaci</text:span><text:span text:style-name="T5">[i] &gt; 0 &amp;&amp; (mini == -1 || brojaci[i] &lt; brojaci[mini]) {</text:span></text:p>
            <text:p text:style-name="P3"><text:span text:style-name="T5"><text:tab/></text:span><text:span text:style-name="T5"><text:tab/></text:span><text:span text:style-name="T5"><text:tab/></text:span><text:span text:style-name="T5">mini = i;</text:span></text:p>
            <text:p text:style-name="P3"><text:span text:style-name="T5"><text:tab/></text:span><text:span text:style-name="T5"><text:tab/></text:span><text:span text:style-name="T5">}</text:span></text:p>
            <text:p text:style-name="P3"><text:span text:style-name="T5"><text:tab/></text:span><text:span text:style-name="T5">}</text:span></text:p>
            <text:p text:style-name="P3"><text:span text:style-name="T5"><text:tab/></text:span><text:span text:style-name="T5">printf("Najveci broj puta se javlja %d, a najmanji %d", maxi, mini);</text:span></text:p>
            <text:p text:style-name="P3"><text:span text:style-name="T5"><text:tab/></text:span><text:span text:style-name="T5">return 0;</text:span></text:p>
            <text:p text:style-name="P3"><text:span text:style-name="T5">}</text:span></text:p>
            <text:p text:style-name="P3"><text:span text:style-name="T5"/></text:p>
          </draw:text-box>
        </draw:frame>
        <draw:custom-shape draw:style-name="gr86" draw:text-style-name="P6" draw:layer="layout" svg:width="9.634cm" svg:height="1.68cm" svg:x="11.557cm" svg:y="5.376cm">
          <text:p text:style-name="P5"><text:span text:style-name="T6">Objašnjenje slijedi...</text:span></text:p>
          <draw:enhanced-geometry svg:viewBox="0 0 21600 21600" draw:mirror-horizontal="false" draw:mirror-vertical="false" draw:text-areas="800 800 20800 20800" draw:type="round-rectangular-callout" draw:modifiers="-6261.42189932538 15907.6740035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34" presentation:class="page"/>
          <draw:frame presentation:style-name="pr5" draw:text-style-name="P2" draw:layer="layout" svg:width="17cm" svg:height="14cm" svg:x="2cm" svg:y="13cm" presentation:class="notes" presentation:placeholder="true">
            <draw:text-box/>
          </draw:frame>
        </presentation:notes>
      </draw:page>
      <draw:page draw:name="page135" draw:style-name="dp3" draw:master-page-name="Inspiration" presentation:presentation-page-layout-name="AL2T1" presentation:use-footer-name="ftr1" presentation:use-date-time-name="dtd1">
        <draw:custom-shape draw:style-name="gr87" draw:text-style-name="P38" xml:id="id84" draw:id="id84" draw:layer="layout" svg:width="0.661cm" svg:height="0.661cm" svg:x="12.485cm" svg:y="9.619cm">
          <text:p/>
          <draw:enhanced-geometry svg:viewBox="0 0 21600 21600" draw:type="rectangle" draw:enhanced-path="M 0 0 L 21600 0 21600 21600 0 21600 0 0 Z N"/>
        </draw:custom-shape>
        <draw:custom-shape draw:style-name="gr88" draw:text-style-name="P5" xml:id="id82" draw:id="id82" draw:layer="layout" svg:width="0.634cm" svg:height="0.662cm" svg:x="8.351cm" svg:y="9.646cm">
          <text:p/>
          <draw:enhanced-geometry svg:viewBox="0 0 21600 21600" draw:type="rectangle" draw:enhanced-path="M 0 0 L 21600 0 21600 21600 0 21600 0 0 Z N"/>
        </draw:custom-shape>
        <draw:custom-shape draw:style-name="gr89" draw:text-style-name="P39" xml:id="id80" draw:id="id80" draw:layer="layout" svg:width="0.634cm" svg:height="0.772cm" svg:x="5.429cm" svg:y="9.619cm">
          <text:p/>
          <draw:enhanced-geometry svg:viewBox="0 0 21600 21600" draw:type="rectangle" draw:enhanced-path="M 0 0 L 21600 0 21600 21600 0 21600 0 0 Z N"/>
        </draw:custom-shape>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presentation:user-transformed="true">
          <draw:text-box>
            <text:list text:style-name="L3">
              <text:list-item>
                <text:p>U ovom programu nam ne treba vrijednost najvećeg člana nego njegov indeks.</text:p>
                <text:list>
                  <text:list-item>
                    <text:p><text:span text:style-name="T40">Npr. dat je niz 3 15 15 8 3 17 1 17</text:span></text:p>
                  </text:list-item>
                  <text:list-item>
                    <text:p><text:span text:style-name="T40">Histogram ovog niza ima članove: </text:span><text:span text:style-name="T40"><text:line-break/></text:span><text:span text:style-name="T40">0 1 0 2 0 0 0 0 1 0 0 0 0 0 0 2 0 2 0 0 0 ...</text:span></text:p>
                  </text:list-item>
                  <text:list-item>
                    <text:p><text:span text:style-name="T40">Maksimumi ovog niza su članovi na indeksima: 3, 15, 17. Nama ne treba vrijednost ovih maksimuma (2), nego njihov indeks (3...)</text:span></text:p>
                  </text:list-item>
                </text:list>
              </text:list-item>
              <text:list-item>
                <text:p>Da bismo našli <text:span text:style-name="T4">indeks </text:span><text:span text:style-name="T8">najvećeg člana koristimo promjenljivu maxi (indeks najvećeg) i poredimo niz[i] sa niz[maxi].</text:span></text:p>
                <text:list>
                  <text:list-item>
                    <text:list>
                      <text:list-item>
                        <text:list>
                          <text:list-header>
                            <text:p/>
                          </text:list-header>
                        </text:list>
                      </text:list-item>
                    </text:list>
                  </text:list-item>
                </text:list>
              </text:list-item>
            </text:list>
          </draw:text-box>
        </draw:frame>
        <draw:frame draw:style-name="gr90" draw:text-style-name="P40" draw:layer="layout" svg:width="14.472cm" svg:height="3.446cm" svg:x="7.99cm" svg:y="15.299cm">
          <draw:text-box>
            <text:p text:style-name="P3"><text:span text:style-name="T5">for (i=0; i&lt;=100; i++) {</text:span></text:p>
            <text:p text:style-name="P3"><text:span text:style-name="T5"><text:tab/></text:span><text:span text:style-name="T5">if (brojaci[i] &gt; brojaci[maxi]) {</text:span></text:p>
            <text:p text:style-name="P3"><text:span text:style-name="T5"><text:tab/></text:span><text:span text:style-name="T5"><text:tab/></text:span><text:span text:style-name="T5">maxi = i;</text:span></text:p>
            <text:p text:style-name="P3"><text:span text:style-name="T5"><text:tab/></text:span><text:span text:style-name="T5">}</text:span></text:p>
          </draw:text-box>
        </draw:frame>
        <draw:custom-shape draw:style-name="gr91" draw:text-style-name="P39" xml:id="id81" draw:id="id81" draw:layer="layout" svg:width="4.74cm" svg:height="1.598cm" svg:x="1.075cm" svg:y="6.918cm">
          <text:p text:style-name="P5">Broj ponavljanja</text:p>
          <text:p text:style-name="P5">broja 3</text:p>
          <draw:enhanced-geometry svg:viewBox="0 0 21600 21600" draw:text-areas="800 800 20800 20800" draw:type="round-rectangular-callout" draw:modifiers="20716.1358363215 34622.1388367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5" xml:id="id83" draw:id="id83" draw:layer="layout" svg:width="4.878cm" svg:height="1.461cm" svg:x="5.596cm" svg:y="4.767cm">
          <text:p text:style-name="P5">Broj ponavljanja</text:p>
          <text:p text:style-name="P5">broja 8</text:p>
          <draw:enhanced-geometry svg:viewBox="0 0 21600 21600" draw:text-areas="800 800 20800 20800" draw:type="round-rectangular-callout" draw:modifiers="10611.8466898955 68434.47332421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3" draw:text-style-name="P38" xml:id="id85" draw:id="id85" draw:layer="layout" svg:width="4.741cm" svg:height="1.544cm" svg:x="13.394cm" svg:y="7.193cm">
          <text:p text:style-name="P5">Broj ponavljanja</text:p>
          <text:p text:style-name="P5">broja 15</text:p>
          <draw:enhanced-geometry svg:viewBox="0 0 21600 21600" draw:text-areas="800 800 20800 20800" draw:type="round-rectangular-callout" draw:modifiers="510.164487557992 33916.89320388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2.75cm" svg:height="9.56cm" svg:x="4.125cm" svg:y="2.5cm" draw:page-number="135" presentation:class="page"/>
          <draw:frame presentation:style-name="pr5" draw:text-style-name="P2" draw:layer="layout" svg:width="17cm" svg:height="14cm" svg:x="2cm" svg:y="13cm" presentation:class="notes" presentation:placeholder="true">
            <draw:text-box/>
          </draw:frame>
        </presentation:notes>
      </draw:page>
      <draw:page draw:name="page13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draw:text-box>
            <text:list text:style-name="L3">
              <text:list-item>
                <text:p>Komplikacija sa minimum se sastoji u tome da trebamo zanemariti brojeve koji se ne pojavljuju uopšte u polaznom nizu, odnosno članove histograma čija je vrijednost nula.</text:p>
                <text:list>
                  <text:list-item>
                    <text:p>Ako uzmemo mini=0 ne znamo da li prvi član niza ima vrijednost 0 (ima!) pa će nam biti pogrešno prijavljen kao minimum. </text:p>
                  </text:list-item>
                  <text:list-item>
                    <text:p>A možda on zaista i jeste minimum?</text:p>
                  </text:list-item>
                  <text:list-item>
                    <text:p>Da bismo provjerili obje mogućnosti, uzimamo invalidnu početnu vrijednost za mini (-1).</text:p>
                  </text:list-item>
                </text:list>
              </text:list-item>
            </text:list>
          </draw:text-box>
        </draw:frame>
        <presentation:notes draw:style-name="dp2">
          <draw:page-thumbnail draw:style-name="gr1" draw:layer="layout" svg:width="12.75cm" svg:height="9.56cm" svg:x="4.125cm" svg:y="2.5cm" draw:page-number="136" presentation:class="page"/>
          <draw:frame presentation:style-name="pr5" draw:text-style-name="P2" draw:layer="layout" svg:width="17cm" svg:height="14cm" svg:x="2cm" svg:y="13cm" presentation:class="notes" presentation:placeholder="true">
            <draw:text-box/>
          </draw:frame>
        </presentation:notes>
      </draw:page>
      <draw:page draw:name="page13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text:span text:style-name="T20">Prebrojavanje članova niza (histogram)</text:span></text:p>
          </draw:text-box>
        </draw:frame>
        <draw:frame presentation:style-name="pr4" draw:layer="layout" svg:width="25.2cm" svg:height="12.179cm" svg:x="1.4cm" svg:y="5cm" presentation:class="outline" presentation:user-transformed="true">
          <draw:text-box>
            <text:list text:style-name="L3">
              <text:list-header>
                <text:p/>
                <text:p/>
              </text:list-header>
              <text:list-item>
                <text:p>Ovaj uslov znači: ako je član niza pozitivan i (ako je manji od minimuma ILI ako je minimum -1).</text:p>
                <text:list>
                  <text:list-item>
                    <text:p>mini=-1 znači da do sada nismo našli nijedan pozitivan broj, pa ćemo uzeti prvi.</text:p>
                  </text:list-item>
                  <text:list-item>
                    <text:p>Ali moramo to provjeriti <text:span text:style-name="T7">prije</text:span><text:span text:style-name="T26"> provjeravanja brojaci[mini] jer se izraz evaluira s lijeva nadesno, pa će se prekinuti ako je ispunjen prvi uslov. Neće doći do pristupa elementu niza brojaci na indeksu -1.</text:span> </text:p>
                  </text:list-item>
                </text:list>
              </text:list-item>
            </text:list>
          </draw:text-box>
        </draw:frame>
        <draw:frame draw:style-name="gr94" draw:text-style-name="P40" draw:layer="layout" svg:width="19.642cm" svg:height="2.807cm" svg:x="4.17cm" svg:y="4.785cm">
          <draw:text-box>
            <text:p text:style-name="P3"><text:span text:style-name="T5">if (brojaci[i] &gt; 0 &amp;&amp; (mini == -1 || brojaci[i] &lt; brojaci[mini]) {</text:span></text:p>
            <text:p text:style-name="P3"><text:span text:style-name="T5"><text:tab/></text:span><text:span text:style-name="T5">mini = i;</text:span></text:p>
            <text:p text:style-name="P3"><text:span text:style-name="T5">}</text:span></text:p>
          </draw:text-box>
        </draw:frame>
        <presentation:notes draw:style-name="dp2">
          <draw:page-thumbnail draw:style-name="gr1" draw:layer="layout" svg:width="12.75cm" svg:height="9.56cm" svg:x="4.125cm" svg:y="2.5cm" draw:page-number="137" presentation:class="page"/>
          <draw:frame presentation:style-name="pr5" draw:text-style-name="P2" draw:layer="layout" svg:width="17cm" svg:height="14cm" svg:x="2cm" svg:y="13cm" presentation:class="notes" presentation:placeholder="true">
            <draw:text-box/>
          </draw:frame>
        </presentation:notes>
      </draw:page>
      <draw:page draw:name="page13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ortiranje</text:p>
          </draw:text-box>
        </draw:frame>
        <draw:frame presentation:style-name="pr4" draw:layer="layout" svg:width="25.2cm" svg:height="12.179cm" svg:x="1.4cm" svg:y="5cm" presentation:class="outline" presentation:user-transformed="true">
          <draw:text-box>
            <text:list text:style-name="L3">
              <text:list-item>
                <text:p>Sortiranje je preslaganje niza po veličini. Primjer:</text:p>
                <text:list>
                  <text:list-item>
                    <text:list>
                      <text:list-header>
                        <text:p><text:span text:style-name="T32">Niz prije sortiranja:</text:span></text:p>
                        <text:p><text:span text:style-name="T32"/></text:p>
                        <text:p><text:span text:style-name="T32">Niz nakon sortiranja:</text:span></text:p>
                        <text:p><text:span text:style-name="T41"/></text:p>
                      </text:list-header>
                    </text:list>
                  </text:list-item>
                </text:list>
              </text:list-item>
              <text:list-item>
                <text:p><text:span text:style-name="T41">Postoji mnogo algoritama sortiranja. Neki algoritmi su vrlo efikasni, ali dosta kompleksni za razumijevanje i implementaciju.</text:span></text:p>
              </text:list-item>
              <text:list-item>
                <text:p><text:span text:style-name="T41">Ovdje ćemo raditi </text:span><text:span text:style-name="T42">Selection sort</text:span><text:span text:style-name="T43"> koji je dosta jednostavan, a služi kao primjer algoritma za rad sa nizovima.</text:span></text:p>
              </text:list-item>
            </text:list>
          </draw:text-box>
        </draw:frame>
        <draw:frame draw:style-name="Default_5f_16" draw:layer="layout" svg:width="10.961cm" svg:height="0.971cm" svg:x="5.117cm" svg:y="7.645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06.svm" xlink:type="simple" xlink:show="embed" xlink:actuate="onLoad"/>
        </draw:frame>
        <draw:frame draw:style-name="Default_5f_16" draw:layer="layout" svg:width="10.961cm" svg:height="0.971cm" svg:x="5.035cm" svg:y="9.961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38</text:span></text:p>
              </table:table-cell>
              <table:table-cell table:style-name="ce3">
                <text:p text:style-name="P5"><text:span text:style-name="T35">71</text:span></text:p>
              </table:table-cell>
              <table:table-cell table:style-name="ce3">
                <text:p text:style-name="P5"><text:span text:style-name="T35">151</text:span></text:p>
              </table:table-cell>
            </table:table-row>
          </table:table>
          <draw:image xlink:href="Pictures/TablePreview107.svm" xlink:type="simple" xlink:show="embed" xlink:actuate="onLoad"/>
        </draw:frame>
        <presentation:notes draw:style-name="dp2">
          <draw:page-thumbnail draw:style-name="gr1" draw:layer="layout" svg:width="12.75cm" svg:height="9.56cm" svg:x="4.125cm" svg:y="2.5cm" draw:page-number="138" presentation:class="page"/>
          <draw:frame presentation:style-name="pr5" draw:text-style-name="P2" draw:layer="layout" svg:width="17cm" svg:height="14cm" svg:x="2cm" svg:y="13cm" presentation:class="notes" presentation:placeholder="true">
            <draw:text-box/>
          </draw:frame>
        </presentation:notes>
      </draw:page>
      <draw:page draw:name="page13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presentation:user-transformed="true">
          <draw:text-box>
            <text:list text:style-name="L3">
              <text:list-item>
                <text:p>Osnovna ideja Selection sort algoritma je sljedeća:</text:p>
                <text:list>
                  <text:list-item>
                    <text:p><text:span text:style-name="T41">Za svaki i-ti član niza:</text:span></text:p>
                  </text:list-item>
                </text:list>
              </text:list-item>
            </text:list>
            <text:list text:style-name="L5">
              <text:list-item>
                <text:list>
                  <text:list-item>
                    <text:list>
                      <text:list-item>
                        <text:p><text:span text:style-name="T41"><text:s/></text:span><text:span text:style-name="T41">nađi najmanji član niza od i-tog mjesta do kraja,</text:span></text:p>
                      </text:list-item>
                      <text:list-item>
                        <text:p><text:span text:style-name="T41"><text:s/></text:span><text:span text:style-name="T41">zamijeni taj član sa i-tim.</text:span></text:p>
                      </text:list-item>
                    </text:list>
                  </text:list-item>
                </text:list>
              </text:list-item>
            </text:list>
          </draw:text-box>
        </draw:frame>
        <draw:frame draw:style-name="gr95" draw:text-style-name="P40" draw:layer="layout" svg:width="14.472cm" svg:height="6.641cm" svg:x="5.73cm" svg:y="10.972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presentation:notes draw:style-name="dp2">
          <draw:page-thumbnail draw:style-name="gr1" draw:layer="layout" svg:width="12.75cm" svg:height="9.56cm" svg:x="4.125cm" svg:y="2.5cm" draw:page-number="139" presentation:class="page"/>
          <draw:frame presentation:style-name="pr5" draw:text-style-name="P2" draw:layer="layout" svg:width="17cm" svg:height="14cm" svg:x="2cm" svg:y="13cm" presentation:class="notes" presentation:placeholder="true">
            <draw:text-box/>
          </draw:frame>
        </presentation:notes>
      </draw:page>
      <draw:page draw:name="page14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item>
            </text:list>
          </draw:text-box>
        </draw:frame>
        <presentation:notes draw:style-name="dp2">
          <draw:page-thumbnail draw:style-name="gr1" draw:layer="layout" svg:width="12.75cm" svg:height="9.56cm" svg:x="4.125cm" svg:y="2.5cm" draw:page-number="140" presentation:class="page"/>
          <draw:frame presentation:style-name="pr5" draw:text-style-name="P2" draw:layer="layout" svg:width="17cm" svg:height="14cm" svg:x="2cm" svg:y="13cm" presentation:class="notes" presentation:placeholder="true">
            <draw:text-box/>
          </draw:frame>
        </presentation:notes>
      </draw:page>
      <draw:page draw:name="page14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xml:id="id86" draw:id="id86" draw:layer="layout" svg:width="2.149cm" svg:height="2.012cm" svg:x="14.58cm" svg:y="9.811cm">
          <text:p text:style-name="P5">3</text:p>
          <draw:enhanced-geometry svg:viewBox="0 0 21600 21600" draw:type="rectangle" draw:enhanced-path="M 0 0 L 21600 0 21600 21600 0 21600 0 0 Z N"/>
        </draw:custom-shape>
        <draw:custom-shape draw:style-name="gr98" draw:text-style-name="P41" xml:id="id87" draw:id="id87" draw:layer="layout" svg:width="2.149cm" svg:height="2.012cm" svg:x="19.292cm" svg:y="9.784cm">
          <text:p text:style-name="P5">5</text:p>
          <draw:enhanced-geometry svg:viewBox="0 0 21600 21600" draw:type="rectangle" draw:enhanced-path="M 0 0 L 21600 0 21600 21600 0 21600 0 0 Z N"/>
        </draw:custom-shape>
        <draw:custom-shape draw:style-name="gr99" draw:text-style-name="P39" xml:id="id88" draw:id="id88" draw:layer="layout" svg:width="2.149cm" svg:height="2.012cm" svg:x="16.978cm" svg:y="13.559cm">
          <text:p text:style-name="P5"/>
          <draw:enhanced-geometry svg:viewBox="0 0 21600 21600" draw:type="rectangle" draw:enhanced-path="M 0 0 L 21600 0 21600 21600 0 21600 0 0 Z N"/>
        </draw:custom-shape>
        <draw:frame draw:style-name="gr26" draw:text-style-name="P42" xml:id="id89" draw:id="id89" draw:layer="layout" svg:width="1.295cm" svg:height="0.962cm" svg:x="15.241cm" svg:y="12.044cm">
          <draw:text-box>
            <text:p>a</text:p>
          </draw:text-box>
        </draw:frame>
        <draw:frame draw:style-name="gr26" draw:text-style-name="P42" xml:id="id90" draw:id="id90" draw:layer="layout" svg:width="1.295cm" svg:height="0.962cm" svg:x="19.955cm" svg:y="12.072cm">
          <draw:text-box>
            <text:p>b</text:p>
          </draw:text-box>
        </draw:frame>
        <draw:frame draw:style-name="gr100" draw:text-style-name="P42" xml:id="id91" draw:id="id91" draw:layer="layout" svg:width="1.984cm" svg:height="1.673cm" svg:x="17.088cm" svg:y="15.682cm">
          <draw:text-box>
            <text:p>temp</text:p>
          </draw:text-box>
        </draw:frame>
        <draw:path draw:style-name="gr101" draw:text-style-name="P12" xml:id="id92" draw:id="id9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xml:id="id93" draw:id="id93" draw:layer="layout" svg:width="2.043cm" svg:height="0.804cm" svg:x="4.928cm" svg:y="9.3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1" draw:layer="layout" svg:width="12.75cm" svg:height="9.56cm" svg:x="4.125cm" svg:y="2.5cm" draw:page-number="141" presentation:class="page"/>
          <draw:frame presentation:style-name="pr5" draw:text-style-name="P2" draw:layer="layout" svg:width="17cm" svg:height="14cm" svg:x="2cm" svg:y="13cm" presentation:class="notes" presentation:placeholder="true">
            <draw:text-box/>
          </draw:frame>
        </presentation:notes>
      </draw:page>
      <draw:page draw:name="page14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3</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5</text:p>
          <draw:enhanced-geometry svg:viewBox="0 0 21600 21600" draw:type="rectangle" draw:enhanced-path="M 0 0 L 21600 0 21600 21600 0 21600 0 0 Z N"/>
        </draw:custom-shape>
        <draw:custom-shape draw:style-name="gr102" draw:text-style-name="P39" draw:layer="layout" svg:width="2.149cm" svg:height="2.012cm" svg:x="16.978cm" svg:y="13.559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frame draw:style-name="gr100" draw:text-style-name="P42" draw:layer="layout" svg:width="1.984cm" svg:height="1.673cm" svg:x="17.088cm" svg:y="15.682cm">
          <draw:text-box>
            <text:p>temp</text:p>
          </draw:text-box>
        </draw:frame>
        <draw:path draw:style-name="gr101" draw:text-style-name="P1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draw:layer="layout" svg:width="2.043cm" svg:height="0.804cm" svg:x="4.928cm" svg:y="9.3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42" presentation:class="page"/>
          <draw:frame presentation:style-name="pr5" draw:text-style-name="P2" draw:layer="layout" svg:width="17cm" svg:height="14cm" svg:x="2cm" svg:y="13cm" presentation:class="notes" presentation:placeholder="true">
            <draw:text-box/>
          </draw:frame>
        </presentation:notes>
      </draw:page>
      <draw:page draw:name="page14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3</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5</text:p>
          <draw:enhanced-geometry svg:viewBox="0 0 21600 21600" draw:type="rectangle" draw:enhanced-path="M 0 0 L 21600 0 21600 21600 0 21600 0 0 Z N"/>
        </draw:custom-shape>
        <draw:custom-shape draw:style-name="gr102" draw:text-style-name="P39" draw:layer="layout" svg:width="2.149cm" svg:height="2.012cm" svg:x="16.978cm" svg:y="13.559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frame draw:style-name="gr100" draw:text-style-name="P42" draw:layer="layout" svg:width="1.984cm" svg:height="1.673cm" svg:x="17.088cm" svg:y="15.682cm">
          <draw:text-box>
            <text:p>temp</text:p>
          </draw:text-box>
        </draw:frame>
        <draw:path draw:style-name="gr101" draw:text-style-name="P1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draw:layer="layout" svg:width="2.043cm" svg:height="0.804cm" svg:x="4.928cm" svg:y="10.0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03" draw:text-style-name="P12" draw:layer="layout" svg:width="1.968cm" svg:height="2.005cm" draw:transform="rotate (2.35619449019234) translate (17.873cm 10.818cm)" svg:viewBox="0 0 1969 2006" svg:d="M0 1969c344 116 667-66 955-215 264-136 526-316 683-565 175-277 275-604 311-935l20-254">
          <text:p/>
        </draw:path>
        <presentation:notes draw:style-name="dp2">
          <draw:page-thumbnail draw:style-name="gr1" draw:layer="layout" svg:width="12.75cm" svg:height="9.56cm" svg:x="4.125cm" svg:y="2.5cm" draw:page-number="143" presentation:class="page"/>
          <draw:frame presentation:style-name="pr5" draw:text-style-name="P2" draw:layer="layout" svg:width="17cm" svg:height="14cm" svg:x="2cm" svg:y="13cm" presentation:class="notes" presentation:placeholder="true">
            <draw:text-box/>
          </draw:frame>
        </presentation:notes>
      </draw:page>
      <draw:page draw:name="page14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5</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5</text:p>
          <draw:enhanced-geometry svg:viewBox="0 0 21600 21600" draw:type="rectangle" draw:enhanced-path="M 0 0 L 21600 0 21600 21600 0 21600 0 0 Z N"/>
        </draw:custom-shape>
        <draw:custom-shape draw:style-name="gr102" draw:text-style-name="P39" draw:layer="layout" svg:width="2.149cm" svg:height="2.012cm" svg:x="16.978cm" svg:y="13.559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frame draw:style-name="gr100" draw:text-style-name="P42" draw:layer="layout" svg:width="1.984cm" svg:height="1.673cm" svg:x="17.088cm" svg:y="15.682cm">
          <draw:text-box>
            <text:p>temp</text:p>
          </draw:text-box>
        </draw:frame>
        <draw:path draw:style-name="gr101" draw:text-style-name="P1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draw:layer="layout" svg:width="2.043cm" svg:height="0.804cm" svg:x="4.928cm" svg:y="10.0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03" draw:text-style-name="P12" draw:layer="layout" svg:width="1.968cm" svg:height="2.005cm" draw:transform="rotate (2.35619449019234) translate (17.873cm 10.818cm)" svg:viewBox="0 0 1969 2006" svg:d="M0 1969c344 116 667-66 955-215 264-136 526-316 683-565 175-277 275-604 311-935l20-254">
          <text:p/>
        </draw:path>
        <presentation:notes draw:style-name="dp2">
          <draw:page-thumbnail draw:style-name="gr1" draw:layer="layout" svg:width="12.75cm" svg:height="9.56cm" svg:x="4.125cm" svg:y="2.5cm" draw:page-number="144" presentation:class="page"/>
          <draw:frame presentation:style-name="pr5" draw:text-style-name="P2" draw:layer="layout" svg:width="17cm" svg:height="14cm" svg:x="2cm" svg:y="13cm" presentation:class="notes" presentation:placeholder="true">
            <draw:text-box/>
          </draw:frame>
        </presentation:notes>
      </draw:page>
      <draw:page draw:name="page14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5</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5</text:p>
          <draw:enhanced-geometry svg:viewBox="0 0 21600 21600" draw:type="rectangle" draw:enhanced-path="M 0 0 L 21600 0 21600 21600 0 21600 0 0 Z N"/>
        </draw:custom-shape>
        <draw:custom-shape draw:style-name="gr102" draw:text-style-name="P39" draw:layer="layout" svg:width="2.149cm" svg:height="2.012cm" svg:x="16.978cm" svg:y="13.559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frame draw:style-name="gr100" draw:text-style-name="P42" draw:layer="layout" svg:width="1.984cm" svg:height="1.673cm" svg:x="17.088cm" svg:y="15.682cm">
          <draw:text-box>
            <text:p>temp</text:p>
          </draw:text-box>
        </draw:frame>
        <draw:path draw:style-name="gr101" draw:text-style-name="P1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draw:layer="layout" svg:width="2.043cm" svg:height="0.804cm" svg:x="4.873cm" svg:y="10.6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03" draw:text-style-name="P12" draw:layer="layout" svg:width="1.968cm" svg:height="2.005cm" draw:transform="rotate (2.35619449019234) translate (17.873cm 10.818cm)" svg:viewBox="0 0 1969 2006" svg:d="M0 1969c344 116 667-66 955-215 264-136 526-316 683-565 175-277 275-604 311-935l20-254">
          <text:p/>
        </draw:path>
        <draw:path draw:style-name="gr103" draw:text-style-name="P12" draw:layer="layout" svg:width="1.484cm" svg:height="1.418cm" draw:transform="rotate (0.108384946548848) translate (19.3315385269678cm 13.2516557814357cm)" svg:viewBox="0 0 1485 1419" svg:d="M0 1419c304-65 618 7 889-264 241-241 440-510 506-832l57-271 33-52">
          <text:p/>
        </draw:path>
        <presentation:notes draw:style-name="dp2">
          <draw:page-thumbnail draw:style-name="gr1" draw:layer="layout" svg:width="12.75cm" svg:height="9.56cm" svg:x="4.125cm" svg:y="2.5cm" draw:page-number="145" presentation:class="page"/>
          <draw:frame presentation:style-name="pr5" draw:text-style-name="P2" draw:layer="layout" svg:width="17cm" svg:height="14cm" svg:x="2cm" svg:y="13cm" presentation:class="notes" presentation:placeholder="true">
            <draw:text-box/>
          </draw:frame>
        </presentation:notes>
      </draw:page>
      <draw:page draw:name="page14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5</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3</text:p>
          <draw:enhanced-geometry svg:viewBox="0 0 21600 21600" draw:type="rectangle" draw:enhanced-path="M 0 0 L 21600 0 21600 21600 0 21600 0 0 Z N"/>
        </draw:custom-shape>
        <draw:custom-shape draw:style-name="gr102" draw:text-style-name="P39" draw:layer="layout" svg:width="2.149cm" svg:height="2.012cm" svg:x="16.978cm" svg:y="13.559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frame draw:style-name="gr100" draw:text-style-name="P42" draw:layer="layout" svg:width="1.984cm" svg:height="1.673cm" svg:x="17.088cm" svg:y="15.682cm">
          <draw:text-box>
            <text:p>temp</text:p>
          </draw:text-box>
        </draw:frame>
        <draw:path draw:style-name="gr101" draw:text-style-name="P12" draw:layer="layout" svg:width="1.387cm" svg:height="1.304cm" draw:transform="rotate (2.94070525668525) translate (16.7266034539238cm 14.6467688860024cm)" svg:viewBox="0 0 1388 1305" svg:d="M0 12c313-41 685 16 877 300 172 256 308 534 446 809l65 184">
          <text:p/>
        </draw:path>
        <draw:custom-shape draw:style-name="gr69" draw:text-style-name="P8" draw:layer="layout" svg:width="2.043cm" svg:height="0.804cm" svg:x="4.873cm" svg:y="10.6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03" draw:text-style-name="P12" draw:layer="layout" svg:width="1.968cm" svg:height="2.005cm" draw:transform="rotate (2.35619449019234) translate (17.873cm 10.818cm)" svg:viewBox="0 0 1969 2006" svg:d="M0 1969c344 116 667-66 955-215 264-136 526-316 683-565 175-277 275-604 311-935l20-254">
          <text:p/>
        </draw:path>
        <draw:path draw:style-name="gr103" draw:text-style-name="P12" draw:layer="layout" svg:width="1.484cm" svg:height="1.418cm" draw:transform="rotate (0.108384946548848) translate (19.3315385269678cm 13.2516557814357cm)" svg:viewBox="0 0 1485 1419" svg:d="M0 1419c304-65 618 7 889-264 241-241 440-510 506-832l57-271 33-52">
          <text:p/>
        </draw:path>
        <draw:polyline draw:style-name="gr23" draw:text-style-name="P12" xml:id="id94" draw:id="id94" draw:layer="layout" svg:width="2.534cm" svg:height="2.369cm" svg:x="16.84cm" svg:y="13.422cm" svg:viewBox="0 0 2535 2370" draw:points="0,2370 2535,0">
          <text:p/>
        </draw:polyline>
        <draw:polyline draw:style-name="gr23" draw:text-style-name="P12" xml:id="id95" draw:id="id95" draw:layer="layout" svg:width="2.563cm" svg:height="2.452cm" svg:x="16.784cm" svg:y="13.339cm" svg:viewBox="0 0 2564 2453" draw:points="2564,2453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1" draw:layer="layout" svg:width="12.75cm" svg:height="9.56cm" svg:x="4.125cm" svg:y="2.5cm" draw:page-number="146" presentation:class="page"/>
          <draw:frame presentation:style-name="pr5" draw:text-style-name="P2" draw:layer="layout" svg:width="17cm" svg:height="14cm" svg:x="2cm" svg:y="13cm" presentation:class="notes" presentation:placeholder="true">
            <draw:text-box/>
          </draw:frame>
        </presentation:notes>
      </draw:page>
      <draw:page draw:name="page14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draw:custom-shape draw:style-name="gr97" draw:text-style-name="P5" draw:layer="layout" svg:width="2.149cm" svg:height="2.012cm" svg:x="14.58cm" svg:y="9.811cm">
          <text:p text:style-name="P5">5</text:p>
          <draw:enhanced-geometry svg:viewBox="0 0 21600 21600" draw:type="rectangle" draw:enhanced-path="M 0 0 L 21600 0 21600 21600 0 21600 0 0 Z N"/>
        </draw:custom-shape>
        <draw:custom-shape draw:style-name="gr98" draw:text-style-name="P41" draw:layer="layout" svg:width="2.149cm" svg:height="2.012cm" svg:x="19.292cm" svg:y="9.784cm">
          <text:p text:style-name="P5">3</text:p>
          <draw:enhanced-geometry svg:viewBox="0 0 21600 21600" draw:type="rectangle" draw:enhanced-path="M 0 0 L 21600 0 21600 21600 0 21600 0 0 Z N"/>
        </draw:custom-shape>
        <draw:frame draw:style-name="gr26" draw:text-style-name="P42" draw:layer="layout" svg:width="1.295cm" svg:height="0.962cm" svg:x="15.241cm" svg:y="12.044cm">
          <draw:text-box>
            <text:p>a</text:p>
          </draw:text-box>
        </draw:frame>
        <draw:frame draw:style-name="gr26" draw:text-style-name="P42" draw:layer="layout" svg:width="1.295cm" svg:height="0.962cm" svg:x="19.955cm" svg:y="12.072cm">
          <draw:text-box>
            <text:p>b</text:p>
          </draw:text-box>
        </draw:frame>
        <draw:custom-shape draw:style-name="gr97" draw:text-style-name="P5" draw:layer="layout" svg:width="2.149cm" svg:height="2.012cm" svg:x="14.608cm" svg:y="14.33cm">
          <text:p text:style-name="P5">3</text:p>
          <draw:enhanced-geometry svg:viewBox="0 0 21600 21600" draw:type="rectangle" draw:enhanced-path="M 0 0 L 21600 0 21600 21600 0 21600 0 0 Z N"/>
        </draw:custom-shape>
        <draw:custom-shape draw:style-name="gr98" draw:text-style-name="P41" draw:layer="layout" svg:width="2.149cm" svg:height="2.012cm" svg:x="19.32cm" svg:y="14.303cm">
          <text:p text:style-name="P5">5</text:p>
          <draw:enhanced-geometry svg:viewBox="0 0 21600 21600" draw:type="rectangle" draw:enhanced-path="M 0 0 L 21600 0 21600 21600 0 21600 0 0 Z N"/>
        </draw:custom-shape>
        <draw:frame draw:style-name="gr26" draw:text-style-name="P42" draw:layer="layout" svg:width="1.295cm" svg:height="0.962cm" svg:x="15.269cm" svg:y="16.563cm">
          <draw:text-box>
            <text:p>a</text:p>
          </draw:text-box>
        </draw:frame>
        <draw:frame draw:style-name="gr26" draw:text-style-name="P42" draw:layer="layout" svg:width="1.295cm" svg:height="0.962cm" svg:x="19.983cm" svg:y="16.591cm">
          <draw:text-box>
            <text:p>b</text:p>
          </draw:text-box>
        </draw:frame>
        <draw:frame draw:style-name="gr26" draw:text-style-name="P42" draw:layer="layout" svg:width="4.052cm" svg:height="0.962cm" svg:x="16.095cm" svg:y="13.312cm">
          <draw:text-box>
            <text:p>a bilo je...</text:p>
          </draw:text-box>
        </draw:frame>
        <presentation:notes draw:style-name="dp2">
          <draw:page-thumbnail draw:style-name="gr1" draw:layer="layout" svg:width="12.75cm" svg:height="9.56cm" svg:x="4.125cm" svg:y="2.5cm" draw:page-number="147" presentation:class="page"/>
          <draw:frame presentation:style-name="pr5" draw:text-style-name="P2" draw:layer="layout" svg:width="17cm" svg:height="14cm" svg:x="2cm" svg:y="13cm" presentation:class="notes" presentation:placeholder="true">
            <draw:text-box/>
          </draw:frame>
        </presentation:notes>
      </draw:page>
      <draw:page draw:name="page14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Zamjena vrijednosti promjenljivih</text:p>
          </draw:text-box>
        </draw:frame>
        <draw:frame presentation:style-name="pr4" draw:layer="layout" svg:width="25.2cm" svg:height="12.179cm" svg:x="1.4cm" svg:y="5cm" presentation:class="outline" presentation:user-transformed="true">
          <draw:text-box>
            <text:list text:style-name="L3">
              <text:list-item>
                <text:p><text:span text:style-name="T41">Na koji način vršimo zamjenu vrijednosti dvije promjenljive (a i b)?</text:span></text:p>
                <text:list>
                  <text:list-item>
                    <text:p><text:span text:style-name="T41">Uvodimo pomoćnu promjenljivu (nazovimo je temp).</text:span></text:p>
                    <text:p><text:span text:style-name="T41"/></text:p>
                    <text:p><text:span text:style-name="T41"/></text:p>
                  </text:list-item>
                  <text:list-item>
                    <text:p><text:span text:style-name="T41">Postoje i drugi načini zamjene bez pomoćne promjenljive, ali rade isključivo za brojeve.</text:span></text:p>
                  </text:list-item>
                </text:list>
              </text:list-item>
            </text:list>
          </draw:text-box>
        </draw:frame>
        <draw:frame draw:style-name="gr96" draw:text-style-name="P40" draw:layer="layout" svg:width="4.522cm" svg:height="2.561cm" svg:x="6.971cm" svg:y="9.373cm">
          <draw:text-box>
            <text:p text:style-name="P3"><text:span text:style-name="T5">temp = a;</text:span></text:p>
            <text:p text:style-name="P3"><text:span text:style-name="T5">a = b;</text:span></text:p>
            <text:p text:style-name="P3"><text:span text:style-name="T5">b = temp;</text:span></text:p>
          </draw:text-box>
        </draw:frame>
        <presentation:notes draw:style-name="dp2">
          <draw:page-thumbnail draw:style-name="gr1" draw:layer="layout" svg:width="12.75cm" svg:height="9.56cm" svg:x="4.125cm" svg:y="2.5cm" draw:page-number="148" presentation:class="page"/>
          <draw:frame presentation:style-name="pr5" draw:text-style-name="P2" draw:layer="layout" svg:width="17cm" svg:height="14cm" svg:x="2cm" svg:y="13cm" presentation:class="notes" presentation:placeholder="true">
            <draw:text-box/>
          </draw:frame>
        </presentation:notes>
      </draw:page>
      <draw:page draw:name="page14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08.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6.5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49" presentation:class="page"/>
          <draw:frame presentation:style-name="pr5" draw:text-style-name="P2" draw:layer="layout" svg:width="17cm" svg:height="14cm" svg:x="2cm" svg:y="13cm" presentation:class="notes" presentation:placeholder="true">
            <draw:text-box/>
          </draw:frame>
        </presentation:notes>
      </draw:page>
      <draw:page draw:name="page15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09.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7.1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3.8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50" presentation:class="page"/>
          <draw:frame presentation:style-name="pr5" draw:text-style-name="P2" draw:layer="layout" svg:width="17cm" svg:height="14cm" svg:x="2cm" svg:y="13cm" presentation:class="notes" presentation:placeholder="true">
            <draw:text-box/>
          </draw:frame>
        </presentation:notes>
      </draw:page>
      <draw:page draw:name="page15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0.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7.8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7.257cm" svg:y1="8.578cm" svg:x2="9.032cm" svg:y2="8.606cm">
          <text:p/>
        </draw:line>
        <draw:custom-shape draw:style-name="gr70" draw:text-style-name="P34" draw:layer="layout" svg:width="1.185cm" svg:height="0.881cm" svg:x="5.4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3.8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51" presentation:class="page"/>
          <draw:frame presentation:style-name="pr5" draw:text-style-name="P2" draw:layer="layout" svg:width="17cm" svg:height="14cm" svg:x="2cm" svg:y="13cm" presentation:class="notes" presentation:placeholder="true">
            <draw:text-box/>
          </draw:frame>
        </presentation:notes>
      </draw:page>
      <draw:page draw:name="page15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1.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7.8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9.657cm" svg:y1="8.578cm" svg:x2="10.69cm" svg:y2="8.579cm">
          <text:p/>
        </draw:line>
        <draw:custom-shape draw:style-name="gr70" draw:text-style-name="P34" draw:layer="layout" svg:width="1.185cm" svg:height="0.881cm" svg:x="5.4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3.8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52" presentation:class="page"/>
          <draw:frame presentation:style-name="pr5" draw:text-style-name="P2" draw:layer="layout" svg:width="17cm" svg:height="14cm" svg:x="2cm" svg:y="13cm" presentation:class="notes" presentation:placeholder="true">
            <draw:text-box/>
          </draw:frame>
        </presentation:notes>
      </draw:page>
      <draw:page draw:name="page15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2.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8.4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08cm" svg:y1="9.3cm" svg:x2="14.057cm" svg:y2="9.407cm">
          <text:p/>
        </draw:line>
        <draw:custom-shape draw:style-name="gr70" draw:text-style-name="P34" draw:layer="layout" svg:width="1.185cm" svg:height="0.881cm" svg:x="5.4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3.8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53" presentation:class="page"/>
          <draw:frame presentation:style-name="pr5" draw:text-style-name="P2" draw:layer="layout" svg:width="17cm" svg:height="14cm" svg:x="2cm" svg:y="13cm" presentation:class="notes" presentation:placeholder="true">
            <draw:text-box/>
          </draw:frame>
        </presentation:notes>
      </draw:page>
      <draw:page draw:name="page15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3.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9.1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107cm" svg:y1="9.915cm" svg:x2="10.423cm" svg:y2="9.942cm">
          <text:p/>
        </draw:line>
        <draw:custom-shape draw:style-name="gr70" draw:text-style-name="P34" draw:layer="layout" svg:width="1.185cm" svg:height="0.881cm" svg:x="5.4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7" draw:text-style-name="P27" xml:id="id96" draw:id="id96" draw:layer="layout" svg:width="6.772cm" svg:height="2.37cm" svg:x="13.763cm" svg:y="10.718cm">
          <text:p text:style-name="P5">Ovo je ustvari</text:p>
          <text:p text:style-name="P5">traženje minimuma!</text:p>
          <draw:enhanced-geometry svg:viewBox="0 0 21600 21600" draw:text-areas="3000 3320 17110 17330" draw:type="cloud-callout" draw:modifiers="-937.605197106157 -8044.20075917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1" draw:layer="layout" svg:width="12.75cm" svg:height="9.56cm" svg:x="4.125cm" svg:y="2.5cm" draw:page-number="154" presentation:class="page"/>
          <draw:frame presentation:style-name="pr5" draw:text-style-name="P2" draw:layer="layout" svg:width="17cm" svg:height="14cm" svg:x="2cm" svg:y="13cm" presentation:class="notes" presentation:placeholder="true">
            <draw:text-box/>
          </draw:frame>
        </presentation:notes>
      </draw:page>
      <draw:page draw:name="page15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4.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9.7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5.475cm" svg:y="16.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8" draw:text-style-name="P39" draw:layer="layout" svg:width="7.269cm" svg:height="2.434cm" svg:x="7.43cm" svg:y="6.599cm">
          <text:p text:style-name="P5">Nakon ove petlje, <text:span text:style-name="T44">min</text:span> je</text:p>
          <text:p text:style-name="P5">indeks najmanjeg člana</text:p>
          <text:p text:style-name="P5">niza desno od <text:span text:style-name="T44">i</text:span></text:p>
          <draw:enhanced-geometry svg:viewBox="0 0 21600 21600" draw:text-areas="800 800 20800 20800" draw:type="round-rectangular-callout" draw:modifiers="-3092.92984869326 30124.681724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55" presentation:class="page"/>
          <draw:frame presentation:style-name="pr5" draw:text-style-name="P2" draw:layer="layout" svg:width="17cm" svg:height="14cm" svg:x="2cm" svg:y="13cm" presentation:class="notes" presentation:placeholder="true">
            <draw:text-box/>
          </draw:frame>
        </presentation:notes>
      </draw:page>
      <draw:page draw:name="page15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4</text:span></text:p>
              </table:table-cell>
              <table:table-cell>
                <text:p text:style-name="P5"><text:span text:style-name="T6">-22</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5.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10.9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5.475cm" svg:y="16.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6" draw:layer="layout" svg:width="5.372cm" svg:height="1.684cm" svg:x="9.701cm" svg:y="7.403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56" presentation:class="page"/>
          <draw:frame presentation:style-name="pr5" draw:text-style-name="P2" draw:layer="layout" svg:width="17cm" svg:height="14cm" svg:x="2cm" svg:y="13cm" presentation:class="notes" presentation:placeholder="true">
            <draw:text-box/>
          </draw:frame>
        </presentation:notes>
      </draw:page>
      <draw:page draw:name="page15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6.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868cm" svg:y="10.9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3.9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5.475cm" svg:y="16.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6" draw:layer="layout" svg:width="5.372cm" svg:height="1.684cm" svg:x="9.701cm" svg:y="7.403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57" presentation:class="page"/>
          <draw:frame presentation:style-name="pr5" draw:text-style-name="P2" draw:layer="layout" svg:width="17cm" svg:height="14cm" svg:x="2cm" svg:y="13cm" presentation:class="notes" presentation:placeholder="true">
            <draw:text-box/>
          </draw:frame>
        </presentation:notes>
      </draw:page>
      <draw:page draw:name="page15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7.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text:p text:style-name="P3"><text:span text:style-name="T34">i++ =&gt; i=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734cm" svg:y="6.5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9.417cm" svg:y1="7.431cm" svg:x2="10.476cm" svg:y2="7.429cm">
          <text:p/>
        </draw:line>
        <presentation:notes draw:style-name="dp2">
          <draw:page-thumbnail draw:style-name="gr1" draw:layer="layout" svg:width="12.75cm" svg:height="9.56cm" svg:x="4.125cm" svg:y="2.5cm" draw:page-number="158" presentation:class="page"/>
          <draw:frame presentation:style-name="pr5" draw:text-style-name="P2" draw:layer="layout" svg:width="17cm" svg:height="14cm" svg:x="2cm" svg:y="13cm" presentation:class="notes" presentation:placeholder="true">
            <draw:text-box/>
          </draw:frame>
        </presentation:notes>
      </draw:page>
      <draw:page draw:name="page15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8.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text:p text:style-name="P3"><text:span text:style-name="T34">i++ =&gt; i=1</text:span></text:p>
          <text:p text:style-name="P3"><text:span text:style-name="T34">1&lt;7? DA</text:span></text:p>
          <text:p text:style-name="P3"><text:span text:style-name="T34">min=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734cm" svg:y="7.1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5.595cm" svg:y1="7.939cm" svg:x2="7.376cm" svg:y2="7.937cm">
          <text:p/>
        </draw:lin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59" presentation:class="page"/>
          <draw:frame presentation:style-name="pr5" draw:text-style-name="P2" draw:layer="layout" svg:width="17cm" svg:height="14cm" svg:x="2cm" svg:y="13cm" presentation:class="notes" presentation:placeholder="true">
            <draw:text-box/>
          </draw:frame>
        </presentation:notes>
      </draw:page>
      <draw:page draw:name="page16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19.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text:p text:style-name="P3"><text:span text:style-name="T34">i++ =&gt; i=1</text:span></text:p>
          <text:p text:style-name="P3"><text:span text:style-name="T34">1&lt;7? DA</text:span></text:p>
          <text:p text:style-name="P3"><text:span text:style-name="T34">min=1</text:span></text:p>
          <text:p text:style-name="P3"><text:span text:style-name="T34">j=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734cm" svg:y="7.8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7.225cm" svg:y1="8.661cm" svg:x2="9.006cm" svg:y2="8.659cm">
          <text:p/>
        </draw:lin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7.0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60" presentation:class="page"/>
          <draw:frame presentation:style-name="pr5" draw:text-style-name="P2" draw:layer="layout" svg:width="17cm" svg:height="14cm" svg:x="2cm" svg:y="13cm" presentation:class="notes" presentation:placeholder="true">
            <draw:text-box/>
          </draw:frame>
        </presentation:notes>
      </draw:page>
      <draw:page draw:name="page16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0.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text:p text:style-name="P3"><text:span text:style-name="T34">i++ =&gt; i=1</text:span></text:p>
          <text:p text:style-name="P3"><text:span text:style-name="T34">1&lt;7? DA</text:span></text:p>
          <text:p text:style-name="P3"><text:span text:style-name="T34">min=1</text:span></text:p>
          <text:p text:style-name="P3"><text:span text:style-name="T34">j=2</text:span></text:p>
          <text:p text:style-name="P3"><text:span text:style-name="T34">2&lt;7? DA</text:span></text:p>
          <text:p text:style-name="P3"><text:span text:style-name="T34">151&lt;4? N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734cm" svg:y="8.4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187cm" svg:y1="9.249cm" svg:x2="13.924cm" svg:y2="9.327cm">
          <text:p/>
        </draw:lin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7.0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61" presentation:class="page"/>
          <draw:frame presentation:style-name="pr5" draw:text-style-name="P2" draw:layer="layout" svg:width="17cm" svg:height="14cm" svg:x="2cm" svg:y="13cm" presentation:class="notes" presentation:placeholder="true">
            <draw:text-box/>
          </draw:frame>
        </presentation:notes>
      </draw:page>
      <draw:page draw:name="page16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1.svm" xlink:type="simple" xlink:show="embed" xlink:actuate="onLoad"/>
        </draw:frame>
        <draw:custom-shape draw:style-name="gr104" draw:text-style-name="P29" draw:layer="layout" svg:width="6.036cm" svg:height="11.729cm" svg:x="19.954cm" svg:y="6.075cm">
          <text:p text:style-name="P3"><text:span text:style-name="T34">i=0</text:span></text:p>
          <text:p text:style-name="P3"><text:span text:style-name="T34">i&lt;7? DA</text:span></text:p>
          <text:p text:style-name="P3"><text:span text:style-name="T34">min=0</text:span></text:p>
          <text:p text:style-name="P3"><text:span text:style-name="T34">j=1</text:span></text:p>
          <text:p text:style-name="P3"><text:span text:style-name="T34">j&lt;7? DA</text:span></text:p>
          <text:p text:style-name="P3"><text:span text:style-name="T34">niz[j]&lt;niz[min]? DA</text:span></text:p>
          <text:p text:style-name="P3"><text:span text:style-name="T34">min=1</text:span></text:p>
          <text:p text:style-name="P3"><text:span text:style-name="T34">i++ =&gt; i=1</text:span></text:p>
          <text:p text:style-name="P3"><text:span text:style-name="T34">1&lt;7? DA</text:span></text:p>
          <text:p text:style-name="P3"><text:span text:style-name="T34">min=1</text:span></text:p>
          <text:p text:style-name="P3"><text:span text:style-name="T34">j=2</text:span></text:p>
          <text:p text:style-name="P3"><text:span text:style-name="T34">2&lt;7? DA</text:span></text:p>
          <text:p text:style-name="P3"><text:span text:style-name="T34">151&lt;4? NE</text:span></text:p>
          <text:p text:style-name="P3"><text:span text:style-name="T34">j++ =&gt; j=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5" draw:text-style-name="P8" draw:layer="layout" svg:width="2.043cm" svg:height="0.804cm" svg:x="1.734cm" svg:y="7.8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11.38cm" svg:y1="8.641cm" svg:x2="12.347cm" svg:y2="8.659cm">
          <text:p/>
        </draw:lin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62" presentation:class="page"/>
          <draw:frame presentation:style-name="pr5" draw:text-style-name="P2" draw:layer="layout" svg:width="17cm" svg:height="14cm" svg:x="2cm" svg:y="13cm" presentation:class="notes" presentation:placeholder="true">
            <draw:text-box/>
          </draw:frame>
        </presentation:notes>
      </draw:page>
      <draw:page draw:name="page16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2.svm" xlink:type="simple" xlink:show="embed" xlink:actuate="onLoad"/>
        </draw:frame>
        <draw:custom-shape draw:style-name="gr105" draw:text-style-name="P8" draw:layer="layout" svg:width="2.043cm" svg:height="0.804cm" svg:x="1.734cm" svg:y="8.4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147cm" svg:y1="9.282cm" svg:x2="13.844cm" svg:y2="9.327cm">
          <text:p/>
        </draw:line>
        <draw:custom-shape draw:style-name="gr106" draw:text-style-name="P41" draw:layer="layout" svg:width="1.185cm" svg:height="0.881cm" svg:x="5.4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text:p>
          </draw:text-box>
        </draw:frame>
        <presentation:notes draw:style-name="dp2">
          <draw:page-thumbnail draw:style-name="gr1" draw:layer="layout" svg:width="12.75cm" svg:height="9.56cm" svg:x="4.125cm" svg:y="2.5cm" draw:page-number="163" presentation:class="page"/>
          <draw:frame presentation:style-name="pr5" draw:text-style-name="P2" draw:layer="layout" svg:width="17cm" svg:height="14cm" svg:x="2cm" svg:y="13cm" presentation:class="notes" presentation:placeholder="true">
            <draw:text-box/>
          </draw:frame>
        </presentation:notes>
      </draw:page>
      <draw:page draw:name="page16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3.svm" xlink:type="simple" xlink:show="embed" xlink:actuate="onLoad"/>
        </draw:frame>
        <draw:custom-shape draw:style-name="gr105" draw:text-style-name="P8" draw:layer="layout" svg:width="2.043cm" svg:height="0.804cm" svg:x="1.734cm" svg:y="9.0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121cm" svg:y1="9.87cm" svg:x2="10.476cm" svg:y2="9.888cm">
          <text:p/>
        </draw:line>
        <draw:custom-shape draw:style-name="gr106" draw:text-style-name="P41" draw:layer="layout" svg:width="1.185cm" svg:height="0.881cm" svg:x="8.675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text:p>
          </draw:text-box>
        </draw:frame>
        <draw:custom-shape draw:style-name="gr109" draw:text-style-name="P6" xml:id="id97" draw:id="id97" draw:layer="layout" svg:width="5.372cm" svg:height="1.684cm" svg:x="11.025cm" svg:y="10.77cm">
          <text:p text:style-name="P5"><text:span text:style-name="T6">itd.</text:span></text:p>
          <draw:enhanced-geometry svg:viewBox="0 0 21600 21600" draw:text-areas="800 800 20800 20800" draw:type="round-rectangular-callout" draw:modifiers="-594.974874371859 -10614.12462908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1" draw:layer="layout" svg:width="12.75cm" svg:height="9.56cm" svg:x="4.125cm" svg:y="2.5cm" draw:page-number="164" presentation:class="page"/>
          <draw:frame presentation:style-name="pr5" draw:text-style-name="P2" draw:layer="layout" svg:width="17cm" svg:height="14cm" svg:x="2cm" svg:y="13cm" presentation:class="notes" presentation:placeholder="true">
            <draw:text-box/>
          </draw:frame>
        </presentation:notes>
      </draw:page>
      <draw:page draw:name="page16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4</text:span></text:p>
              </table:table-cell>
              <table:table-cell>
                <text:p text:style-name="P5"><text:span text:style-name="T6">151</text:span></text:p>
              </table:table-cell>
              <table:table-cell>
                <text:p text:style-name="P5"><text:span text:style-name="T6">0</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4.svm" xlink:type="simple" xlink:show="embed" xlink:actuate="onLoad"/>
        </draw:frame>
        <draw:custom-shape draw:style-name="gr105" draw:text-style-name="P8" draw:layer="layout" svg:width="2.043cm" svg:height="0.804cm" svg:x="1.734cm" svg:y="11.0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8.675cm" svg:y="16.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text:p>
          </draw:text-box>
        </draw:frame>
        <draw:custom-shape draw:style-name="gr109" draw:text-style-name="P6" draw:layer="layout" svg:width="5.372cm" svg:height="1.684cm" svg:x="9.288cm" svg:y="7.819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65" presentation:class="page"/>
          <draw:frame presentation:style-name="pr5" draw:text-style-name="P2" draw:layer="layout" svg:width="17cm" svg:height="14cm" svg:x="2cm" svg:y="13cm" presentation:class="notes" presentation:placeholder="true">
            <draw:text-box/>
          </draw:frame>
        </presentation:notes>
      </draw:page>
      <draw:page draw:name="page16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5.svm" xlink:type="simple" xlink:show="embed" xlink:actuate="onLoad"/>
        </draw:frame>
        <draw:custom-shape draw:style-name="gr105" draw:text-style-name="P8" draw:layer="layout" svg:width="2.043cm" svg:height="0.804cm" svg:x="1.734cm" svg:y="11.07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5.5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6" draw:text-style-name="P41" draw:layer="layout" svg:width="1.185cm" svg:height="0.881cm" svg:x="8.675cm" svg:y="16.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text:p>
          </draw:text-box>
        </draw:frame>
        <draw:custom-shape draw:style-name="gr109" draw:text-style-name="P6" draw:layer="layout" svg:width="5.372cm" svg:height="1.684cm" svg:x="9.288cm" svg:y="7.819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66" presentation:class="page"/>
          <draw:frame presentation:style-name="pr5" draw:text-style-name="P2" draw:layer="layout" svg:width="17cm" svg:height="14cm" svg:x="2cm" svg:y="13cm" presentation:class="notes" presentation:placeholder="true">
            <draw:text-box/>
          </draw:frame>
        </presentation:notes>
      </draw:page>
      <draw:page draw:name="page16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6.svm" xlink:type="simple" xlink:show="embed" xlink:actuate="onLoad"/>
        </draw:frame>
        <draw:custom-shape draw:style-name="gr105" draw:text-style-name="P8" draw:layer="layout" svg:width="2.043cm" svg:height="0.804cm" svg:x="1.681cm" svg:y="6.5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i++ =&gt; i=2</text:span></text:p>
            <text:p><text:span text:style-name="T10"/></text:p>
          </draw:text-box>
        </draw:frame>
        <draw:line draw:style-name="gr10" draw:text-style-name="P9" draw:layer="layout" svg:x1="9.459cm" svg:y1="7.385cm" svg:x2="10.503cm" svg:y2="7.349cm">
          <text:p/>
        </draw:line>
        <presentation:notes draw:style-name="dp2">
          <draw:page-thumbnail draw:style-name="gr1" draw:layer="layout" svg:width="12.75cm" svg:height="9.56cm" svg:x="4.125cm" svg:y="2.5cm" draw:page-number="167" presentation:class="page"/>
          <draw:frame presentation:style-name="pr5" draw:text-style-name="P2" draw:layer="layout" svg:width="17cm" svg:height="14cm" svg:x="2cm" svg:y="13cm" presentation:class="notes" presentation:placeholder="true">
            <draw:text-box/>
          </draw:frame>
        </presentation:notes>
      </draw:page>
      <draw:page draw:name="page16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7.svm" xlink:type="simple" xlink:show="embed" xlink:actuate="onLoad"/>
        </draw:frame>
        <draw:custom-shape draw:style-name="gr105" draw:text-style-name="P8" draw:layer="layout" svg:width="2.043cm" svg:height="0.804cm" svg:x="1.681cm" svg:y="7.2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i++ =&gt; i=2</text:span></text:p>
            <text:p><text:span text:style-name="T10">min=2</text:span></text:p>
            <text:p><text:span text:style-name="T10"/></text:p>
            <text:p><text:span text:style-name="T10"/></text:p>
          </draw:text-box>
        </draw:frame>
        <draw:line draw:style-name="gr10" draw:text-style-name="P9" draw:layer="layout" svg:x1="5.61cm" svg:y1="7.92cm" svg:x2="7.296cm" svg:y2="7.937cm">
          <text:p/>
        </draw:line>
        <draw:custom-shape draw:style-name="gr106" draw:text-style-name="P41" draw:layer="layout" svg:width="1.185cm" svg:height="0.881cm" svg:x="7.1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68" presentation:class="page"/>
          <draw:frame presentation:style-name="pr5" draw:text-style-name="P2" draw:layer="layout" svg:width="17cm" svg:height="14cm" svg:x="2cm" svg:y="13cm" presentation:class="notes" presentation:placeholder="true">
            <draw:text-box/>
          </draw:frame>
        </presentation:notes>
      </draw:page>
      <draw:page draw:name="page16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8.svm" xlink:type="simple" xlink:show="embed" xlink:actuate="onLoad"/>
        </draw:frame>
        <draw:custom-shape draw:style-name="gr105" draw:text-style-name="P8" draw:layer="layout" svg:width="2.043cm" svg:height="0.804cm" svg:x="1.681cm" svg:y="7.8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0&lt;4? DA</text:span></text:p>
            <text:p><text:span text:style-name="T10">min=3</text:span></text:p>
            <text:p><text:span text:style-name="T10">i++ =&gt; i=2</text:span></text:p>
            <text:p><text:span text:style-name="T10">min=2</text:span></text:p>
            <text:p><text:span text:style-name="T10">j=3</text:span></text:p>
            <text:p><text:span text:style-name="T10"/></text:p>
            <text:p><text:span text:style-name="T10"/></text:p>
          </draw:text-box>
        </draw:frame>
        <draw:line draw:style-name="gr10" draw:text-style-name="P9" draw:layer="layout" svg:x1="7.187cm" svg:y1="8.588cm" svg:x2="9.086cm" svg:y2="8.605cm">
          <text:p/>
        </draw:line>
        <draw:custom-shape draw:style-name="gr106" draw:text-style-name="P41" draw:layer="layout" svg:width="1.185cm" svg:height="0.881cm" svg:x="7.1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69" presentation:class="page"/>
          <draw:frame presentation:style-name="pr5" draw:text-style-name="P2" draw:layer="layout" svg:width="17cm" svg:height="14cm" svg:x="2cm" svg:y="13cm" presentation:class="notes" presentation:placeholder="true">
            <draw:text-box/>
          </draw:frame>
        </presentation:notes>
      </draw:page>
      <draw:page draw:name="page17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29.svm" xlink:type="simple" xlink:show="embed" xlink:actuate="onLoad"/>
        </draw:frame>
        <draw:custom-shape draw:style-name="gr105" draw:text-style-name="P8" draw:layer="layout" svg:width="2.043cm" svg:height="0.804cm" svg:x="1.681cm" svg:y="8.4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07cm" svg:y="10.558cm">
          <draw:text-box>
            <text:p><text:span text:style-name="T10">0&lt;4? DA</text:span></text:p>
            <text:p><text:span text:style-name="T10">min=3</text:span></text:p>
            <text:p><text:span text:style-name="T10">i++ =&gt; i=2</text:span></text:p>
            <text:p><text:span text:style-name="T10">min=2</text:span></text:p>
            <text:p><text:span text:style-name="T10">j=3</text:span></text:p>
            <text:p><text:span text:style-name="T10">4&lt;151? DA</text:span></text:p>
            <text:p><text:span text:style-name="T10"/></text:p>
            <text:p><text:span text:style-name="T10"/></text:p>
          </draw:text-box>
        </draw:frame>
        <draw:line draw:style-name="gr10" draw:text-style-name="P9" draw:layer="layout" svg:x1="8.096cm" svg:y1="9.256cm" svg:x2="13.95cm" svg:y2="9.3cm">
          <text:p/>
        </draw:line>
        <draw:custom-shape draw:style-name="gr106" draw:text-style-name="P41" draw:layer="layout" svg:width="1.185cm" svg:height="0.881cm" svg:x="7.1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0" presentation:class="page"/>
          <draw:frame presentation:style-name="pr5" draw:text-style-name="P2" draw:layer="layout" svg:width="17cm" svg:height="14cm" svg:x="2cm" svg:y="13cm" presentation:class="notes" presentation:placeholder="true">
            <draw:text-box/>
          </draw:frame>
        </presentation:notes>
      </draw:page>
      <draw:page draw:name="page17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0.svm" xlink:type="simple" xlink:show="embed" xlink:actuate="onLoad"/>
        </draw:frame>
        <draw:custom-shape draw:style-name="gr105" draw:text-style-name="P8" draw:layer="layout" svg:width="2.043cm" svg:height="0.804cm" svg:x="1.681cm" svg:y="9.0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07cm" svg:y="10.558cm">
          <draw:text-box>
            <text:p><text:span text:style-name="T10">0&lt;4? DA</text:span></text:p>
            <text:p><text:span text:style-name="T10">min=3</text:span></text:p>
            <text:p><text:span text:style-name="T10">i++ =&gt; i=2</text:span></text:p>
            <text:p><text:span text:style-name="T10">min=2</text:span></text:p>
            <text:p><text:span text:style-name="T10">j=3</text:span></text:p>
            <text:p><text:span text:style-name="T10">4&lt;151? DA</text:span></text:p>
            <text:p><text:span text:style-name="T10">min=3</text:span></text:p>
            <text:p><text:span text:style-name="T10"/></text:p>
            <text:p><text:span text:style-name="T10"/></text:p>
          </draw:text-box>
        </draw:frame>
        <draw:line draw:style-name="gr10" draw:text-style-name="P9" draw:layer="layout" svg:x1="8.016cm" svg:y1="9.924cm" svg:x2="10.396cm" svg:y2="9.942cm">
          <text:p/>
        </draw:lin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8.6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1" presentation:class="page"/>
          <draw:frame presentation:style-name="pr5" draw:text-style-name="P2" draw:layer="layout" svg:width="17cm" svg:height="14cm" svg:x="2cm" svg:y="13cm" presentation:class="notes" presentation:placeholder="true">
            <draw:text-box/>
          </draw:frame>
        </presentation:notes>
      </draw:page>
      <draw:page draw:name="page17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1.svm" xlink:type="simple" xlink:show="embed" xlink:actuate="onLoad"/>
        </draw:frame>
        <draw:custom-shape draw:style-name="gr105" draw:text-style-name="P8" draw:layer="layout" svg:width="2.043cm" svg:height="0.804cm" svg:x="1.681cm" svg:y="8.5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76" draw:text-style-name="P32" draw:layer="layout" svg:width="5.962cm" svg:height="8.072cm" svg:x="19.907cm" svg:y="10.558cm">
          <draw:text-box>
            <text:p><text:span text:style-name="T10">0&lt;4? DA</text:span></text:p>
            <text:p><text:span text:style-name="T10">min=3</text:span></text:p>
            <text:p><text:span text:style-name="T10">i++ =&gt; i=2</text:span></text:p>
            <text:p><text:span text:style-name="T10">min=2</text:span></text:p>
            <text:p><text:span text:style-name="T10">j=3</text:span></text:p>
            <text:p><text:span text:style-name="T10">4&lt;151? DA</text:span></text:p>
            <text:p><text:span text:style-name="T10">min=3</text:span></text:p>
            <text:p><text:span text:style-name="T10">71&lt;4? NE</text:span></text:p>
            <text:p><text:span text:style-name="T10"/></text:p>
            <text:p><text:span text:style-name="T10"/></text:p>
            <text:p><text:span text:style-name="T10"/></text:p>
          </draw:text-box>
        </draw:fram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0.2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2" presentation:class="page"/>
          <draw:frame presentation:style-name="pr5" draw:text-style-name="P2" draw:layer="layout" svg:width="17cm" svg:height="14cm" svg:x="2cm" svg:y="13cm" presentation:class="notes" presentation:placeholder="true">
            <draw:text-box/>
          </draw:frame>
        </presentation:notes>
      </draw:page>
      <draw:page draw:name="page17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2.svm" xlink:type="simple" xlink:show="embed" xlink:actuate="onLoad"/>
        </draw:frame>
        <draw:custom-shape draw:style-name="gr105" draw:text-style-name="P8" draw:layer="layout" svg:width="2.043cm" svg:height="0.804cm" svg:x="1.681cm" svg:y="8.5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07cm" svg:y="10.558cm">
          <draw:text-box>
            <text:p><text:span text:style-name="T10">0&lt;4? DA</text:span></text:p>
            <text:p><text:span text:style-name="T10">min=3</text:span></text:p>
            <text:p><text:span text:style-name="T10">i++ =&gt; i=2</text:span></text:p>
            <text:p><text:span text:style-name="T10">min=2</text:span></text:p>
            <text:p><text:span text:style-name="T10">j=3</text:span></text:p>
            <text:p><text:span text:style-name="T10">4&lt;151? DA</text:span></text:p>
            <text:p><text:span text:style-name="T10">min=3</text:span></text:p>
            <text:p><text:span text:style-name="T10">71&lt;4? NE</text:span></text:p>
            <text:p><text:span text:style-name="T10">38&lt;4? NE</text:span></text:p>
          </draw:text-box>
        </draw:fram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1.7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3" presentation:class="page"/>
          <draw:frame presentation:style-name="pr5" draw:text-style-name="P2" draw:layer="layout" svg:width="17cm" svg:height="14cm" svg:x="2cm" svg:y="13cm" presentation:class="notes" presentation:placeholder="true">
            <draw:text-box/>
          </draw:frame>
        </presentation:notes>
      </draw:page>
      <draw:page draw:name="page17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3.svm" xlink:type="simple" xlink:show="embed" xlink:actuate="onLoad"/>
        </draw:frame>
        <draw:custom-shape draw:style-name="gr105" draw:text-style-name="P8" draw:layer="layout" svg:width="2.043cm" svg:height="0.804cm" svg:x="1.681cm" svg:y="8.5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draw:text-box>
        </draw:fram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3.3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4" presentation:class="page"/>
          <draw:frame presentation:style-name="pr5" draw:text-style-name="P2" draw:layer="layout" svg:width="17cm" svg:height="14cm" svg:x="2cm" svg:y="13cm" presentation:class="notes" presentation:placeholder="true">
            <draw:text-box/>
          </draw:frame>
        </presentation:notes>
      </draw:page>
      <draw:page draw:name="page17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4.svm" xlink:type="simple" xlink:show="embed" xlink:actuate="onLoad"/>
        </draw:frame>
        <draw:custom-shape draw:style-name="gr105" draw:text-style-name="P8" draw:layer="layout" svg:width="2.043cm" svg:height="0.804cm" svg:x="1.681cm" svg:y="9.136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draw:text-box>
        </draw:frame>
        <draw:custom-shape draw:style-name="gr106" draw:text-style-name="P41" draw:layer="layout" svg:width="1.185cm" svg:height="0.881cm" svg:x="13.356cm" svg:y="17.7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3.3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016cm" svg:y1="9.924cm" svg:x2="10.396cm" svg:y2="9.942cm">
          <text:p/>
        </draw:line>
        <presentation:notes draw:style-name="dp2">
          <draw:page-thumbnail draw:style-name="gr1" draw:layer="layout" svg:width="12.75cm" svg:height="9.56cm" svg:x="4.125cm" svg:y="2.5cm" draw:page-number="175" presentation:class="page"/>
          <draw:frame presentation:style-name="pr5" draw:text-style-name="P2" draw:layer="layout" svg:width="17cm" svg:height="14cm" svg:x="2cm" svg:y="13cm" presentation:class="notes" presentation:placeholder="true">
            <draw:text-box/>
          </draw:frame>
        </presentation:notes>
      </draw:page>
      <draw:page draw:name="page17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5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text:span></text:p>
              </table:table-cell>
            </table:table-row>
          </table:table>
          <draw:image xlink:href="Pictures/TablePreview135.svm" xlink:type="simple" xlink:show="embed" xlink:actuate="onLoad"/>
        </draw:fram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draw:text-box>
        </draw:frame>
        <draw:custom-shape draw:style-name="gr106" draw:text-style-name="P41" draw:layer="layout" svg:width="1.185cm" svg:height="0.881cm" svg:x="13.356cm" svg:y="16.6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8" draw:layer="layout" svg:width="2.043cm" svg:height="0.804cm" svg:x="1.734cm" svg:y="11.2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9.288cm" svg:y="7.845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76" presentation:class="page"/>
          <draw:frame presentation:style-name="pr5" draw:text-style-name="P2" draw:layer="layout" svg:width="17cm" svg:height="14cm" svg:x="2cm" svg:y="13cm" presentation:class="notes" presentation:placeholder="true">
            <draw:text-box/>
          </draw:frame>
        </presentation:notes>
      </draw:page>
      <draw:page draw:name="page17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36.svm" xlink:type="simple" xlink:show="embed" xlink:actuate="onLoad"/>
        </draw:frame>
        <draw:custom-shape draw:style-name="gr11" draw:text-style-name="P5" draw:layer="layout" svg:width="1.185cm" svg:height="0.881cm" svg:x="7.1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draw:text-box>
        </draw:frame>
        <draw:custom-shape draw:style-name="gr106" draw:text-style-name="P41" draw:layer="layout" svg:width="1.185cm" svg:height="0.881cm" svg:x="13.356cm" svg:y="16.6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8" draw:layer="layout" svg:width="2.043cm" svg:height="0.804cm" svg:x="1.734cm" svg:y="11.2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9.288cm" svg:y="7.845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77" presentation:class="page"/>
          <draw:frame presentation:style-name="pr5" draw:text-style-name="P2" draw:layer="layout" svg:width="17cm" svg:height="14cm" svg:x="2cm" svg:y="13cm" presentation:class="notes" presentation:placeholder="true">
            <draw:text-box/>
          </draw:frame>
        </presentation:notes>
      </draw:page>
      <draw:page draw:name="page17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37.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draw:text-box>
        </draw:frame>
        <draw:custom-shape draw:style-name="gr105" draw:text-style-name="P8" draw:layer="layout" svg:width="2.043cm" svg:height="0.804cm" svg:x="1.734cm" svg:y="7.2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8" presentation:class="page"/>
          <draw:frame presentation:style-name="pr5" draw:text-style-name="P2" draw:layer="layout" svg:width="17cm" svg:height="14cm" svg:x="2cm" svg:y="13cm" presentation:class="notes" presentation:placeholder="true">
            <draw:text-box/>
          </draw:frame>
        </presentation:notes>
      </draw:page>
      <draw:page draw:name="page17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38.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text:p><text:span text:style-name="T10">j=4</text:span></text:p>
          </draw:text-box>
        </draw:frame>
        <draw:custom-shape draw:style-name="gr105" draw:text-style-name="P8" draw:layer="layout" svg:width="2.043cm" svg:height="0.804cm" svg:x="1.734cm" svg:y="7.8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0.2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79" presentation:class="page"/>
          <draw:frame presentation:style-name="pr5" draw:text-style-name="P2" draw:layer="layout" svg:width="17cm" svg:height="14cm" svg:x="2cm" svg:y="13cm" presentation:class="notes" presentation:placeholder="true">
            <draw:text-box/>
          </draw:frame>
        </presentation:notes>
      </draw:page>
      <draw:page draw:name="page18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39.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text:p><text:span text:style-name="T10">j=4</text:span></text:p>
            <text:p><text:span text:style-name="T10">71&lt;4? NE</text:span></text:p>
          </draw:text-box>
        </draw:frame>
        <draw:custom-shape draw:style-name="gr105" draw:text-style-name="P8" draw:layer="layout" svg:width="2.043cm" svg:height="0.804cm" svg:x="1.734cm" svg:y="8.5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0.2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80" presentation:class="page"/>
          <draw:frame presentation:style-name="pr5" draw:text-style-name="P2" draw:layer="layout" svg:width="17cm" svg:height="14cm" svg:x="2cm" svg:y="13cm" presentation:class="notes" presentation:placeholder="true">
            <draw:text-box/>
          </draw:frame>
        </presentation:notes>
      </draw:page>
      <draw:page draw:name="page18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0.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text:p><text:span text:style-name="T10">j=4</text:span></text:p>
            <text:p><text:span text:style-name="T10">71&lt;4? NE</text:span></text:p>
            <text:p><text:span text:style-name="T10">38&lt;4? NE</text:span></text:p>
          </draw:text-box>
        </draw:frame>
        <draw:custom-shape draw:style-name="gr105" draw:text-style-name="P8" draw:layer="layout" svg:width="2.043cm" svg:height="0.804cm" svg:x="1.734cm" svg:y="8.5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1.7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81" presentation:class="page"/>
          <draw:frame presentation:style-name="pr5" draw:text-style-name="P2" draw:layer="layout" svg:width="17cm" svg:height="14cm" svg:x="2cm" svg:y="13cm" presentation:class="notes" presentation:placeholder="true">
            <draw:text-box/>
          </draw:frame>
        </presentation:notes>
      </draw:page>
      <draw:page draw:name="page182"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1.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text:p><text:span text:style-name="T10">j=4</text:span></text:p>
            <text:p><text:span text:style-name="T10">71&lt;4? NE</text:span></text:p>
            <text:p><text:span text:style-name="T10">38&lt;4? NE</text:span></text:p>
            <text:p><text:span text:style-name="T10">151&lt;4? NE</text:span></text:p>
          </draw:text-box>
        </draw:frame>
        <draw:custom-shape draw:style-name="gr105" draw:text-style-name="P8" draw:layer="layout" svg:width="2.043cm" svg:height="0.804cm" svg:x="1.734cm" svg:y="8.505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34" draw:layer="layout" svg:width="1.185cm" svg:height="0.881cm" svg:x="13.379cm" svg:y="16.5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82" presentation:class="page"/>
          <draw:frame presentation:style-name="pr5" draw:text-style-name="P2" draw:layer="layout" svg:width="17cm" svg:height="14cm" svg:x="2cm" svg:y="13cm" presentation:class="notes" presentation:placeholder="true">
            <draw:text-box/>
          </draw:frame>
        </presentation:notes>
      </draw:page>
      <draw:page draw:name="page183"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2.svm" xlink:type="simple" xlink:show="embed" xlink:actuate="onLoad"/>
        </draw:frame>
        <draw:custom-shape draw:style-name="gr11" draw:text-style-name="P5" draw:layer="layout" svg:width="1.185cm" svg:height="0.881cm" svg:x="8.7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32" draw:layer="layout" svg:width="5.962cm" svg:height="6.65cm" svg:x="19.907cm" svg:y="10.558cm">
          <draw:text-box>
            <text:p><text:span text:style-name="T10">38&lt;4? NE</text:span></text:p>
            <text:p><text:span text:style-name="T10">1&lt;4? DA!</text:span></text:p>
            <text:p><text:span text:style-name="T10">min=6</text:span></text:p>
            <text:p><text:span text:style-name="T10">i++ =&gt; i=3</text:span></text:p>
            <text:p><text:span text:style-name="T10">min=3</text:span></text:p>
            <text:p><text:span text:style-name="T10">j=4</text:span></text:p>
            <text:p><text:span text:style-name="T10">71&lt;4? NE</text:span></text:p>
            <text:p><text:span text:style-name="T10">38&lt;4? NE</text:span></text:p>
            <text:p><text:span text:style-name="T10">151&lt;4? NE</text:span></text:p>
          </draw:text-box>
        </draw:frame>
        <draw:custom-shape draw:style-name="gr106" draw:text-style-name="P41" draw:layer="layout" svg:width="1.185cm" svg:height="0.881cm" svg:x="8.702cm" svg:y="17.7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8" draw:layer="layout" svg:width="2.043cm" svg:height="0.804cm" svg:x="1.734cm" svg:y="11.131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9.288cm" svg:y="7.671cm">
          <text:p text:style-name="P5"><text:span text:style-name="T6">Zamjena... ?</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83" presentation:class="page"/>
          <draw:frame presentation:style-name="pr5" draw:text-style-name="P2" draw:layer="layout" svg:width="17cm" svg:height="14cm" svg:x="2cm" svg:y="13cm" presentation:class="notes" presentation:placeholder="true">
            <draw:text-box/>
          </draw:frame>
        </presentation:notes>
      </draw:page>
      <draw:page draw:name="page184"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3.svm" xlink:type="simple" xlink:show="embed" xlink:actuate="onLoad"/>
        </draw:frame>
        <draw:custom-shape draw:style-name="gr11" draw:text-style-name="P5" draw:layer="layout" svg:width="1.185cm" svg:height="0.881cm" svg:x="10.2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151&lt;4? NE</text:span></text:p>
            <text:p><text:span text:style-name="T10">i++ =&gt; i=4</text:span></text:p>
          </draw:text-box>
        </draw:frame>
        <draw:custom-shape draw:style-name="gr105" draw:text-style-name="P8" draw:layer="layout" svg:width="2.043cm" svg:height="0.804cm" svg:x="1.787cm" svg:y="6.601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84" presentation:class="page"/>
          <draw:frame presentation:style-name="pr5" draw:text-style-name="P2" draw:layer="layout" svg:width="17cm" svg:height="14cm" svg:x="2cm" svg:y="13cm" presentation:class="notes" presentation:placeholder="true">
            <draw:text-box/>
          </draw:frame>
        </presentation:notes>
      </draw:page>
      <draw:page draw:name="page185"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4.svm" xlink:type="simple" xlink:show="embed" xlink:actuate="onLoad"/>
        </draw:frame>
        <draw:custom-shape draw:style-name="gr11" draw:text-style-name="P5" draw:layer="layout" svg:width="1.185cm" svg:height="0.881cm" svg:x="10.2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151&lt;4? NE</text:span></text:p>
            <text:p><text:span text:style-name="T10">i++ =&gt; i=4</text:span></text:p>
            <text:p><text:span text:style-name="T10">... min će biti 5...</text:span></text:p>
          </draw:text-box>
        </draw:frame>
        <draw:custom-shape draw:style-name="gr105" draw:text-style-name="P8" draw:layer="layout" svg:width="2.043cm" svg:height="0.804cm" svg:x="1.893cm" svg:y="9.782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41" draw:layer="layout" svg:width="1.185cm" svg:height="0.881cm" svg:x="11.856cm" svg:y="16.6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5cm" svg:height="9.56cm" svg:x="4.125cm" svg:y="2.5cm" draw:page-number="185" presentation:class="page"/>
          <draw:frame presentation:style-name="pr5" draw:text-style-name="P2" draw:layer="layout" svg:width="17cm" svg:height="14cm" svg:x="2cm" svg:y="13cm" presentation:class="notes" presentation:placeholder="true">
            <draw:text-box/>
          </draw:frame>
        </presentation:notes>
      </draw:page>
      <draw:page draw:name="page186"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71</text:span></text:p>
              </table:table-cell>
              <table:table-cell table:style-name="ce3">
                <text:p text:style-name="P5"><text:span text:style-name="T35">38</text:span></text:p>
              </table:table-cell>
              <table:table-cell table:style-name="ce3">
                <text:p text:style-name="P5"><text:span text:style-name="T35">151</text:span></text:p>
              </table:table-cell>
            </table:table-row>
          </table:table>
          <draw:image xlink:href="Pictures/TablePreview145.svm" xlink:type="simple" xlink:show="embed" xlink:actuate="onLoad"/>
        </draw:frame>
        <draw:custom-shape draw:style-name="gr11" draw:text-style-name="P5" draw:layer="layout" svg:width="1.185cm" svg:height="0.881cm" svg:x="10.2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151&lt;4? NE</text:span></text:p>
            <text:p><text:span text:style-name="T10">i++ =&gt; i=4</text:span></text:p>
            <text:p><text:span text:style-name="T10">... min će biti 5...</text:span></text:p>
          </draw:text-box>
        </draw:frame>
        <draw:custom-shape draw:style-name="gr106" draw:text-style-name="P41" draw:layer="layout" svg:width="1.185cm" svg:height="0.881cm" svg:x="11.856cm" svg:y="16.6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8" draw:layer="layout" svg:width="2.043cm" svg:height="0.804cm" svg:x="1.734cm" svg:y="11.132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9.288cm" svg:y="7.672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86" presentation:class="page"/>
          <draw:frame presentation:style-name="pr5" draw:text-style-name="P2" draw:layer="layout" svg:width="17cm" svg:height="14cm" svg:x="2cm" svg:y="13cm" presentation:class="notes" presentation:placeholder="true">
            <draw:text-box/>
          </draw:frame>
        </presentation:notes>
      </draw:page>
      <draw:page draw:name="page187"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38</text:span></text:p>
              </table:table-cell>
              <table:table-cell table:style-name="ce3">
                <text:p text:style-name="P5"><text:span text:style-name="T35">71</text:span></text:p>
              </table:table-cell>
              <table:table-cell table:style-name="ce3">
                <text:p text:style-name="P5"><text:span text:style-name="T35">151</text:span></text:p>
              </table:table-cell>
            </table:table-row>
          </table:table>
          <draw:image xlink:href="Pictures/TablePreview146.svm" xlink:type="simple" xlink:show="embed" xlink:actuate="onLoad"/>
        </draw:frame>
        <draw:custom-shape draw:style-name="gr11" draw:text-style-name="P5" draw:layer="layout" svg:width="1.185cm" svg:height="0.881cm" svg:x="10.2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151&lt;4? NE</text:span></text:p>
            <text:p><text:span text:style-name="T10">i++ =&gt; i=4</text:span></text:p>
            <text:p><text:span text:style-name="T10">... min će biti 5...</text:span></text:p>
          </draw:text-box>
        </draw:frame>
        <draw:custom-shape draw:style-name="gr106" draw:text-style-name="P41" draw:layer="layout" svg:width="1.185cm" svg:height="0.881cm" svg:x="11.856cm" svg:y="16.6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8" draw:layer="layout" svg:width="2.043cm" svg:height="0.804cm" svg:x="1.734cm" svg:y="11.132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9.288cm" svg:y="7.672cm">
          <text:p text:style-name="P5"><text:span text:style-name="T6">Zamjena</text:span></text:p>
          <draw:enhanced-geometry svg:viewBox="0 0 21600 21600" draw:text-areas="800 800 20800 20800" draw:type="round-rectangular-callout" draw:modifiers="-3328.6432160804 47622.5519287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87" presentation:class="page"/>
          <draw:frame presentation:style-name="pr5" draw:text-style-name="P2" draw:layer="layout" svg:width="17cm" svg:height="14cm" svg:x="2cm" svg:y="13cm" presentation:class="notes" presentation:placeholder="true">
            <draw:text-box/>
          </draw:frame>
        </presentation:notes>
      </draw:page>
      <draw:page draw:name="page188"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38</text:span></text:p>
              </table:table-cell>
              <table:table-cell table:style-name="ce3">
                <text:p text:style-name="P5"><text:span text:style-name="T35">71</text:span></text:p>
              </table:table-cell>
              <table:table-cell table:style-name="ce3">
                <text:p text:style-name="P5"><text:span text:style-name="T35">151</text:span></text:p>
              </table:table-cell>
            </table:table-row>
          </table:table>
          <draw:image xlink:href="Pictures/TablePreview147.svm" xlink:type="simple" xlink:show="embed" xlink:actuate="onLoad"/>
        </draw:frame>
        <draw:custom-shape draw:style-name="gr11" draw:text-style-name="P5" draw:layer="layout" svg:width="1.185cm" svg:height="0.881cm" svg:x="11.8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7" draw:text-style-name="P32" draw:layer="layout" svg:width="5.962cm" svg:height="5.843cm" svg:x="19.907cm" svg:y="10.558cm">
          <draw:text-box>
            <text:p><text:span text:style-name="T10">151&lt;4? NE</text:span></text:p>
            <text:p><text:span text:style-name="T10">i++ =&gt; i=4</text:span></text:p>
            <text:p><text:span text:style-name="T10">... min će biti 5...</text:span></text:p>
            <text:p><text:span text:style-name="T10">i=5</text:span></text:p>
            <text:p><text:span text:style-name="T10">min će biti 5</text:span></text:p>
            <text:p><text:span text:style-name="T10">(nema zamjene)</text:span></text:p>
          </draw:text-box>
        </draw:frame>
        <draw:custom-shape draw:style-name="gr105" draw:text-style-name="P8" draw:layer="layout" svg:width="2.043cm" svg:height="0.804cm" svg:x="1.894cm" svg:y="6.5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88" presentation:class="page"/>
          <draw:frame presentation:style-name="pr5" draw:text-style-name="P2" draw:layer="layout" svg:width="17cm" svg:height="14cm" svg:x="2cm" svg:y="13cm" presentation:class="notes" presentation:placeholder="true">
            <draw:text-box/>
          </draw:frame>
        </presentation:notes>
      </draw:page>
      <draw:page draw:name="page189"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38</text:span></text:p>
              </table:table-cell>
              <table:table-cell table:style-name="ce3">
                <text:p text:style-name="P5"><text:span text:style-name="T35">71</text:span></text:p>
              </table:table-cell>
              <table:table-cell table:style-name="ce3">
                <text:p text:style-name="P5"><text:span text:style-name="T35">151</text:span></text:p>
              </table:table-cell>
            </table:table-row>
          </table:table>
          <draw:image xlink:href="Pictures/TablePreview148.svm" xlink:type="simple" xlink:show="embed" xlink:actuate="onLoad"/>
        </draw:frame>
        <draw:custom-shape draw:style-name="gr11" draw:text-style-name="P5" draw:layer="layout" svg:width="1.185cm" svg:height="0.881cm" svg:x="13.302cm" svg:y="16.5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07cm" svg:y="10.558cm">
          <draw:text-box>
            <text:p><text:span text:style-name="T10">151&lt;4? NE</text:span></text:p>
            <text:p><text:span text:style-name="T10">i++ =&gt; i=4</text:span></text:p>
            <text:p><text:span text:style-name="T10">... min će biti 5...</text:span></text:p>
            <text:p><text:span text:style-name="T10">i=5</text:span></text:p>
            <text:p><text:span text:style-name="T10">min će biti 5</text:span></text:p>
            <text:p><text:span text:style-name="T10">(nema zamjene)</text:span></text:p>
            <text:p><text:span text:style-name="T10">i=6</text:span></text:p>
            <text:p><text:span text:style-name="T10">min će biti 6</text:span></text:p>
          </draw:text-box>
        </draw:frame>
        <draw:custom-shape draw:style-name="gr105" draw:text-style-name="P8" draw:layer="layout" svg:width="2.043cm" svg:height="0.804cm" svg:x="1.894cm" svg:y="6.589cm">
          <text:p text:style-name="P5"><tex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 draw:layer="layout" svg:width="5.372cm" svg:height="1.684cm" svg:x="11.226cm" svg:y="10.612cm">
          <text:p text:style-name="P5"><text:span text:style-name="T6">Petlja se neće</text:span></text:p>
          <text:p text:style-name="P5"><text:span text:style-name="T6">izvršiti nijednom</text:span></text:p>
          <draw:enhanced-geometry svg:viewBox="0 0 21600 21600" draw:text-areas="800 800 20800 20800" draw:type="round-rectangular-callout" draw:modifiers="-2476.38190954774 -15792.997032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75cm" svg:height="9.56cm" svg:x="4.125cm" svg:y="2.5cm" draw:page-number="189" presentation:class="page"/>
          <draw:frame presentation:style-name="pr5" draw:text-style-name="P2" draw:layer="layout" svg:width="17cm" svg:height="14cm" svg:x="2cm" svg:y="13cm" presentation:class="notes" presentation:placeholder="true">
            <draw:text-box/>
          </draw:frame>
        </presentation:notes>
      </draw:page>
      <draw:page draw:name="page190"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draw:text-box>
            <text:list text:style-name="L3">
              <text:list-item>
                <text:p>Kada smo ovo razjasnili, vratimo se selection sortu...</text:p>
              </text:list-item>
            </text:list>
          </draw:text-box>
        </draw:frame>
        <draw:frame draw:style-name="gr95" draw:text-style-name="P40" draw:layer="layout" svg:width="14.472cm" svg:height="6.641cm" svg:x="4.104cm" svg:y="6.591cm">
          <draw:text-box>
            <text:p text:style-name="P3"><text:span text:style-name="T5">for (i=0; i&lt;n; i++) {</text:span></text:p>
            <text:p text:style-name="P3"><text:span text:style-name="T5"><text:tab/></text:span><text:span text:style-name="T5">min=i;</text:span></text:p>
            <text:p text:style-name="P3"><text:span text:style-name="T5"><text:tab/></text:span><text:span text:style-name="T5">for (j=i+1; j&lt;n; j++) {</text:span></text:p>
            <text:p text:style-name="P3"><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min = j;</text:span></text:p>
            <text:p text:style-name="P3"><text:span text:style-name="T5"><text:tab/></text:span><text:span text:style-name="T5">}</text:span></text:p>
            <text:p text:style-name="P3"><text:span text:style-name="T5"><text:tab/></text:span><text:span text:style-name="T5">temp = niz[i];</text:span></text:p>
            <text:p text:style-name="P3"><text:span text:style-name="T5"><text:tab/></text:span><text:span text:style-name="T5">niz[i] = niz[min];</text:span></text:p>
            <text:p text:style-name="P3"><text:span text:style-name="T5"><text:tab/></text:span><text:span text:style-name="T5">niz[min] = temp;</text:span></text:p>
            <text:p text:style-name="P3"><text:span text:style-name="T5">}</text:span></text:p>
          </draw:text-box>
        </draw:frame>
        <draw:frame draw:style-name="Default_5f_16" draw:layer="layout" svg:width="10.961cm" svg:height="0.971cm" svg:x="3.796cm" svg:y="15.33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3" table:default-cell-style-name="ce1">
              <table:table-cell>
                <text:p text:style-name="P5"><text:span text:style-name="T6">-22</text:span></text:p>
              </table:table-cell>
              <table:table-cell>
                <text:p text:style-name="P5"><text:span text:style-name="T6">0</text:span></text:p>
              </table:table-cell>
              <table:table-cell>
                <text:p text:style-name="P5"><text:span text:style-name="T6">1</text:span></text:p>
              </table:table-cell>
              <table:table-cell>
                <text:p text:style-name="P5"><text:span text:style-name="T6">4</text:span></text:p>
              </table:table-cell>
              <table:table-cell>
                <text:p text:style-name="P5"><text:span text:style-name="T6">38</text:span></text:p>
              </table:table-cell>
              <table:table-cell table:style-name="ce3">
                <text:p text:style-name="P5"><text:span text:style-name="T35">71</text:span></text:p>
              </table:table-cell>
              <table:table-cell table:style-name="ce3">
                <text:p text:style-name="P5"><text:span text:style-name="T35">151</text:span></text:p>
              </table:table-cell>
            </table:table-row>
          </table:table>
          <draw:image xlink:href="Pictures/TablePreview149.svm" xlink:type="simple" xlink:show="embed" xlink:actuate="onLoad"/>
        </draw:frame>
        <draw:custom-shape draw:style-name="gr55" draw:text-style-name="P7" draw:layer="layout" svg:width="6.071cm" svg:height="2.893cm" svg:x="19.911cm" svg:y="6.284cm">
          <text:p text:style-name="P3"><text:span text:style-name="T10">i=0</text:span></text:p>
          <text:p text:style-name="P3"><text:span text:style-name="T10">0&lt;7? DA</text:span></text:p>
          <text:p text:style-name="P3"><text:span text:style-name="T10"/></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6" draw:text-style-name="P31" draw:layer="layout" svg:width="5.794cm" svg:height="8.528cm" svg:x="19.904cm" svg:y="8.946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32" draw:layer="layout" svg:width="5.962cm" svg:height="5.939cm" svg:x="19.907cm" svg:y="10.558cm">
          <draw:text-box>
            <text:p><text:span text:style-name="T10">151&lt;4? NE</text:span></text:p>
            <text:p><text:span text:style-name="T10">i++ =&gt; i=4</text:span></text:p>
            <text:p><text:span text:style-name="T10">... min će biti 5...</text:span></text:p>
            <text:p><text:span text:style-name="T10">i=5</text:span></text:p>
            <text:p><text:span text:style-name="T10">min će biti 5</text:span></text:p>
            <text:p><text:span text:style-name="T10">(nema zamjene)</text:span></text:p>
            <text:p><text:span text:style-name="T10">i=6</text:span></text:p>
            <text:p><text:span text:style-name="T10">min će biti 6</text:span></text:p>
          </draw:text-box>
        </draw:frame>
        <draw:custom-shape draw:style-name="gr110" draw:text-style-name="P12" draw:layer="layout" svg:width="11.419cm" svg:height="1.553cm" svg:x="3.52cm" svg:y="15.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5.695cm" svg:height="1.062cm" svg:x="3.741cm" svg:y="16.985cm">
          <draw:text-box>
            <text:p><text:span text:style-name="T36">Niz je sortiran!</text:span></text:p>
          </draw:text-box>
        </draw:frame>
        <presentation:notes draw:style-name="dp2">
          <draw:page-thumbnail draw:style-name="gr1" draw:layer="layout" svg:width="12.75cm" svg:height="9.56cm" svg:x="4.125cm" svg:y="2.5cm" draw:page-number="190" presentation:class="page"/>
          <draw:frame presentation:style-name="pr5" draw:text-style-name="P2" draw:layer="layout" svg:width="17cm" svg:height="14cm" svg:x="2cm" svg:y="13cm" presentation:class="notes" presentation:placeholder="true">
            <draw:text-box/>
          </draw:frame>
        </presentation:notes>
      </draw:page>
      <draw:page draw:name="page191" draw:style-name="dp3" draw:master-page-name="Inspiration" presentation:presentation-page-layout-name="AL2T1" presentation:use-footer-name="ftr1" presentation:use-date-time-name="dtd1">
        <draw:frame presentation:style-name="pr3" draw:layer="layout" svg:width="20cm" svg:height="2cm" svg:x="1.4cm" svg:y="1.6cm" presentation:class="title">
          <draw:text-box>
            <text:p>Selection sort</text:p>
          </draw:text-box>
        </draw:frame>
        <draw:frame presentation:style-name="pr4" draw:layer="layout" svg:width="25.2cm" svg:height="12.179cm" svg:x="1.4cm" svg:y="5cm" presentation:class="outline" presentation:placeholder="true" presentation:user-transformed="true">
          <draw:text-box/>
        </draw:frame>
        <draw:frame draw:style-name="gr84" draw:text-style-name="P40" draw:layer="layout" svg:width="14.472cm" svg:height="13.031cm" svg:x="4.187cm" svg:y="5.296cm">
          <draw:text-box>
            <text:p text:style-name="P3"><text:span text:style-name="T5">#include &lt;stdio.h&gt;</text:span></text:p>
            <text:p text:style-name="P3"><text:span text:style-name="T5">int main() {</text:span></text:p>
            <text:p text:style-name="P3"><text:span text:style-name="T5"><text:tab/></text:span><text:span text:style-name="T5">double niz[100],temp;</text:span></text:p>
            <text:p text:style-name="P3"><text:span text:style-name="T5"><text:tab/></text:span><text:span text:style-name="T5">int i,j,min;</text:span></text:p>
            <text:p text:style-name="P3"><text:span text:style-name="T5"><text:tab/></text:span><text:span text:style-name="T5">/* unos niza ... */</text:span></text:p>
            <text:p text:style-name="P3"><text:span text:style-name="T5"/></text:p>
            <text:p text:style-name="P3"><text:span text:style-name="T5"><text:tab/></text:span><text:span text:style-name="T5">for (i=0; i&lt;n; i++) {</text:span></text:p>
            <text:p text:style-name="P3"><text:span text:style-name="T5"><text:tab/></text:span><text:span text:style-name="T5"><text:tab/></text:span><text:span text:style-name="T5">min=i;</text:span></text:p>
            <text:p text:style-name="P3"><text:span text:style-name="T5"><text:tab/></text:span><text:span text:style-name="T5"><text:tab/></text:span><text:span text:style-name="T5">for (j=i+1; j&lt;n; j++) {</text:span></text:p>
            <text:p text:style-name="P3"><text:span text:style-name="T5"><text:tab/></text:span><text:span text:style-name="T5"><text:tab/></text:span><text:span text:style-name="T5"><text:tab/></text:span><text:span text:style-name="T5">if (niz[j] &lt; niz[min])</text:span></text:p>
            <text:p text:style-name="P3"><text:span text:style-name="T5"><text:tab/></text:span><text:span text:style-name="T5"><text:tab/></text:span><text:span text:style-name="T5"><text:tab/></text:span><text:span text:style-name="T5"><text:tab/></text:span><text:span text:style-name="T5">min = j;</text:span></text:p>
            <text:p text:style-name="P3"><text:span text:style-name="T5"><text:tab/></text:span><text:span text:style-name="T5"><text:tab/></text:span><text:span text:style-name="T5">}</text:span></text:p>
            <text:p text:style-name="P3"><text:span text:style-name="T5"><text:tab/></text:span><text:span text:style-name="T5"><text:tab/></text:span><text:span text:style-name="T5">temp = niz[i];</text:span></text:p>
            <text:p text:style-name="P3"><text:span text:style-name="T5"><text:tab/></text:span><text:span text:style-name="T5"><text:tab/></text:span><text:span text:style-name="T5">niz[i] = niz[min];</text:span></text:p>
            <text:p text:style-name="P3"><text:span text:style-name="T5"><text:tab/></text:span><text:span text:style-name="T5"><text:tab/></text:span><text:span text:style-name="T5">niz[min] = temp;</text:span></text:p>
            <text:p text:style-name="P3"><text:span text:style-name="T5"><text:tab/></text:span><text:span text:style-name="T5">}</text:span></text:p>
            <text:p text:style-name="P3"><text:span text:style-name="T5"/></text:p>
            <text:p text:style-name="P3"><text:span text:style-name="T5"><text:tab/></text:span><text:span text:style-name="T5">/* ispis niza ...*/</text:span></text:p>
            <text:p text:style-name="P3"><text:span text:style-name="T5"><text:tab/></text:span><text:span text:style-name="T5">return 0;</text:span></text:p>
            <text:p text:style-name="P3"><text:span text:style-name="T5">}</text:span></text:p>
          </draw:text-box>
        </draw:frame>
        <draw:custom-shape draw:style-name="gr111" draw:text-style-name="P12" draw:layer="layout" svg:width="9.012cm" svg:height="3.307cm" svg:x="6.78cm" svg:y="9.8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8" draw:layer="layout" svg:width="7.056cm" svg:height="0.962cm" svg:x="16.371cm" svg:y="10.914cm">
          <draw:text-box>
            <text:p><text:span text:style-name="T13">traženje minimuma</text:span></text:p>
          </draw:text-box>
        </draw:frame>
        <draw:custom-shape draw:style-name="gr112" draw:text-style-name="P12" draw:layer="layout" svg:width="6.366cm" svg:height="2.067cm" svg:x="6.7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8" draw:layer="layout" svg:width="7.056cm" svg:height="0.962cm" svg:x="13.974cm" svg:y="13.753cm">
          <draw:text-box>
            <text:p><text:span text:style-name="T13">zamjena</text:span></text:p>
          </draw:text-box>
        </draw:frame>
        <presentation:notes draw:style-name="dp2">
          <draw:page-thumbnail draw:style-name="gr1" draw:layer="layout" svg:width="12.75cm" svg:height="9.56cm" svg:x="4.125cm" svg:y="2.5cm" draw:page-number="19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5" svg:font-family="'Liberation Mono', 'Courier New', 'Nimbus Mono L', 'DejaVu Sans Mono', Courier" style:font-pitch="fixed"/>
    <style:font-face style:name="Liberation Mono3" svg:font-family="'Liberation Mono'" style:font-family-generic="modern" style:font-pitch="fixed"/>
    <style:font-face style:name="Liberation Mono1" svg:font-family="'Liberation Mono', 'Courier New', 'Nimbus Mono L', 'DejaVu Sans Mono', Courier" style:font-family-generic="modern" style:font-pitch="fixed"/>
    <style:font-face style:name="Arial2" svg:font-family="Arial" style:font-pitch="variable"/>
    <style:font-face style:name="Liberation Mono4" svg:font-family="'Liberation Mono', 'Courier New', 'Nimbus Mono L', 'DejaVu Sans Mono', Courier" style:font-pitch="variable"/>
    <style:font-face style:name="Arial1" svg:font-family="Arial" style:font-family-generic="modern" style:font-pitch="variable"/>
    <style:font-face style:name="Liberation Mono2" svg:font-family="'Liberation Mono'"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bs" fo:country="B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 style:display-name="Default_3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 style:display-name="Default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 style:display-name="Default_3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 style:display-name="Default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4" style:display-name="Default_3_4"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4" style:display-name="Default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5" style:display-name="Default_3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5" style:display-name="Default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5_5f_1" style:display-name="Default_3_5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5_5f_1" style:display-name="Default_3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5_5f_2" style:display-name="Default_3_5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5_5f_2" style:display-name="Default_3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_5f_1" style:display-name="Default_13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1" style:display-name="Default_1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_5f_1" style:display-name="Default_15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_5f_1" style:display-name="Default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_5f_2" style:display-name="Default_13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2" style:display-name="Default_1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_5f_2" style:display-name="Default_15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_5f_2" style:display-name="Default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Naslov-background" style:family="presentation">
      <style:graphic-properties draw:stroke="none" draw:fill="none"/>
      <style:text-properties style:letter-kerning="true"/>
    </style:style>
    <style:style style:name="Naslov-backgroundobjects" style:family="presentation">
      <style:graphic-properties draw:textarea-horizontal-align="justify" draw:shadow="hidden" draw:shadow-offset-x="0.2cm" draw:shadow-offset-y="0.2cm" draw:shadow-color="#808080"/>
      <style:text-properties style:letter-kerning="true"/>
    </style:style>
    <style:style style:name="Naslov-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slov-outline1" style:family="presentation">
      <style:graphic-properties draw:stroke="none" draw:fill="none" draw:auto-grow-height="false" draw:fit-to-size="shrink-to-fit">
        <text:list-style style:name="Naslo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slov-outline2" style:family="presentation" style:parent-style-name="Naslov-outline1">
      <style:paragraph-properties fo:margin-left="0cm" fo:margin-right="0cm" fo:margin-top="0.4cm" fo:margin-bottom="0cm" fo:text-indent="0cm"/>
      <style:text-properties fo:font-size="28pt" style:font-size-asian="28pt" style:font-size-complex="28pt"/>
    </style:style>
    <style:style style:name="Naslov-outline3" style:family="presentation" style:parent-style-name="Naslov-outline2">
      <style:paragraph-properties fo:margin-left="0cm" fo:margin-right="0cm" fo:margin-top="0.3cm" fo:margin-bottom="0cm" fo:text-indent="0cm"/>
      <style:text-properties fo:font-size="24pt" style:font-size-asian="24pt" style:font-size-complex="24pt"/>
    </style:style>
    <style:style style:name="Naslov-outline4" style:family="presentation" style:parent-style-name="Naslov-outline3">
      <style:paragraph-properties fo:margin-left="0cm" fo:margin-right="0cm" fo:margin-top="0.2cm" fo:margin-bottom="0cm" fo:text-indent="0cm"/>
      <style:text-properties fo:font-size="20pt" style:font-size-asian="20pt" style:font-size-complex="20pt"/>
    </style:style>
    <style:style style:name="Naslov-outline5" style:family="presentation" style:parent-style-name="Naslov-outline4">
      <style:paragraph-properties fo:margin-left="0cm" fo:margin-right="0cm" fo:margin-top="0.1cm" fo:margin-bottom="0cm" fo:text-indent="0cm"/>
      <style:text-properties fo:font-size="20pt" style:font-size-asian="20pt" style:font-size-complex="20pt"/>
    </style:style>
    <style:style style:name="Naslov-outline6" style:family="presentation" style:parent-style-name="Naslov-outline5">
      <style:paragraph-properties fo:margin-left="0cm" fo:margin-right="0cm" fo:margin-top="0.1cm" fo:margin-bottom="0cm" fo:text-indent="0cm"/>
      <style:text-properties fo:font-size="20pt" style:font-size-asian="20pt" style:font-size-complex="20pt"/>
    </style:style>
    <style:style style:name="Naslov-outline7" style:family="presentation" style:parent-style-name="Naslov-outline6">
      <style:paragraph-properties fo:margin-left="0cm" fo:margin-right="0cm" fo:margin-top="0.1cm" fo:margin-bottom="0cm" fo:text-indent="0cm"/>
      <style:text-properties fo:font-size="20pt" style:font-size-asian="20pt" style:font-size-complex="20pt"/>
    </style:style>
    <style:style style:name="Naslov-outline8" style:family="presentation" style:parent-style-name="Naslov-outline7">
      <style:paragraph-properties fo:margin-left="0cm" fo:margin-right="0cm" fo:margin-top="0.1cm" fo:margin-bottom="0cm" fo:text-indent="0cm"/>
      <style:text-properties fo:font-size="20pt" style:font-size-asian="20pt" style:font-size-complex="20pt"/>
    </style:style>
    <style:style style:name="Naslov-outline9" style:family="presentation" style:parent-style-name="Naslov-outline8">
      <style:paragraph-properties fo:margin-left="0cm" fo:margin-right="0cm" fo:margin-top="0.1cm" fo:margin-bottom="0cm" fo:text-indent="0cm"/>
      <style:text-properties fo:font-size="20pt" style:font-size-asian="20pt" style:font-size-complex="20pt"/>
    </style:style>
    <style:style style:name="Naslov-subtitle" style:family="presentation">
      <style:graphic-properties draw:stroke="none" draw:fill="none" draw:textarea-vertical-align="middle">
        <text:list-style style:name="Naslo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slov-title" style:family="presentation">
      <style:graphic-properties draw:stroke="none" draw:fill="none" draw:textarea-vertical-align="middle">
        <text:list-style style:name="Naslo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Naslov-backgroundobjects">
      <style:graphic-properties draw:stroke="none" draw:fill="none" draw:fill-color="#ffffff" draw:auto-grow-height="false" fo:min-height="1.485cm"/>
    </style:style>
    <style:style style:name="Mpr5" style:family="presentation" style:parent-style-name="Naslov-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4cm" svg:height="1.448cm" svg:x="1.4cm" svg:y="19.131cm" presentation:class="date-time">
        <draw:text-box>
          <text:p text:style-name="MP1"><text:span text:style-name="MT1"><presentation:date-time/></text:span></text:p>
        </draw:text-box>
      </draw:frame>
      <draw:frame presentation:style-name="Mpr1" draw:text-style-name="MP7" draw:layer="backgroundobjects" svg:width="15.2cm" svg:height="1.448cm" svg:x="6.6cm" svg:y="19.131cm" presentation:class="footer">
        <draw:text-box>
          <text:p text:style-name="MP6"><text:span text:style-name="MT1"><presentation:footer/></text:span></text:p>
        </draw:text-box>
      </draw:frame>
      <draw:frame presentation:style-name="Mpr1" draw:text-style-name="MP4" draw:layer="backgroundobjects" svg:width="3.798cm" svg:height="1.448cm" svg:x="22.8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Naslov" style:page-layout-name="PM1" draw:style-name="Mdp1">
      <draw:frame presentation:style-name="Naslov-title" draw:layer="backgroundobjects" svg:width="25.199cm" svg:height="16.255cm" svg:x="1.4cm" svg:y="0.837cm" presentation:class="title" presentation:placeholder="true">
        <draw:text-box/>
      </draw:frame>
      <draw:frame presentation:style-name="Naslov-outline1" draw:layer="backgroundobjects" svg:width="25.199cm" svg:height="2.092cm" svg:x="1.4cm" svg:y="15cm" presentation:class="outline" presentation:placeholder="true">
        <draw:text-box/>
      </draw:frame>
      <presentation:notes style:page-layout-name="PM0">
        <draw:page-thumbnail presentation:style-name="Naslov-title" draw:layer="backgroundobjects" svg:width="14.848cm" svg:height="11.135cm" svg:x="3.075cm" svg:y="2.257cm" presentation:class="page"/>
        <draw:frame presentation:style-name="Naslov-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6T17:53:02.930329261</meta:creation-date>
    <meta:editing-duration>P7DT18H4M3S</meta:editing-duration>
    <meta:editing-cycles>132</meta:editing-cycles>
    <meta:generator>LibreOffice/5.2.2.2$Linux_X86_64 LibreOffice_project/20m0$Build-2</meta:generator>
    <dc:date>2017-01-10T10:57:55.922605807</dc:date>
    <dc:creator>Vedran Ljubović</dc:creator>
    <meta:document-statistic meta:object-count="2204"/>
    <meta:template xlink:type="simple" xlink:actuate="onRequest" xlink:title="Inspiration" xlink:href="../../../../usr/lib/libreoffice/share/template/common/layout/Inspiration.otp" meta:date="2015-10-06T17:53:01.216739082"/>
  </office:meta>
</office:document-meta>
</file>

<file path=Object 1/content.xml><?xml version="1.0" encoding="utf-8"?>
<math xmlns="http://www.w3.org/1998/Math/MathML" display="block">
  <semantics>
    <mrow>
      <mroot>
        <mi>x</mi>
        <mi>n</mi>
      </mroot>
      <mo stretchy="false">=</mo>
      <msup>
        <mi>x</mi>
        <mfrac>
          <mn>1</mn>
          <mi>n</mi>
        </mfrac>
      </msup>
    </mrow>
    <annotation encoding="StarMath 5.0">nroot{n}{x}= x^{ {1} over {n} }</annotation>
  </semantics>
</math>
</file>